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5.05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2.529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6" style:family="table-cell" style:parent-style-name="Default">
      <style:table-cell-properties fo:border-bottom="none" fo:border-left="0.088cm solid #000000" fo:border-right="0.088cm solid #000000" fo:border-top="none"/>
    </style:style>
    <style:style style:name="ce7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88cm solid #000000" fo:border-left="0.088cm solid #000000" fo:border-right="none" fo:border-top="none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order-bottom="none" fo:border-left="none" fo:border-right="0.088cm solid #000000" fo:border-top="0.088cm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088cm solid #000000" fo:border-left="none" fo:border-right="0.088cm solid #000000" fo:border-top="none"/>
    </style:style>
    <style:style style:name="ce16" style:family="table-cell" style:parent-style-name="Default">
      <style:table-cell-properties fo:border-bottom="none" fo:border-left="0.088cm solid #000000" fo:border-right="none" fo:border-top="0.088cm solid #000000"/>
    </style:style>
    <style:style style:name="ce17" style:family="table-cell" style:parent-style-name="Default">
      <style:table-cell-properties fo:border-bottom="none" fo:border-left="0.088cm solid #000000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none" fo:border-left="0.002cm solid #000000" fo:border-right="0.002cm solid #000000" fo:border-top="none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0.088cm solid #000000" fo:border-top="none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88cm solid #000000" fo:wrap-option="wrap" fo:border-left="0.088cm solid #000000" fo:border-right="0.088cm solid #000000" fo:border-top="non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ff" style:font-name="Arial Cyr" style:font-name-complex="Arial Cyr"/>
    </style:style>
    <style:style style:name="ce25" style:family="table-cell" style:parent-style-name="Default">
      <style:text-properties style:font-name="Arial Cyr" style:font-name-complex="Arial Cy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/>
          <table:table-cell office:value-type="float" office:value="0">
            <text:p>0</text:p>
          </table:table-cell>
          <table:table-cell table:formula="of:=[.B1]*[.$G$5]" office:value-type="float" office:value="0">
            <text:p>0</text:p>
          </table:table-cell>
          <table:table-cell/>
          <table:table-cell table:formula="of:=[.$G$1]^[.C1]" office:value-type="float" office:value="1">
            <text:p>1</text:p>
          </table:table-cell>
          <table:table-cell office:value-type="string">
            <text:p>Экспонента</text:p>
          </table:table-cell>
          <table:table-cell table:style-name="ce1" office:value-type="float" office:value="1.000001">
            <text:p>1,000001</text:p>
          </table:table-cell>
          <table:table-cell/>
        </table:table-row>
        <table:table-row table:style-name="ro1">
          <table:table-cell table:style-name="ce1"/>
          <table:table-cell office:value-type="float" office:value="1">
            <text:p>1</text:p>
          </table:table-cell>
          <table:table-cell table:formula="of:=[.B2]*[.$G$5]" office:value-type="float" office:value="0.038259842519685">
            <text:p>0,0382598425</text:p>
          </table:table-cell>
          <table:table-cell/>
          <table:table-cell table:formula="of:=[.$G$1]^[.C2]" office:value-type="float" office:value="1.00000003825982">
            <text:p>1,0000000383</text:p>
          </table:table-cell>
          <table:table-cell table:number-columns-repeated="2"/>
          <table:table-cell>
            <draw:frame table:end-cell-address="Лист1.O22" table:end-x="0.948cm" table:end-y="0.014cm" draw:z-index="0" draw:style-name="gr1" draw:text-style-name="P1" svg:width="15.999cm" svg:height="8.999cm" svg:x="0.756cm" svg:y="0.048cm">
              <draw:object draw:notify-on-update-of-ranges="Лист1.E1:Лист1.E1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Диапазон</text:p>
          </table:table-cell>
          <table:table-cell office:value-type="float" office:value="2">
            <text:p>2</text:p>
          </table:table-cell>
          <table:table-cell table:formula="of:=[.B3]*[.$G$5]" office:value-type="float" office:value="0.0765196850393701">
            <text:p>0,076519685</text:p>
          </table:table-cell>
          <table:table-cell/>
          <table:table-cell table:formula="of:=[.$G$1]^[.C3]" office:value-type="float" office:value="1.00000007651965">
            <text:p>1,0000000765</text:p>
          </table:table-cell>
          <table:table-cell office:value-type="string">
            <text:p>Макс значение</text:p>
          </table:table-cell>
          <table:table-cell office:value-type="float" office:value="4.859">
            <text:p>4,859</text:p>
          </table:table-cell>
          <table:table-cell/>
        </table:table-row>
        <table:table-row table:style-name="ro1">
          <table:table-cell table:style-name="ce1"/>
          <table:table-cell office:value-type="float" office:value="3">
            <text:p>3</text:p>
          </table:table-cell>
          <table:table-cell table:formula="of:=[.B4]*[.$G$5]" office:value-type="float" office:value="0.114779527559055">
            <text:p>0,1147795276</text:p>
          </table:table-cell>
          <table:table-cell/>
          <table:table-cell table:formula="of:=[.$G$1]^[.C4]" office:value-type="float" office:value="1.00000011477948">
            <text:p>1,0000001148</text:p>
          </table:table-cell>
          <table:table-cell table:number-columns-repeated="3"/>
        </table:table-row>
        <table:table-row table:style-name="ro1">
          <table:table-cell table:style-name="ce1" table:formula="of:=[.$E$128]^(1/[.$G$1])" office:value-type="float" office:value="1.00000485900452">
            <text:p>1,000004859</text:p>
          </table:table-cell>
          <table:table-cell office:value-type="float" office:value="4">
            <text:p>4</text:p>
          </table:table-cell>
          <table:table-cell table:formula="of:=[.B5]*[.$G$5]" office:value-type="float" office:value="0.15303937007874">
            <text:p>0,1530393701</text:p>
          </table:table-cell>
          <table:table-cell/>
          <table:table-cell table:formula="of:=[.$G$1]^[.C5]" office:value-type="float" office:value="1.00000015303931">
            <text:p>1,000000153</text:p>
          </table:table-cell>
          <table:table-cell office:value-type="string">
            <text:p>Шаг</text:p>
          </table:table-cell>
          <table:table-cell table:formula="of:=[.G3]/127" office:value-type="float" office:value="0.038259842519685">
            <text:p>0,0382598425</text:p>
          </table:table-cell>
          <table:table-cell/>
        </table:table-row>
        <table:table-row table:style-name="ro1">
          <table:table-cell table:style-name="ce1"/>
          <table:table-cell office:value-type="float" office:value="5">
            <text:p>5</text:p>
          </table:table-cell>
          <table:table-cell table:formula="of:=[.B6]*[.$G$5]" office:value-type="float" office:value="0.191299212598425">
            <text:p>0,1912992126</text:p>
          </table:table-cell>
          <table:table-cell/>
          <table:table-cell table:formula="of:=[.$G$1]^[.C6]" office:value-type="float" office:value="1.00000019129914">
            <text:p>1,0000001913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6">
            <text:p>6</text:p>
          </table:table-cell>
          <table:table-cell table:formula="of:=[.B7]*[.$G$5]" office:value-type="float" office:value="0.22955905511811">
            <text:p>0,2295590551</text:p>
          </table:table-cell>
          <table:table-cell/>
          <table:table-cell table:formula="of:=[.$G$1]^[.C7]" office:value-type="float" office:value="1.00000022955897">
            <text:p>1,0000002296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7">
            <text:p>7</text:p>
          </table:table-cell>
          <table:table-cell table:formula="of:=[.B8]*[.$G$5]" office:value-type="float" office:value="0.267818897637795">
            <text:p>0,2678188976</text:p>
          </table:table-cell>
          <table:table-cell/>
          <table:table-cell table:formula="of:=[.$G$1]^[.C8]" office:value-type="float" office:value="1.0000002678188">
            <text:p>1,0000002678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8">
            <text:p>8</text:p>
          </table:table-cell>
          <table:table-cell table:formula="of:=[.B9]*[.$G$5]" office:value-type="float" office:value="0.30607874015748">
            <text:p>0,3060787402</text:p>
          </table:table-cell>
          <table:table-cell/>
          <table:table-cell table:formula="of:=[.$G$1]^[.C9]" office:value-type="float" office:value="1.00000030607863">
            <text:p>1,0000003061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9">
            <text:p>9</text:p>
          </table:table-cell>
          <table:table-cell table:formula="of:=[.B10]*[.$G$5]" office:value-type="float" office:value="0.344338582677165">
            <text:p>0,3443385827</text:p>
          </table:table-cell>
          <table:table-cell/>
          <table:table-cell table:formula="of:=[.$G$1]^[.C10]" office:value-type="float" office:value="1.00000034433847">
            <text:p>1,0000003443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10">
            <text:p>10</text:p>
          </table:table-cell>
          <table:table-cell table:formula="of:=[.B11]*[.$G$5]" office:value-type="float" office:value="0.38259842519685">
            <text:p>0,3825984252</text:p>
          </table:table-cell>
          <table:table-cell/>
          <table:table-cell table:formula="of:=[.$G$1]^[.C11]" office:value-type="float" office:value="1.00000038259831">
            <text:p>1,0000003826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11">
            <text:p>11</text:p>
          </table:table-cell>
          <table:table-cell table:formula="of:=[.B12]*[.$G$5]" office:value-type="float" office:value="0.420858267716535">
            <text:p>0,4208582677</text:p>
          </table:table-cell>
          <table:table-cell/>
          <table:table-cell table:formula="of:=[.$G$1]^[.C12]" office:value-type="float" office:value="1.00000042085815">
            <text:p>1,0000004209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12">
            <text:p>12</text:p>
          </table:table-cell>
          <table:table-cell table:formula="of:=[.B13]*[.$G$5]" office:value-type="float" office:value="0.45911811023622">
            <text:p>0,4591181102</text:p>
          </table:table-cell>
          <table:table-cell/>
          <table:table-cell table:formula="of:=[.$G$1]^[.C13]" office:value-type="float" office:value="1.00000045911799">
            <text:p>1,0000004591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13">
            <text:p>13</text:p>
          </table:table-cell>
          <table:table-cell table:formula="of:=[.B14]*[.$G$5]" office:value-type="float" office:value="0.497377952755905">
            <text:p>0,4973779528</text:p>
          </table:table-cell>
          <table:table-cell/>
          <table:table-cell table:formula="of:=[.$G$1]^[.C14]" office:value-type="float" office:value="1.00000049737783">
            <text:p>1,0000004974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14">
            <text:p>14</text:p>
          </table:table-cell>
          <table:table-cell table:formula="of:=[.B15]*[.$G$5]" office:value-type="float" office:value="0.53563779527559">
            <text:p>0,5356377953</text:p>
          </table:table-cell>
          <table:table-cell/>
          <table:table-cell table:formula="of:=[.$G$1]^[.C15]" office:value-type="float" office:value="1.00000053563767">
            <text:p>1,00000053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16]*[.$G$5]" office:value-type="float" office:value="0.573897637795276">
            <text:p>0,5738976378</text:p>
          </table:table-cell>
          <table:table-cell/>
          <table:table-cell table:formula="of:=[.$G$1]^[.C16]" office:value-type="float" office:value="1.00000057389752">
            <text:p>1,0000005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B17]*[.$G$5]" office:value-type="float" office:value="0.612157480314961">
            <text:p>0,6121574803</text:p>
          </table:table-cell>
          <table:table-cell/>
          <table:table-cell table:formula="of:=[.$G$1]^[.C17]" office:value-type="float" office:value="1.00000061215736">
            <text:p>1,0000006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B18]*[.$G$5]" office:value-type="float" office:value="0.650417322834646">
            <text:p>0,6504173228</text:p>
          </table:table-cell>
          <table:table-cell/>
          <table:table-cell table:formula="of:=[.$G$1]^[.C18]" office:value-type="float" office:value="1.00000065041721">
            <text:p>1,0000006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B19]*[.$G$5]" office:value-type="float" office:value="0.688677165354331">
            <text:p>0,6886771654</text:p>
          </table:table-cell>
          <table:table-cell/>
          <table:table-cell table:formula="of:=[.$G$1]^[.C19]" office:value-type="float" office:value="1.00000068867706">
            <text:p>1,00000068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B20]*[.$G$5]" office:value-type="float" office:value="0.726937007874016">
            <text:p>0,7269370079</text:p>
          </table:table-cell>
          <table:table-cell/>
          <table:table-cell table:formula="of:=[.$G$1]^[.C20]" office:value-type="float" office:value="1.00000072693691">
            <text:p>1,0000007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21]*[.$G$5]" office:value-type="float" office:value="0.765196850393701">
            <text:p>0,7651968504</text:p>
          </table:table-cell>
          <table:table-cell/>
          <table:table-cell table:formula="of:=[.$G$1]^[.C21]" office:value-type="float" office:value="1.00000076519676">
            <text:p>1,0000007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B22]*[.$G$5]" office:value-type="float" office:value="0.803456692913386">
            <text:p>0,8034566929</text:p>
          </table:table-cell>
          <table:table-cell/>
          <table:table-cell table:formula="of:=[.$G$1]^[.C22]" office:value-type="float" office:value="1.00000080345661">
            <text:p>1,0000008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B23]*[.$G$5]" office:value-type="float" office:value="0.841716535433071">
            <text:p>0,8417165354</text:p>
          </table:table-cell>
          <table:table-cell/>
          <table:table-cell table:formula="of:=[.$G$1]^[.C23]" office:value-type="float" office:value="1.00000084171647">
            <text:p>1,00000084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B24]*[.$G$5]" office:value-type="float" office:value="0.879976377952756">
            <text:p>0,879976378</text:p>
          </table:table-cell>
          <table:table-cell/>
          <table:table-cell table:formula="of:=[.$G$1]^[.C24]" office:value-type="float" office:value="1.00000087997633">
            <text:p>1,000000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B25]*[.$G$5]" office:value-type="float" office:value="0.918236220472441">
            <text:p>0,9182362205</text:p>
          </table:table-cell>
          <table:table-cell/>
          <table:table-cell table:formula="of:=[.$G$1]^[.C25]" office:value-type="float" office:value="1.00000091823618">
            <text:p>1,0000009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B26]*[.$G$5]" office:value-type="float" office:value="0.956496062992126">
            <text:p>0,956496063</text:p>
          </table:table-cell>
          <table:table-cell/>
          <table:table-cell table:formula="of:=[.$G$1]^[.C26]" office:value-type="float" office:value="1.00000095649604">
            <text:p>1,0000009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B27]*[.$G$5]" office:value-type="float" office:value="0.994755905511811">
            <text:p>0,9947559055</text:p>
          </table:table-cell>
          <table:table-cell/>
          <table:table-cell table:formula="of:=[.$G$1]^[.C27]" office:value-type="float" office:value="1.0000009947559">
            <text:p>1,00000099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B28]*[.$G$5]" office:value-type="float" office:value="1.0330157480315">
            <text:p>1,033015748</text:p>
          </table:table-cell>
          <table:table-cell/>
          <table:table-cell table:formula="of:=[.$G$1]^[.C28]" office:value-type="float" office:value="1.00000103301577">
            <text:p>1,000001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B29]*[.$G$5]" office:value-type="float" office:value="1.07127559055118">
            <text:p>1,0712755906</text:p>
          </table:table-cell>
          <table:table-cell/>
          <table:table-cell table:formula="of:=[.$G$1]^[.C29]" office:value-type="float" office:value="1.00000107127563">
            <text:p>1,0000010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B30]*[.$G$5]" office:value-type="float" office:value="1.10953543307087">
            <text:p>1,1095354331</text:p>
          </table:table-cell>
          <table:table-cell/>
          <table:table-cell table:formula="of:=[.$G$1]^[.C30]" office:value-type="float" office:value="1.00000110953549">
            <text:p>1,00000110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31]*[.$G$5]" office:value-type="float" office:value="1.14779527559055">
            <text:p>1,1477952756</text:p>
          </table:table-cell>
          <table:table-cell/>
          <table:table-cell table:formula="of:=[.$G$1]^[.C31]" office:value-type="float" office:value="1.00000114779536">
            <text:p>1,0000011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B32]*[.$G$5]" office:value-type="float" office:value="1.18605511811024">
            <text:p>1,1860551181</text:p>
          </table:table-cell>
          <table:table-cell/>
          <table:table-cell table:formula="of:=[.$G$1]^[.C32]" office:value-type="float" office:value="1.00000118605523">
            <text:p>1,0000011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B33]*[.$G$5]" office:value-type="float" office:value="1.22431496062992">
            <text:p>1,2243149606</text:p>
          </table:table-cell>
          <table:table-cell/>
          <table:table-cell table:formula="of:=[.$G$1]^[.C33]" office:value-type="float" office:value="1.0000012243151">
            <text:p>1,0000012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B34]*[.$G$5]" office:value-type="float" office:value="1.26257480314961">
            <text:p>1,2625748031</text:p>
          </table:table-cell>
          <table:table-cell/>
          <table:table-cell table:formula="of:=[.$G$1]^[.C34]" office:value-type="float" office:value="1.00000126257497">
            <text:p>1,0000012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B35]*[.$G$5]" office:value-type="float" office:value="1.30083464566929">
            <text:p>1,3008346457</text:p>
          </table:table-cell>
          <table:table-cell/>
          <table:table-cell table:formula="of:=[.$G$1]^[.C35]" office:value-type="float" office:value="1.00000130083484">
            <text:p>1,0000013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B36]*[.$G$5]" office:value-type="float" office:value="1.33909448818898">
            <text:p>1,3390944882</text:p>
          </table:table-cell>
          <table:table-cell/>
          <table:table-cell table:formula="of:=[.$G$1]^[.C36]" office:value-type="float" office:value="1.00000133909472">
            <text:p>1,00000133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B37]*[.$G$5]" office:value-type="float" office:value="1.37735433070866">
            <text:p>1,3773543307</text:p>
          </table:table-cell>
          <table:table-cell/>
          <table:table-cell table:formula="of:=[.$G$1]^[.C37]" office:value-type="float" office:value="1.00000137735459">
            <text:p>1,00000137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B38]*[.$G$5]" office:value-type="float" office:value="1.41561417322835">
            <text:p>1,4156141732</text:p>
          </table:table-cell>
          <table:table-cell/>
          <table:table-cell table:formula="of:=[.$G$1]^[.C38]" office:value-type="float" office:value="1.00000141561447">
            <text:p>1,0000014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B39]*[.$G$5]" office:value-type="float" office:value="1.45387401574803">
            <text:p>1,4538740157</text:p>
          </table:table-cell>
          <table:table-cell/>
          <table:table-cell table:formula="of:=[.$G$1]^[.C39]" office:value-type="float" office:value="1.00000145387435">
            <text:p>1,00000145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B40]*[.$G$5]" office:value-type="float" office:value="1.49213385826772">
            <text:p>1,4921338583</text:p>
          </table:table-cell>
          <table:table-cell/>
          <table:table-cell table:formula="of:=[.$G$1]^[.C40]" office:value-type="float" office:value="1.00000149213423">
            <text:p>1,00000149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B41]*[.$G$5]" office:value-type="float" office:value="1.5303937007874">
            <text:p>1,5303937008</text:p>
          </table:table-cell>
          <table:table-cell/>
          <table:table-cell table:formula="of:=[.$G$1]^[.C41]" office:value-type="float" office:value="1.00000153039411">
            <text:p>1,0000015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B42]*[.$G$5]" office:value-type="float" office:value="1.56865354330709">
            <text:p>1,5686535433</text:p>
          </table:table-cell>
          <table:table-cell/>
          <table:table-cell table:formula="of:=[.$G$1]^[.C42]" office:value-type="float" office:value="1.00000156865399">
            <text:p>1,0000015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B43]*[.$G$5]" office:value-type="float" office:value="1.60691338582677">
            <text:p>1,6069133858</text:p>
          </table:table-cell>
          <table:table-cell/>
          <table:table-cell table:formula="of:=[.$G$1]^[.C43]" office:value-type="float" office:value="1.00000160691387">
            <text:p>1,0000016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B44]*[.$G$5]" office:value-type="float" office:value="1.64517322834646">
            <text:p>1,6451732283</text:p>
          </table:table-cell>
          <table:table-cell/>
          <table:table-cell table:formula="of:=[.$G$1]^[.C44]" office:value-type="float" office:value="1.00000164517376">
            <text:p>1,00000164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B45]*[.$G$5]" office:value-type="float" office:value="1.68343307086614">
            <text:p>1,6834330709</text:p>
          </table:table-cell>
          <table:table-cell/>
          <table:table-cell table:formula="of:=[.$G$1]^[.C45]" office:value-type="float" office:value="1.00000168343365">
            <text:p>1,0000016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B46]*[.$G$5]" office:value-type="float" office:value="1.72169291338583">
            <text:p>1,7216929134</text:p>
          </table:table-cell>
          <table:table-cell/>
          <table:table-cell table:formula="of:=[.$G$1]^[.C46]" office:value-type="float" office:value="1.00000172169353">
            <text:p>1,00000172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B47]*[.$G$5]" office:value-type="float" office:value="1.75995275590551">
            <text:p>1,7599527559</text:p>
          </table:table-cell>
          <table:table-cell/>
          <table:table-cell table:formula="of:=[.$G$1]^[.C47]" office:value-type="float" office:value="1.00000175995342">
            <text:p>1,00000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B48]*[.$G$5]" office:value-type="float" office:value="1.7982125984252">
            <text:p>1,7982125984</text:p>
          </table:table-cell>
          <table:table-cell/>
          <table:table-cell table:formula="of:=[.$G$1]^[.C48]" office:value-type="float" office:value="1.00000179821332">
            <text:p>1,0000017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B49]*[.$G$5]" office:value-type="float" office:value="1.83647244094488">
            <text:p>1,8364724409</text:p>
          </table:table-cell>
          <table:table-cell/>
          <table:table-cell table:formula="of:=[.$G$1]^[.C49]" office:value-type="float" office:value="1.00000183647321">
            <text:p>1,00000183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B50]*[.$G$5]" office:value-type="float" office:value="1.87473228346457">
            <text:p>1,8747322835</text:p>
          </table:table-cell>
          <table:table-cell/>
          <table:table-cell table:formula="of:=[.$G$1]^[.C50]" office:value-type="float" office:value="1.0000018747331">
            <text:p>1,00000187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B51]*[.$G$5]" office:value-type="float" office:value="1.91299212598425">
            <text:p>1,912992126</text:p>
          </table:table-cell>
          <table:table-cell/>
          <table:table-cell table:formula="of:=[.$G$1]^[.C51]" office:value-type="float" office:value="1.000001912993">
            <text:p>1,000001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B52]*[.$G$5]" office:value-type="float" office:value="1.95125196850394">
            <text:p>1,9512519685</text:p>
          </table:table-cell>
          <table:table-cell/>
          <table:table-cell table:formula="of:=[.$G$1]^[.C52]" office:value-type="float" office:value="1.0000019512529">
            <text:p>1,0000019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B53]*[.$G$5]" office:value-type="float" office:value="1.98951181102362">
            <text:p>1,989511811</text:p>
          </table:table-cell>
          <table:table-cell/>
          <table:table-cell table:formula="of:=[.$G$1]^[.C53]" office:value-type="float" office:value="1.0000019895128">
            <text:p>1,00000198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B54]*[.$G$5]" office:value-type="float" office:value="2.02777165354331">
            <text:p>2,0277716535</text:p>
          </table:table-cell>
          <table:table-cell/>
          <table:table-cell table:formula="of:=[.$G$1]^[.C54]" office:value-type="float" office:value="1.0000020277727">
            <text:p>1,00000202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B55]*[.$G$5]" office:value-type="float" office:value="2.06603149606299">
            <text:p>2,0660314961</text:p>
          </table:table-cell>
          <table:table-cell/>
          <table:table-cell table:formula="of:=[.$G$1]^[.C55]" office:value-type="float" office:value="1.0000020660326">
            <text:p>1,000002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B56]*[.$G$5]" office:value-type="float" office:value="2.10429133858268">
            <text:p>2,1042913386</text:p>
          </table:table-cell>
          <table:table-cell/>
          <table:table-cell table:formula="of:=[.$G$1]^[.C56]" office:value-type="float" office:value="1.0000021042925">
            <text:p>1,0000021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B57]*[.$G$5]" office:value-type="float" office:value="2.14255118110236">
            <text:p>2,1425511811</text:p>
          </table:table-cell>
          <table:table-cell/>
          <table:table-cell table:formula="of:=[.$G$1]^[.C57]" office:value-type="float" office:value="1.0000021425524">
            <text:p>1,00000214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B58]*[.$G$5]" office:value-type="float" office:value="2.18081102362205">
            <text:p>2,1808110236</text:p>
          </table:table-cell>
          <table:table-cell/>
          <table:table-cell table:formula="of:=[.$G$1]^[.C58]" office:value-type="float" office:value="1.00000218081231">
            <text:p>1,0000021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B59]*[.$G$5]" office:value-type="float" office:value="2.21907086614173">
            <text:p>2,2190708661</text:p>
          </table:table-cell>
          <table:table-cell/>
          <table:table-cell table:formula="of:=[.$G$1]^[.C59]" office:value-type="float" office:value="1.00000221907222">
            <text:p>1,00000221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B60]*[.$G$5]" office:value-type="float" office:value="2.25733070866142">
            <text:p>2,2573307087</text:p>
          </table:table-cell>
          <table:table-cell/>
          <table:table-cell table:formula="of:=[.$G$1]^[.C60]" office:value-type="float" office:value="1.00000225733213">
            <text:p>1,00000225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B61]*[.$G$5]" office:value-type="float" office:value="2.2955905511811">
            <text:p>2,2955905512</text:p>
          </table:table-cell>
          <table:table-cell/>
          <table:table-cell table:formula="of:=[.$G$1]^[.C61]" office:value-type="float" office:value="1.00000229559204">
            <text:p>1,00000229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B62]*[.$G$5]" office:value-type="float" office:value="2.33385039370079">
            <text:p>2,3338503937</text:p>
          </table:table-cell>
          <table:table-cell/>
          <table:table-cell table:formula="of:=[.$G$1]^[.C62]" office:value-type="float" office:value="1.00000233385195">
            <text:p>1,00000233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B63]*[.$G$5]" office:value-type="float" office:value="2.37211023622047">
            <text:p>2,3721102362</text:p>
          </table:table-cell>
          <table:table-cell/>
          <table:table-cell table:formula="of:=[.$G$1]^[.C63]" office:value-type="float" office:value="1.00000237211186">
            <text:p>1,0000023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B64]*[.$G$5]" office:value-type="float" office:value="2.41037007874016">
            <text:p>2,4103700787</text:p>
          </table:table-cell>
          <table:table-cell/>
          <table:table-cell table:formula="of:=[.$G$1]^[.C64]" office:value-type="float" office:value="1.00000241037178">
            <text:p>1,0000024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B65]*[.$G$5]" office:value-type="float" office:value="2.44862992125984">
            <text:p>2,4486299213</text:p>
          </table:table-cell>
          <table:table-cell/>
          <table:table-cell table:formula="of:=[.$G$1]^[.C65]" office:value-type="float" office:value="1.00000244863169">
            <text:p>1,00000244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B66]*[.$G$5]" office:value-type="float" office:value="2.48688976377953">
            <text:p>2,4868897638</text:p>
          </table:table-cell>
          <table:table-cell/>
          <table:table-cell table:formula="of:=[.$G$1]^[.C66]" office:value-type="float" office:value="1.00000248689161">
            <text:p>1,00000248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B67]*[.$G$5]" office:value-type="float" office:value="2.52514960629921">
            <text:p>2,5251496063</text:p>
          </table:table-cell>
          <table:table-cell/>
          <table:table-cell table:formula="of:=[.$G$1]^[.C67]" office:value-type="float" office:value="1.00000252515153">
            <text:p>1,0000025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B68]*[.$G$5]" office:value-type="float" office:value="2.5634094488189">
            <text:p>2,5634094488</text:p>
          </table:table-cell>
          <table:table-cell/>
          <table:table-cell table:formula="of:=[.$G$1]^[.C68]" office:value-type="float" office:value="1.00000256341145">
            <text:p>1,0000025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B69]*[.$G$5]" office:value-type="float" office:value="2.60166929133858">
            <text:p>2,6016692913</text:p>
          </table:table-cell>
          <table:table-cell/>
          <table:table-cell table:formula="of:=[.$G$1]^[.C69]" office:value-type="float" office:value="1.00000260167137">
            <text:p>1,0000026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B70]*[.$G$5]" office:value-type="float" office:value="2.63992913385827">
            <text:p>2,6399291339</text:p>
          </table:table-cell>
          <table:table-cell/>
          <table:table-cell table:formula="of:=[.$G$1]^[.C70]" office:value-type="float" office:value="1.0000026399313">
            <text:p>1,00000263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B71]*[.$G$5]" office:value-type="float" office:value="2.67818897637795">
            <text:p>2,6781889764</text:p>
          </table:table-cell>
          <table:table-cell/>
          <table:table-cell table:formula="of:=[.$G$1]^[.C71]" office:value-type="float" office:value="1.00000267819122">
            <text:p>1,0000026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B72]*[.$G$5]" office:value-type="float" office:value="2.71644881889764">
            <text:p>2,7164488189</text:p>
          </table:table-cell>
          <table:table-cell/>
          <table:table-cell table:formula="of:=[.$G$1]^[.C72]" office:value-type="float" office:value="1.00000271645115">
            <text:p>1,0000027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B73]*[.$G$5]" office:value-type="float" office:value="2.75470866141732">
            <text:p>2,7547086614</text:p>
          </table:table-cell>
          <table:table-cell/>
          <table:table-cell table:formula="of:=[.$G$1]^[.C73]" office:value-type="float" office:value="1.00000275471108">
            <text:p>1,00000275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B74]*[.$G$5]" office:value-type="float" office:value="2.79296850393701">
            <text:p>2,7929685039</text:p>
          </table:table-cell>
          <table:table-cell/>
          <table:table-cell table:formula="of:=[.$G$1]^[.C74]" office:value-type="float" office:value="1.00000279297101">
            <text:p>1,000002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B75]*[.$G$5]" office:value-type="float" office:value="2.83122834645669">
            <text:p>2,8312283465</text:p>
          </table:table-cell>
          <table:table-cell/>
          <table:table-cell table:formula="of:=[.$G$1]^[.C75]" office:value-type="float" office:value="1.00000283123094">
            <text:p>1,0000028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B76]*[.$G$5]" office:value-type="float" office:value="2.86948818897638">
            <text:p>2,869488189</text:p>
          </table:table-cell>
          <table:table-cell/>
          <table:table-cell table:formula="of:=[.$G$1]^[.C76]" office:value-type="float" office:value="1.00000286949087">
            <text:p>1,00000286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B77]*[.$G$5]" office:value-type="float" office:value="2.90774803149606">
            <text:p>2,9077480315</text:p>
          </table:table-cell>
          <table:table-cell/>
          <table:table-cell table:formula="of:=[.$G$1]^[.C77]" office:value-type="float" office:value="1.0000029077508">
            <text:p>1,0000029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B78]*[.$G$5]" office:value-type="float" office:value="2.94600787401575">
            <text:p>2,946007874</text:p>
          </table:table-cell>
          <table:table-cell/>
          <table:table-cell table:formula="of:=[.$G$1]^[.C78]" office:value-type="float" office:value="1.00000294601074">
            <text:p>1,000002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B79]*[.$G$5]" office:value-type="float" office:value="2.98426771653543">
            <text:p>2,9842677165</text:p>
          </table:table-cell>
          <table:table-cell/>
          <table:table-cell table:formula="of:=[.$G$1]^[.C79]" office:value-type="float" office:value="1.00000298427068">
            <text:p>1,0000029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B80]*[.$G$5]" office:value-type="float" office:value="3.02252755905512">
            <text:p>3,0225275591</text:p>
          </table:table-cell>
          <table:table-cell/>
          <table:table-cell table:formula="of:=[.$G$1]^[.C80]" office:value-type="float" office:value="1.00000302253062">
            <text:p>1,0000030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B81]*[.$G$5]" office:value-type="float" office:value="3.0607874015748">
            <text:p>3,0607874016</text:p>
          </table:table-cell>
          <table:table-cell/>
          <table:table-cell table:formula="of:=[.$G$1]^[.C81]" office:value-type="float" office:value="1.00000306079056">
            <text:p>1,0000030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B82]*[.$G$5]" office:value-type="float" office:value="3.09904724409449">
            <text:p>3,0990472441</text:p>
          </table:table-cell>
          <table:table-cell/>
          <table:table-cell table:formula="of:=[.$G$1]^[.C82]" office:value-type="float" office:value="1.0000030990505">
            <text:p>1,0000030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B83]*[.$G$5]" office:value-type="float" office:value="3.13730708661417">
            <text:p>3,1373070866</text:p>
          </table:table-cell>
          <table:table-cell/>
          <table:table-cell table:formula="of:=[.$G$1]^[.C83]" office:value-type="float" office:value="1.00000313731044">
            <text:p>1,00000313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B84]*[.$G$5]" office:value-type="float" office:value="3.17556692913386">
            <text:p>3,1755669291</text:p>
          </table:table-cell>
          <table:table-cell/>
          <table:table-cell table:formula="of:=[.$G$1]^[.C84]" office:value-type="float" office:value="1.00000317557038">
            <text:p>1,0000031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B85]*[.$G$5]" office:value-type="float" office:value="3.21382677165354">
            <text:p>3,2138267717</text:p>
          </table:table-cell>
          <table:table-cell/>
          <table:table-cell table:formula="of:=[.$G$1]^[.C85]" office:value-type="float" office:value="1.00000321383033">
            <text:p>1,00000321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B86]*[.$G$5]" office:value-type="float" office:value="3.25208661417323">
            <text:p>3,2520866142</text:p>
          </table:table-cell>
          <table:table-cell/>
          <table:table-cell table:formula="of:=[.$G$1]^[.C86]" office:value-type="float" office:value="1.00000325209028">
            <text:p>1,0000032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B87]*[.$G$5]" office:value-type="float" office:value="3.29034645669291">
            <text:p>3,2903464567</text:p>
          </table:table-cell>
          <table:table-cell/>
          <table:table-cell table:formula="of:=[.$G$1]^[.C87]" office:value-type="float" office:value="1.00000329035022">
            <text:p>1,00000329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B88]*[.$G$5]" office:value-type="float" office:value="3.3286062992126">
            <text:p>3,3286062992</text:p>
          </table:table-cell>
          <table:table-cell/>
          <table:table-cell table:formula="of:=[.$G$1]^[.C88]" office:value-type="float" office:value="1.00000332861017">
            <text:p>1,0000033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B89]*[.$G$5]" office:value-type="float" office:value="3.36686614173228">
            <text:p>3,3668661417</text:p>
          </table:table-cell>
          <table:table-cell/>
          <table:table-cell table:formula="of:=[.$G$1]^[.C89]" office:value-type="float" office:value="1.00000336687013">
            <text:p>1,00000336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B90]*[.$G$5]" office:value-type="float" office:value="3.40512598425197">
            <text:p>3,4051259843</text:p>
          </table:table-cell>
          <table:table-cell/>
          <table:table-cell table:formula="of:=[.$G$1]^[.C90]" office:value-type="float" office:value="1.00000340513008">
            <text:p>1,0000034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B91]*[.$G$5]" office:value-type="float" office:value="3.44338582677165">
            <text:p>3,4433858268</text:p>
          </table:table-cell>
          <table:table-cell/>
          <table:table-cell table:formula="of:=[.$G$1]^[.C91]" office:value-type="float" office:value="1.00000344339003">
            <text:p>1,0000034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B92]*[.$G$5]" office:value-type="float" office:value="3.48164566929134">
            <text:p>3,4816456693</text:p>
          </table:table-cell>
          <table:table-cell/>
          <table:table-cell table:formula="of:=[.$G$1]^[.C92]" office:value-type="float" office:value="1.00000348164999">
            <text:p>1,0000034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B93]*[.$G$5]" office:value-type="float" office:value="3.51990551181102">
            <text:p>3,5199055118</text:p>
          </table:table-cell>
          <table:table-cell/>
          <table:table-cell table:formula="of:=[.$G$1]^[.C93]" office:value-type="float" office:value="1.00000351990995">
            <text:p>1,00000351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B94]*[.$G$5]" office:value-type="float" office:value="3.55816535433071">
            <text:p>3,5581653543</text:p>
          </table:table-cell>
          <table:table-cell/>
          <table:table-cell table:formula="of:=[.$G$1]^[.C94]" office:value-type="float" office:value="1.00000355816991">
            <text:p>1,0000035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B95]*[.$G$5]" office:value-type="float" office:value="3.59642519685039">
            <text:p>3,5964251969</text:p>
          </table:table-cell>
          <table:table-cell/>
          <table:table-cell table:formula="of:=[.$G$1]^[.C95]" office:value-type="float" office:value="1.00000359642987">
            <text:p>1,0000035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B96]*[.$G$5]" office:value-type="float" office:value="3.63468503937008">
            <text:p>3,6346850394</text:p>
          </table:table-cell>
          <table:table-cell/>
          <table:table-cell table:formula="of:=[.$G$1]^[.C96]" office:value-type="float" office:value="1.00000363468983">
            <text:p>1,00000363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B97]*[.$G$5]" office:value-type="float" office:value="3.67294488188976">
            <text:p>3,6729448819</text:p>
          </table:table-cell>
          <table:table-cell/>
          <table:table-cell table:formula="of:=[.$G$1]^[.C97]" office:value-type="float" office:value="1.00000367294979">
            <text:p>1,0000036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B98]*[.$G$5]" office:value-type="float" office:value="3.71120472440945">
            <text:p>3,7112047244</text:p>
          </table:table-cell>
          <table:table-cell/>
          <table:table-cell table:formula="of:=[.$G$1]^[.C98]" office:value-type="float" office:value="1.00000371120976">
            <text:p>1,0000037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B99]*[.$G$5]" office:value-type="float" office:value="3.74946456692913">
            <text:p>3,7494645669</text:p>
          </table:table-cell>
          <table:table-cell/>
          <table:table-cell table:formula="of:=[.$G$1]^[.C99]" office:value-type="float" office:value="1.00000374946972">
            <text:p>1,0000037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B100]*[.$G$5]" office:value-type="float" office:value="3.78772440944882">
            <text:p>3,7877244094</text:p>
          </table:table-cell>
          <table:table-cell/>
          <table:table-cell table:formula="of:=[.$G$1]^[.C100]" office:value-type="float" office:value="1.00000378772969">
            <text:p>1,00000378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B101]*[.$G$5]" office:value-type="float" office:value="3.8259842519685">
            <text:p>3,825984252</text:p>
          </table:table-cell>
          <table:table-cell/>
          <table:table-cell table:formula="of:=[.$G$1]^[.C101]" office:value-type="float" office:value="1.00000382598966">
            <text:p>1,0000038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[.B102]*[.$G$5]" office:value-type="float" office:value="3.86424409448819">
            <text:p>3,8642440945</text:p>
          </table:table-cell>
          <table:table-cell/>
          <table:table-cell table:formula="of:=[.$G$1]^[.C102]" office:value-type="float" office:value="1.00000386424963">
            <text:p>1,00000386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B103]*[.$G$5]" office:value-type="float" office:value="3.90250393700787">
            <text:p>3,902503937</text:p>
          </table:table-cell>
          <table:table-cell/>
          <table:table-cell table:formula="of:=[.$G$1]^[.C103]" office:value-type="float" office:value="1.0000039025096">
            <text:p>1,0000039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[.B104]*[.$G$5]" office:value-type="float" office:value="3.94076377952756">
            <text:p>3,9407637795</text:p>
          </table:table-cell>
          <table:table-cell/>
          <table:table-cell table:formula="of:=[.$G$1]^[.C104]" office:value-type="float" office:value="1.00000394076957">
            <text:p>1,00000394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[.B105]*[.$G$5]" office:value-type="float" office:value="3.97902362204724">
            <text:p>3,979023622</text:p>
          </table:table-cell>
          <table:table-cell/>
          <table:table-cell table:formula="of:=[.$G$1]^[.C105]" office:value-type="float" office:value="1.00000397902955">
            <text:p>1,000003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B106]*[.$G$5]" office:value-type="float" office:value="4.01728346456693">
            <text:p>4,0172834646</text:p>
          </table:table-cell>
          <table:table-cell/>
          <table:table-cell table:formula="of:=[.$G$1]^[.C106]" office:value-type="float" office:value="1.00000401728952">
            <text:p>1,0000040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B107]*[.$G$5]" office:value-type="float" office:value="4.05554330708661">
            <text:p>4,0555433071</text:p>
          </table:table-cell>
          <table:table-cell/>
          <table:table-cell table:formula="of:=[.$G$1]^[.C107]" office:value-type="float" office:value="1.0000040555495">
            <text:p>1,0000040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[.B108]*[.$G$5]" office:value-type="float" office:value="4.0938031496063">
            <text:p>4,0938031496</text:p>
          </table:table-cell>
          <table:table-cell/>
          <table:table-cell table:formula="of:=[.$G$1]^[.C108]" office:value-type="float" office:value="1.00000409380948">
            <text:p>1,00000409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B109]*[.$G$5]" office:value-type="float" office:value="4.13206299212598">
            <text:p>4,1320629921</text:p>
          </table:table-cell>
          <table:table-cell/>
          <table:table-cell table:formula="of:=[.$G$1]^[.C109]" office:value-type="float" office:value="1.00000413206946">
            <text:p>1,00000413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[.B110]*[.$G$5]" office:value-type="float" office:value="4.17032283464567">
            <text:p>4,1703228346</text:p>
          </table:table-cell>
          <table:table-cell/>
          <table:table-cell table:formula="of:=[.$G$1]^[.C110]" office:value-type="float" office:value="1.00000417032944">
            <text:p>1,0000041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B111]*[.$G$5]" office:value-type="float" office:value="4.20858267716536">
            <text:p>4,2085826772</text:p>
          </table:table-cell>
          <table:table-cell/>
          <table:table-cell table:formula="of:=[.$G$1]^[.C111]" office:value-type="float" office:value="1.00000420858943">
            <text:p>1,0000042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B112]*[.$G$5]" office:value-type="float" office:value="4.24684251968504">
            <text:p>4,2468425197</text:p>
          </table:table-cell>
          <table:table-cell/>
          <table:table-cell table:formula="of:=[.$G$1]^[.C112]" office:value-type="float" office:value="1.00000424684941">
            <text:p>1,00000424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B113]*[.$G$5]" office:value-type="float" office:value="4.28510236220472">
            <text:p>4,2851023622</text:p>
          </table:table-cell>
          <table:table-cell/>
          <table:table-cell table:formula="of:=[.$G$1]^[.C113]" office:value-type="float" office:value="1.0000042851094">
            <text:p>1,0000042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[.B114]*[.$G$5]" office:value-type="float" office:value="4.32336220472441">
            <text:p>4,3233622047</text:p>
          </table:table-cell>
          <table:table-cell/>
          <table:table-cell table:formula="of:=[.$G$1]^[.C114]" office:value-type="float" office:value="1.00000432336939">
            <text:p>1,0000043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B115]*[.$G$5]" office:value-type="float" office:value="4.36162204724409">
            <text:p>4,3616220472</text:p>
          </table:table-cell>
          <table:table-cell/>
          <table:table-cell table:formula="of:=[.$G$1]^[.C115]" office:value-type="float" office:value="1.00000436162938">
            <text:p>1,0000043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[.B116]*[.$G$5]" office:value-type="float" office:value="4.39988188976378">
            <text:p>4,3998818898</text:p>
          </table:table-cell>
          <table:table-cell/>
          <table:table-cell table:formula="of:=[.$G$1]^[.C116]" office:value-type="float" office:value="1.00000439988937">
            <text:p>1,0000043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B117]*[.$G$5]" office:value-type="float" office:value="4.43814173228347">
            <text:p>4,4381417323</text:p>
          </table:table-cell>
          <table:table-cell/>
          <table:table-cell table:formula="of:=[.$G$1]^[.C117]" office:value-type="float" office:value="1.00000443814936">
            <text:p>1,0000044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[.B118]*[.$G$5]" office:value-type="float" office:value="4.47640157480315">
            <text:p>4,4764015748</text:p>
          </table:table-cell>
          <table:table-cell/>
          <table:table-cell table:formula="of:=[.$G$1]^[.C118]" office:value-type="float" office:value="1.00000447640936">
            <text:p>1,0000044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B119]*[.$G$5]" office:value-type="float" office:value="4.51466141732283">
            <text:p>4,5146614173</text:p>
          </table:table-cell>
          <table:table-cell/>
          <table:table-cell table:formula="of:=[.$G$1]^[.C119]" office:value-type="float" office:value="1.00000451466935">
            <text:p>1,00000451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[.B120]*[.$G$5]" office:value-type="float" office:value="4.55292125984252">
            <text:p>4,5529212598</text:p>
          </table:table-cell>
          <table:table-cell/>
          <table:table-cell table:formula="of:=[.$G$1]^[.C120]" office:value-type="float" office:value="1.00000455292935">
            <text:p>1,0000045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B121]*[.$G$5]" office:value-type="float" office:value="4.5911811023622">
            <text:p>4,5911811024</text:p>
          </table:table-cell>
          <table:table-cell/>
          <table:table-cell table:formula="of:=[.$G$1]^[.C121]" office:value-type="float" office:value="1.00000459118935">
            <text:p>1,0000045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[.B122]*[.$G$5]" office:value-type="float" office:value="4.62944094488189">
            <text:p>4,6294409449</text:p>
          </table:table-cell>
          <table:table-cell/>
          <table:table-cell table:formula="of:=[.$G$1]^[.C122]" office:value-type="float" office:value="1.00000462944935">
            <text:p>1,0000046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[.B123]*[.$G$5]" office:value-type="float" office:value="4.66770078740158">
            <text:p>4,6677007874</text:p>
          </table:table-cell>
          <table:table-cell/>
          <table:table-cell table:formula="of:=[.$G$1]^[.C123]" office:value-type="float" office:value="1.00000466770935">
            <text:p>1,0000046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[.B124]*[.$G$5]" office:value-type="float" office:value="4.70596062992126">
            <text:p>4,7059606299</text:p>
          </table:table-cell>
          <table:table-cell/>
          <table:table-cell table:formula="of:=[.$G$1]^[.C124]" office:value-type="float" office:value="1.00000470596935">
            <text:p>1,000004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[.B125]*[.$G$5]" office:value-type="float" office:value="4.74422047244095">
            <text:p>4,7442204724</text:p>
          </table:table-cell>
          <table:table-cell/>
          <table:table-cell table:formula="of:=[.$G$1]^[.C125]" office:value-type="float" office:value="1.00000474422935">
            <text:p>1,00000474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B126]*[.$G$5]" office:value-type="float" office:value="4.78248031496063">
            <text:p>4,782480315</text:p>
          </table:table-cell>
          <table:table-cell/>
          <table:table-cell table:formula="of:=[.$G$1]^[.C126]" office:value-type="float" office:value="1.00000478248936">
            <text:p>1,00000478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[.B127]*[.$G$5]" office:value-type="float" office:value="4.82074015748032">
            <text:p>4,8207401575</text:p>
          </table:table-cell>
          <table:table-cell/>
          <table:table-cell table:formula="of:=[.$G$1]^[.C127]" office:value-type="float" office:value="1.00000482074937">
            <text:p>1,0000048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B128]*[.$G$5]" office:value-type="float" office:value="4.859">
            <text:p>4,859</text:p>
          </table:table-cell>
          <table:table-cell/>
          <table:table-cell table:formula="of:=[.$G$1]^[.C128]" office:value-type="float" office:value="1.00000485900938">
            <text:p>1,000004859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row table:style-name="ro1">
          <table:table-cell table:number-columns-repeated="6"/>
          <table:table-cell table:style-name="ce2" office:value-type="string">
            <text:p>a</text:p>
          </table:table-cell>
          <table:table-cell/>
          <table:table-cell table:style-name="ce2" office:value-type="string">
            <text:p>%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/>
          <table:table-cell table:formula="of:=10^( (2^([.I2]/25))/4 )" office:value-type="float" office:value="55.0935968334342">
            <text:p>55,0935968334</text:p>
          </table:table-cell>
          <table:table-cell/>
          <table:table-cell office:value-type="float" office:value="70">
            <text:p>70</text:p>
          </table:table-cell>
          <table:table-cell table:number-columns-repeated="4"/>
          <table:table-cell table:style-name="ce5" office:value-type="string">
            <text:p>Входные</text:p>
          </table:table-cell>
          <table:table-cell/>
          <table:table-cell table:style-name="ce16" office:value-type="string">
            <text:p>Выходные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6"/>
          <table:table-cell/>
          <table:table-cell table:style-name="ce17"/>
          <table:table-cell table:style-name="ce21"/>
          <table:table-cell/>
          <table:table-cell office:value-type="float" office:value="1108">
            <text:p>110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  <table:table-cell table:formula="of:=2048*(([.$G$2]^([.C4]/2048))-1)/([.$G$2]-1)" office:value-type="float" office:value="0">
            <text:p>0</text:p>
          </table:table-cell>
          <table:table-cell/>
          <table:table-cell office:value-type="string">
            <text:p>формула EXP</text:p>
          </table:table-cell>
          <table:table-cell office:value-type="string">
            <text:p>формула А</text:p>
          </table:table-cell>
          <table:table-cell table:number-columns-repeated="5"/>
          <table:table-cell table:style-name="ce6" office:value-type="float" office:value="0">
            <text:p>0</text:p>
          </table:table-cell>
          <table:table-cell/>
          <table:table-cell table:style-name="ce17" office:value-type="string">
            <text:p>от</text:p>
          </table:table-cell>
          <table:table-cell table:style-name="ce21" office:value-type="float" office:value="1108">
            <text:p>1108</text:p>
          </table:table-cell>
          <table:table-cell/>
          <table:table-cell office:value-type="float" office:value="1520.5">
            <text:p>1520,5</text:p>
          </table:table-cell>
        </table:table-row>
        <table:table-row table:style-name="ro1">
          <table:table-cell table:number-columns-repeated="2"/>
          <table:table-cell office:value-type="float" office:value="20.48">
            <text:p>20,48</text:p>
          </table:table-cell>
          <table:table-cell table:style-name="ce1"/>
          <table:table-cell table:formula="of:=2048*(([.$G$2]^([.C5]/2048))-1)/([.$G$2]-1)" office:value-type="float" office:value="1.54866815035286">
            <text:p>1,5486681504</text:p>
          </table:table-cell>
          <table:table-cell/>
          <table:table-cell table:style-name="ce4" office:value-type="string">
            <text:p>Y=100*((A^(X/100))-1)/(A-1) </text:p>
          </table:table-cell>
          <table:table-cell office:value-type="string">
            <text:p>A=10^( (2^(%/25))/4 )</text:p>
          </table:table-cell>
          <table:table-cell table:number-columns-repeated="5"/>
          <table:table-cell table:style-name="ce6" office:value-type="float" office:value="2048">
            <text:p>2048</text:p>
          </table:table-cell>
          <table:table-cell/>
          <table:table-cell table:style-name="ce17" office:value-type="string">
            <text:p>центр</text:p>
          </table:table-cell>
          <table:table-cell table:style-name="ce21" office:value-type="float" office:value="1520.5">
            <text:p>1520,5</text:p>
          </table:table-cell>
          <table:table-cell/>
          <table:table-cell office:value-type="float" office:value="1933">
            <text:p>1933</text:p>
          </table:table-cell>
        </table:table-row>
        <table:table-row table:style-name="ro1">
          <table:table-cell table:number-columns-repeated="2"/>
          <table:table-cell office:value-type="float" office:value="40.96">
            <text:p>40,96</text:p>
          </table:table-cell>
          <table:table-cell/>
          <table:table-cell table:formula="of:=2048*(([.$G$2]^([.C6]/2048))-1)/([.$G$2]-1)" office:value-type="float" office:value="3.1606842617787">
            <text:p>3,1606842618</text:p>
          </table:table-cell>
          <table:table-cell table:number-columns-repeated="8"/>
          <table:table-cell table:style-name="ce7" office:value-type="float" office:value="4096">
            <text:p>4096</text:p>
          </table:table-cell>
          <table:table-cell/>
          <table:table-cell table:style-name="ce10" office:value-type="string">
            <text:p>до</text:p>
          </table:table-cell>
          <table:table-cell table:style-name="ce15" office:value-type="float" office:value="1933">
            <text:p>19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.44">
            <text:p>61,44</text:p>
          </table:table-cell>
          <table:table-cell table:style-name="ce1"/>
          <table:table-cell table:formula="of:=2048*(([.$G$2]^([.C7]/2048))-1)/([.$G$2]-1)" office:value-type="float" office:value="4.83863956996039">
            <text:p>4,8386395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.92">
            <text:p>81,92</text:p>
          </table:table-cell>
          <table:table-cell/>
          <table:table-cell table:formula="of:=2048*(([.$G$2]^([.C8]/2048))-1)/([.$G$2]-1)" office:value-type="float" office:value="6.58523130455833">
            <text:p>6,5852313046</text:p>
          </table:table-cell>
          <table:table-cell>
            <draw:frame table:end-cell-address="Лист2.K38" table:end-x="1.642cm" table:end-y="0.243cm" draw:z-index="0" draw:style-name="gr1" draw:text-style-name="P1" svg:width="16.214cm" svg:height="13.353cm" svg:x="0.887cm" svg:y="0.439cm">
              <draw:object draw:notify-on-update-of-ranges="Лист2.E4:Лист2.E10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2.4">
            <text:p>102,4</text:p>
          </table:table-cell>
          <table:table-cell table:style-name="ce1"/>
          <table:table-cell table:formula="of:=2048*(([.$G$2]^([.C9]/2048))-1)/([.$G$2]-1)" office:value-type="float" office:value="8.40326702487297">
            <text:p>8,4032670249</text:p>
          </table:table-cell>
          <table:table-cell table:number-columns-repeated="8"/>
          <table:table-cell table:style-name="ce8" office:value-type="string" table:number-columns-spanned="2" table:number-rows-spanned="1">
            <text:p>Коэффициенты</text:p>
          </table:table-cell>
          <table:covered-table-cell table:style-name="ce13"/>
          <table:table-cell/>
          <table:table-cell office:value-type="string">
            <text:p>Экспонента</text:p>
          </table:table-cell>
          <table:table-cell/>
          <table:table-cell table:style-name="ce5" office:value-type="string">
            <text:p>Число Эйлера</text:p>
          </table:table-cell>
        </table:table-row>
        <table:table-row table:style-name="ro1">
          <table:table-cell table:number-columns-repeated="2"/>
          <table:table-cell office:value-type="float" office:value="122.88">
            <text:p>122,88</text:p>
          </table:table-cell>
          <table:table-cell/>
          <table:table-cell table:formula="of:=2048*(([.$G$2]^([.C10]/2048))-1)/([.$G$2]-1)" office:value-type="float" office:value="10.2956691328566">
            <text:p>10,2956691329</text:p>
          </table:table-cell>
          <table:table-cell table:number-columns-repeated="8"/>
          <table:table-cell table:style-name="ce9" office:value-type="string">
            <text:p>Вверх</text:p>
          </table:table-cell>
          <table:table-cell table:style-name="ce14" office:value-type="string">
            <text:p>Вниз</text:p>
          </table:table-cell>
          <table:table-cell/>
          <table:table-cell table:style-name="ce22" office:value-type="float" office:value="2.718281828">
            <text:p>2,718281828</text:p>
          </table:table-cell>
          <table:table-cell/>
          <table:table-cell table:style-name="ce23" office:value-type="float" office:value="2.718281828">
            <text:p>2,718281828</text:p>
          </table:table-cell>
        </table:table-row>
        <table:table-row table:style-name="ro1">
          <table:table-cell table:number-columns-repeated="2"/>
          <table:table-cell office:value-type="float" office:value="143.36">
            <text:p>143,36</text:p>
          </table:table-cell>
          <table:table-cell table:style-name="ce1"/>
          <table:table-cell table:formula="of:=2048*(([.$G$2]^([.C11]/2048))-1)/([.$G$2]-1)" office:value-type="float" office:value="12.2654795707292">
            <text:p>12,2654795707</text:p>
          </table:table-cell>
          <table:table-cell table:number-columns-repeated="8"/>
          <table:table-cell table:style-name="ce10" table:formula="of:=([.Q6]-[.Q5])/([.N6]-[.N5])" office:value-type="float" office:value="0.201416015625">
            <text:p>0,2014160156</text:p>
          </table:table-cell>
          <table:table-cell table:style-name="ce15" table:formula="of:=([.$Q$5]-[.$Q$4])/([.$N$5]-[.$N$4])" office:value-type="float" office:value="0.201416015625">
            <text:p>0,20141601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3.84">
            <text:p>163,84</text:p>
          </table:table-cell>
          <table:table-cell/>
          <table:table-cell table:formula="of:=2048*(([.$G$2]^([.C12]/2048))-1)/([.$G$2]-1)" office:value-type="float" office:value="14.3158647107489">
            <text:p>14,315864710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84.32">
            <text:p>184,32</text:p>
          </table:table-cell>
          <table:table-cell table:style-name="ce1"/>
          <table:table-cell table:formula="of:=2048*(([.$G$2]^([.C13]/2048))-1)/([.$G$2]-1)" office:value-type="float" office:value="16.4501204449983">
            <text:p>16,45012044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4.8">
            <text:p>204,8</text:p>
          </table:table-cell>
          <table:table-cell/>
          <table:table-cell table:formula="of:=2048*(([.$G$2]^([.C14]/2048))-1)/([.$G$2]-1)" office:value-type="float" office:value="18.6716774833664">
            <text:p>18,6716774834</text:p>
          </table:table-cell>
          <table:table-cell table:number-columns-repeated="8"/>
          <table:table-cell table:style-name="ce2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2"/>
          <table:table-cell office:value-type="float" office:value="225.28">
            <text:p>225,28</text:p>
          </table:table-cell>
          <table:table-cell table:style-name="ce1"/>
          <table:table-cell table:formula="of:=2048*(([.$G$2]^([.C15]/2048))-1)/([.$G$2]-1)" office:value-type="float" office:value="20.9841068682446">
            <text:p>20,98410686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45.76">
            <text:p>245,76</text:p>
          </table:table-cell>
          <table:table-cell/>
          <table:table-cell table:formula="of:=2048*(([.$G$2]^([.C16]/2048))-1)/([.$G$2]-1)" office:value-type="float" office:value="23.3911257147992">
            <text:p>23,3911257148</text:p>
          </table:table-cell>
          <table:table-cell table:number-columns-repeated="8"/>
          <table:table-cell table:style-name="ce11" office:value-type="string" table:number-columns-spanned="5" table:number-rows-spanned="1">
            <text:p>Проверка</text:p>
          </table:table-cell>
          <table:covered-table-cell table:number-columns-repeated="4" table:style-name="ce12"/>
          <table:table-cell/>
        </table:table-row>
        <table:table-row table:style-name="ro1">
          <table:table-cell table:number-columns-repeated="2"/>
          <table:table-cell office:value-type="float" office:value="266.24">
            <text:p>266,24</text:p>
          </table:table-cell>
          <table:table-cell table:style-name="ce1"/>
          <table:table-cell table:formula="of:=2048*(([.$G$2]^([.C17]/2048))-1)/([.$G$2]-1)" office:value-type="float" office:value="25.8966031860493">
            <text:p>25,896603186</text:p>
          </table:table-cell>
          <table:table-cell table:number-columns-repeated="8"/>
          <table:table-cell table:style-name="ce11" office:value-type="string" table:number-columns-spanned="2" table:number-rows-spanned="1">
            <text:p>Вверх</text:p>
          </table:table-cell>
          <table:covered-table-cell table:style-name="ce11"/>
          <table:table-cell table:style-name="ce18"/>
          <table:table-cell table:style-name="ce11" office:value-type="string" table:number-columns-spanned="2" table:number-rows-spanned="1">
            <text:p>Вниз</text:p>
          </table:table-cell>
          <table:covered-table-cell table:style-name="ce11"/>
          <table:table-cell/>
        </table:table-row>
        <table:table-row table:style-name="ro1">
          <table:table-cell table:number-columns-repeated="2"/>
          <table:table-cell office:value-type="float" office:value="286.72">
            <text:p>286,72</text:p>
          </table:table-cell>
          <table:table-cell/>
          <table:table-cell table:formula="of:=2048*(([.$G$2]^([.C18]/2048))-1)/([.$G$2]-1)" office:value-type="float" office:value="28.5045667123538">
            <text:p>28,5045667124</text:p>
          </table:table-cell>
          <table:table-cell table:number-columns-repeated="8"/>
          <table:table-cell table:style-name="ce11" office:value-type="string">
            <text:p>Вход</text:p>
          </table:table-cell>
          <table:table-cell table:style-name="ce11" office:value-type="string">
            <text:p>Выход</text:p>
          </table:table-cell>
          <table:table-cell table:style-name="ce19"/>
          <table:table-cell table:style-name="ce11" office:value-type="string">
            <text:p>Вход</text:p>
          </table:table-cell>
          <table:table-cell table:style-name="ce11" office:value-type="string">
            <text:p>Выход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7.2">
            <text:p>307,2</text:p>
          </table:table-cell>
          <table:table-cell table:style-name="ce1"/>
          <table:table-cell table:formula="of:=2048*(([.$G$2]^([.C19]/2048))-1)/([.$G$2]-1)" office:value-type="float" office:value="31.2192084653051">
            <text:p>31,2192084653</text:p>
          </table:table-cell>
          <table:table-cell table:number-columns-repeated="8"/>
          <table:table-cell table:style-name="ce12" office:value-type="float" office:value="2048">
            <text:p>2048</text:p>
          </table:table-cell>
          <table:table-cell table:style-name="ce12" table:formula="of:=[.$N$11]*([.N19]-[.$N$5])+[.$Q$5]" office:value-type="float" office:value="1520.5">
            <text:p>1520,5</text:p>
          </table:table-cell>
          <table:table-cell table:style-name="ce20"/>
          <table:table-cell table:style-name="ce12" office:value-type="float" office:value="0">
            <text:p>0</text:p>
          </table:table-cell>
          <table:table-cell table:style-name="ce12" table:formula="of:=[.$O$11]*([.Q19]-[.$N$4])+[.$Q$4]" office:value-type="float" office:value="1108">
            <text:p>11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7.68">
            <text:p>327,68</text:p>
          </table:table-cell>
          <table:table-cell/>
          <table:table-cell table:formula="of:=2048*(([.$G$2]^([.C20]/2048))-1)/([.$G$2]-1)" office:value-type="float" office:value="34.0448920964366">
            <text:p>34,0448920964</text:p>
          </table:table-cell>
          <table:table-cell table:number-columns-repeated="8"/>
          <table:table-cell office:value-type="float" office:value="2080">
            <text:p>2080</text:p>
          </table:table-cell>
          <table:table-cell table:style-name="ce12" table:formula="of:=[.$N$11]*([.N20]-[.$N$5])+[.$Q$5]" office:value-type="float" office:value="1526.9453125">
            <text:p>1526,9453125</text:p>
          </table:table-cell>
          <table:table-cell/>
          <table:table-cell office:value-type="float" office:value="32">
            <text:p>32</text:p>
          </table:table-cell>
          <table:table-cell table:style-name="ce12" table:formula="of:=[.$O$11]*([.Q20]-[.$N$4])+[.$Q$4]" office:value-type="float" office:value="1114.4453125">
            <text:p>1114,4453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8.16">
            <text:p>348,16</text:p>
          </table:table-cell>
          <table:table-cell table:style-name="ce1"/>
          <table:table-cell table:formula="of:=2048*(([.$G$2]^([.C21]/2048))-1)/([.$G$2]-1)" office:value-type="float" office:value="36.9861597515753">
            <text:p>36,9861597516</text:p>
          </table:table-cell>
          <table:table-cell table:number-columns-repeated="8"/>
          <table:table-cell table:style-name="ce12" office:value-type="float" office:value="2112">
            <text:p>2112</text:p>
          </table:table-cell>
          <table:table-cell table:style-name="ce12" table:formula="of:=[.$N$11]*([.N21]-[.$N$5])+[.$Q$5]" office:value-type="float" office:value="1533.390625">
            <text:p>1533,390625</text:p>
          </table:table-cell>
          <table:table-cell/>
          <table:table-cell table:style-name="ce12" office:value-type="float" office:value="64">
            <text:p>64</text:p>
          </table:table-cell>
          <table:table-cell table:style-name="ce12" table:formula="of:=[.$O$11]*([.Q21]-[.$N$4])+[.$Q$4]" office:value-type="float" office:value="1120.890625">
            <text:p>1120,890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8.64">
            <text:p>368,64</text:p>
          </table:table-cell>
          <table:table-cell/>
          <table:table-cell table:formula="of:=2048*(([.$G$2]^([.C22]/2048))-1)/([.$G$2]-1)" office:value-type="float" office:value="40.047739372115">
            <text:p>40,0477393721</text:p>
          </table:table-cell>
          <table:table-cell table:number-columns-repeated="8"/>
          <table:table-cell office:value-type="float" office:value="2144">
            <text:p>2144</text:p>
          </table:table-cell>
          <table:table-cell table:style-name="ce12" table:formula="of:=[.$N$11]*([.N22]-[.$N$5])+[.$Q$5]" office:value-type="float" office:value="1539.8359375">
            <text:p>1539,8359375</text:p>
          </table:table-cell>
          <table:table-cell/>
          <table:table-cell office:value-type="float" office:value="96">
            <text:p>96</text:p>
          </table:table-cell>
          <table:table-cell table:style-name="ce12" table:formula="of:=[.$O$11]*([.Q22]-[.$N$4])+[.$Q$4]" office:value-type="float" office:value="1127.3359375">
            <text:p>1127,3359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9.12">
            <text:p>389,12</text:p>
          </table:table-cell>
          <table:table-cell table:style-name="ce1"/>
          <table:table-cell table:formula="of:=2048*(([.$G$2]^([.C23]/2048))-1)/([.$G$2]-1)" office:value-type="float" office:value="43.2345522949472">
            <text:p>43,2345522949</text:p>
          </table:table-cell>
          <table:table-cell table:number-columns-repeated="8"/>
          <table:table-cell table:style-name="ce12" office:value-type="float" office:value="2176">
            <text:p>2176</text:p>
          </table:table-cell>
          <table:table-cell table:style-name="ce12" table:formula="of:=[.$N$11]*([.N23]-[.$N$5])+[.$Q$5]" office:value-type="float" office:value="1546.28125">
            <text:p>1546,28125</text:p>
          </table:table-cell>
          <table:table-cell/>
          <table:table-cell table:style-name="ce12" office:value-type="float" office:value="128">
            <text:p>128</text:p>
          </table:table-cell>
          <table:table-cell table:style-name="ce12" table:formula="of:=[.$O$11]*([.Q23]-[.$N$4])+[.$Q$4]" office:value-type="float" office:value="1133.78125">
            <text:p>1133,78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9.6">
            <text:p>409,6</text:p>
          </table:table-cell>
          <table:table-cell/>
          <table:table-cell table:formula="of:=2048*(([.$G$2]^([.C24]/2048))-1)/([.$G$2]-1)" office:value-type="float" office:value="46.5517211632647">
            <text:p>46,5517211633</text:p>
          </table:table-cell>
          <table:table-cell table:number-columns-repeated="8"/>
          <table:table-cell office:value-type="float" office:value="2208">
            <text:p>2208</text:p>
          </table:table-cell>
          <table:table-cell table:style-name="ce12" table:formula="of:=[.$N$11]*([.N24]-[.$N$5])+[.$Q$5]" office:value-type="float" office:value="1552.7265625">
            <text:p>1552,7265625</text:p>
          </table:table-cell>
          <table:table-cell/>
          <table:table-cell office:value-type="float" office:value="160">
            <text:p>160</text:p>
          </table:table-cell>
          <table:table-cell table:style-name="ce12" table:formula="of:=[.$O$11]*([.Q24]-[.$N$4])+[.$Q$4]" office:value-type="float" office:value="1140.2265625">
            <text:p>1140,2265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0.08">
            <text:p>430,08</text:p>
          </table:table-cell>
          <table:table-cell table:style-name="ce1"/>
          <table:table-cell table:formula="of:=2048*(([.$G$2]^([.C25]/2048))-1)/([.$G$2]-1)" office:value-type="float" office:value="50.0045781609564">
            <text:p>50,004578161</text:p>
          </table:table-cell>
          <table:table-cell table:number-columns-repeated="8"/>
          <table:table-cell table:style-name="ce12" office:value-type="float" office:value="2240">
            <text:p>2240</text:p>
          </table:table-cell>
          <table:table-cell table:style-name="ce12" table:formula="of:=[.$N$11]*([.N25]-[.$N$5])+[.$Q$5]" office:value-type="float" office:value="1559.171875">
            <text:p>1559,171875</text:p>
          </table:table-cell>
          <table:table-cell/>
          <table:table-cell table:style-name="ce12" office:value-type="float" office:value="192">
            <text:p>192</text:p>
          </table:table-cell>
          <table:table-cell table:style-name="ce12" table:formula="of:=[.$O$11]*([.Q25]-[.$N$4])+[.$Q$4]" office:value-type="float" office:value="1146.671875">
            <text:p>1146,671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0.56">
            <text:p>450,56</text:p>
          </table:table-cell>
          <table:table-cell/>
          <table:table-cell table:formula="of:=2048*(([.$G$2]^([.C26]/2048))-1)/([.$G$2]-1)" office:value-type="float" office:value="53.5986735838269">
            <text:p>53,5986735838</text:p>
          </table:table-cell>
          <table:table-cell table:number-columns-repeated="8"/>
          <table:table-cell office:value-type="float" office:value="2272">
            <text:p>2272</text:p>
          </table:table-cell>
          <table:table-cell table:style-name="ce12" table:formula="of:=[.$N$11]*([.N26]-[.$N$5])+[.$Q$5]" office:value-type="float" office:value="1565.6171875">
            <text:p>1565,6171875</text:p>
          </table:table-cell>
          <table:table-cell/>
          <table:table-cell office:value-type="float" office:value="224">
            <text:p>224</text:p>
          </table:table-cell>
          <table:table-cell table:style-name="ce12" table:formula="of:=[.$O$11]*([.Q26]-[.$N$4])+[.$Q$4]" office:value-type="float" office:value="1153.1171875">
            <text:p>1153,1171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1.04">
            <text:p>471,04</text:p>
          </table:table-cell>
          <table:table-cell table:style-name="ce1"/>
          <table:table-cell table:formula="of:=2048*(([.$G$2]^([.C27]/2048))-1)/([.$G$2]-1)" office:value-type="float" office:value="57.339784761421">
            <text:p>57,3397847614</text:p>
          </table:table-cell>
          <table:table-cell table:number-columns-repeated="8"/>
          <table:table-cell table:style-name="ce12" office:value-type="float" office:value="2304">
            <text:p>2304</text:p>
          </table:table-cell>
          <table:table-cell table:style-name="ce12" table:formula="of:=[.$N$11]*([.N27]-[.$N$5])+[.$Q$5]" office:value-type="float" office:value="1572.0625">
            <text:p>1572,0625</text:p>
          </table:table-cell>
          <table:table-cell/>
          <table:table-cell table:style-name="ce12" office:value-type="float" office:value="256">
            <text:p>256</text:p>
          </table:table-cell>
          <table:table-cell table:style-name="ce12" table:formula="of:=[.$O$11]*([.Q27]-[.$N$4])+[.$Q$4]" office:value-type="float" office:value="1159.5625">
            <text:p>1159,5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1.52">
            <text:p>491,52</text:p>
          </table:table-cell>
          <table:table-cell/>
          <table:table-cell table:formula="of:=2048*(([.$G$2]^([.C28]/2048))-1)/([.$G$2]-1)" office:value-type="float" office:value="61.2339253437937">
            <text:p>61,2339253438</text:p>
          </table:table-cell>
          <table:table-cell table:number-columns-repeated="8"/>
          <table:table-cell office:value-type="float" office:value="2336">
            <text:p>2336</text:p>
          </table:table-cell>
          <table:table-cell table:style-name="ce12" table:formula="of:=[.$N$11]*([.N28]-[.$N$5])+[.$Q$5]" office:value-type="float" office:value="1578.5078125">
            <text:p>1578,5078125</text:p>
          </table:table-cell>
          <table:table-cell/>
          <table:table-cell office:value-type="float" office:value="288">
            <text:p>288</text:p>
          </table:table-cell>
          <table:table-cell table:style-name="ce12" table:formula="of:=[.$O$11]*([.Q28]-[.$N$4])+[.$Q$4]" office:value-type="float" office:value="1166.0078125">
            <text:p>1166,0078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2">
            <text:p>512</text:p>
          </table:table-cell>
          <table:table-cell table:style-name="ce1"/>
          <table:table-cell table:formula="of:=2048*(([.$G$2]^([.C29]/2048))-1)/([.$G$2]-1)" office:value-type="float" office:value="65.2873549681529">
            <text:p>65,2873549682</text:p>
          </table:table-cell>
          <table:table-cell table:number-columns-repeated="8"/>
          <table:table-cell table:style-name="ce12" office:value-type="float" office:value="2368">
            <text:p>2368</text:p>
          </table:table-cell>
          <table:table-cell table:style-name="ce12" table:formula="of:=[.$N$11]*([.N29]-[.$N$5])+[.$Q$5]" office:value-type="float" office:value="1584.953125">
            <text:p>1584,953125</text:p>
          </table:table-cell>
          <table:table-cell/>
          <table:table-cell table:style-name="ce12" office:value-type="float" office:value="320">
            <text:p>320</text:p>
          </table:table-cell>
          <table:table-cell table:style-name="ce12" table:formula="of:=[.$O$11]*([.Q29]-[.$N$4])+[.$Q$4]" office:value-type="float" office:value="1172.453125">
            <text:p>1172,453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2.48">
            <text:p>532,48</text:p>
          </table:table-cell>
          <table:table-cell/>
          <table:table-cell table:formula="of:=2048*(([.$G$2]^([.C30]/2048))-1)/([.$G$2]-1)" office:value-type="float" office:value="69.5065893209153">
            <text:p>69,5065893209</text:p>
          </table:table-cell>
          <table:table-cell table:number-columns-repeated="8"/>
          <table:table-cell office:value-type="float" office:value="2400">
            <text:p>2400</text:p>
          </table:table-cell>
          <table:table-cell table:style-name="ce12" table:formula="of:=[.$N$11]*([.N30]-[.$N$5])+[.$Q$5]" office:value-type="float" office:value="1591.3984375">
            <text:p>1591,3984375</text:p>
          </table:table-cell>
          <table:table-cell/>
          <table:table-cell office:value-type="float" office:value="352">
            <text:p>352</text:p>
          </table:table-cell>
          <table:table-cell table:style-name="ce12" table:formula="of:=[.$O$11]*([.Q30]-[.$N$4])+[.$Q$4]" office:value-type="float" office:value="1178.8984375">
            <text:p>1178,8984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2.96">
            <text:p>552,96</text:p>
          </table:table-cell>
          <table:table-cell table:style-name="ce1"/>
          <table:table-cell table:formula="of:=2048*(([.$G$2]^([.C31]/2048))-1)/([.$G$2]-1)" office:value-type="float" office:value="73.8984106113479">
            <text:p>73,8984106113</text:p>
          </table:table-cell>
          <table:table-cell table:number-columns-repeated="8"/>
          <table:table-cell table:style-name="ce12" office:value-type="float" office:value="2432">
            <text:p>2432</text:p>
          </table:table-cell>
          <table:table-cell table:style-name="ce12" table:formula="of:=[.$N$11]*([.N31]-[.$N$5])+[.$Q$5]" office:value-type="float" office:value="1597.84375">
            <text:p>1597,84375</text:p>
          </table:table-cell>
          <table:table-cell/>
          <table:table-cell table:style-name="ce12" office:value-type="float" office:value="384">
            <text:p>384</text:p>
          </table:table-cell>
          <table:table-cell table:style-name="ce12" table:formula="of:=[.$O$11]*([.Q31]-[.$N$4])+[.$Q$4]" office:value-type="float" office:value="1185.34375">
            <text:p>1185,34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3.44">
            <text:p>573,44</text:p>
          </table:table-cell>
          <table:table-cell/>
          <table:table-cell table:formula="of:=2048*(([.$G$2]^([.C32]/2048))-1)/([.$G$2]-1)" office:value-type="float" office:value="78.4698784736314">
            <text:p>78,4698784736</text:p>
          </table:table-cell>
          <table:table-cell table:number-columns-repeated="8"/>
          <table:table-cell office:value-type="float" office:value="2464">
            <text:p>2464</text:p>
          </table:table-cell>
          <table:table-cell table:style-name="ce12" table:formula="of:=[.$N$11]*([.N32]-[.$N$5])+[.$Q$5]" office:value-type="float" office:value="1604.2890625">
            <text:p>1604,2890625</text:p>
          </table:table-cell>
          <table:table-cell/>
          <table:table-cell office:value-type="float" office:value="416">
            <text:p>416</text:p>
          </table:table-cell>
          <table:table-cell table:style-name="ce12" table:formula="of:=[.$O$11]*([.Q32]-[.$N$4])+[.$Q$4]" office:value-type="float" office:value="1191.7890625">
            <text:p>1191,7890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3.92">
            <text:p>593,92</text:p>
          </table:table-cell>
          <table:table-cell table:style-name="ce1"/>
          <table:table-cell table:formula="of:=2048*(([.$G$2]^([.C33]/2048))-1)/([.$G$2]-1)" office:value-type="float" office:value="83.2283413148718">
            <text:p>83,2283413149</text:p>
          </table:table-cell>
          <table:table-cell table:number-columns-repeated="8"/>
          <table:table-cell table:style-name="ce12" office:value-type="float" office:value="2496">
            <text:p>2496</text:p>
          </table:table-cell>
          <table:table-cell table:style-name="ce12" table:formula="of:=[.$N$11]*([.N33]-[.$N$5])+[.$Q$5]" office:value-type="float" office:value="1610.734375">
            <text:p>1610,734375</text:p>
          </table:table-cell>
          <table:table-cell/>
          <table:table-cell table:style-name="ce12" office:value-type="float" office:value="448">
            <text:p>448</text:p>
          </table:table-cell>
          <table:table-cell table:style-name="ce12" table:formula="of:=[.$O$11]*([.Q33]-[.$N$4])+[.$Q$4]" office:value-type="float" office:value="1198.234375">
            <text:p>1198,234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4.4">
            <text:p>614,4</text:p>
          </table:table-cell>
          <table:table-cell/>
          <table:table-cell table:formula="of:=2048*(([.$G$2]^([.C34]/2048))-1)/([.$G$2]-1)" office:value-type="float" office:value="88.1814481272983">
            <text:p>88,1814481273</text:p>
          </table:table-cell>
          <table:table-cell table:number-columns-repeated="8"/>
          <table:table-cell office:value-type="float" office:value="2528">
            <text:p>2528</text:p>
          </table:table-cell>
          <table:table-cell table:style-name="ce12" table:formula="of:=[.$N$11]*([.N34]-[.$N$5])+[.$Q$5]" office:value-type="float" office:value="1617.1796875">
            <text:p>1617,1796875</text:p>
          </table:table-cell>
          <table:table-cell/>
          <table:table-cell office:value-type="float" office:value="480">
            <text:p>480</text:p>
          </table:table-cell>
          <table:table-cell table:style-name="ce12" table:formula="of:=[.$O$11]*([.Q34]-[.$N$4])+[.$Q$4]" office:value-type="float" office:value="1204.6796875">
            <text:p>1204,6796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4.88">
            <text:p>634,88</text:p>
          </table:table-cell>
          <table:table-cell/>
          <table:table-cell table:formula="of:=2048*(([.$G$2]^([.C35]/2048))-1)/([.$G$2]-1)" office:value-type="float" office:value="93.3371607836382">
            <text:p>93,3371607836</text:p>
          </table:table-cell>
          <table:table-cell table:number-columns-repeated="8"/>
          <table:table-cell table:style-name="ce12" office:value-type="float" office:value="2560">
            <text:p>2560</text:p>
          </table:table-cell>
          <table:table-cell table:style-name="ce12" table:formula="of:=[.$N$11]*([.N35]-[.$N$5])+[.$Q$5]" office:value-type="float" office:value="1623.625">
            <text:p>1623,625</text:p>
          </table:table-cell>
          <table:table-cell/>
          <table:table-cell table:style-name="ce12" office:value-type="float" office:value="512">
            <text:p>512</text:p>
          </table:table-cell>
          <table:table-cell table:style-name="ce12" table:formula="of:=[.$O$11]*([.Q35]-[.$N$4])+[.$Q$4]" office:value-type="float" office:value="1211.125">
            <text:p>1211,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5.36">
            <text:p>655,36</text:p>
          </table:table-cell>
          <table:table-cell table:style-name="ce1"/>
          <table:table-cell table:formula="of:=2048*(([.$G$2]^([.C36]/2048))-1)/([.$G$2]-1)" office:value-type="float" office:value="98.7037668354306">
            <text:p>98,7037668354</text:p>
          </table:table-cell>
          <table:table-cell table:number-columns-repeated="8"/>
          <table:table-cell office:value-type="float" office:value="2592">
            <text:p>2592</text:p>
          </table:table-cell>
          <table:table-cell table:style-name="ce12" table:formula="of:=[.$N$11]*([.N36]-[.$N$5])+[.$Q$5]" office:value-type="float" office:value="1630.0703125">
            <text:p>1630,0703125</text:p>
          </table:table-cell>
          <table:table-cell/>
          <table:table-cell office:value-type="float" office:value="544">
            <text:p>544</text:p>
          </table:table-cell>
          <table:table-cell table:style-name="ce12" table:formula="of:=[.$O$11]*([.Q36]-[.$N$4])+[.$Q$4]" office:value-type="float" office:value="1217.5703125">
            <text:p>1217,5703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5.84">
            <text:p>675,84</text:p>
          </table:table-cell>
          <table:table-cell/>
          <table:table-cell table:formula="of:=2048*(([.$G$2]^([.C37]/2048))-1)/([.$G$2]-1)" office:value-type="float" office:value="104.289892834854">
            <text:p>104,2898928349</text:p>
          </table:table-cell>
          <table:table-cell table:number-columns-repeated="8"/>
          <table:table-cell table:style-name="ce12" office:value-type="float" office:value="2624">
            <text:p>2624</text:p>
          </table:table-cell>
          <table:table-cell table:style-name="ce12" table:formula="of:=[.$N$11]*([.N37]-[.$N$5])+[.$Q$5]" office:value-type="float" office:value="1636.515625">
            <text:p>1636,515625</text:p>
          </table:table-cell>
          <table:table-cell/>
          <table:table-cell table:style-name="ce12" office:value-type="float" office:value="576">
            <text:p>576</text:p>
          </table:table-cell>
          <table:table-cell table:style-name="ce12" table:formula="of:=[.$O$11]*([.Q37]-[.$N$4])+[.$Q$4]" office:value-type="float" office:value="1224.015625">
            <text:p>1224,015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6.32">
            <text:p>696,32</text:p>
          </table:table-cell>
          <table:table-cell table:style-name="ce1"/>
          <table:table-cell table:formula="of:=2048*(([.$G$2]^([.C38]/2048))-1)/([.$G$2]-1)" office:value-type="float" office:value="110.104518201478">
            <text:p>110,1045182015</text:p>
          </table:table-cell>
          <table:table-cell table:number-columns-repeated="8"/>
          <table:table-cell office:value-type="float" office:value="2656">
            <text:p>2656</text:p>
          </table:table-cell>
          <table:table-cell table:style-name="ce12" table:formula="of:=[.$N$11]*([.N38]-[.$N$5])+[.$Q$5]" office:value-type="float" office:value="1642.9609375">
            <text:p>1642,9609375</text:p>
          </table:table-cell>
          <table:table-cell/>
          <table:table-cell office:value-type="float" office:value="608">
            <text:p>608</text:p>
          </table:table-cell>
          <table:table-cell table:style-name="ce12" table:formula="of:=[.$O$11]*([.Q38]-[.$N$4])+[.$Q$4]" office:value-type="float" office:value="1230.4609375">
            <text:p>1230,4609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6.8">
            <text:p>716,8</text:p>
          </table:table-cell>
          <table:table-cell/>
          <table:table-cell table:formula="of:=2048*(([.$G$2]^([.C39]/2048))-1)/([.$G$2]-1)" office:value-type="float" office:value="116.156989656237">
            <text:p>116,1569896562</text:p>
          </table:table-cell>
          <table:table-cell table:number-columns-repeated="8"/>
          <table:table-cell table:style-name="ce12" office:value-type="float" office:value="2688">
            <text:p>2688</text:p>
          </table:table-cell>
          <table:table-cell table:style-name="ce12" table:formula="of:=[.$N$11]*([.N39]-[.$N$5])+[.$Q$5]" office:value-type="float" office:value="1649.40625">
            <text:p>1649,40625</text:p>
          </table:table-cell>
          <table:table-cell/>
          <table:table-cell table:style-name="ce12" office:value-type="float" office:value="640">
            <text:p>640</text:p>
          </table:table-cell>
          <table:table-cell table:style-name="ce12" table:formula="of:=[.$O$11]*([.Q39]-[.$N$4])+[.$Q$4]" office:value-type="float" office:value="1236.90625">
            <text:p>1236,90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7.28">
            <text:p>737,28</text:p>
          </table:table-cell>
          <table:table-cell table:style-name="ce1"/>
          <table:table-cell table:formula="of:=2048*(([.$G$2]^([.C40]/2048))-1)/([.$G$2]-1)" office:value-type="float" office:value="122.457036245813">
            <text:p>122,4570362458</text:p>
          </table:table-cell>
          <table:table-cell table:number-columns-repeated="8"/>
          <table:table-cell office:value-type="float" office:value="2720">
            <text:p>2720</text:p>
          </table:table-cell>
          <table:table-cell table:style-name="ce12" table:formula="of:=[.$N$11]*([.N40]-[.$N$5])+[.$Q$5]" office:value-type="float" office:value="1655.8515625">
            <text:p>1655,8515625</text:p>
          </table:table-cell>
          <table:table-cell/>
          <table:table-cell office:value-type="float" office:value="672">
            <text:p>672</text:p>
          </table:table-cell>
          <table:table-cell table:style-name="ce12" table:formula="of:=[.$O$11]*([.Q40]-[.$N$4])+[.$Q$4]" office:value-type="float" office:value="1243.3515625">
            <text:p>1243,3515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7.76">
            <text:p>757,76</text:p>
          </table:table-cell>
          <table:table-cell/>
          <table:table-cell table:formula="of:=2048*(([.$G$2]^([.C41]/2048))-1)/([.$G$2]-1)" office:value-type="float" office:value="129.0147849816">
            <text:p>129,0147849816</text:p>
          </table:table-cell>
          <table:table-cell table:number-columns-repeated="8"/>
          <table:table-cell table:style-name="ce12" office:value-type="float" office:value="2752">
            <text:p>2752</text:p>
          </table:table-cell>
          <table:table-cell table:style-name="ce12" table:formula="of:=[.$N$11]*([.N41]-[.$N$5])+[.$Q$5]" office:value-type="float" office:value="1662.296875">
            <text:p>1662,296875</text:p>
          </table:table-cell>
          <table:table-cell/>
          <table:table-cell table:style-name="ce12" office:value-type="float" office:value="704">
            <text:p>704</text:p>
          </table:table-cell>
          <table:table-cell table:style-name="ce12" table:formula="of:=[.$O$11]*([.Q41]-[.$N$4])+[.$Q$4]" office:value-type="float" office:value="1249.796875">
            <text:p>1249,796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8.24">
            <text:p>778,24</text:p>
          </table:table-cell>
          <table:table-cell table:style-name="ce1"/>
          <table:table-cell table:formula="of:=2048*(([.$G$2]^([.C42]/2048))-1)/([.$G$2]-1)" office:value-type="float" office:value="135.840777118367">
            <text:p>135,8407771184</text:p>
          </table:table-cell>
          <table:table-cell table:number-columns-repeated="8"/>
          <table:table-cell office:value-type="float" office:value="2784">
            <text:p>2784</text:p>
          </table:table-cell>
          <table:table-cell table:style-name="ce12" table:formula="of:=[.$N$11]*([.N42]-[.$N$5])+[.$Q$5]" office:value-type="float" office:value="1668.7421875">
            <text:p>1668,7421875</text:p>
          </table:table-cell>
          <table:table-cell/>
          <table:table-cell office:value-type="float" office:value="736">
            <text:p>736</text:p>
          </table:table-cell>
          <table:table-cell table:style-name="ce12" table:formula="of:=[.$O$11]*([.Q42]-[.$N$4])+[.$Q$4]" office:value-type="float" office:value="1256.2421875">
            <text:p>1256,2421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8.72">
            <text:p>798,72</text:p>
          </table:table-cell>
          <table:table-cell/>
          <table:table-cell table:formula="of:=2048*(([.$G$2]^([.C43]/2048))-1)/([.$G$2]-1)" office:value-type="float" office:value="142.945985098804">
            <text:p>142,9459850988</text:p>
          </table:table-cell>
          <table:table-cell table:number-columns-repeated="8"/>
          <table:table-cell table:style-name="ce12" office:value-type="float" office:value="2816">
            <text:p>2816</text:p>
          </table:table-cell>
          <table:table-cell table:style-name="ce12" table:formula="of:=[.$N$11]*([.N43]-[.$N$5])+[.$Q$5]" office:value-type="float" office:value="1675.1875">
            <text:p>1675,1875</text:p>
          </table:table-cell>
          <table:table-cell/>
          <table:table-cell table:style-name="ce12" office:value-type="float" office:value="768">
            <text:p>768</text:p>
          </table:table-cell>
          <table:table-cell table:style-name="ce12" table:formula="of:=[.$O$11]*([.Q43]-[.$N$4])+[.$Q$4]" office:value-type="float" office:value="1262.6875">
            <text:p>1262,6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9.2">
            <text:p>819,2</text:p>
          </table:table-cell>
          <table:table-cell table:style-name="ce1"/>
          <table:table-cell table:formula="of:=2048*(([.$G$2]^([.C44]/2048))-1)/([.$G$2]-1)" office:value-type="float" office:value="150.341830191173">
            <text:p>150,3418301912</text:p>
          </table:table-cell>
          <table:table-cell table:number-columns-repeated="8"/>
          <table:table-cell office:value-type="float" office:value="2848">
            <text:p>2848</text:p>
          </table:table-cell>
          <table:table-cell table:style-name="ce12" table:formula="of:=[.$N$11]*([.N44]-[.$N$5])+[.$Q$5]" office:value-type="float" office:value="1681.6328125">
            <text:p>1681,6328125</text:p>
          </table:table-cell>
          <table:table-cell/>
          <table:table-cell office:value-type="float" office:value="800">
            <text:p>800</text:p>
          </table:table-cell>
          <table:table-cell table:style-name="ce12" table:formula="of:=[.$O$11]*([.Q44]-[.$N$4])+[.$Q$4]" office:value-type="float" office:value="1269.1328125">
            <text:p>1269,1328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9.68">
            <text:p>839,68</text:p>
          </table:table-cell>
          <table:table-cell/>
          <table:table-cell table:formula="of:=2048*(([.$G$2]^([.C45]/2048))-1)/([.$G$2]-1)" office:value-type="float" office:value="158.040200848432">
            <text:p>158,0402008484</text:p>
          </table:table-cell>
          <table:table-cell table:number-columns-repeated="8"/>
          <table:table-cell table:style-name="ce12" office:value-type="float" office:value="2880">
            <text:p>2880</text:p>
          </table:table-cell>
          <table:table-cell table:style-name="ce12" table:formula="of:=[.$N$11]*([.N45]-[.$N$5])+[.$Q$5]" office:value-type="float" office:value="1688.078125">
            <text:p>1688,078125</text:p>
          </table:table-cell>
          <table:table-cell/>
          <table:table-cell table:style-name="ce12" office:value-type="float" office:value="832">
            <text:p>832</text:p>
          </table:table-cell>
          <table:table-cell table:style-name="ce12" table:formula="of:=[.$O$11]*([.Q45]-[.$N$4])+[.$Q$4]" office:value-type="float" office:value="1275.578125">
            <text:p>1275,578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0.16">
            <text:p>860,16</text:p>
          </table:table-cell>
          <table:table-cell table:style-name="ce1"/>
          <table:table-cell table:formula="of:=2048*(([.$G$2]^([.C46]/2048))-1)/([.$G$2]-1)" office:value-type="float" office:value="166.053471818331">
            <text:p>166,0534718183</text:p>
          </table:table-cell>
          <table:table-cell table:number-columns-repeated="8"/>
          <table:table-cell office:value-type="float" office:value="2912">
            <text:p>2912</text:p>
          </table:table-cell>
          <table:table-cell table:style-name="ce12" table:formula="of:=[.$N$11]*([.N46]-[.$N$5])+[.$Q$5]" office:value-type="float" office:value="1694.5234375">
            <text:p>1694,5234375</text:p>
          </table:table-cell>
          <table:table-cell/>
          <table:table-cell office:value-type="float" office:value="864">
            <text:p>864</text:p>
          </table:table-cell>
          <table:table-cell table:style-name="ce12" table:formula="of:=[.$O$11]*([.Q46]-[.$N$4])+[.$Q$4]" office:value-type="float" office:value="1282.0234375">
            <text:p>1282,0234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0.64">
            <text:p>880,64</text:p>
          </table:table-cell>
          <table:table-cell/>
          <table:table-cell table:formula="of:=2048*(([.$G$2]^([.C47]/2048))-1)/([.$G$2]-1)" office:value-type="float" office:value="174.394524035203">
            <text:p>174,3945240352</text:p>
          </table:table-cell>
          <table:table-cell table:number-columns-repeated="8"/>
          <table:table-cell table:style-name="ce12" office:value-type="float" office:value="2944">
            <text:p>2944</text:p>
          </table:table-cell>
          <table:table-cell table:style-name="ce12" table:formula="of:=[.$N$11]*([.N47]-[.$N$5])+[.$Q$5]" office:value-type="float" office:value="1700.96875">
            <text:p>1700,96875</text:p>
          </table:table-cell>
          <table:table-cell/>
          <table:table-cell table:style-name="ce12" office:value-type="float" office:value="896">
            <text:p>896</text:p>
          </table:table-cell>
          <table:table-cell table:style-name="ce12" table:formula="of:=[.$O$11]*([.Q47]-[.$N$4])+[.$Q$4]" office:value-type="float" office:value="1288.46875">
            <text:p>1288,46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1.12">
            <text:p>901,12</text:p>
          </table:table-cell>
          <table:table-cell table:style-name="ce1"/>
          <table:table-cell table:formula="of:=2048*(([.$G$2]^([.C48]/2048))-1)/([.$G$2]-1)" office:value-type="float" office:value="183.076765325422">
            <text:p>183,0767653254</text:p>
          </table:table-cell>
          <table:table-cell table:number-columns-repeated="8"/>
          <table:table-cell office:value-type="float" office:value="2976">
            <text:p>2976</text:p>
          </table:table-cell>
          <table:table-cell table:style-name="ce12" table:formula="of:=[.$N$11]*([.N48]-[.$N$5])+[.$Q$5]" office:value-type="float" office:value="1707.4140625">
            <text:p>1707,4140625</text:p>
          </table:table-cell>
          <table:table-cell/>
          <table:table-cell office:value-type="float" office:value="928">
            <text:p>928</text:p>
          </table:table-cell>
          <table:table-cell table:style-name="ce12" table:formula="of:=[.$O$11]*([.Q48]-[.$N$4])+[.$Q$4]" office:value-type="float" office:value="1294.9140625">
            <text:p>1294,9140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1.6">
            <text:p>921,6</text:p>
          </table:table-cell>
          <table:table-cell/>
          <table:table-cell table:formula="of:=2048*(([.$G$2]^([.C49]/2048))-1)/([.$G$2]-1)" office:value-type="float" office:value="192.114151959821">
            <text:p>192,1141519598</text:p>
          </table:table-cell>
          <table:table-cell table:number-columns-repeated="8"/>
          <table:table-cell table:style-name="ce12" office:value-type="float" office:value="3008">
            <text:p>3008</text:p>
          </table:table-cell>
          <table:table-cell table:style-name="ce12" table:formula="of:=[.$N$11]*([.N49]-[.$N$5])+[.$Q$5]" office:value-type="float" office:value="1713.859375">
            <text:p>1713,859375</text:p>
          </table:table-cell>
          <table:table-cell/>
          <table:table-cell table:style-name="ce12" office:value-type="float" office:value="960">
            <text:p>960</text:p>
          </table:table-cell>
          <table:table-cell table:style-name="ce12" table:formula="of:=[.$O$11]*([.Q49]-[.$N$4])+[.$Q$4]" office:value-type="float" office:value="1301.359375">
            <text:p>1301,359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2.08">
            <text:p>942,08</text:p>
          </table:table-cell>
          <table:table-cell table:style-name="ce1"/>
          <table:table-cell table:formula="of:=2048*(([.$G$2]^([.C50]/2048))-1)/([.$G$2]-1)" office:value-type="float" office:value="201.521211087703">
            <text:p>201,5212110877</text:p>
          </table:table-cell>
          <table:table-cell table:number-columns-repeated="8"/>
          <table:table-cell office:value-type="float" office:value="3040">
            <text:p>3040</text:p>
          </table:table-cell>
          <table:table-cell table:style-name="ce12" table:formula="of:=[.$N$11]*([.N50]-[.$N$5])+[.$Q$5]" office:value-type="float" office:value="1720.3046875">
            <text:p>1720,3046875</text:p>
          </table:table-cell>
          <table:table-cell/>
          <table:table-cell office:value-type="float" office:value="992">
            <text:p>992</text:p>
          </table:table-cell>
          <table:table-cell table:style-name="ce12" table:formula="of:=[.$O$11]*([.Q50]-[.$N$4])+[.$Q$4]" office:value-type="float" office:value="1307.8046875">
            <text:p>1307,8046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2.56">
            <text:p>962,56</text:p>
          </table:table-cell>
          <table:table-cell/>
          <table:table-cell table:formula="of:=2048*(([.$G$2]^([.C51]/2048))-1)/([.$G$2]-1)" office:value-type="float" office:value="211.313064088507">
            <text:p>211,3130640885</text:p>
          </table:table-cell>
          <table:table-cell table:number-columns-repeated="8"/>
          <table:table-cell table:style-name="ce12" office:value-type="float" office:value="3072">
            <text:p>3072</text:p>
          </table:table-cell>
          <table:table-cell table:style-name="ce12" table:formula="of:=[.$N$11]*([.N51]-[.$N$5])+[.$Q$5]" office:value-type="float" office:value="1726.75">
            <text:p>1726,75</text:p>
          </table:table-cell>
          <table:table-cell/>
          <table:table-cell table:style-name="ce12" office:value-type="float" office:value="1024">
            <text:p>1024</text:p>
          </table:table-cell>
          <table:table-cell table:style-name="ce12" table:formula="of:=[.$O$11]*([.Q51]-[.$N$4])+[.$Q$4]" office:value-type="float" office:value="1314.25">
            <text:p>1314,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3.04">
            <text:p>983,04</text:p>
          </table:table-cell>
          <table:table-cell table:style-name="ce1"/>
          <table:table-cell table:formula="of:=2048*(([.$G$2]^([.C52]/2048))-1)/([.$G$2]-1)" office:value-type="float" office:value="221.505450878674">
            <text:p>221,5054508787</text:p>
          </table:table-cell>
          <table:table-cell table:number-columns-repeated="8"/>
          <table:table-cell office:value-type="float" office:value="3104">
            <text:p>3104</text:p>
          </table:table-cell>
          <table:table-cell table:style-name="ce12" table:formula="of:=[.$N$11]*([.N52]-[.$N$5])+[.$Q$5]" office:value-type="float" office:value="1733.1953125">
            <text:p>1733,1953125</text:p>
          </table:table-cell>
          <table:table-cell/>
          <table:table-cell office:value-type="float" office:value="1056">
            <text:p>1056</text:p>
          </table:table-cell>
          <table:table-cell table:style-name="ce12" table:formula="of:=[.$O$11]*([.Q52]-[.$N$4])+[.$Q$4]" office:value-type="float" office:value="1320.6953125">
            <text:p>1320,6953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3.52">
            <text:p>1003,52</text:p>
          </table:table-cell>
          <table:table-cell/>
          <table:table-cell table:formula="of:=2048*(([.$G$2]^([.C53]/2048))-1)/([.$G$2]-1)" office:value-type="float" office:value="232.114755212781">
            <text:p>232,1147552128</text:p>
          </table:table-cell>
          <table:table-cell table:number-columns-repeated="8"/>
          <table:table-cell table:style-name="ce12" office:value-type="float" office:value="3136">
            <text:p>3136</text:p>
          </table:table-cell>
          <table:table-cell table:style-name="ce12" table:formula="of:=[.$N$11]*([.N53]-[.$N$5])+[.$Q$5]" office:value-type="float" office:value="1739.640625">
            <text:p>1739,640625</text:p>
          </table:table-cell>
          <table:table-cell/>
          <table:table-cell table:style-name="ce12" office:value-type="float" office:value="1088">
            <text:p>1088</text:p>
          </table:table-cell>
          <table:table-cell table:style-name="ce12" table:formula="of:=[.$O$11]*([.Q53]-[.$N$4])+[.$Q$4]" office:value-type="float" office:value="1327.140625">
            <text:p>1327,140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">
            <text:p>1024</text:p>
          </table:table-cell>
          <table:table-cell table:style-name="ce1"/>
          <table:table-cell table:formula="of:=2048*(([.$G$2]^([.C54]/2048))-1)/([.$G$2]-1)" office:value-type="float" office:value="243.158031019612">
            <text:p>243,1580310196</text:p>
          </table:table-cell>
          <table:table-cell table:number-columns-repeated="8"/>
          <table:table-cell office:value-type="float" office:value="3168">
            <text:p>3168</text:p>
          </table:table-cell>
          <table:table-cell table:style-name="ce12" table:formula="of:=[.$N$11]*([.N54]-[.$N$5])+[.$Q$5]" office:value-type="float" office:value="1746.0859375">
            <text:p>1746,0859375</text:p>
          </table:table-cell>
          <table:table-cell/>
          <table:table-cell office:value-type="float" office:value="1120">
            <text:p>1120</text:p>
          </table:table-cell>
          <table:table-cell table:style-name="ce12" table:formula="of:=[.$O$11]*([.Q54]-[.$N$4])+[.$Q$4]" office:value-type="float" office:value="1333.5859375">
            <text:p>1333,5859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4.48">
            <text:p>1044,48</text:p>
          </table:table-cell>
          <table:table-cell/>
          <table:table-cell table:formula="of:=2048*(([.$G$2]^([.C55]/2048))-1)/([.$G$2]-1)" office:value-type="float" office:value="254.653029815497">
            <text:p>254,6530298155</text:p>
          </table:table-cell>
          <table:table-cell table:number-columns-repeated="8"/>
          <table:table-cell table:style-name="ce12" office:value-type="float" office:value="3200">
            <text:p>3200</text:p>
          </table:table-cell>
          <table:table-cell table:style-name="ce12" table:formula="of:=[.$N$11]*([.N55]-[.$N$5])+[.$Q$5]" office:value-type="float" office:value="1752.53125">
            <text:p>1752,53125</text:p>
          </table:table-cell>
          <table:table-cell/>
          <table:table-cell table:style-name="ce12" office:value-type="float" office:value="1152">
            <text:p>1152</text:p>
          </table:table-cell>
          <table:table-cell table:style-name="ce12" table:formula="of:=[.$O$11]*([.Q55]-[.$N$4])+[.$Q$4]" office:value-type="float" office:value="1340.03125">
            <text:p>1340,03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4.96">
            <text:p>1064,96</text:p>
          </table:table-cell>
          <table:table-cell table:style-name="ce1"/>
          <table:table-cell table:formula="of:=2048*(([.$G$2]^([.C56]/2048))-1)/([.$G$2]-1)" office:value-type="float" office:value="266.618229238991">
            <text:p>266,618229239</text:p>
          </table:table-cell>
          <table:table-cell table:number-columns-repeated="8"/>
          <table:table-cell office:value-type="float" office:value="3232">
            <text:p>3232</text:p>
          </table:table-cell>
          <table:table-cell table:style-name="ce12" table:formula="of:=[.$N$11]*([.N56]-[.$N$5])+[.$Q$5]" office:value-type="float" office:value="1758.9765625">
            <text:p>1758,9765625</text:p>
          </table:table-cell>
          <table:table-cell/>
          <table:table-cell office:value-type="float" office:value="1184">
            <text:p>1184</text:p>
          </table:table-cell>
          <table:table-cell table:style-name="ce12" table:formula="of:=[.$O$11]*([.Q56]-[.$N$4])+[.$Q$4]" office:value-type="float" office:value="1346.4765625">
            <text:p>1346,4765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5.44">
            <text:p>1085,44</text:p>
          </table:table-cell>
          <table:table-cell/>
          <table:table-cell table:formula="of:=2048*(([.$G$2]^([.C57]/2048))-1)/([.$G$2]-1)" office:value-type="float" office:value="279.072862752763">
            <text:p>279,0728627528</text:p>
          </table:table-cell>
          <table:table-cell table:number-columns-repeated="8"/>
          <table:table-cell table:style-name="ce12" office:value-type="float" office:value="3264">
            <text:p>3264</text:p>
          </table:table-cell>
          <table:table-cell table:style-name="ce12" table:formula="of:=[.$N$11]*([.N57]-[.$N$5])+[.$Q$5]" office:value-type="float" office:value="1765.421875">
            <text:p>1765,421875</text:p>
          </table:table-cell>
          <table:table-cell/>
          <table:table-cell table:style-name="ce12" office:value-type="float" office:value="1216">
            <text:p>1216</text:p>
          </table:table-cell>
          <table:table-cell table:style-name="ce12" table:formula="of:=[.$O$11]*([.Q57]-[.$N$4])+[.$Q$4]" office:value-type="float" office:value="1352.921875">
            <text:p>1352,921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5.92">
            <text:p>1105,92</text:p>
          </table:table-cell>
          <table:table-cell table:style-name="ce1"/>
          <table:table-cell table:formula="of:=2048*(([.$G$2]^([.C58]/2048))-1)/([.$G$2]-1)" office:value-type="float" office:value="292.036950560426">
            <text:p>292,0369505604</text:p>
          </table:table-cell>
          <table:table-cell table:number-columns-repeated="8"/>
          <table:table-cell office:value-type="float" office:value="3296">
            <text:p>3296</text:p>
          </table:table-cell>
          <table:table-cell table:style-name="ce12" table:formula="of:=[.$N$11]*([.N58]-[.$N$5])+[.$Q$5]" office:value-type="float" office:value="1771.8671875">
            <text:p>1771,8671875</text:p>
          </table:table-cell>
          <table:table-cell/>
          <table:table-cell office:value-type="float" office:value="1248">
            <text:p>1248</text:p>
          </table:table-cell>
          <table:table-cell table:style-name="ce12" table:formula="of:=[.$O$11]*([.Q58]-[.$N$4])+[.$Q$4]" office:value-type="float" office:value="1359.3671875">
            <text:p>1359,3671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6.4">
            <text:p>1126,4</text:p>
          </table:table-cell>
          <table:table-cell/>
          <table:table-cell table:formula="of:=2048*(([.$G$2]^([.C59]/2048))-1)/([.$G$2]-1)" office:value-type="float" office:value="305.531331788018">
            <text:p>305,531331788</text:p>
          </table:table-cell>
          <table:table-cell table:number-columns-repeated="8"/>
          <table:table-cell table:style-name="ce12" office:value-type="float" office:value="3328">
            <text:p>3328</text:p>
          </table:table-cell>
          <table:table-cell table:style-name="ce12" table:formula="of:=[.$N$11]*([.N59]-[.$N$5])+[.$Q$5]" office:value-type="float" office:value="1778.3125">
            <text:p>1778,3125</text:p>
          </table:table-cell>
          <table:table-cell/>
          <table:table-cell table:style-name="ce12" office:value-type="float" office:value="1280">
            <text:p>1280</text:p>
          </table:table-cell>
          <table:table-cell table:style-name="ce12" table:formula="of:=[.$O$11]*([.Q59]-[.$N$4])+[.$Q$4]" office:value-type="float" office:value="1365.8125">
            <text:p>1365,8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6.88">
            <text:p>1146,88</text:p>
          </table:table-cell>
          <table:table-cell table:style-name="ce1"/>
          <table:table-cell table:formula="of:=2048*(([.$G$2]^([.C60]/2048))-1)/([.$G$2]-1)" office:value-type="float" office:value="319.577697981864">
            <text:p>319,5776979819</text:p>
          </table:table-cell>
          <table:table-cell table:number-columns-repeated="8"/>
          <table:table-cell office:value-type="float" office:value="3360">
            <text:p>3360</text:p>
          </table:table-cell>
          <table:table-cell table:style-name="ce12" table:formula="of:=[.$N$11]*([.N60]-[.$N$5])+[.$Q$5]" office:value-type="float" office:value="1784.7578125">
            <text:p>1784,7578125</text:p>
          </table:table-cell>
          <table:table-cell/>
          <table:table-cell office:value-type="float" office:value="1312">
            <text:p>1312</text:p>
          </table:table-cell>
          <table:table-cell table:style-name="ce12" table:formula="of:=[.$O$11]*([.Q60]-[.$N$4])+[.$Q$4]" office:value-type="float" office:value="1372.2578125">
            <text:p>1372,2578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7.36">
            <text:p>1167,36</text:p>
          </table:table-cell>
          <table:table-cell/>
          <table:table-cell table:formula="of:=2048*(([.$G$2]^([.C61]/2048))-1)/([.$G$2]-1)" office:value-type="float" office:value="334.198627976651">
            <text:p>334,1986279767</text:p>
          </table:table-cell>
          <table:table-cell table:number-columns-repeated="8"/>
          <table:table-cell table:style-name="ce12" office:value-type="float" office:value="3392">
            <text:p>3392</text:p>
          </table:table-cell>
          <table:table-cell table:style-name="ce12" table:formula="of:=[.$N$11]*([.N61]-[.$N$5])+[.$Q$5]" office:value-type="float" office:value="1791.203125">
            <text:p>1791,203125</text:p>
          </table:table-cell>
          <table:table-cell/>
          <table:table-cell table:style-name="ce12" office:value-type="float" office:value="1344">
            <text:p>1344</text:p>
          </table:table-cell>
          <table:table-cell table:style-name="ce12" table:formula="of:=[.$O$11]*([.Q61]-[.$N$4])+[.$Q$4]" office:value-type="float" office:value="1378.703125">
            <text:p>1378,703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7.84">
            <text:p>1187,84</text:p>
          </table:table-cell>
          <table:table-cell table:style-name="ce1"/>
          <table:table-cell table:formula="of:=2048*(([.$G$2]^([.C62]/2048))-1)/([.$G$2]-1)" office:value-type="float" office:value="349.417624189788">
            <text:p>349,4176241898</text:p>
          </table:table-cell>
          <table:table-cell table:number-columns-repeated="8"/>
          <table:table-cell office:value-type="float" office:value="3424">
            <text:p>3424</text:p>
          </table:table-cell>
          <table:table-cell table:style-name="ce12" table:formula="of:=[.$N$11]*([.N62]-[.$N$5])+[.$Q$5]" office:value-type="float" office:value="1797.6484375">
            <text:p>1797,6484375</text:p>
          </table:table-cell>
          <table:table-cell/>
          <table:table-cell office:value-type="float" office:value="1376">
            <text:p>1376</text:p>
          </table:table-cell>
          <table:table-cell table:style-name="ce12" table:formula="of:=[.$O$11]*([.Q62]-[.$N$4])+[.$Q$4]" office:value-type="float" office:value="1385.1484375">
            <text:p>1385,1484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8.32">
            <text:p>1208,32</text:p>
          </table:table-cell>
          <table:table-cell/>
          <table:table-cell table:formula="of:=2048*(([.$G$2]^([.C63]/2048))-1)/([.$G$2]-1)" office:value-type="float" office:value="365.259150400368">
            <text:p>365,2591504004</text:p>
          </table:table-cell>
          <table:table-cell table:number-columns-repeated="8"/>
          <table:table-cell table:style-name="ce12" office:value-type="float" office:value="3456">
            <text:p>3456</text:p>
          </table:table-cell>
          <table:table-cell table:style-name="ce12" table:formula="of:=[.$N$11]*([.N63]-[.$N$5])+[.$Q$5]" office:value-type="float" office:value="1804.09375">
            <text:p>1804,09375</text:p>
          </table:table-cell>
          <table:table-cell/>
          <table:table-cell table:style-name="ce12" office:value-type="float" office:value="1408">
            <text:p>1408</text:p>
          </table:table-cell>
          <table:table-cell table:style-name="ce12" table:formula="of:=[.$O$11]*([.Q63]-[.$N$4])+[.$Q$4]" office:value-type="float" office:value="1391.59375">
            <text:p>1391,59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8.8">
            <text:p>1228,8</text:p>
          </table:table-cell>
          <table:table-cell table:style-name="ce1"/>
          <table:table-cell table:formula="of:=2048*(([.$G$2]^([.C64]/2048))-1)/([.$G$2]-1)" office:value-type="float" office:value="381.748671073478">
            <text:p>381,7486710735</text:p>
          </table:table-cell>
          <table:table-cell table:number-columns-repeated="8"/>
          <table:table-cell office:value-type="float" office:value="3488">
            <text:p>3488</text:p>
          </table:table-cell>
          <table:table-cell table:style-name="ce12" table:formula="of:=[.$N$11]*([.N64]-[.$N$5])+[.$Q$5]" office:value-type="float" office:value="1810.5390625">
            <text:p>1810,5390625</text:p>
          </table:table-cell>
          <table:table-cell/>
          <table:table-cell office:value-type="float" office:value="1440">
            <text:p>1440</text:p>
          </table:table-cell>
          <table:table-cell table:style-name="ce12" table:formula="of:=[.$O$11]*([.Q64]-[.$N$4])+[.$Q$4]" office:value-type="float" office:value="1398.0390625">
            <text:p>1398,0390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9.28">
            <text:p>1249,28</text:p>
          </table:table-cell>
          <table:table-cell/>
          <table:table-cell table:formula="of:=2048*(([.$G$2]^([.C65]/2048))-1)/([.$G$2]-1)" office:value-type="float" office:value="398.912692293057">
            <text:p>398,9126922931</text:p>
          </table:table-cell>
          <table:table-cell table:number-columns-repeated="8"/>
          <table:table-cell table:style-name="ce12" office:value-type="float" office:value="3520">
            <text:p>3520</text:p>
          </table:table-cell>
          <table:table-cell table:style-name="ce12" table:formula="of:=[.$N$11]*([.N65]-[.$N$5])+[.$Q$5]" office:value-type="float" office:value="1816.984375">
            <text:p>1816,984375</text:p>
          </table:table-cell>
          <table:table-cell/>
          <table:table-cell table:style-name="ce12" office:value-type="float" office:value="1472">
            <text:p>1472</text:p>
          </table:table-cell>
          <table:table-cell table:style-name="ce12" table:formula="of:=[.$O$11]*([.Q65]-[.$N$4])+[.$Q$4]" office:value-type="float" office:value="1404.484375">
            <text:p>1404,484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9.76">
            <text:p>1269,76</text:p>
          </table:table-cell>
          <table:table-cell table:style-name="ce1"/>
          <table:table-cell table:formula="of:=2048*(([.$G$2]^([.C66]/2048))-1)/([.$G$2]-1)" office:value-type="float" office:value="416.778804369109">
            <text:p>416,7788043691</text:p>
          </table:table-cell>
          <table:table-cell table:number-columns-repeated="8"/>
          <table:table-cell office:value-type="float" office:value="3552">
            <text:p>3552</text:p>
          </table:table-cell>
          <table:table-cell table:style-name="ce12" table:formula="of:=[.$N$11]*([.N66]-[.$N$5])+[.$Q$5]" office:value-type="float" office:value="1823.4296875">
            <text:p>1823,4296875</text:p>
          </table:table-cell>
          <table:table-cell/>
          <table:table-cell office:value-type="float" office:value="1504">
            <text:p>1504</text:p>
          </table:table-cell>
          <table:table-cell table:style-name="ce12" table:formula="of:=[.$O$11]*([.Q66]-[.$N$4])+[.$Q$4]" office:value-type="float" office:value="1410.9296875">
            <text:p>1410,9296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0.24">
            <text:p>1290,24</text:p>
          </table:table-cell>
          <table:table-cell/>
          <table:table-cell table:formula="of:=2048*(([.$G$2]^([.C67]/2048))-1)/([.$G$2]-1)" office:value-type="float" office:value="435.375726187753">
            <text:p>435,3757261878</text:p>
          </table:table-cell>
          <table:table-cell table:number-columns-repeated="8"/>
          <table:table-cell table:style-name="ce12" office:value-type="float" office:value="3584">
            <text:p>3584</text:p>
          </table:table-cell>
          <table:table-cell table:style-name="ce12" table:formula="of:=[.$N$11]*([.N67]-[.$N$5])+[.$Q$5]" office:value-type="float" office:value="1829.875">
            <text:p>1829,875</text:p>
          </table:table-cell>
          <table:table-cell/>
          <table:table-cell table:style-name="ce12" office:value-type="float" office:value="1536">
            <text:p>1536</text:p>
          </table:table-cell>
          <table:table-cell table:style-name="ce12" table:formula="of:=[.$O$11]*([.Q67]-[.$N$4])+[.$Q$4]" office:value-type="float" office:value="1417.375">
            <text:p>1417,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0.72">
            <text:p>1310,72</text:p>
          </table:table-cell>
          <table:table-cell table:style-name="ce1"/>
          <table:table-cell table:formula="of:=2048*(([.$G$2]^([.C68]/2048))-1)/([.$G$2]-1)" office:value-type="float" office:value="454.733351375402">
            <text:p>454,7333513754</text:p>
          </table:table-cell>
          <table:table-cell table:number-columns-repeated="8"/>
          <table:table-cell office:value-type="float" office:value="3616">
            <text:p>3616</text:p>
          </table:table-cell>
          <table:table-cell table:style-name="ce12" table:formula="of:=[.$N$11]*([.N68]-[.$N$5])+[.$Q$5]" office:value-type="float" office:value="1836.3203125">
            <text:p>1836,3203125</text:p>
          </table:table-cell>
          <table:table-cell/>
          <table:table-cell office:value-type="float" office:value="1568">
            <text:p>1568</text:p>
          </table:table-cell>
          <table:table-cell table:style-name="ce12" table:formula="of:=[.$O$11]*([.Q68]-[.$N$4])+[.$Q$4]" office:value-type="float" office:value="1423.8203125">
            <text:p>1423,8203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1.2">
            <text:p>1331,2</text:p>
          </table:table-cell>
          <table:table-cell/>
          <table:table-cell table:formula="of:=2048*(([.$G$2]^([.C69]/2048))-1)/([.$G$2]-1)" office:value-type="float" office:value="474.882796351282">
            <text:p>474,8827963513</text:p>
          </table:table-cell>
          <table:table-cell table:number-columns-repeated="8"/>
          <table:table-cell table:style-name="ce12" office:value-type="float" office:value="3648">
            <text:p>3648</text:p>
          </table:table-cell>
          <table:table-cell table:style-name="ce12" table:formula="of:=[.$N$11]*([.N69]-[.$N$5])+[.$Q$5]" office:value-type="float" office:value="1842.765625">
            <text:p>1842,765625</text:p>
          </table:table-cell>
          <table:table-cell/>
          <table:table-cell table:style-name="ce12" office:value-type="float" office:value="1600">
            <text:p>1600</text:p>
          </table:table-cell>
          <table:table-cell table:style-name="ce12" table:formula="of:=[.$O$11]*([.Q69]-[.$N$4])+[.$Q$4]" office:value-type="float" office:value="1430.265625">
            <text:p>1430,265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1.68">
            <text:p>1351,68</text:p>
          </table:table-cell>
          <table:table-cell table:style-name="ce1"/>
          <table:table-cell table:formula="of:=2048*(([.$G$2]^([.C70]/2048))-1)/([.$G$2]-1)" office:value-type="float" office:value="495.856450345526">
            <text:p>495,8564503455</text:p>
          </table:table-cell>
          <table:table-cell table:number-columns-repeated="8"/>
          <table:table-cell office:value-type="float" office:value="3680">
            <text:p>3680</text:p>
          </table:table-cell>
          <table:table-cell table:style-name="ce12" table:formula="of:=[.$N$11]*([.N70]-[.$N$5])+[.$Q$5]" office:value-type="float" office:value="1849.2109375">
            <text:p>1849,2109375</text:p>
          </table:table-cell>
          <table:table-cell/>
          <table:table-cell office:value-type="float" office:value="1632">
            <text:p>1632</text:p>
          </table:table-cell>
          <table:table-cell table:style-name="ce12" table:formula="of:=[.$O$11]*([.Q70]-[.$N$4])+[.$Q$4]" office:value-type="float" office:value="1436.7109375">
            <text:p>1436,7109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2.16">
            <text:p>1372,16</text:p>
          </table:table-cell>
          <table:table-cell/>
          <table:table-cell table:formula="of:=2048*(([.$G$2]^([.C71]/2048))-1)/([.$G$2]-1)" office:value-type="float" office:value="517.688027463251">
            <text:p>517,6880274633</text:p>
          </table:table-cell>
          <table:table-cell table:number-columns-repeated="8"/>
          <table:table-cell table:style-name="ce12" office:value-type="float" office:value="3712">
            <text:p>3712</text:p>
          </table:table-cell>
          <table:table-cell table:style-name="ce12" table:formula="of:=[.$N$11]*([.N71]-[.$N$5])+[.$Q$5]" office:value-type="float" office:value="1855.65625">
            <text:p>1855,65625</text:p>
          </table:table-cell>
          <table:table-cell/>
          <table:table-cell table:style-name="ce12" office:value-type="float" office:value="1664">
            <text:p>1664</text:p>
          </table:table-cell>
          <table:table-cell table:style-name="ce12" table:formula="of:=[.$O$11]*([.Q71]-[.$N$4])+[.$Q$4]" office:value-type="float" office:value="1443.15625">
            <text:p>1443,15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2.64">
            <text:p>1392,64</text:p>
          </table:table-cell>
          <table:table-cell table:style-name="ce1"/>
          <table:table-cell table:formula="of:=2048*(([.$G$2]^([.C72]/2048))-1)/([.$G$2]-1)" office:value-type="float" office:value="540.412620878302">
            <text:p>540,4126208783</text:p>
          </table:table-cell>
          <table:table-cell table:number-columns-repeated="8"/>
          <table:table-cell office:value-type="float" office:value="3744">
            <text:p>3744</text:p>
          </table:table-cell>
          <table:table-cell table:style-name="ce12" table:formula="of:=[.$N$11]*([.N72]-[.$N$5])+[.$Q$5]" office:value-type="float" office:value="1862.1015625">
            <text:p>1862,1015625</text:p>
          </table:table-cell>
          <table:table-cell/>
          <table:table-cell office:value-type="float" office:value="1696">
            <text:p>1696</text:p>
          </table:table-cell>
          <table:table-cell table:style-name="ce12" table:formula="of:=[.$O$11]*([.Q72]-[.$N$4])+[.$Q$4]" office:value-type="float" office:value="1449.6015625">
            <text:p>1449,6015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3.12">
            <text:p>1413,12</text:p>
          </table:table-cell>
          <table:table-cell/>
          <table:table-cell table:formula="of:=2048*(([.$G$2]^([.C73]/2048))-1)/([.$G$2]-1)" office:value-type="float" office:value="564.066759243786">
            <text:p>564,0667592438</text:p>
          </table:table-cell>
          <table:table-cell table:number-columns-repeated="8"/>
          <table:table-cell table:style-name="ce12" office:value-type="float" office:value="3776">
            <text:p>3776</text:p>
          </table:table-cell>
          <table:table-cell table:style-name="ce12" table:formula="of:=[.$N$11]*([.N73]-[.$N$5])+[.$Q$5]" office:value-type="float" office:value="1868.546875">
            <text:p>1868,546875</text:p>
          </table:table-cell>
          <table:table-cell/>
          <table:table-cell table:style-name="ce12" office:value-type="float" office:value="1728">
            <text:p>1728</text:p>
          </table:table-cell>
          <table:table-cell table:style-name="ce12" table:formula="of:=[.$O$11]*([.Q73]-[.$N$4])+[.$Q$4]" office:value-type="float" office:value="1456.046875">
            <text:p>1456,046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3.6">
            <text:p>1433,6</text:p>
          </table:table-cell>
          <table:table-cell table:style-name="ce1"/>
          <table:table-cell table:formula="of:=2048*(([.$G$2]^([.C74]/2048))-1)/([.$G$2]-1)" office:value-type="float" office:value="588.68846541006">
            <text:p>588,6884654101</text:p>
          </table:table-cell>
          <table:table-cell table:number-columns-repeated="8"/>
          <table:table-cell office:value-type="float" office:value="3808">
            <text:p>3808</text:p>
          </table:table-cell>
          <table:table-cell table:style-name="ce12" table:formula="of:=[.$N$11]*([.N74]-[.$N$5])+[.$Q$5]" office:value-type="float" office:value="1874.9921875">
            <text:p>1874,9921875</text:p>
          </table:table-cell>
          <table:table-cell/>
          <table:table-cell office:value-type="float" office:value="1760">
            <text:p>1760</text:p>
          </table:table-cell>
          <table:table-cell table:style-name="ce12" table:formula="of:=[.$O$11]*([.Q74]-[.$N$4])+[.$Q$4]" office:value-type="float" office:value="1462.4921875">
            <text:p>1462,4921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4.08">
            <text:p>1454,08</text:p>
          </table:table-cell>
          <table:table-cell/>
          <table:table-cell table:formula="of:=2048*(([.$G$2]^([.C75]/2048))-1)/([.$G$2]-1)" office:value-type="float" office:value="614.317317544576">
            <text:p>614,3173175446</text:p>
          </table:table-cell>
          <table:table-cell table:number-columns-repeated="8"/>
          <table:table-cell table:style-name="ce12" office:value-type="float" office:value="3840">
            <text:p>3840</text:p>
          </table:table-cell>
          <table:table-cell table:style-name="ce12" table:formula="of:=[.$N$11]*([.N75]-[.$N$5])+[.$Q$5]" office:value-type="float" office:value="1881.4375">
            <text:p>1881,4375</text:p>
          </table:table-cell>
          <table:table-cell/>
          <table:table-cell table:style-name="ce12" office:value-type="float" office:value="1792">
            <text:p>1792</text:p>
          </table:table-cell>
          <table:table-cell table:style-name="ce12" table:formula="of:=[.$O$11]*([.Q75]-[.$N$4])+[.$Q$4]" office:value-type="float" office:value="1468.9375">
            <text:p>1468,9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4.56">
            <text:p>1474,56</text:p>
          </table:table-cell>
          <table:table-cell table:style-name="ce1"/>
          <table:table-cell table:formula="of:=2048*(([.$G$2]^([.C76]/2048))-1)/([.$G$2]-1)" office:value-type="float" office:value="640.994512751811">
            <text:p>640,9945127518</text:p>
          </table:table-cell>
          <table:table-cell table:number-columns-repeated="8"/>
          <table:table-cell office:value-type="float" office:value="3872">
            <text:p>3872</text:p>
          </table:table-cell>
          <table:table-cell table:style-name="ce12" table:formula="of:=[.$N$11]*([.N76]-[.$N$5])+[.$Q$5]" office:value-type="float" office:value="1887.8828125">
            <text:p>1887,8828125</text:p>
          </table:table-cell>
          <table:table-cell/>
          <table:table-cell office:value-type="float" office:value="1824">
            <text:p>1824</text:p>
          </table:table-cell>
          <table:table-cell table:style-name="ce12" table:formula="of:=[.$O$11]*([.Q76]-[.$N$4])+[.$Q$4]" office:value-type="float" office:value="1475.3828125">
            <text:p>1475,3828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5.04">
            <text:p>1495,04</text:p>
          </table:table-cell>
          <table:table-cell/>
          <table:table-cell table:formula="of:=2048*(([.$G$2]^([.C77]/2048))-1)/([.$G$2]-1)" office:value-type="float" office:value="668.762933295563">
            <text:p>668,7629332956</text:p>
          </table:table-cell>
          <table:table-cell table:number-columns-repeated="8"/>
          <table:table-cell table:style-name="ce12" office:value-type="float" office:value="3904">
            <text:p>3904</text:p>
          </table:table-cell>
          <table:table-cell table:style-name="ce12" table:formula="of:=[.$N$11]*([.N77]-[.$N$5])+[.$Q$5]" office:value-type="float" office:value="1894.328125">
            <text:p>1894,328125</text:p>
          </table:table-cell>
          <table:table-cell/>
          <table:table-cell table:style-name="ce12" office:value-type="float" office:value="1856">
            <text:p>1856</text:p>
          </table:table-cell>
          <table:table-cell table:style-name="ce12" table:formula="of:=[.$O$11]*([.Q77]-[.$N$4])+[.$Q$4]" office:value-type="float" office:value="1481.828125">
            <text:p>1481,828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5.52">
            <text:p>1515,52</text:p>
          </table:table-cell>
          <table:table-cell table:style-name="ce1"/>
          <table:table-cell table:formula="of:=2048*(([.$G$2]^([.C78]/2048))-1)/([.$G$2]-1)" office:value-type="float" office:value="697.667215530062">
            <text:p>697,6672155301</text:p>
          </table:table-cell>
          <table:table-cell table:number-columns-repeated="8"/>
          <table:table-cell office:value-type="float" office:value="3936">
            <text:p>3936</text:p>
          </table:table-cell>
          <table:table-cell table:style-name="ce12" table:formula="of:=[.$N$11]*([.N78]-[.$N$5])+[.$Q$5]" office:value-type="float" office:value="1900.7734375">
            <text:p>1900,7734375</text:p>
          </table:table-cell>
          <table:table-cell/>
          <table:table-cell office:value-type="float" office:value="1888">
            <text:p>1888</text:p>
          </table:table-cell>
          <table:table-cell table:style-name="ce12" table:formula="of:=[.$O$11]*([.Q78]-[.$N$4])+[.$Q$4]" office:value-type="float" office:value="1488.2734375">
            <text:p>1488,2734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6">
            <text:p>1536</text:p>
          </table:table-cell>
          <table:table-cell/>
          <table:table-cell table:formula="of:=2048*(([.$G$2]^([.C79]/2048))-1)/([.$G$2]-1)" office:value-type="float" office:value="727.753821650679">
            <text:p>727,7538216507</text:p>
          </table:table-cell>
          <table:table-cell table:number-columns-repeated="8"/>
          <table:table-cell table:style-name="ce12" office:value-type="float" office:value="3968">
            <text:p>3968</text:p>
          </table:table-cell>
          <table:table-cell table:style-name="ce12" table:formula="of:=[.$N$11]*([.N79]-[.$N$5])+[.$Q$5]" office:value-type="float" office:value="1907.21875">
            <text:p>1907,21875</text:p>
          </table:table-cell>
          <table:table-cell/>
          <table:table-cell table:style-name="ce12" office:value-type="float" office:value="1920">
            <text:p>1920</text:p>
          </table:table-cell>
          <table:table-cell table:style-name="ce12" table:formula="of:=[.$O$11]*([.Q79]-[.$N$4])+[.$Q$4]" office:value-type="float" office:value="1494.71875">
            <text:p>1494,71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6.48">
            <text:p>1556,48</text:p>
          </table:table-cell>
          <table:table-cell table:style-name="ce1"/>
          <table:table-cell table:formula="of:=2048*(([.$G$2]^([.C80]/2048))-1)/([.$G$2]-1)" office:value-type="float" office:value="759.071114379601">
            <text:p>759,0711143796</text:p>
          </table:table-cell>
          <table:table-cell table:number-columns-repeated="8"/>
          <table:table-cell office:value-type="float" office:value="4000">
            <text:p>4000</text:p>
          </table:table-cell>
          <table:table-cell table:style-name="ce12" table:formula="of:=[.$N$11]*([.N80]-[.$N$5])+[.$Q$5]" office:value-type="float" office:value="1913.6640625">
            <text:p>1913,6640625</text:p>
          </table:table-cell>
          <table:table-cell/>
          <table:table-cell office:value-type="float" office:value="1952">
            <text:p>1952</text:p>
          </table:table-cell>
          <table:table-cell table:style-name="ce12" table:formula="of:=[.$O$11]*([.Q80]-[.$N$4])+[.$Q$4]" office:value-type="float" office:value="1501.1640625">
            <text:p>1501,1640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6.96">
            <text:p>1576,96</text:p>
          </table:table-cell>
          <table:table-cell/>
          <table:table-cell table:formula="of:=2048*(([.$G$2]^([.C81]/2048))-1)/([.$G$2]-1)" office:value-type="float" office:value="791.669434706496">
            <text:p>791,6694347065</text:p>
          </table:table-cell>
          <table:table-cell table:number-columns-repeated="8"/>
          <table:table-cell table:style-name="ce12" office:value-type="float" office:value="4032">
            <text:p>4032</text:p>
          </table:table-cell>
          <table:table-cell table:style-name="ce12" table:formula="of:=[.$N$11]*([.N81]-[.$N$5])+[.$Q$5]" office:value-type="float" office:value="1920.109375">
            <text:p>1920,109375</text:p>
          </table:table-cell>
          <table:table-cell/>
          <table:table-cell table:style-name="ce12" office:value-type="float" office:value="1984">
            <text:p>1984</text:p>
          </table:table-cell>
          <table:table-cell table:style-name="ce12" table:formula="of:=[.$O$11]*([.Q81]-[.$N$4])+[.$Q$4]" office:value-type="float" office:value="1507.609375">
            <text:p>1507,609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7.44">
            <text:p>1597,44</text:p>
          </table:table-cell>
          <table:table-cell table:style-name="ce1"/>
          <table:table-cell table:formula="of:=2048*(([.$G$2]^([.C82]/2048))-1)/([.$G$2]-1)" office:value-type="float" office:value="825.601182809148">
            <text:p>825,6011828091</text:p>
          </table:table-cell>
          <table:table-cell table:number-columns-repeated="8"/>
          <table:table-cell office:value-type="float" office:value="4064">
            <text:p>4064</text:p>
          </table:table-cell>
          <table:table-cell table:style-name="ce12" table:formula="of:=[.$N$11]*([.N82]-[.$N$5])+[.$Q$5]" office:value-type="float" office:value="1926.5546875">
            <text:p>1926,5546875</text:p>
          </table:table-cell>
          <table:table-cell/>
          <table:table-cell office:value-type="float" office:value="2016">
            <text:p>2016</text:p>
          </table:table-cell>
          <table:table-cell table:style-name="ce12" table:formula="of:=[.$O$11]*([.Q82]-[.$N$4])+[.$Q$4]" office:value-type="float" office:value="1514.0546875">
            <text:p>1514,0546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17.92">
            <text:p>1617,92</text:p>
          </table:table-cell>
          <table:table-cell/>
          <table:table-cell table:formula="of:=2048*(([.$G$2]^([.C83]/2048))-1)/([.$G$2]-1)" office:value-type="float" office:value="860.920902284141">
            <text:p>860,9209022841</text:p>
          </table:table-cell>
          <table:table-cell table:number-columns-repeated="8"/>
          <table:table-cell table:style-name="ce12" office:value-type="float" office:value="4096">
            <text:p>4096</text:p>
          </table:table-cell>
          <table:table-cell table:style-name="ce12" table:formula="of:=[.$N$11]*([.N83]-[.$N$5])+[.$Q$5]" office:value-type="float" office:value="1933">
            <text:p>1933</text:p>
          </table:table-cell>
          <table:table-cell/>
          <table:table-cell table:style-name="ce12" office:value-type="float" office:value="2048">
            <text:p>2048</text:p>
          </table:table-cell>
          <table:table-cell table:style-name="ce12" table:formula="of:=[.$O$11]*([.Q83]-[.$N$4])+[.$Q$4]" office:value-type="float" office:value="1520.5">
            <text:p>1520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8.4">
            <text:p>1638,4</text:p>
          </table:table-cell>
          <table:table-cell table:style-name="ce1"/>
          <table:table-cell table:formula="of:=2048*(([.$G$2]^([.C84]/2048))-1)/([.$G$2]-1)" office:value-type="float" office:value="897.68536782297">
            <text:p>897,68536782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58.88">
            <text:p>1658,88</text:p>
          </table:table-cell>
          <table:table-cell/>
          <table:table-cell table:formula="of:=2048*(([.$G$2]^([.C85]/2048))-1)/([.$G$2]-1)" office:value-type="float" office:value="935.953676474536">
            <text:p>935,9536764745</text:p>
          </table:table-cell>
          <table:table-cell table:number-columns-repeated="8"/>
          <table:table-cell table:style-name="ce12"/>
          <table:table-cell table:number-columns-repeated="5"/>
        </table:table-row>
        <table:table-row table:style-name="ro1">
          <table:table-cell table:number-columns-repeated="2"/>
          <table:table-cell office:value-type="float" office:value="1679.36">
            <text:p>1679,36</text:p>
          </table:table-cell>
          <table:table-cell table:style-name="ce1"/>
          <table:table-cell table:formula="of:=2048*(([.$G$2]^([.C86]/2048))-1)/([.$G$2]-1)" office:value-type="float" office:value="975.787342640709">
            <text:p>975,787342640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99.84">
            <text:p>1699,84</text:p>
          </table:table-cell>
          <table:table-cell/>
          <table:table-cell table:formula="of:=2048*(([.$G$2]^([.C87]/2048))-1)/([.$G$2]-1)" office:value-type="float" office:value="1017.25039695767">
            <text:p>1017,2503969577</text:p>
          </table:table-cell>
          <table:table-cell table:number-columns-repeated="8"/>
          <table:table-cell table:style-name="ce12"/>
          <table:table-cell table:number-columns-repeated="5"/>
        </table:table-row>
        <table:table-row table:style-name="ro1">
          <table:table-cell table:number-columns-repeated="2"/>
          <table:table-cell office:value-type="float" office:value="1720.32">
            <text:p>1720,32</text:p>
          </table:table-cell>
          <table:table-cell table:style-name="ce1"/>
          <table:table-cell table:formula="of:=2048*(([.$G$2]^([.C88]/2048))-1)/([.$G$2]-1)" office:value-type="float" office:value="1060.40948922197">
            <text:p>1060,40948922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740.8">
            <text:p>1740,8</text:p>
          </table:table-cell>
          <table:table-cell/>
          <table:table-cell table:formula="of:=2048*(([.$G$2]^([.C89]/2048))-1)/([.$G$2]-1)" office:value-type="float" office:value="1105.33399552678">
            <text:p>1105,3339955268</text:p>
          </table:table-cell>
          <table:table-cell table:number-columns-repeated="8"/>
          <table:table-cell table:style-name="ce12"/>
          <table:table-cell table:number-columns-repeated="5"/>
        </table:table-row>
        <table:table-row table:style-name="ro1">
          <table:table-cell table:number-columns-repeated="2"/>
          <table:table-cell office:value-type="float" office:value="1761.28">
            <text:p>1761,28</text:p>
          </table:table-cell>
          <table:table-cell table:style-name="ce1"/>
          <table:table-cell table:formula="of:=2048*(([.$G$2]^([.C90]/2048))-1)/([.$G$2]-1)" office:value-type="float" office:value="1152.09612978045">
            <text:p>1152,09612978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781.76">
            <text:p>1781,76</text:p>
          </table:table-cell>
          <table:table-cell/>
          <table:table-cell table:formula="of:=2048*(([.$G$2]^([.C91]/2048))-1)/([.$G$2]-1)" office:value-type="float" office:value="1200.77105978686">
            <text:p>1200,7710597869</text:p>
          </table:table-cell>
          <table:table-cell table:number-columns-repeated="8"/>
          <table:table-cell table:style-name="ce12"/>
          <table:table-cell table:number-columns-repeated="5"/>
        </table:table-row>
        <table:table-row table:style-name="ro1">
          <table:table-cell table:number-columns-repeated="2"/>
          <table:table-cell office:value-type="float" office:value="1802.24">
            <text:p>1802,24</text:p>
          </table:table-cell>
          <table:table-cell table:style-name="ce1"/>
          <table:table-cell table:formula="of:=2048*(([.$G$2]^([.C92]/2048))-1)/([.$G$2]-1)" office:value-type="float" office:value="1251.43702807386">
            <text:p>1251,437028073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822.72">
            <text:p>1822,72</text:p>
          </table:table-cell>
          <table:table-cell/>
          <table:table-cell table:formula="of:=2048*(([.$G$2]^([.C93]/2048))-1)/([.$G$2]-1)" office:value-type="float" office:value="1304.17547766425">
            <text:p>1304,1754776643</text:p>
          </table:table-cell>
          <table:table-cell table:number-columns-repeated="8"/>
          <table:table-cell table:style-name="ce12"/>
          <table:table-cell table:number-columns-repeated="5"/>
        </table:table-row>
        <table:table-row table:style-name="ro1">
          <table:table-cell table:number-columns-repeated="2"/>
          <table:table-cell office:value-type="float" office:value="1843.2">
            <text:p>1843,2</text:p>
          </table:table-cell>
          <table:table-cell table:style-name="ce1"/>
          <table:table-cell table:formula="of:=2048*(([.$G$2]^([.C94]/2048))-1)/([.$G$2]-1)" office:value-type="float" office:value="1359.07118299141">
            <text:p>1359,071182991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863.68">
            <text:p>1863,68</text:p>
          </table:table-cell>
          <table:table-cell/>
          <table:table-cell table:formula="of:=2048*(([.$G$2]^([.C95]/2048))-1)/([.$G$2]-1)" office:value-type="float" office:value="1416.21238616996">
            <text:p>1416,21238617</text:p>
          </table:table-cell>
          <table:table-cell table:number-columns-repeated="8"/>
          <table:table-cell table:style-name="ce12"/>
          <table:table-cell table:number-columns-repeated="5"/>
        </table:table-row>
        <table:table-row table:style-name="ro1">
          <table:table-cell table:number-columns-repeated="2"/>
          <table:table-cell office:value-type="float" office:value="1884.16">
            <text:p>1884,16</text:p>
          </table:table-cell>
          <table:table-cell table:style-name="ce1"/>
          <table:table-cell table:formula="of:=2048*(([.$G$2]^([.C96]/2048))-1)/([.$G$2]-1)" office:value-type="float" office:value="1475.69093884059">
            <text:p>1475,690938840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04.64">
            <text:p>1904,64</text:p>
          </table:table-cell>
          <table:table-cell/>
          <table:table-cell table:formula="of:=2048*(([.$G$2]^([.C97]/2048))-1)/([.$G$2]-1)" office:value-type="float" office:value="1537.60244981697">
            <text:p>1537,602449817</text:p>
          </table:table-cell>
          <table:table-cell table:number-columns-repeated="8"/>
          <table:table-cell table:style-name="ce12"/>
          <table:table-cell table:number-columns-repeated="5"/>
        </table:table-row>
        <table:table-row table:style-name="ro1">
          <table:table-cell table:number-columns-repeated="2"/>
          <table:table-cell office:value-type="float" office:value="1925.12">
            <text:p>1925,12</text:p>
          </table:table-cell>
          <table:table-cell table:style-name="ce1"/>
          <table:table-cell table:formula="of:=2048*(([.$G$2]^([.C98]/2048))-1)/([.$G$2]-1)" office:value-type="float" office:value="1602.0464387722">
            <text:p>1602,046438772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45.6">
            <text:p>1945,6</text:p>
          </table:table-cell>
          <table:table-cell/>
          <table:table-cell table:formula="of:=2048*(([.$G$2]^([.C99]/2048))-1)/([.$G$2]-1)" office:value-type="float" office:value="1669.12649621168">
            <text:p>1669,1264962117</text:p>
          </table:table-cell>
          <table:table-cell table:number-columns-repeated="8"/>
          <table:table-cell table:style-name="ce12"/>
          <table:table-cell table:number-columns-repeated="5"/>
        </table:table-row>
        <table:table-row table:style-name="ro1">
          <table:table-cell table:number-columns-repeated="2"/>
          <table:table-cell office:value-type="float" office:value="1966.08">
            <text:p>1966,08</text:p>
          </table:table-cell>
          <table:table-cell table:style-name="ce1"/>
          <table:table-cell table:formula="of:=2048*(([.$G$2]^([.C100]/2048))-1)/([.$G$2]-1)" office:value-type="float" office:value="1738.95044998976">
            <text:p>1738,950449989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86.56">
            <text:p>1986,56</text:p>
          </table:table-cell>
          <table:table-cell/>
          <table:table-cell table:formula="of:=2048*(([.$G$2]^([.C101]/2048))-1)/([.$G$2]-1)" office:value-type="float" office:value="1811.63053863758">
            <text:p>1811,6305386376</text:p>
          </table:table-cell>
          <table:table-cell table:number-columns-repeated="8"/>
          <table:table-cell table:style-name="ce12"/>
          <table:table-cell table:number-columns-repeated="5"/>
        </table:table-row>
        <table:table-row table:style-name="ro1">
          <table:table-cell table:number-columns-repeated="2"/>
          <table:table-cell office:value-type="float" office:value="2007.04">
            <text:p>2007,04</text:p>
          </table:table-cell>
          <table:table-cell table:style-name="ce1"/>
          <table:table-cell table:formula="of:=2048*(([.$G$2]^([.C102]/2048))-1)/([.$G$2]-1)" office:value-type="float" office:value="1887.283591781">
            <text:p>1887,28359178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27.52">
            <text:p>2027,52</text:p>
          </table:table-cell>
          <table:table-cell/>
          <table:table-cell table:formula="of:=2048*(([.$G$2]^([.C103]/2048))-1)/([.$G$2]-1)" office:value-type="float" office:value="1966.03121793832">
            <text:p>1966,0312179383</text:p>
          </table:table-cell>
          <table:table-cell table:number-columns-repeated="8"/>
          <table:table-cell table:style-name="ce12"/>
          <table:table-cell table:number-columns-repeated="5"/>
        </table:table-row>
        <table:table-row table:style-name="ro1">
          <table:table-cell table:number-columns-repeated="2"/>
          <table:table-cell office:value-type="float" office:value="2048">
            <text:p>2048</text:p>
          </table:table-cell>
          <table:table-cell table:style-name="ce1"/>
          <table:table-cell table:formula="of:=2048*(([.$G$2]^([.C104]/2048))-1)/([.$G$2]-1)" office:value-type="float" office:value="2048">
            <text:p>2048</text:p>
          </table:table-cell>
          <table:table-cell table:number-columns-repeated="14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12"/>
          <table:table-cell table:number-columns-repeated="5"/>
        </table:table-row>
      </table:table>
      <table:table table:name="Лист3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2" table:default-cell-style-name="ce24"/>
        <table:table-column table:style-name="co1" table:number-columns-repeated="1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1" table:default-cell-style-name="ce12"/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Входные</text:p>
          </table:table-cell>
          <table:table-cell/>
          <table:table-cell table:style-name="Default" office:value-type="string">
            <text:p>Выходные</text:p>
          </table:table-cell>
          <table:table-cell/>
          <table:table-cell office:value-type="string">
            <text:p>Экспонента</text:p>
          </table:table-cell>
          <table:table-cell office:value-type="string">
            <text:p>Расходы</text:p>
          </table:table-cell>
          <table:table-cell table:number-columns-repeated="7"/>
          <table:table-cell table:style-name="ce5" office:value-type="string">
            <text:p>Входные</text:p>
          </table:table-cell>
          <table:table-cell table:style-name="Default"/>
          <table:table-cell table:style-name="ce16" office:value-type="string">
            <text:p>Выходные</text:p>
          </table:table-cell>
          <table:table-cell table:style-name="ce13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40">
            <text:p>40</text:p>
          </table:table-cell>
          <table:table-cell office:value-type="float" office:value="2048">
            <text:p>2048</text:p>
            <draw:frame table:end-cell-address="Лист3.M23" table:end-x="1.407cm" table:end-y="0.413cm" draw:z-index="0" draw:style-name="gr1" draw:text-style-name="P1" svg:width="15.999cm" svg:height="8.999cm" svg:x="1.215cm" svg:y="0.446cm">
              <draw:object draw:notify-on-update-of-ranges="Лист3.C4:Лист3.C6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 table:style-name="ce6"/>
          <table:table-cell table:style-name="Default"/>
          <table:table-cell table:style-name="ce17"/>
          <table:table-cell table:style-name="ce21"/>
          <table:table-cell table:style-name="Default"/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(EXP([.E$3]/10*[.$A4]/[.$F$3])-1)/(EXP([.E$3]/10)-1)*[.F$3]" office:value-type="float" office:value="0">
            <text:p>0</text:p>
          </table:table-cell>
          <table:table-cell table:formula="of:=[.$O$11]*([.C4]-[.$N$4])+[.$Q$4]" office:value-type="float" office:value="1108">
            <text:p>1108</text:p>
          </table:table-cell>
          <table:table-cell table:number-columns-repeated="9"/>
          <table:table-cell table:style-name="ce6" office:value-type="float" office:value="0">
            <text:p>0</text:p>
          </table:table-cell>
          <table:table-cell table:style-name="Default"/>
          <table:table-cell table:style-name="ce17" office:value-type="string">
            <text:p>от</text:p>
          </table:table-cell>
          <table:table-cell table:style-name="ce21" office:value-type="float" office:value="1108">
            <text:p>1108</text:p>
          </table:table-cell>
          <table:table-cell table:style-name="Default"/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(EXP([.E$3]/10*[.$A5]/[.$F$3])-1)/(EXP([.E$3]/10)-1)*[.F$3]" office:value-type="float" office:value="2.46435094834611">
            <text:p>2,4643509483</text:p>
          </table:table-cell>
          <table:table-cell table:formula="of:=[.$O$11]*([.C5]-[.$N$4])+[.$Q$4]" office:value-type="float" office:value="1108.49635974912">
            <text:p>1108,4963597491</text:p>
          </table:table-cell>
          <table:table-cell table:number-columns-repeated="9"/>
          <table:table-cell table:style-name="ce6" office:value-type="float" office:value="2048">
            <text:p>2048</text:p>
          </table:table-cell>
          <table:table-cell table:style-name="Default"/>
          <table:table-cell table:style-name="ce17" office:value-type="string">
            <text:p>центр</text:p>
          </table:table-cell>
          <table:table-cell table:style-name="ce21" office:value-type="float" office:value="1520.5">
            <text:p>1520,5</text:p>
          </table:table-cell>
          <table:table-cell table:style-name="Default"/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(EXP([.E$3]/10*[.$A6]/[.$F$3])-1)/(EXP([.E$3]/10)-1)*[.F$3]" office:value-type="float" office:value="5.08763887768952">
            <text:p>5,0876388777</text:p>
          </table:table-cell>
          <table:table-cell table:formula="of:=[.$O$11]*([.C6]-[.$N$4])+[.$Q$4]" office:value-type="float" office:value="1109.02473195168">
            <text:p>1109,0247319517</text:p>
          </table:table-cell>
          <table:table-cell table:number-columns-repeated="9"/>
          <table:table-cell table:style-name="ce7" office:value-type="float" office:value="4096">
            <text:p>4096</text:p>
          </table:table-cell>
          <table:table-cell table:style-name="Default"/>
          <table:table-cell table:style-name="ce10" office:value-type="string">
            <text:p>до</text:p>
          </table:table-cell>
          <table:table-cell table:style-name="ce15" office:value-type="float" office:value="1933">
            <text:p>1933</text:p>
          </table:table-cell>
          <table:table-cell table:style-name="Default"/>
        </table:table-row>
        <table:table-row table:style-name="ro1">
          <table:table-cell office:value-type="float" office:value="96">
            <text:p>96</text:p>
          </table:table-cell>
          <table:table-cell/>
          <table:table-cell table:formula="of:=(EXP([.E$3]/10*[.$A7]/[.$F$3])-1)/(EXP([.E$3]/10)-1)*[.F$3]" office:value-type="float" office:value="7.88011434262168">
            <text:p>7,8801143426</text:p>
          </table:table-cell>
          <table:table-cell table:formula="of:=[.$O$11]*([.C7]-[.$N$4])+[.$Q$4]" office:value-type="float" office:value="1109.58718123356">
            <text:p>1109,5871812336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128">
            <text:p>128</text:p>
          </table:table-cell>
          <table:table-cell/>
          <table:table-cell table:formula="of:=(EXP([.E$3]/10*[.$A8]/[.$F$3])-1)/(EXP([.E$3]/10)-1)*[.F$3]" office:value-type="float" office:value="10.852689001706">
            <text:p>10,8526890017</text:p>
          </table:table-cell>
          <table:table-cell table:formula="of:=[.$O$11]*([.C8]-[.$N$4])+[.$Q$4]" office:value-type="float" office:value="1110.18590537754">
            <text:p>1110,1859053775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160">
            <text:p>160</text:p>
          </table:table-cell>
          <table:table-cell/>
          <table:table-cell table:formula="of:=(EXP([.E$3]/10*[.$A9]/[.$F$3])-1)/(EXP([.E$3]/10)-1)*[.F$3]" office:value-type="float" office:value="14.016978255021">
            <text:p>14,016978255</text:p>
          </table:table-cell>
          <table:table-cell table:formula="of:=[.$O$11]*([.C9]-[.$N$4])+[.$Q$4]" office:value-type="float" office:value="1110.82324391123">
            <text:p>1110,8232439112</text:p>
          </table:table-cell>
          <table:table-cell table:number-columns-repeated="9"/>
          <table:table-cell table:style-name="ce8" office:value-type="string" table:number-columns-spanned="2" table:number-rows-spanned="1">
            <text:p>Коэффициенты</text:p>
          </table:table-cell>
          <table:covered-table-cell table:style-name="ce13"/>
          <table:table-cell/>
          <table:table-cell office:value-type="string">
            <text:p>Экспонента</text:p>
          </table:table-cell>
          <table:table-cell table:style-name="Default"/>
        </table:table-row>
        <table:table-row table:style-name="ro1">
          <table:table-cell office:value-type="float" office:value="192">
            <text:p>192</text:p>
          </table:table-cell>
          <table:table-cell/>
          <table:table-cell table:formula="of:=(EXP([.E$3]/10*[.$A10]/[.$F$3])-1)/(EXP([.E$3]/10)-1)*[.F$3]" office:value-type="float" office:value="17.3853466315881">
            <text:p>17,3853466316</text:p>
          </table:table-cell>
          <table:table-cell table:formula="of:=[.$O$11]*([.C10]-[.$N$4])+[.$Q$4]" office:value-type="float" office:value="1111.50168724879">
            <text:p>1111,5016872488</text:p>
          </table:table-cell>
          <table:table-cell table:number-columns-repeated="9"/>
          <table:table-cell table:style-name="ce9" office:value-type="string">
            <text:p>Вверх</text:p>
          </table:table-cell>
          <table:table-cell table:style-name="ce14" office:value-type="string">
            <text:p>Вниз</text:p>
          </table:table-cell>
          <table:table-cell/>
          <table:table-cell table:style-name="ce22" office:value-type="float" office:value="2.718281828">
            <text:p>2,718281828</text:p>
          </table:table-cell>
          <table:table-cell table:style-name="Default"/>
        </table:table-row>
        <table:table-row table:style-name="ro1">
          <table:table-cell office:value-type="float" office:value="224">
            <text:p>224</text:p>
          </table:table-cell>
          <table:table-cell/>
          <table:table-cell table:formula="of:=(EXP([.E$3]/10*[.$A11]/[.$F$3])-1)/(EXP([.E$3]/10)-1)*[.F$3]" office:value-type="float" office:value="20.9709561040379">
            <text:p>20,970956104</text:p>
          </table:table-cell>
          <table:table-cell table:formula="of:=[.$O$11]*([.C11]-[.$N$4])+[.$Q$4]" office:value-type="float" office:value="1112.22388642232">
            <text:p>1112,2238864223</text:p>
          </table:table-cell>
          <table:table-cell table:number-columns-repeated="9"/>
          <table:table-cell table:style-name="ce10" table:formula="of:=([.Q6]-[.Q5])/([.N6]-[.N5])" office:value-type="float" office:value="0.201416015625">
            <text:p>0,2014160156</text:p>
          </table:table-cell>
          <table:table-cell table:style-name="ce15" table:formula="of:=([.$Q$5]-[.$Q$4])/([.$N$5]-[.$N$4])" office:value-type="float" office:value="0.201416015625">
            <text:p>0,201416015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56">
            <text:p>256</text:p>
          </table:table-cell>
          <table:table-cell/>
          <table:table-cell table:formula="of:=(EXP([.E$3]/10*[.$A12]/[.$F$3])-1)/(EXP([.E$3]/10)-1)*[.F$3]" office:value-type="float" office:value="24.7878175193041">
            <text:p>24,7878175193</text:p>
          </table:table-cell>
          <table:table-cell table:formula="of:=[.$O$11]*([.C12]-[.$N$4])+[.$Q$4]" office:value-type="float" office:value="1112.99266344078">
            <text:p>1112,9926634408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288">
            <text:p>288</text:p>
          </table:table-cell>
          <table:table-cell/>
          <table:table-cell table:formula="of:=(EXP([.E$3]/10*[.$A13]/[.$F$3])-1)/(EXP([.E$3]/10)-1)*[.F$3]" office:value-type="float" office:value="28.8508453463124">
            <text:p>28,8508453463</text:p>
          </table:table-cell>
          <table:table-cell table:formula="of:=[.$O$11]*([.C13]-[.$N$4])+[.$Q$4]" office:value-type="float" office:value="1113.81102231707">
            <text:p>1113,8110223171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320">
            <text:p>320</text:p>
          </table:table-cell>
          <table:table-cell/>
          <table:table-cell table:formula="of:=(EXP([.E$3]/10*[.$A14]/[.$F$3])-1)/(EXP([.E$3]/10)-1)*[.F$3]" office:value-type="float" office:value="33.1759159545917">
            <text:p>33,1759159546</text:p>
          </table:table-cell>
          <table:table-cell table:formula="of:=[.$O$11]*([.C14]-[.$N$4])+[.$Q$4]" office:value-type="float" office:value="1114.68216080628">
            <text:p>1114,6821608063</text:p>
          </table:table-cell>
          <table:table-cell table:number-columns-repeated="9"/>
          <table:table-cell table:style-name="ce2" table:number-columns-spanned="2" table:number-rows-spanned="1"/>
          <table:covered-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352">
            <text:p>352</text:p>
          </table:table-cell>
          <table:table-cell/>
          <table:table-cell table:formula="of:=(EXP([.E$3]/10*[.$A15]/[.$F$3])-1)/(EXP([.E$3]/10)-1)*[.F$3]" office:value-type="float" office:value="37.7799296515336">
            <text:p>37,7799296515</text:p>
          </table:table-cell>
          <table:table-cell table:formula="of:=[.$O$11]*([.C15]-[.$N$4])+[.$Q$4]" office:value-type="float" office:value="1115.609482901">
            <text:p>1115,609482901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384">
            <text:p>384</text:p>
          </table:table-cell>
          <table:table-cell/>
          <table:table-cell table:formula="of:=(EXP([.E$3]/10*[.$A16]/[.$F$3])-1)/(EXP([.E$3]/10)-1)*[.F$3]" office:value-type="float" office:value="42.6808767207102">
            <text:p>42,6808767207</text:p>
          </table:table-cell>
          <table:table-cell table:formula="of:=[.$O$11]*([.C16]-[.$N$4])+[.$Q$4]" office:value-type="float" office:value="1116.59661213247">
            <text:p>1116,5966121325</text:p>
          </table:table-cell>
          <table:table-cell table:number-columns-repeated="9"/>
          <table:table-cell table:style-name="ce11" office:value-type="string" table:number-columns-spanned="5" table:number-rows-spanned="1">
            <text:p>Проверка</text:p>
          </table:table-cell>
          <table:covered-table-cell/>
          <table:covered-table-cell table:number-columns-repeated="2" table:style-name="ce12"/>
          <table:covered-table-cell/>
        </table:table-row>
        <table:table-row table:style-name="ro1">
          <table:table-cell office:value-type="float" office:value="416">
            <text:p>416</text:p>
          </table:table-cell>
          <table:table-cell/>
          <table:table-cell table:formula="of:=(EXP([.E$3]/10*[.$A17]/[.$F$3])-1)/(EXP([.E$3]/10)-1)*[.F$3]" office:value-type="float" office:value="47.8979077192984">
            <text:p>47,8979077193</text:p>
          </table:table-cell>
          <table:table-cell table:formula="of:=[.$O$11]*([.C17]-[.$N$4])+[.$Q$4]" office:value-type="float" office:value="1117.6474057296">
            <text:p>1117,6474057296</text:p>
          </table:table-cell>
          <table:table-cell table:number-columns-repeated="9"/>
          <table:table-cell table:style-name="ce11" office:value-type="string" table:number-columns-spanned="2" table:number-rows-spanned="1">
            <text:p>Вверх</text:p>
          </table:table-cell>
          <table:covered-table-cell table:style-name="ce11"/>
          <table:table-cell table:style-name="ce18"/>
          <table:table-cell table:style-name="ce11" office:value-type="string" table:number-columns-spanned="2" table:number-rows-spanned="1">
            <text:p>Вниз</text:p>
          </table:table-cell>
          <table:covered-table-cell table:style-name="ce11"/>
        </table:table-row>
        <table:table-row table:style-name="ro1">
          <table:table-cell office:value-type="float" office:value="448">
            <text:p>448</text:p>
          </table:table-cell>
          <table:table-cell/>
          <table:table-cell table:formula="of:=(EXP([.E$3]/10*[.$A18]/[.$F$3])-1)/(EXP([.E$3]/10)-1)*[.F$3]" office:value-type="float" office:value="53.4514083092982">
            <text:p>53,4514083093</text:p>
          </table:table-cell>
          <table:table-cell table:formula="of:=[.$O$11]*([.C18]-[.$N$4])+[.$Q$4]" office:value-type="float" office:value="1118.7659696912">
            <text:p>1118,7659696912</text:p>
          </table:table-cell>
          <table:table-cell table:number-columns-repeated="9"/>
          <table:table-cell table:style-name="ce11" office:value-type="string">
            <text:p>Вход</text:p>
          </table:table-cell>
          <table:table-cell table:style-name="ce11" office:value-type="string">
            <text:p>Выход</text:p>
          </table:table-cell>
          <table:table-cell table:style-name="ce19"/>
          <table:table-cell table:style-name="ce11" office:value-type="string">
            <text:p>Вход</text:p>
          </table:table-cell>
          <table:table-cell table:style-name="ce11" office:value-type="string">
            <text:p>Выход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/>
          <table:table-cell table:formula="of:=(EXP([.E$3]/10*[.$A19]/[.$F$3])-1)/(EXP([.E$3]/10)-1)*[.F$3]" office:value-type="float" office:value="59.3630789149501">
            <text:p>59,363078915</text:p>
          </table:table-cell>
          <table:table-cell table:formula="of:=[.$O$11]*([.C19]-[.$N$4])+[.$Q$4]" office:value-type="float" office:value="1119.95667483028">
            <text:p>1119,9566748303</text:p>
          </table:table-cell>
          <table:table-cell table:number-columns-repeated="9"/>
          <table:table-cell table:style-name="ce12" office:value-type="float" office:value="2048">
            <text:p>2048</text:p>
          </table:table-cell>
          <table:table-cell table:formula="of:=[.$N$11]*([.N19]-[.$N$5])+[.$Q$5]" office:value-type="float" office:value="1520.5">
            <text:p>1520,5</text:p>
          </table:table-cell>
          <table:table-cell table:style-name="ce20"/>
          <table:table-cell table:style-name="ce12" office:value-type="float" office:value="0">
            <text:p>0</text:p>
          </table:table-cell>
          <table:table-cell table:formula="of:=[.$O$11]*([.Q19]-[.$N$4])+[.$Q$4]" office:value-type="float" office:value="1108">
            <text:p>110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/>
          <table:table-cell table:formula="of:=(EXP([.E$3]/10*[.$A20]/[.$F$3])-1)/(EXP([.E$3]/10)-1)*[.F$3]" office:value-type="float" office:value="65.6560195176141">
            <text:p>65,6560195176</text:p>
          </table:table-cell>
          <table:table-cell table:formula="of:=[.$O$11]*([.C20]-[.$N$4])+[.$Q$4]" office:value-type="float" office:value="1121.22417385304">
            <text:p>1121,224173853</text:p>
          </table:table-cell>
          <table:table-cell table:number-columns-repeated="9"/>
          <table:table-cell office:value-type="float" office:value="2080">
            <text:p>2080</text:p>
          </table:table-cell>
          <table:table-cell table:formula="of:=[.$N$11]*([.N20]-[.$N$5])+[.$Q$5]" office:value-type="float" office:value="1526.9453125">
            <text:p>1526,9453125</text:p>
          </table:table-cell>
          <table:table-cell/>
          <table:table-cell office:value-type="float" office:value="32">
            <text:p>32</text:p>
          </table:table-cell>
          <table:table-cell table:formula="of:=[.$O$11]*([.Q20]-[.$N$4])+[.$Q$4]" office:value-type="float" office:value="1114.4453125">
            <text:p>1114,4453125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/>
          <table:table-cell table:formula="of:=(EXP([.E$3]/10*[.$A21]/[.$F$3])-1)/(EXP([.E$3]/10)-1)*[.F$3]" office:value-type="float" office:value="72.3548199194491">
            <text:p>72,3548199194</text:p>
          </table:table-cell>
          <table:table-cell table:formula="of:=[.$O$11]*([.C21]-[.$N$4])+[.$Q$4]" office:value-type="float" office:value="1122.57341953944">
            <text:p>1122,5734195394</text:p>
          </table:table-cell>
          <table:table-cell table:number-columns-repeated="9"/>
          <table:table-cell table:style-name="ce12" office:value-type="float" office:value="2112">
            <text:p>2112</text:p>
          </table:table-cell>
          <table:table-cell table:formula="of:=[.$N$11]*([.N21]-[.$N$5])+[.$Q$5]" office:value-type="float" office:value="1533.390625">
            <text:p>1533,390625</text:p>
          </table:table-cell>
          <table:table-cell/>
          <table:table-cell table:style-name="ce12" office:value-type="float" office:value="64">
            <text:p>64</text:p>
          </table:table-cell>
          <table:table-cell table:formula="of:=[.$O$11]*([.Q21]-[.$N$4])+[.$Q$4]" office:value-type="float" office:value="1120.890625">
            <text:p>1120,890625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/>
          <table:table-cell table:formula="of:=(EXP([.E$3]/10*[.$A22]/[.$F$3])-1)/(EXP([.E$3]/10)-1)*[.F$3]" office:value-type="float" office:value="79.4856558285992">
            <text:p>79,4856558286</text:p>
          </table:table-cell>
          <table:table-cell table:formula="of:=[.$O$11]*([.C22]-[.$N$4])+[.$Q$4]" office:value-type="float" office:value="1124.00968409634">
            <text:p>1124,0096840963</text:p>
          </table:table-cell>
          <table:table-cell table:number-columns-repeated="9"/>
          <table:table-cell office:value-type="float" office:value="2144">
            <text:p>2144</text:p>
          </table:table-cell>
          <table:table-cell table:formula="of:=[.$N$11]*([.N22]-[.$N$5])+[.$Q$5]" office:value-type="float" office:value="1539.8359375">
            <text:p>1539,8359375</text:p>
          </table:table-cell>
          <table:table-cell/>
          <table:table-cell office:value-type="float" office:value="96">
            <text:p>96</text:p>
          </table:table-cell>
          <table:table-cell table:formula="of:=[.$O$11]*([.Q22]-[.$N$4])+[.$Q$4]" office:value-type="float" office:value="1127.3359375">
            <text:p>1127,335937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/>
          <table:table-cell table:formula="of:=(EXP([.E$3]/10*[.$A23]/[.$F$3])-1)/(EXP([.E$3]/10)-1)*[.F$3]" office:value-type="float" office:value="87.0763911413421">
            <text:p>87,0763911413</text:p>
          </table:table-cell>
          <table:table-cell table:formula="of:=[.$O$11]*([.C23]-[.$N$4])+[.$Q$4]" office:value-type="float" office:value="1125.53857975869">
            <text:p>1125,5385797587</text:p>
          </table:table-cell>
          <table:table-cell table:number-columns-repeated="9"/>
          <table:table-cell table:style-name="ce12" office:value-type="float" office:value="2176">
            <text:p>2176</text:p>
          </table:table-cell>
          <table:table-cell table:formula="of:=[.$N$11]*([.N23]-[.$N$5])+[.$Q$5]" office:value-type="float" office:value="1546.28125">
            <text:p>1546,28125</text:p>
          </table:table-cell>
          <table:table-cell/>
          <table:table-cell table:style-name="ce12" office:value-type="float" office:value="128">
            <text:p>128</text:p>
          </table:table-cell>
          <table:table-cell table:formula="of:=[.$O$11]*([.Q23]-[.$N$4])+[.$Q$4]" office:value-type="float" office:value="1133.78125">
            <text:p>1133,7812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/>
          <table:table-cell table:formula="of:=(EXP([.E$3]/10*[.$A24]/[.$F$3])-1)/(EXP([.E$3]/10)-1)*[.F$3]" office:value-type="float" office:value="95.1566868208689">
            <text:p>95,1566868209</text:p>
          </table:table-cell>
          <table:table-cell table:formula="of:=[.$O$11]*([.C24]-[.$N$4])+[.$Q$4]" office:value-type="float" office:value="1127.16608071954">
            <text:p>1127,1660807195</text:p>
          </table:table-cell>
          <table:table-cell table:number-columns-repeated="9"/>
          <table:table-cell office:value-type="float" office:value="2208">
            <text:p>2208</text:p>
          </table:table-cell>
          <table:table-cell table:formula="of:=[.$N$11]*([.N24]-[.$N$5])+[.$Q$5]" office:value-type="float" office:value="1552.7265625">
            <text:p>1552,7265625</text:p>
          </table:table-cell>
          <table:table-cell/>
          <table:table-cell office:value-type="float" office:value="160">
            <text:p>160</text:p>
          </table:table-cell>
          <table:table-cell table:formula="of:=[.$O$11]*([.Q24]-[.$N$4])+[.$Q$4]" office:value-type="float" office:value="1140.2265625">
            <text:p>1140,226562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/>
          <table:table-cell table:formula="of:=(EXP([.E$3]/10*[.$A25]/[.$F$3])-1)/(EXP([.E$3]/10)-1)*[.F$3]" office:value-type="float" office:value="103.758116798143">
            <text:p>103,7581167981</text:p>
          </table:table-cell>
          <table:table-cell table:formula="of:=[.$O$11]*([.C25]-[.$N$4])+[.$Q$4]" office:value-type="float" office:value="1128.89854647424">
            <text:p>1128,8985464742</text:p>
          </table:table-cell>
          <table:table-cell/>
          <table:table-cell>
            <draw:frame table:end-cell-address="Лист3.K45" table:end-x="0.967cm" table:end-y="0.054cm" draw:z-index="1" draw:style-name="gr1" draw:text-style-name="P1" svg:width="10.459cm" svg:height="8.98cm" svg:x="1.799cm" svg:y="0.106cm">
              <draw:object draw:notify-on-update-of-ranges="Лист3.D4:Лист3.D6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 table:style-name="ce12" office:value-type="float" office:value="2240">
            <text:p>2240</text:p>
          </table:table-cell>
          <table:table-cell table:formula="of:=[.$N$11]*([.N25]-[.$N$5])+[.$Q$5]" office:value-type="float" office:value="1559.171875">
            <text:p>1559,171875</text:p>
          </table:table-cell>
          <table:table-cell/>
          <table:table-cell table:style-name="ce12" office:value-type="float" office:value="192">
            <text:p>192</text:p>
          </table:table-cell>
          <table:table-cell table:formula="of:=[.$O$11]*([.Q25]-[.$N$4])+[.$Q$4]" office:value-type="float" office:value="1146.671875">
            <text:p>1146,671875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/>
          <table:table-cell table:formula="of:=(EXP([.E$3]/10*[.$A26]/[.$F$3])-1)/(EXP([.E$3]/10)-1)*[.F$3]" office:value-type="float" office:value="112.914291347722">
            <text:p>112,9142913477</text:p>
          </table:table-cell>
          <table:table-cell table:formula="of:=[.$O$11]*([.C26]-[.$N$4])+[.$Q$4]" office:value-type="float" office:value="1130.74274667038">
            <text:p>1130,7427466704</text:p>
          </table:table-cell>
          <table:table-cell table:number-columns-repeated="9"/>
          <table:table-cell office:value-type="float" office:value="2272">
            <text:p>2272</text:p>
          </table:table-cell>
          <table:table-cell table:formula="of:=[.$N$11]*([.N26]-[.$N$5])+[.$Q$5]" office:value-type="float" office:value="1565.6171875">
            <text:p>1565,6171875</text:p>
          </table:table-cell>
          <table:table-cell/>
          <table:table-cell office:value-type="float" office:value="224">
            <text:p>224</text:p>
          </table:table-cell>
          <table:table-cell table:formula="of:=[.$O$11]*([.Q26]-[.$N$4])+[.$Q$4]" office:value-type="float" office:value="1153.1171875">
            <text:p>1153,1171875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/>
          <table:table-cell table:formula="of:=(EXP([.E$3]/10*[.$A27]/[.$F$3])-1)/(EXP([.E$3]/10)-1)*[.F$3]" office:value-type="float" office:value="122.660988420633">
            <text:p>122,6609884206</text:p>
          </table:table-cell>
          <table:table-cell table:formula="of:=[.$O$11]*([.C27]-[.$N$4])+[.$Q$4]" office:value-type="float" office:value="1132.70588756031">
            <text:p>1132,7058875603</text:p>
          </table:table-cell>
          <table:table-cell table:number-columns-repeated="9"/>
          <table:table-cell table:style-name="ce12" office:value-type="float" office:value="2304">
            <text:p>2304</text:p>
          </table:table-cell>
          <table:table-cell table:formula="of:=[.$N$11]*([.N27]-[.$N$5])+[.$Q$5]" office:value-type="float" office:value="1572.0625">
            <text:p>1572,0625</text:p>
          </table:table-cell>
          <table:table-cell/>
          <table:table-cell table:style-name="ce12" office:value-type="float" office:value="256">
            <text:p>256</text:p>
          </table:table-cell>
          <table:table-cell table:formula="of:=[.$O$11]*([.Q27]-[.$N$4])+[.$Q$4]" office:value-type="float" office:value="1159.5625">
            <text:p>1159,5625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/>
          <table:table-cell table:formula="of:=(EXP([.E$3]/10*[.$A28]/[.$F$3])-1)/(EXP([.E$3]/10)-1)*[.F$3]" office:value-type="float" office:value="133.036293447497">
            <text:p>133,0362934475</text:p>
          </table:table-cell>
          <table:table-cell table:formula="of:=[.$O$11]*([.C28]-[.$N$4])+[.$Q$4]" office:value-type="float" office:value="1134.79564015971">
            <text:p>1134,7956401597</text:p>
          </table:table-cell>
          <table:table-cell table:number-columns-repeated="9"/>
          <table:table-cell office:value-type="float" office:value="2336">
            <text:p>2336</text:p>
          </table:table-cell>
          <table:table-cell table:formula="of:=[.$N$11]*([.N28]-[.$N$5])+[.$Q$5]" office:value-type="float" office:value="1578.5078125">
            <text:p>1578,5078125</text:p>
          </table:table-cell>
          <table:table-cell/>
          <table:table-cell office:value-type="float" office:value="288">
            <text:p>288</text:p>
          </table:table-cell>
          <table:table-cell table:formula="of:=[.$O$11]*([.Q28]-[.$N$4])+[.$Q$4]" office:value-type="float" office:value="1166.0078125">
            <text:p>1166,007812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/>
          <table:table-cell table:formula="of:=(EXP([.E$3]/10*[.$A29]/[.$F$3])-1)/(EXP([.E$3]/10)-1)*[.F$3]" office:value-type="float" office:value="144.080748158177">
            <text:p>144,0807481582</text:p>
          </table:table-cell>
          <table:table-cell table:formula="of:=[.$O$11]*([.C29]-[.$N$4])+[.$Q$4]" office:value-type="float" office:value="1137.02017022229">
            <text:p>1137,0201702223</text:p>
          </table:table-cell>
          <table:table-cell table:number-columns-repeated="9"/>
          <table:table-cell table:style-name="ce12" office:value-type="float" office:value="2368">
            <text:p>2368</text:p>
          </table:table-cell>
          <table:table-cell table:formula="of:=[.$N$11]*([.N29]-[.$N$5])+[.$Q$5]" office:value-type="float" office:value="1584.953125">
            <text:p>1584,953125</text:p>
          </table:table-cell>
          <table:table-cell/>
          <table:table-cell table:style-name="ce12" office:value-type="float" office:value="320">
            <text:p>320</text:p>
          </table:table-cell>
          <table:table-cell table:formula="of:=[.$O$11]*([.Q29]-[.$N$4])+[.$Q$4]" office:value-type="float" office:value="1172.453125">
            <text:p>1172,453125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/>
          <table:table-cell table:formula="of:=(EXP([.E$3]/10*[.$A30]/[.$F$3])-1)/(EXP([.E$3]/10)-1)*[.F$3]" office:value-type="float" office:value="155.837508999465">
            <text:p>155,8375089995</text:p>
          </table:table-cell>
          <table:table-cell table:formula="of:=[.$O$11]*([.C30]-[.$N$4])+[.$Q$4]" office:value-type="float" office:value="1139.3881701476">
            <text:p>1139,3881701476</text:p>
          </table:table-cell>
          <table:table-cell table:number-columns-repeated="9"/>
          <table:table-cell office:value-type="float" office:value="2400">
            <text:p>2400</text:p>
          </table:table-cell>
          <table:table-cell table:formula="of:=[.$N$11]*([.N30]-[.$N$5])+[.$Q$5]" office:value-type="float" office:value="1591.3984375">
            <text:p>1591,3984375</text:p>
          </table:table-cell>
          <table:table-cell/>
          <table:table-cell office:value-type="float" office:value="352">
            <text:p>352</text:p>
          </table:table-cell>
          <table:table-cell table:formula="of:=[.$O$11]*([.Q30]-[.$N$4])+[.$Q$4]" office:value-type="float" office:value="1178.8984375">
            <text:p>1178,8984375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/>
          <table:table-cell table:formula="of:=(EXP([.E$3]/10*[.$A31]/[.$F$3])-1)/(EXP([.E$3]/10)-1)*[.F$3]" office:value-type="float" office:value="168.352515769839">
            <text:p>168,3525157698</text:p>
          </table:table-cell>
          <table:table-cell table:formula="of:=[.$O$11]*([.C31]-[.$N$4])+[.$Q$4]" office:value-type="float" office:value="1141.90889294681">
            <text:p>1141,9088929468</text:p>
          </table:table-cell>
          <table:table-cell table:number-columns-repeated="9"/>
          <table:table-cell table:style-name="ce12" office:value-type="float" office:value="2432">
            <text:p>2432</text:p>
          </table:table-cell>
          <table:table-cell table:formula="of:=[.$N$11]*([.N31]-[.$N$5])+[.$Q$5]" office:value-type="float" office:value="1597.84375">
            <text:p>1597,84375</text:p>
          </table:table-cell>
          <table:table-cell/>
          <table:table-cell table:style-name="ce12" office:value-type="float" office:value="384">
            <text:p>384</text:p>
          </table:table-cell>
          <table:table-cell table:formula="of:=[.$O$11]*([.Q31]-[.$N$4])+[.$Q$4]" office:value-type="float" office:value="1185.34375">
            <text:p>1185,34375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/>
          <table:table-cell table:formula="of:=(EXP([.E$3]/10*[.$A32]/[.$F$3])-1)/(EXP([.E$3]/10)-1)*[.F$3]" office:value-type="float" office:value="181.674671130221">
            <text:p>181,6746711302</text:p>
          </table:table-cell>
          <table:table-cell table:formula="of:=[.$O$11]*([.C32]-[.$N$4])+[.$Q$4]" office:value-type="float" office:value="1144.59218839903">
            <text:p>1144,592188399</text:p>
          </table:table-cell>
          <table:table-cell table:number-columns-repeated="9"/>
          <table:table-cell office:value-type="float" office:value="2464">
            <text:p>2464</text:p>
          </table:table-cell>
          <table:table-cell table:formula="of:=[.$N$11]*([.N32]-[.$N$5])+[.$Q$5]" office:value-type="float" office:value="1604.2890625">
            <text:p>1604,2890625</text:p>
          </table:table-cell>
          <table:table-cell/>
          <table:table-cell office:value-type="float" office:value="416">
            <text:p>416</text:p>
          </table:table-cell>
          <table:table-cell table:formula="of:=[.$O$11]*([.Q32]-[.$N$4])+[.$Q$4]" office:value-type="float" office:value="1191.7890625">
            <text:p>1191,7890625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/>
          <table:table-cell table:formula="of:=(EXP([.E$3]/10*[.$A33]/[.$F$3])-1)/(EXP([.E$3]/10)-1)*[.F$3]" office:value-type="float" office:value="195.856031692191">
            <text:p>195,8560316922</text:p>
          </table:table-cell>
          <table:table-cell table:formula="of:=[.$O$11]*([.C33]-[.$N$4])+[.$Q$4]" office:value-type="float" office:value="1147.44854153956">
            <text:p>1147,4485415396</text:p>
          </table:table-cell>
          <table:table-cell table:number-columns-repeated="9"/>
          <table:table-cell table:style-name="ce12" office:value-type="float" office:value="2496">
            <text:p>2496</text:p>
          </table:table-cell>
          <table:table-cell table:formula="of:=[.$N$11]*([.N33]-[.$N$5])+[.$Q$5]" office:value-type="float" office:value="1610.734375">
            <text:p>1610,734375</text:p>
          </table:table-cell>
          <table:table-cell/>
          <table:table-cell table:style-name="ce12" office:value-type="float" office:value="448">
            <text:p>448</text:p>
          </table:table-cell>
          <table:table-cell table:formula="of:=[.$O$11]*([.Q33]-[.$N$4])+[.$Q$4]" office:value-type="float" office:value="1198.234375">
            <text:p>1198,234375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/>
          <table:table-cell table:formula="of:=(EXP([.E$3]/10*[.$A34]/[.$F$3])-1)/(EXP([.E$3]/10)-1)*[.F$3]" office:value-type="float" office:value="210.952011430324">
            <text:p>210,9520114303</text:p>
          </table:table-cell>
          <table:table-cell table:formula="of:=[.$O$11]*([.C34]-[.$N$4])+[.$Q$4]" office:value-type="float" office:value="1150.48911363038">
            <text:p>1150,4891136304</text:p>
          </table:table-cell>
          <table:table-cell table:number-columns-repeated="9"/>
          <table:table-cell office:value-type="float" office:value="2528">
            <text:p>2528</text:p>
          </table:table-cell>
          <table:table-cell table:formula="of:=[.$N$11]*([.N34]-[.$N$5])+[.$Q$5]" office:value-type="float" office:value="1617.1796875">
            <text:p>1617,1796875</text:p>
          </table:table-cell>
          <table:table-cell/>
          <table:table-cell office:value-type="float" office:value="480">
            <text:p>480</text:p>
          </table:table-cell>
          <table:table-cell table:formula="of:=[.$O$11]*([.Q34]-[.$N$4])+[.$Q$4]" office:value-type="float" office:value="1204.6796875">
            <text:p>1204,6796875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/>
          <table:table-cell table:formula="of:=(EXP([.E$3]/10*[.$A35]/[.$F$3])-1)/(EXP([.E$3]/10)-1)*[.F$3]" office:value-type="float" office:value="227.021598213503">
            <text:p>227,0215982135</text:p>
          </table:table-cell>
          <table:table-cell table:formula="of:=[.$O$11]*([.C35]-[.$N$4])+[.$Q$4]" office:value-type="float" office:value="1153.72578577298">
            <text:p>1153,725785773</text:p>
          </table:table-cell>
          <table:table-cell table:number-columns-repeated="9"/>
          <table:table-cell table:style-name="ce12" office:value-type="float" office:value="2560">
            <text:p>2560</text:p>
          </table:table-cell>
          <table:table-cell table:formula="of:=[.$N$11]*([.N35]-[.$N$5])+[.$Q$5]" office:value-type="float" office:value="1623.625">
            <text:p>1623,625</text:p>
          </table:table-cell>
          <table:table-cell/>
          <table:table-cell table:style-name="ce12" office:value-type="float" office:value="512">
            <text:p>512</text:p>
          </table:table-cell>
          <table:table-cell table:formula="of:=[.$O$11]*([.Q35]-[.$N$4])+[.$Q$4]" office:value-type="float" office:value="1211.125">
            <text:p>1211,12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/>
          <table:table-cell table:formula="of:=(EXP([.E$3]/10*[.$A36]/[.$F$3])-1)/(EXP([.E$3]/10)-1)*[.F$3]" office:value-type="float" office:value="244.127584301297">
            <text:p>244,1275843013</text:p>
          </table:table-cell>
          <table:table-cell table:formula="of:=[.$O$11]*([.C36]-[.$N$4])+[.$Q$4]" office:value-type="float" office:value="1157.17120533412">
            <text:p>1157,1712053341</text:p>
          </table:table-cell>
          <table:table-cell table:number-columns-repeated="9"/>
          <table:table-cell office:value-type="float" office:value="2592">
            <text:p>2592</text:p>
          </table:table-cell>
          <table:table-cell table:formula="of:=[.$N$11]*([.N36]-[.$N$5])+[.$Q$5]" office:value-type="float" office:value="1630.0703125">
            <text:p>1630,0703125</text:p>
          </table:table-cell>
          <table:table-cell/>
          <table:table-cell office:value-type="float" office:value="544">
            <text:p>544</text:p>
          </table:table-cell>
          <table:table-cell table:formula="of:=[.$O$11]*([.Q36]-[.$N$4])+[.$Q$4]" office:value-type="float" office:value="1217.5703125">
            <text:p>1217,5703125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/>
          <table:table-cell table:formula="of:=(EXP([.E$3]/10*[.$A37]/[.$F$3])-1)/(EXP([.E$3]/10)-1)*[.F$3]" office:value-type="float" office:value="262.336811706079">
            <text:p>262,3368117061</text:p>
          </table:table-cell>
          <table:table-cell table:formula="of:=[.$O$11]*([.C37]-[.$N$4])+[.$Q$4]" office:value-type="float" office:value="1160.8388353656">
            <text:p>1160,8388353656</text:p>
          </table:table-cell>
          <table:table-cell table:number-columns-repeated="9"/>
          <table:table-cell table:style-name="ce12" office:value-type="float" office:value="2624">
            <text:p>2624</text:p>
          </table:table-cell>
          <table:table-cell table:formula="of:=[.$N$11]*([.N37]-[.$N$5])+[.$Q$5]" office:value-type="float" office:value="1636.515625">
            <text:p>1636,515625</text:p>
          </table:table-cell>
          <table:table-cell/>
          <table:table-cell table:style-name="ce12" office:value-type="float" office:value="576">
            <text:p>576</text:p>
          </table:table-cell>
          <table:table-cell table:formula="of:=[.$O$11]*([.Q37]-[.$N$4])+[.$Q$4]" office:value-type="float" office:value="1224.015625">
            <text:p>1224,015625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/>
          <table:table-cell table:formula="of:=(EXP([.E$3]/10*[.$A38]/[.$F$3])-1)/(EXP([.E$3]/10)-1)*[.F$3]" office:value-type="float" office:value="281.720433379645">
            <text:p>281,7204333796</text:p>
          </table:table-cell>
          <table:table-cell table:formula="of:=[.$O$11]*([.C38]-[.$N$4])+[.$Q$4]" office:value-type="float" office:value="1164.74300721148">
            <text:p>1164,7430072115</text:p>
          </table:table-cell>
          <table:table-cell table:number-columns-repeated="9"/>
          <table:table-cell office:value-type="float" office:value="2656">
            <text:p>2656</text:p>
          </table:table-cell>
          <table:table-cell table:formula="of:=[.$N$11]*([.N38]-[.$N$5])+[.$Q$5]" office:value-type="float" office:value="1642.9609375">
            <text:p>1642,9609375</text:p>
          </table:table-cell>
          <table:table-cell/>
          <table:table-cell office:value-type="float" office:value="608">
            <text:p>608</text:p>
          </table:table-cell>
          <table:table-cell table:formula="of:=[.$O$11]*([.Q38]-[.$N$4])+[.$Q$4]" office:value-type="float" office:value="1230.4609375">
            <text:p>1230,4609375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/>
          <table:table-cell table:formula="of:=(EXP([.E$3]/10*[.$A39]/[.$F$3])-1)/(EXP([.E$3]/10)-1)*[.F$3]" office:value-type="float" office:value="302.354191244916">
            <text:p>302,3541912449</text:p>
          </table:table-cell>
          <table:table-cell table:formula="of:=[.$O$11]*([.C39]-[.$N$4])+[.$Q$4]" office:value-type="float" office:value="1168.89897650807">
            <text:p>1168,8989765081</text:p>
          </table:table-cell>
          <table:table-cell table:number-columns-repeated="9"/>
          <table:table-cell table:style-name="ce12" office:value-type="float" office:value="2688">
            <text:p>2688</text:p>
          </table:table-cell>
          <table:table-cell table:formula="of:=[.$N$11]*([.N39]-[.$N$5])+[.$Q$5]" office:value-type="float" office:value="1649.40625">
            <text:p>1649,40625</text:p>
          </table:table-cell>
          <table:table-cell/>
          <table:table-cell table:style-name="ce12" office:value-type="float" office:value="640">
            <text:p>640</text:p>
          </table:table-cell>
          <table:table-cell table:formula="of:=[.$O$11]*([.Q39]-[.$N$4])+[.$Q$4]" office:value-type="float" office:value="1236.90625">
            <text:p>1236,90625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/>
          <table:table-cell table:formula="of:=(EXP([.E$3]/10*[.$A40]/[.$F$3])-1)/(EXP([.E$3]/10)-1)*[.F$3]" office:value-type="float" office:value="324.31871215915">
            <text:p>324,3187121592</text:p>
          </table:table-cell>
          <table:table-cell table:formula="of:=[.$O$11]*([.C40]-[.$N$4])+[.$Q$4]" office:value-type="float" office:value="1173.32298279573">
            <text:p>1173,3229827957</text:p>
          </table:table-cell>
          <table:table-cell table:number-columns-repeated="9"/>
          <table:table-cell office:value-type="float" office:value="2720">
            <text:p>2720</text:p>
          </table:table-cell>
          <table:table-cell table:formula="of:=[.$N$11]*([.N40]-[.$N$5])+[.$Q$5]" office:value-type="float" office:value="1655.8515625">
            <text:p>1655,8515625</text:p>
          </table:table-cell>
          <table:table-cell/>
          <table:table-cell office:value-type="float" office:value="672">
            <text:p>672</text:p>
          </table:table-cell>
          <table:table-cell table:formula="of:=[.$O$11]*([.Q40]-[.$N$4])+[.$Q$4]" office:value-type="float" office:value="1243.3515625">
            <text:p>1243,3515625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/>
          <table:table-cell table:formula="of:=(EXP([.E$3]/10*[.$A41]/[.$F$3])-1)/(EXP([.E$3]/10)-1)*[.F$3]" office:value-type="float" office:value="347.699822965138">
            <text:p>347,6998229651</text:p>
          </table:table-cell>
          <table:table-cell table:formula="of:=[.$O$11]*([.C41]-[.$N$4])+[.$Q$4]" office:value-type="float" office:value="1178.03231297516">
            <text:p>1178,0323129752</text:p>
          </table:table-cell>
          <table:table-cell table:number-columns-repeated="9"/>
          <table:table-cell table:style-name="ce12" office:value-type="float" office:value="2752">
            <text:p>2752</text:p>
          </table:table-cell>
          <table:table-cell table:formula="of:=[.$N$11]*([.N41]-[.$N$5])+[.$Q$5]" office:value-type="float" office:value="1662.296875">
            <text:p>1662,296875</text:p>
          </table:table-cell>
          <table:table-cell/>
          <table:table-cell table:style-name="ce12" office:value-type="float" office:value="704">
            <text:p>704</text:p>
          </table:table-cell>
          <table:table-cell table:formula="of:=[.$O$11]*([.Q41]-[.$N$4])+[.$Q$4]" office:value-type="float" office:value="1249.796875">
            <text:p>1249,796875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/>
          <table:table-cell table:formula="of:=(EXP([.E$3]/10*[.$A42]/[.$F$3])-1)/(EXP([.E$3]/10)-1)*[.F$3]" office:value-type="float" office:value="372.588885861456">
            <text:p>372,5888858615</text:p>
          </table:table-cell>
          <table:table-cell table:formula="of:=[.$O$11]*([.C42]-[.$N$4])+[.$Q$4]" office:value-type="float" office:value="1183.04536885637">
            <text:p>1183,0453688564</text:p>
          </table:table-cell>
          <table:table-cell table:number-columns-repeated="9"/>
          <table:table-cell office:value-type="float" office:value="2784">
            <text:p>2784</text:p>
          </table:table-cell>
          <table:table-cell table:formula="of:=[.$N$11]*([.N42]-[.$N$5])+[.$Q$5]" office:value-type="float" office:value="1668.7421875">
            <text:p>1668,7421875</text:p>
          </table:table-cell>
          <table:table-cell/>
          <table:table-cell office:value-type="float" office:value="736">
            <text:p>736</text:p>
          </table:table-cell>
          <table:table-cell table:formula="of:=[.$O$11]*([.Q42]-[.$N$4])+[.$Q$4]" office:value-type="float" office:value="1256.2421875">
            <text:p>1256,2421875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/>
          <table:table-cell table:formula="of:=(EXP([.E$3]/10*[.$A43]/[.$F$3])-1)/(EXP([.E$3]/10)-1)*[.F$3]" office:value-type="float" office:value="399.083155402245">
            <text:p>399,0831554022</text:p>
          </table:table-cell>
          <table:table-cell table:formula="of:=[.$O$11]*([.C43]-[.$N$4])+[.$Q$4]" office:value-type="float" office:value="1188.38173906417">
            <text:p>1188,3817390642</text:p>
          </table:table-cell>
          <table:table-cell table:number-columns-repeated="9"/>
          <table:table-cell table:style-name="ce12" office:value-type="float" office:value="2816">
            <text:p>2816</text:p>
          </table:table-cell>
          <table:table-cell table:formula="of:=[.$N$11]*([.N43]-[.$N$5])+[.$Q$5]" office:value-type="float" office:value="1675.1875">
            <text:p>1675,1875</text:p>
          </table:table-cell>
          <table:table-cell/>
          <table:table-cell table:style-name="ce12" office:value-type="float" office:value="768">
            <text:p>768</text:p>
          </table:table-cell>
          <table:table-cell table:formula="of:=[.$O$11]*([.Q43]-[.$N$4])+[.$Q$4]" office:value-type="float" office:value="1262.6875">
            <text:p>1262,6875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/>
          <table:table-cell table:formula="of:=(EXP([.E$3]/10*[.$A44]/[.$F$3])-1)/(EXP([.E$3]/10)-1)*[.F$3]" office:value-type="float" office:value="427.286158521491">
            <text:p>427,2861585215</text:p>
          </table:table-cell>
          <table:table-cell table:formula="of:=[.$O$11]*([.C44]-[.$N$4])+[.$Q$4]" office:value-type="float" office:value="1194.06227558111">
            <text:p>1194,0622755811</text:p>
          </table:table-cell>
          <table:table-cell table:number-columns-repeated="9"/>
          <table:table-cell office:value-type="float" office:value="2848">
            <text:p>2848</text:p>
          </table:table-cell>
          <table:table-cell table:formula="of:=[.$N$11]*([.N44]-[.$N$5])+[.$Q$5]" office:value-type="float" office:value="1681.6328125">
            <text:p>1681,6328125</text:p>
          </table:table-cell>
          <table:table-cell/>
          <table:table-cell office:value-type="float" office:value="800">
            <text:p>800</text:p>
          </table:table-cell>
          <table:table-cell table:formula="of:=[.$O$11]*([.Q44]-[.$N$4])+[.$Q$4]" office:value-type="float" office:value="1269.1328125">
            <text:p>1269,1328125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/>
          <table:table-cell table:formula="of:=(EXP([.E$3]/10*[.$A45]/[.$F$3])-1)/(EXP([.E$3]/10)-1)*[.F$3]" office:value-type="float" office:value="457.308099066771">
            <text:p>457,3080990668</text:p>
          </table:table-cell>
          <table:table-cell table:formula="of:=[.$O$11]*([.C45]-[.$N$4])+[.$Q$4]" office:value-type="float" office:value="1200.10917522707">
            <text:p>1200,1091752271</text:p>
          </table:table-cell>
          <table:table-cell table:number-columns-repeated="9"/>
          <table:table-cell table:style-name="ce12" office:value-type="float" office:value="2880">
            <text:p>2880</text:p>
          </table:table-cell>
          <table:table-cell table:formula="of:=[.$N$11]*([.N45]-[.$N$5])+[.$Q$5]" office:value-type="float" office:value="1688.078125">
            <text:p>1688,078125</text:p>
          </table:table-cell>
          <table:table-cell/>
          <table:table-cell table:style-name="ce12" office:value-type="float" office:value="832">
            <text:p>832</text:p>
          </table:table-cell>
          <table:table-cell table:formula="of:=[.$O$11]*([.Q45]-[.$N$4])+[.$Q$4]" office:value-type="float" office:value="1275.578125">
            <text:p>1275,578125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/>
          <table:table-cell table:formula="of:=(EXP([.E$3]/10*[.$A46]/[.$F$3])-1)/(EXP([.E$3]/10)-1)*[.F$3]" office:value-type="float" office:value="489.266288423184">
            <text:p>489,2662884232</text:p>
          </table:table-cell>
          <table:table-cell table:formula="of:=[.$O$11]*([.C46]-[.$N$4])+[.$Q$4]" office:value-type="float" office:value="1206.54606639383">
            <text:p>1206,5460663938</text:p>
          </table:table-cell>
          <table:table-cell table:number-columns-repeated="9"/>
          <table:table-cell office:value-type="float" office:value="2912">
            <text:p>2912</text:p>
          </table:table-cell>
          <table:table-cell table:formula="of:=[.$N$11]*([.N46]-[.$N$5])+[.$Q$5]" office:value-type="float" office:value="1694.5234375">
            <text:p>1694,5234375</text:p>
          </table:table-cell>
          <table:table-cell/>
          <table:table-cell office:value-type="float" office:value="864">
            <text:p>864</text:p>
          </table:table-cell>
          <table:table-cell table:formula="of:=[.$O$11]*([.Q46]-[.$N$4])+[.$Q$4]" office:value-type="float" office:value="1282.0234375">
            <text:p>1282,0234375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/>
          <table:table-cell table:formula="of:=(EXP([.E$3]/10*[.$A47]/[.$F$3])-1)/(EXP([.E$3]/10)-1)*[.F$3]" office:value-type="float" office:value="523.285603910132">
            <text:p>523,2856039101</text:p>
          </table:table-cell>
          <table:table-cell table:formula="of:=[.$O$11]*([.C47]-[.$N$4])+[.$Q$4]" office:value-type="float" office:value="1213.3981013735">
            <text:p>1213,3981013735</text:p>
          </table:table-cell>
          <table:table-cell table:number-columns-repeated="9"/>
          <table:table-cell table:style-name="ce12" office:value-type="float" office:value="2944">
            <text:p>2944</text:p>
          </table:table-cell>
          <table:table-cell table:formula="of:=[.$N$11]*([.N47]-[.$N$5])+[.$Q$5]" office:value-type="float" office:value="1700.96875">
            <text:p>1700,96875</text:p>
          </table:table-cell>
          <table:table-cell/>
          <table:table-cell table:style-name="ce12" office:value-type="float" office:value="896">
            <text:p>896</text:p>
          </table:table-cell>
          <table:table-cell table:formula="of:=[.$O$11]*([.Q47]-[.$N$4])+[.$Q$4]" office:value-type="float" office:value="1288.46875">
            <text:p>1288,46875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/>
          <table:table-cell table:formula="of:=(EXP([.E$3]/10*[.$A48]/[.$F$3])-1)/(EXP([.E$3]/10)-1)*[.F$3]" office:value-type="float" office:value="559.498976742168">
            <text:p>559,4989767422</text:p>
          </table:table-cell>
          <table:table-cell table:formula="of:=[.$O$11]*([.C48]-[.$N$4])+[.$Q$4]" office:value-type="float" office:value="1220.69205464167">
            <text:p>1220,6920546417</text:p>
          </table:table-cell>
          <table:table-cell table:number-columns-repeated="9"/>
          <table:table-cell office:value-type="float" office:value="2976">
            <text:p>2976</text:p>
          </table:table-cell>
          <table:table-cell table:formula="of:=[.$N$11]*([.N48]-[.$N$5])+[.$Q$5]" office:value-type="float" office:value="1707.4140625">
            <text:p>1707,4140625</text:p>
          </table:table-cell>
          <table:table-cell/>
          <table:table-cell office:value-type="float" office:value="928">
            <text:p>928</text:p>
          </table:table-cell>
          <table:table-cell table:formula="of:=[.$O$11]*([.Q48]-[.$N$4])+[.$Q$4]" office:value-type="float" office:value="1294.9140625">
            <text:p>1294,9140625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/>
          <table:table-cell table:formula="of:=(EXP([.E$3]/10*[.$A49]/[.$F$3])-1)/(EXP([.E$3]/10)-1)*[.F$3]" office:value-type="float" office:value="598.047911460596">
            <text:p>598,0479114606</text:p>
          </table:table-cell>
          <table:table-cell table:formula="of:=[.$O$11]*([.C49]-[.$N$4])+[.$Q$4]" office:value-type="float" office:value="1228.45642747925">
            <text:p>1228,4564274793</text:p>
          </table:table-cell>
          <table:table-cell/>
          <table:table-cell table:formula="of:=[.E$3]/10*[.$A49]/[.$F$3]" office:value-type="float" office:value="2.8125">
            <text:p>2,8125</text:p>
          </table:table-cell>
          <table:table-cell table:number-columns-repeated="7"/>
          <table:table-cell table:style-name="ce12" office:value-type="float" office:value="3008">
            <text:p>3008</text:p>
          </table:table-cell>
          <table:table-cell table:formula="of:=[.$N$11]*([.N49]-[.$N$5])+[.$Q$5]" office:value-type="float" office:value="1713.859375">
            <text:p>1713,859375</text:p>
          </table:table-cell>
          <table:table-cell/>
          <table:table-cell table:style-name="ce12" office:value-type="float" office:value="960">
            <text:p>960</text:p>
          </table:table-cell>
          <table:table-cell table:formula="of:=[.$O$11]*([.Q49]-[.$N$4])+[.$Q$4]" office:value-type="float" office:value="1301.359375">
            <text:p>1301,359375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/>
          <table:table-cell table:formula="of:=(EXP([.E$3]/10*[.$A50]/[.$F$3])-1)/(EXP([.E$3]/10)-1)*[.F$3]" office:value-type="float" office:value="639.083038865549">
            <text:p>639,0830388655</text:p>
          </table:table-cell>
          <table:table-cell table:formula="of:=[.$O$11]*([.C50]-[.$N$4])+[.$Q$4]" office:value-type="float" office:value="1236.72155934182">
            <text:p>1236,7215593418</text:p>
          </table:table-cell>
          <table:table-cell table:number-columns-repeated="9"/>
          <table:table-cell office:value-type="float" office:value="3040">
            <text:p>3040</text:p>
          </table:table-cell>
          <table:table-cell table:formula="of:=[.$N$11]*([.N50]-[.$N$5])+[.$Q$5]" office:value-type="float" office:value="1720.3046875">
            <text:p>1720,3046875</text:p>
          </table:table-cell>
          <table:table-cell/>
          <table:table-cell office:value-type="float" office:value="992">
            <text:p>992</text:p>
          </table:table-cell>
          <table:table-cell table:formula="of:=[.$O$11]*([.Q50]-[.$N$4])+[.$Q$4]" office:value-type="float" office:value="1307.8046875">
            <text:p>1307,8046875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/>
          <table:table-cell table:formula="of:=(EXP([.E$3]/10*[.$A51]/[.$F$3])-1)/(EXP([.E$3]/10)-1)*[.F$3]" office:value-type="float" office:value="682.76470460911">
            <text:p>682,7647046091</text:p>
          </table:table-cell>
          <table:table-cell table:formula="of:=[.$O$11]*([.C51]-[.$N$4])+[.$Q$4]" office:value-type="float" office:value="1245.51974641175">
            <text:p>1245,5197464118</text:p>
          </table:table-cell>
          <table:table-cell table:number-columns-repeated="9"/>
          <table:table-cell table:style-name="ce12" office:value-type="float" office:value="3072">
            <text:p>3072</text:p>
          </table:table-cell>
          <table:table-cell table:formula="of:=[.$N$11]*([.N51]-[.$N$5])+[.$Q$5]" office:value-type="float" office:value="1726.75">
            <text:p>1726,75</text:p>
          </table:table-cell>
          <table:table-cell/>
          <table:table-cell table:style-name="ce12" office:value-type="float" office:value="1024">
            <text:p>1024</text:p>
          </table:table-cell>
          <table:table-cell table:formula="of:=[.$O$11]*([.Q51]-[.$N$4])+[.$Q$4]" office:value-type="float" office:value="1314.25">
            <text:p>1314,25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/>
          <table:table-cell table:formula="of:=(EXP([.E$3]/10*[.$A52]/[.$F$3])-1)/(EXP([.E$3]/10)-1)*[.F$3]" office:value-type="float" office:value="729.263595749433">
            <text:p>729,2635957494</text:p>
          </table:table-cell>
          <table:table-cell table:formula="of:=[.$O$11]*([.C52]-[.$N$4])+[.$Q$4]" office:value-type="float" office:value="1254.88536779621">
            <text:p>1254,8853677962</text:p>
          </table:table-cell>
          <table:table-cell table:number-columns-repeated="9"/>
          <table:table-cell office:value-type="float" office:value="3104">
            <text:p>3104</text:p>
          </table:table-cell>
          <table:table-cell table:formula="of:=[.$N$11]*([.N52]-[.$N$5])+[.$Q$5]" office:value-type="float" office:value="1733.1953125">
            <text:p>1733,1953125</text:p>
          </table:table-cell>
          <table:table-cell/>
          <table:table-cell office:value-type="float" office:value="1056">
            <text:p>1056</text:p>
          </table:table-cell>
          <table:table-cell table:formula="of:=[.$O$11]*([.Q52]-[.$N$4])+[.$Q$4]" office:value-type="float" office:value="1320.6953125">
            <text:p>1320,6953125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/>
          <table:table-cell table:formula="of:=(EXP([.E$3]/10*[.$A53]/[.$F$3])-1)/(EXP([.E$3]/10)-1)*[.F$3]" office:value-type="float" office:value="778.761407714131">
            <text:p>778,7614077141</text:p>
          </table:table-cell>
          <table:table-cell table:formula="of:=[.$O$11]*([.C53]-[.$N$4])+[.$Q$4]" office:value-type="float" office:value="1264.8550198643">
            <text:p>1264,8550198643</text:p>
          </table:table-cell>
          <table:table-cell table:number-columns-repeated="9"/>
          <table:table-cell table:style-name="ce12" office:value-type="float" office:value="3136">
            <text:p>3136</text:p>
          </table:table-cell>
          <table:table-cell table:formula="of:=[.$N$11]*([.N53]-[.$N$5])+[.$Q$5]" office:value-type="float" office:value="1739.640625">
            <text:p>1739,640625</text:p>
          </table:table-cell>
          <table:table-cell/>
          <table:table-cell table:style-name="ce12" office:value-type="float" office:value="1088">
            <text:p>1088</text:p>
          </table:table-cell>
          <table:table-cell table:formula="of:=[.$O$11]*([.Q53]-[.$N$4])+[.$Q$4]" office:value-type="float" office:value="1327.140625">
            <text:p>1327,14062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/>
          <table:table-cell table:formula="of:=(EXP([.E$3]/10*[.$A54]/[.$F$3])-1)/(EXP([.E$3]/10)-1)*[.F$3]" office:value-type="float" office:value="831.451554279111">
            <text:p>831,4515542791</text:p>
          </table:table-cell>
          <table:table-cell table:formula="of:=[.$O$11]*([.C54]-[.$N$4])+[.$Q$4]" office:value-type="float" office:value="1275.46765924811">
            <text:p>1275,4676592481</text:p>
          </table:table-cell>
          <table:table-cell table:number-columns-repeated="9"/>
          <table:table-cell office:value-type="float" office:value="3168">
            <text:p>3168</text:p>
          </table:table-cell>
          <table:table-cell table:formula="of:=[.$N$11]*([.N54]-[.$N$5])+[.$Q$5]" office:value-type="float" office:value="1746.0859375">
            <text:p>1746,0859375</text:p>
          </table:table-cell>
          <table:table-cell/>
          <table:table-cell office:value-type="float" office:value="1120">
            <text:p>1120</text:p>
          </table:table-cell>
          <table:table-cell table:formula="of:=[.$O$11]*([.Q54]-[.$N$4])+[.$Q$4]" office:value-type="float" office:value="1333.5859375">
            <text:p>1333,5859375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/>
          <table:table-cell table:formula="of:=(EXP([.E$3]/10*[.$A55]/[.$F$3])-1)/(EXP([.E$3]/10)-1)*[.F$3]" office:value-type="float" office:value="887.539923337101">
            <text:p>887,5399233371</text:p>
          </table:table-cell>
          <table:table-cell table:formula="of:=[.$O$11]*([.C55]-[.$N$4])+[.$Q$4]" office:value-type="float" office:value="1286.76475506668">
            <text:p>1286,7647550667</text:p>
          </table:table-cell>
          <table:table-cell table:number-columns-repeated="9"/>
          <table:table-cell table:style-name="ce12" office:value-type="float" office:value="3200">
            <text:p>3200</text:p>
          </table:table-cell>
          <table:table-cell table:formula="of:=[.$N$11]*([.N55]-[.$N$5])+[.$Q$5]" office:value-type="float" office:value="1752.53125">
            <text:p>1752,53125</text:p>
          </table:table-cell>
          <table:table-cell/>
          <table:table-cell table:style-name="ce12" office:value-type="float" office:value="1152">
            <text:p>1152</text:p>
          </table:table-cell>
          <table:table-cell table:formula="of:=[.$O$11]*([.Q55]-[.$N$4])+[.$Q$4]" office:value-type="float" office:value="1340.03125">
            <text:p>1340,03125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/>
          <table:table-cell table:formula="of:=(EXP([.E$3]/10*[.$A56]/[.$F$3])-1)/(EXP([.E$3]/10)-1)*[.F$3]" office:value-type="float" office:value="947.245681409072">
            <text:p>947,2456814091</text:p>
          </table:table-cell>
          <table:table-cell table:formula="of:=[.$O$11]*([.C56]-[.$N$4])+[.$Q$4]" office:value-type="float" office:value="1298.7904509674">
            <text:p>1298,7904509674</text:p>
          </table:table-cell>
          <table:table-cell table:number-columns-repeated="9"/>
          <table:table-cell office:value-type="float" office:value="3232">
            <text:p>3232</text:p>
          </table:table-cell>
          <table:table-cell table:formula="of:=[.$N$11]*([.N56]-[.$N$5])+[.$Q$5]" office:value-type="float" office:value="1758.9765625">
            <text:p>1758,9765625</text:p>
          </table:table-cell>
          <table:table-cell/>
          <table:table-cell office:value-type="float" office:value="1184">
            <text:p>1184</text:p>
          </table:table-cell>
          <table:table-cell table:formula="of:=[.$O$11]*([.Q56]-[.$N$4])+[.$Q$4]" office:value-type="float" office:value="1346.4765625">
            <text:p>1346,4765625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/>
          <table:table-cell table:formula="of:=(EXP([.E$3]/10*[.$A57]/[.$F$3])-1)/(EXP([.E$3]/10)-1)*[.F$3]" office:value-type="float" office:value="1010.80213004218">
            <text:p>1010,8021300422</text:p>
          </table:table-cell>
          <table:table-cell table:formula="of:=[.$O$11]*([.C57]-[.$N$4])+[.$Q$4]" office:value-type="float" office:value="1311.59173761836">
            <text:p>1311,5917376184</text:p>
          </table:table-cell>
          <table:table-cell table:number-columns-repeated="9"/>
          <table:table-cell table:style-name="ce12" office:value-type="float" office:value="3264">
            <text:p>3264</text:p>
          </table:table-cell>
          <table:table-cell table:formula="of:=[.$N$11]*([.N57]-[.$N$5])+[.$Q$5]" office:value-type="float" office:value="1765.421875">
            <text:p>1765,421875</text:p>
          </table:table-cell>
          <table:table-cell/>
          <table:table-cell table:style-name="ce12" office:value-type="float" office:value="1216">
            <text:p>1216</text:p>
          </table:table-cell>
          <table:table-cell table:formula="of:=[.$O$11]*([.Q57]-[.$N$4])+[.$Q$4]" office:value-type="float" office:value="1352.921875">
            <text:p>1352,921875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/>
          <table:table-cell table:formula="of:=(EXP([.E$3]/10*[.$A58]/[.$F$3])-1)/(EXP([.E$3]/10)-1)*[.F$3]" office:value-type="float" office:value="1078.45761744061">
            <text:p>1078,4576174406</text:p>
          </table:table-cell>
          <table:table-cell table:formula="of:=[.$O$11]*([.C58]-[.$N$4])+[.$Q$4]" office:value-type="float" office:value="1325.21863632532">
            <text:p>1325,2186363253</text:p>
          </table:table-cell>
          <table:table-cell table:number-columns-repeated="9"/>
          <table:table-cell office:value-type="float" office:value="3296">
            <text:p>3296</text:p>
          </table:table-cell>
          <table:table-cell table:formula="of:=[.$N$11]*([.N58]-[.$N$5])+[.$Q$5]" office:value-type="float" office:value="1771.8671875">
            <text:p>1771,8671875</text:p>
          </table:table-cell>
          <table:table-cell/>
          <table:table-cell office:value-type="float" office:value="1248">
            <text:p>1248</text:p>
          </table:table-cell>
          <table:table-cell table:formula="of:=[.$O$11]*([.Q58]-[.$N$4])+[.$Q$4]" office:value-type="float" office:value="1359.3671875">
            <text:p>1359,367187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/>
          <table:table-cell table:formula="of:=(EXP([.E$3]/10*[.$A59]/[.$F$3])-1)/(EXP([.E$3]/10)-1)*[.F$3]" office:value-type="float" office:value="1150.47650889163">
            <text:p>1150,4765088916</text:p>
          </table:table-cell>
          <table:table-cell table:formula="of:=[.$O$11]*([.C59]-[.$N$4])+[.$Q$4]" office:value-type="float" office:value="1339.72439449111">
            <text:p>1339,7243944911</text:p>
          </table:table-cell>
          <table:table-cell table:number-columns-repeated="9"/>
          <table:table-cell table:style-name="ce12" office:value-type="float" office:value="3328">
            <text:p>3328</text:p>
          </table:table-cell>
          <table:table-cell table:formula="of:=[.$N$11]*([.N59]-[.$N$5])+[.$Q$5]" office:value-type="float" office:value="1778.3125">
            <text:p>1778,3125</text:p>
          </table:table-cell>
          <table:table-cell/>
          <table:table-cell table:style-name="ce12" office:value-type="float" office:value="1280">
            <text:p>1280</text:p>
          </table:table-cell>
          <table:table-cell table:formula="of:=[.$O$11]*([.Q59]-[.$N$4])+[.$Q$4]" office:value-type="float" office:value="1365.8125">
            <text:p>1365,8125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/>
          <table:table-cell table:formula="of:=(EXP([.E$3]/10*[.$A60]/[.$F$3])-1)/(EXP([.E$3]/10)-1)*[.F$3]" office:value-type="float" office:value="1227.14021977865">
            <text:p>1227,1402197787</text:p>
          </table:table-cell>
          <table:table-cell table:formula="of:=[.$O$11]*([.C60]-[.$N$4])+[.$Q$4]" office:value-type="float" office:value="1355.165693681">
            <text:p>1355,165693681</text:p>
          </table:table-cell>
          <table:table-cell table:number-columns-repeated="9"/>
          <table:table-cell office:value-type="float" office:value="3360">
            <text:p>3360</text:p>
          </table:table-cell>
          <table:table-cell table:formula="of:=[.$N$11]*([.N60]-[.$N$5])+[.$Q$5]" office:value-type="float" office:value="1784.7578125">
            <text:p>1784,7578125</text:p>
          </table:table-cell>
          <table:table-cell/>
          <table:table-cell office:value-type="float" office:value="1312">
            <text:p>1312</text:p>
          </table:table-cell>
          <table:table-cell table:formula="of:=[.$O$11]*([.Q60]-[.$N$4])+[.$Q$4]" office:value-type="float" office:value="1372.2578125">
            <text:p>1372,2578125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/>
          <table:table-cell table:formula="of:=(EXP([.E$3]/10*[.$A61]/[.$F$3])-1)/(EXP([.E$3]/10)-1)*[.F$3]" office:value-type="float" office:value="1308.74831521797">
            <text:p>1308,748315218</text:p>
          </table:table-cell>
          <table:table-cell table:formula="of:=[.$O$11]*([.C61]-[.$N$4])+[.$Q$4]" office:value-type="float" office:value="1371.60287110713">
            <text:p>1371,6028711071</text:p>
          </table:table-cell>
          <table:table-cell table:number-columns-repeated="9"/>
          <table:table-cell table:style-name="ce12" office:value-type="float" office:value="3392">
            <text:p>3392</text:p>
          </table:table-cell>
          <table:table-cell table:formula="of:=[.$N$11]*([.N61]-[.$N$5])+[.$Q$5]" office:value-type="float" office:value="1791.203125">
            <text:p>1791,203125</text:p>
          </table:table-cell>
          <table:table-cell/>
          <table:table-cell table:style-name="ce12" office:value-type="float" office:value="1344">
            <text:p>1344</text:p>
          </table:table-cell>
          <table:table-cell table:formula="of:=[.$O$11]*([.Q61]-[.$N$4])+[.$Q$4]" office:value-type="float" office:value="1378.703125">
            <text:p>1378,703125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/>
          <table:table-cell table:formula="of:=(EXP([.E$3]/10*[.$A62]/[.$F$3])-1)/(EXP([.E$3]/10)-1)*[.F$3]" office:value-type="float" office:value="1395.61968061596">
            <text:p>1395,619680616</text:p>
          </table:table-cell>
          <table:table-cell table:formula="of:=[.$O$11]*([.C62]-[.$N$4])+[.$Q$4]" office:value-type="float" office:value="1389.1001553975">
            <text:p>1389,1001553975</text:p>
          </table:table-cell>
          <table:table-cell table:number-columns-repeated="9"/>
          <table:table-cell office:value-type="float" office:value="3424">
            <text:p>3424</text:p>
          </table:table-cell>
          <table:table-cell table:formula="of:=[.$N$11]*([.N62]-[.$N$5])+[.$Q$5]" office:value-type="float" office:value="1797.6484375">
            <text:p>1797,6484375</text:p>
          </table:table-cell>
          <table:table-cell/>
          <table:table-cell office:value-type="float" office:value="1376">
            <text:p>1376</text:p>
          </table:table-cell>
          <table:table-cell table:formula="of:=[.$O$11]*([.Q62]-[.$N$4])+[.$Q$4]" office:value-type="float" office:value="1385.1484375">
            <text:p>1385,1484375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/>
          <table:table-cell table:formula="of:=(EXP([.E$3]/10*[.$A63]/[.$F$3])-1)/(EXP([.E$3]/10)-1)*[.F$3]" office:value-type="float" office:value="1488.09376772074">
            <text:p>1488,0937677208</text:p>
          </table:table-cell>
          <table:table-cell table:formula="of:=[.$O$11]*([.C63]-[.$N$4])+[.$Q$4]" office:value-type="float" office:value="1407.72591757071">
            <text:p>1407,7259175707</text:p>
          </table:table-cell>
          <table:table-cell table:number-columns-repeated="9"/>
          <table:table-cell table:style-name="ce12" office:value-type="float" office:value="3456">
            <text:p>3456</text:p>
          </table:table-cell>
          <table:table-cell table:formula="of:=[.$N$11]*([.N63]-[.$N$5])+[.$Q$5]" office:value-type="float" office:value="1804.09375">
            <text:p>1804,09375</text:p>
          </table:table-cell>
          <table:table-cell/>
          <table:table-cell table:style-name="ce12" office:value-type="float" office:value="1408">
            <text:p>1408</text:p>
          </table:table-cell>
          <table:table-cell table:formula="of:=[.$O$11]*([.Q63]-[.$N$4])+[.$Q$4]" office:value-type="float" office:value="1391.59375">
            <text:p>1391,59375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/>
          <table:table-cell table:formula="of:=(EXP([.E$3]/10*[.$A64]/[.$F$3])-1)/(EXP([.E$3]/10)-1)*[.F$3]" office:value-type="float" office:value="1586.53192103728">
            <text:p>1586,5319210373</text:p>
          </table:table-cell>
          <table:table-cell table:formula="of:=[.$O$11]*([.C64]-[.$N$4])+[.$Q$4]" office:value-type="float" office:value="1427.55293819721">
            <text:p>1427,5529381972</text:p>
          </table:table-cell>
          <table:table-cell table:number-columns-repeated="9"/>
          <table:table-cell office:value-type="float" office:value="3488">
            <text:p>3488</text:p>
          </table:table-cell>
          <table:table-cell table:formula="of:=[.$N$11]*([.N64]-[.$N$5])+[.$Q$5]" office:value-type="float" office:value="1810.5390625">
            <text:p>1810,5390625</text:p>
          </table:table-cell>
          <table:table-cell/>
          <table:table-cell office:value-type="float" office:value="1440">
            <text:p>1440</text:p>
          </table:table-cell>
          <table:table-cell table:formula="of:=[.$O$11]*([.Q64]-[.$N$4])+[.$Q$4]" office:value-type="float" office:value="1398.0390625">
            <text:p>1398,0390625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/>
          <table:table-cell table:formula="of:=(EXP([.E$3]/10*[.$A65]/[.$F$3])-1)/(EXP([.E$3]/10)-1)*[.F$3]" office:value-type="float" office:value="1691.31878978884">
            <text:p>1691,3187897888</text:p>
          </table:table-cell>
          <table:table-cell table:formula="of:=[.$O$11]*([.C65]-[.$N$4])+[.$Q$4]" office:value-type="float" office:value="1448.65869179096">
            <text:p>1448,658691791</text:p>
          </table:table-cell>
          <table:table-cell table:number-columns-repeated="9"/>
          <table:table-cell table:style-name="ce12" office:value-type="float" office:value="3520">
            <text:p>3520</text:p>
          </table:table-cell>
          <table:table-cell table:formula="of:=[.$N$11]*([.N65]-[.$N$5])+[.$Q$5]" office:value-type="float" office:value="1816.984375">
            <text:p>1816,984375</text:p>
          </table:table-cell>
          <table:table-cell/>
          <table:table-cell table:style-name="ce12" office:value-type="float" office:value="1472">
            <text:p>1472</text:p>
          </table:table-cell>
          <table:table-cell table:formula="of:=[.$O$11]*([.Q65]-[.$N$4])+[.$Q$4]" office:value-type="float" office:value="1404.484375">
            <text:p>1404,484375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/>
          <table:table-cell table:formula="of:=(EXP([.E$3]/10*[.$A66]/[.$F$3])-1)/(EXP([.E$3]/10)-1)*[.F$3]" office:value-type="float" office:value="1802.86383094222">
            <text:p>1802,8638309422</text:p>
          </table:table-cell>
          <table:table-cell table:formula="of:=[.$O$11]*([.C66]-[.$N$4])+[.$Q$4]" office:value-type="float" office:value="1471.12564954281">
            <text:p>1471,1256495428</text:p>
          </table:table-cell>
          <table:table-cell table:number-columns-repeated="9"/>
          <table:table-cell office:value-type="float" office:value="3552">
            <text:p>3552</text:p>
          </table:table-cell>
          <table:table-cell table:formula="of:=[.$N$11]*([.N66]-[.$N$5])+[.$Q$5]" office:value-type="float" office:value="1823.4296875">
            <text:p>1823,4296875</text:p>
          </table:table-cell>
          <table:table-cell/>
          <table:table-cell office:value-type="float" office:value="1504">
            <text:p>1504</text:p>
          </table:table-cell>
          <table:table-cell table:formula="of:=[.$O$11]*([.Q66]-[.$N$4])+[.$Q$4]" office:value-type="float" office:value="1410.9296875">
            <text:p>1410,9296875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/>
          <table:table-cell table:formula="of:=(EXP([.E$3]/10*[.$A67]/[.$F$3])-1)/(EXP([.E$3]/10)-1)*[.F$3]" office:value-type="float" office:value="1921.60290916977">
            <text:p>1921,6029091698</text:p>
          </table:table-cell>
          <table:table-cell table:formula="of:=[.$O$11]*([.C67]-[.$N$4])+[.$Q$4]" office:value-type="float" office:value="1495.04160157838">
            <text:p>1495,0416015784</text:p>
          </table:table-cell>
          <table:table-cell table:number-columns-repeated="9"/>
          <table:table-cell table:style-name="ce12" office:value-type="float" office:value="3584">
            <text:p>3584</text:p>
          </table:table-cell>
          <table:table-cell table:formula="of:=[.$N$11]*([.N67]-[.$N$5])+[.$Q$5]" office:value-type="float" office:value="1829.875">
            <text:p>1829,875</text:p>
          </table:table-cell>
          <table:table-cell/>
          <table:table-cell table:style-name="ce12" office:value-type="float" office:value="1536">
            <text:p>1536</text:p>
          </table:table-cell>
          <table:table-cell table:formula="of:=[.$O$11]*([.Q67]-[.$N$4])+[.$Q$4]" office:value-type="float" office:value="1417.375">
            <text:p>1417,37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/>
          <table:table-cell table:formula="of:=(EXP([.E$3]/10*[.$A68]/[.$F$3])-1)/(EXP([.E$3]/10)-1)*[.F$3]" office:value-type="float" office:value="2048">
            <text:p>2048</text:p>
          </table:table-cell>
          <table:table-cell table:formula="of:=[.$O$11]*([.C68]-[.$N$4])+[.$Q$4]" office:value-type="float" office:value="1520.5">
            <text:p>1520,5</text:p>
          </table:table-cell>
          <table:table-cell table:number-columns-repeated="9"/>
          <table:table-cell office:value-type="float" office:value="3616">
            <text:p>3616</text:p>
          </table:table-cell>
          <table:table-cell table:formula="of:=[.$N$11]*([.N68]-[.$N$5])+[.$Q$5]" office:value-type="float" office:value="1836.3203125">
            <text:p>1836,3203125</text:p>
          </table:table-cell>
          <table:table-cell/>
          <table:table-cell office:value-type="float" office:value="1568">
            <text:p>1568</text:p>
          </table:table-cell>
          <table:table-cell table:formula="of:=[.$O$11]*([.Q68]-[.$N$4])+[.$Q$4]" office:value-type="float" office:value="1423.8203125">
            <text:p>1423,820312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3648">
            <text:p>3648</text:p>
          </table:table-cell>
          <table:table-cell table:formula="of:=[.$N$11]*([.N69]-[.$N$5])+[.$Q$5]" office:value-type="float" office:value="1842.765625">
            <text:p>1842,765625</text:p>
          </table:table-cell>
          <table:table-cell/>
          <table:table-cell table:style-name="ce12" office:value-type="float" office:value="1600">
            <text:p>1600</text:p>
          </table:table-cell>
          <table:table-cell table:formula="of:=[.$O$11]*([.Q69]-[.$N$4])+[.$Q$4]" office:value-type="float" office:value="1430.265625">
            <text:p>1430,26562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680">
            <text:p>3680</text:p>
          </table:table-cell>
          <table:table-cell table:formula="of:=[.$N$11]*([.N70]-[.$N$5])+[.$Q$5]" office:value-type="float" office:value="1849.2109375">
            <text:p>1849,2109375</text:p>
          </table:table-cell>
          <table:table-cell/>
          <table:table-cell office:value-type="float" office:value="1632">
            <text:p>1632</text:p>
          </table:table-cell>
          <table:table-cell table:formula="of:=[.$O$11]*([.Q70]-[.$N$4])+[.$Q$4]" office:value-type="float" office:value="1436.7109375">
            <text:p>1436,710937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3712">
            <text:p>3712</text:p>
          </table:table-cell>
          <table:table-cell table:formula="of:=[.$N$11]*([.N71]-[.$N$5])+[.$Q$5]" office:value-type="float" office:value="1855.65625">
            <text:p>1855,65625</text:p>
          </table:table-cell>
          <table:table-cell/>
          <table:table-cell table:style-name="ce12" office:value-type="float" office:value="1664">
            <text:p>1664</text:p>
          </table:table-cell>
          <table:table-cell table:formula="of:=[.$O$11]*([.Q71]-[.$N$4])+[.$Q$4]" office:value-type="float" office:value="1443.15625">
            <text:p>1443,1562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744">
            <text:p>3744</text:p>
          </table:table-cell>
          <table:table-cell table:formula="of:=[.$N$11]*([.N72]-[.$N$5])+[.$Q$5]" office:value-type="float" office:value="1862.1015625">
            <text:p>1862,1015625</text:p>
          </table:table-cell>
          <table:table-cell/>
          <table:table-cell office:value-type="float" office:value="1696">
            <text:p>1696</text:p>
          </table:table-cell>
          <table:table-cell table:formula="of:=[.$O$11]*([.Q72]-[.$N$4])+[.$Q$4]" office:value-type="float" office:value="1449.6015625">
            <text:p>1449,601562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3776">
            <text:p>3776</text:p>
          </table:table-cell>
          <table:table-cell table:formula="of:=[.$N$11]*([.N73]-[.$N$5])+[.$Q$5]" office:value-type="float" office:value="1868.546875">
            <text:p>1868,546875</text:p>
          </table:table-cell>
          <table:table-cell/>
          <table:table-cell table:style-name="ce12" office:value-type="float" office:value="1728">
            <text:p>1728</text:p>
          </table:table-cell>
          <table:table-cell table:formula="of:=[.$O$11]*([.Q73]-[.$N$4])+[.$Q$4]" office:value-type="float" office:value="1456.046875">
            <text:p>1456,04687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808">
            <text:p>3808</text:p>
          </table:table-cell>
          <table:table-cell table:formula="of:=[.$N$11]*([.N74]-[.$N$5])+[.$Q$5]" office:value-type="float" office:value="1874.9921875">
            <text:p>1874,9921875</text:p>
          </table:table-cell>
          <table:table-cell/>
          <table:table-cell office:value-type="float" office:value="1760">
            <text:p>1760</text:p>
          </table:table-cell>
          <table:table-cell table:formula="of:=[.$O$11]*([.Q74]-[.$N$4])+[.$Q$4]" office:value-type="float" office:value="1462.4921875">
            <text:p>1462,492187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3840">
            <text:p>3840</text:p>
          </table:table-cell>
          <table:table-cell table:formula="of:=[.$N$11]*([.N75]-[.$N$5])+[.$Q$5]" office:value-type="float" office:value="1881.4375">
            <text:p>1881,4375</text:p>
          </table:table-cell>
          <table:table-cell/>
          <table:table-cell table:style-name="ce12" office:value-type="float" office:value="1792">
            <text:p>1792</text:p>
          </table:table-cell>
          <table:table-cell table:formula="of:=[.$O$11]*([.Q75]-[.$N$4])+[.$Q$4]" office:value-type="float" office:value="1468.9375">
            <text:p>1468,937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872">
            <text:p>3872</text:p>
          </table:table-cell>
          <table:table-cell table:formula="of:=[.$N$11]*([.N76]-[.$N$5])+[.$Q$5]" office:value-type="float" office:value="1887.8828125">
            <text:p>1887,8828125</text:p>
          </table:table-cell>
          <table:table-cell/>
          <table:table-cell office:value-type="float" office:value="1824">
            <text:p>1824</text:p>
          </table:table-cell>
          <table:table-cell table:formula="of:=[.$O$11]*([.Q76]-[.$N$4])+[.$Q$4]" office:value-type="float" office:value="1475.3828125">
            <text:p>1475,382812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3904">
            <text:p>3904</text:p>
          </table:table-cell>
          <table:table-cell table:formula="of:=[.$N$11]*([.N77]-[.$N$5])+[.$Q$5]" office:value-type="float" office:value="1894.328125">
            <text:p>1894,328125</text:p>
          </table:table-cell>
          <table:table-cell/>
          <table:table-cell table:style-name="ce12" office:value-type="float" office:value="1856">
            <text:p>1856</text:p>
          </table:table-cell>
          <table:table-cell table:formula="of:=[.$O$11]*([.Q77]-[.$N$4])+[.$Q$4]" office:value-type="float" office:value="1481.828125">
            <text:p>1481,82812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936">
            <text:p>3936</text:p>
          </table:table-cell>
          <table:table-cell table:formula="of:=[.$N$11]*([.N78]-[.$N$5])+[.$Q$5]" office:value-type="float" office:value="1900.7734375">
            <text:p>1900,7734375</text:p>
          </table:table-cell>
          <table:table-cell/>
          <table:table-cell office:value-type="float" office:value="1888">
            <text:p>1888</text:p>
          </table:table-cell>
          <table:table-cell table:formula="of:=[.$O$11]*([.Q78]-[.$N$4])+[.$Q$4]" office:value-type="float" office:value="1488.2734375">
            <text:p>1488,273437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3968">
            <text:p>3968</text:p>
          </table:table-cell>
          <table:table-cell table:formula="of:=[.$N$11]*([.N79]-[.$N$5])+[.$Q$5]" office:value-type="float" office:value="1907.21875">
            <text:p>1907,21875</text:p>
          </table:table-cell>
          <table:table-cell/>
          <table:table-cell table:style-name="ce12" office:value-type="float" office:value="1920">
            <text:p>1920</text:p>
          </table:table-cell>
          <table:table-cell table:formula="of:=[.$O$11]*([.Q79]-[.$N$4])+[.$Q$4]" office:value-type="float" office:value="1494.71875">
            <text:p>1494,7187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000">
            <text:p>4000</text:p>
          </table:table-cell>
          <table:table-cell table:formula="of:=[.$N$11]*([.N80]-[.$N$5])+[.$Q$5]" office:value-type="float" office:value="1913.6640625">
            <text:p>1913,6640625</text:p>
          </table:table-cell>
          <table:table-cell/>
          <table:table-cell office:value-type="float" office:value="1952">
            <text:p>1952</text:p>
          </table:table-cell>
          <table:table-cell table:formula="of:=[.$O$11]*([.Q80]-[.$N$4])+[.$Q$4]" office:value-type="float" office:value="1501.1640625">
            <text:p>1501,164062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4032">
            <text:p>4032</text:p>
          </table:table-cell>
          <table:table-cell table:formula="of:=[.$N$11]*([.N81]-[.$N$5])+[.$Q$5]" office:value-type="float" office:value="1920.109375">
            <text:p>1920,109375</text:p>
          </table:table-cell>
          <table:table-cell/>
          <table:table-cell table:style-name="ce12" office:value-type="float" office:value="1984">
            <text:p>1984</text:p>
          </table:table-cell>
          <table:table-cell table:formula="of:=[.$O$11]*([.Q81]-[.$N$4])+[.$Q$4]" office:value-type="float" office:value="1507.609375">
            <text:p>1507,60937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064">
            <text:p>4064</text:p>
          </table:table-cell>
          <table:table-cell table:formula="of:=[.$N$11]*([.N82]-[.$N$5])+[.$Q$5]" office:value-type="float" office:value="1926.5546875">
            <text:p>1926,5546875</text:p>
          </table:table-cell>
          <table:table-cell/>
          <table:table-cell office:value-type="float" office:value="2016">
            <text:p>2016</text:p>
          </table:table-cell>
          <table:table-cell table:formula="of:=[.$O$11]*([.Q82]-[.$N$4])+[.$Q$4]" office:value-type="float" office:value="1514.0546875">
            <text:p>1514,054687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4096">
            <text:p>4096</text:p>
          </table:table-cell>
          <table:table-cell table:formula="of:=[.$N$11]*([.N83]-[.$N$5])+[.$Q$5]" office:value-type="float" office:value="1933">
            <text:p>1933</text:p>
          </table:table-cell>
          <table:table-cell/>
          <table:table-cell table:style-name="ce12" office:value-type="float" office:value="2048">
            <text:p>2048</text:p>
          </table:table-cell>
          <table:table-cell table:formula="of:=[.$O$11]*([.Q83]-[.$N$4])+[.$Q$4]" office:value-type="float" office:value="1520.5">
            <text:p>1520,5</text:p>
          </table:table-cell>
        </table:table-row>
      </table:table>
      <table:table table:name="Рабочая формула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6"/>
          <table:table-cell office:value-type="float" office:value="0">
            <text:p>0</text:p>
          </table:table-cell>
          <table:table-cell table:formula="of:=[.G1]/2048" office:value-type="float" office:value="0">
            <text:p>0</text:p>
          </table:table-cell>
          <table:table-cell table:formula="of:=(([.$D$4]^[.H1])-1)/([.$D$4]-1)" office:value-type="float" office:value="0">
            <text:p>0</text:p>
          </table:table-cell>
          <table:table-cell/>
          <table:table-cell table:formula="of:=[.I1]*413+1520" office:value-type="float" office:value="1520">
            <text:p>152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xpTMP = </text:p>
          </table:table-cell>
          <table:table-cell table:formula="of:=[.D3]/100" office:value-type="float" office:value="0.4">
            <text:p>0,4</text:p>
          </table:table-cell>
          <table:table-cell table:number-columns-repeated="2"/>
          <table:table-cell office:value-type="float" office:value="20.48">
            <text:p>20,48</text:p>
          </table:table-cell>
          <table:table-cell table:formula="of:=[.G2]/2048" office:value-type="float" office:value="0.01">
            <text:p>0,01</text:p>
          </table:table-cell>
          <table:table-cell table:formula="of:=(([.$D$4]^[.H2])-1)/([.$D$4]-1)" office:value-type="float" office:value="0.000814193935249548">
            <text:p>0,0008141939</text:p>
          </table:table-cell>
          <table:table-cell/>
          <table:table-cell table:formula="of:=[.I2]*413+1520" office:value-type="float" office:value="1520.33626209526">
            <text:p>1520,33626209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xp = 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40.96">
            <text:p>40,96</text:p>
          </table:table-cell>
          <table:table-cell table:formula="of:=[.G3]/2048" office:value-type="float" office:value="0.02">
            <text:p>0,02</text:p>
          </table:table-cell>
          <table:table-cell table:formula="of:=(([.$D$4]^[.H3])-1)/([.$D$4]-1)" office:value-type="float" office:value="0.00166087054694476">
            <text:p>0,0016608705</text:p>
          </table:table-cell>
          <table:table-cell/>
          <table:table-cell table:formula="of:=[.I3]*413+1520" office:value-type="float" office:value="1520.68593953589">
            <text:p>1520,68593953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 = 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61.44">
            <text:p>61,44</text:p>
          </table:table-cell>
          <table:table-cell table:formula="of:=[.G4]/2048" office:value-type="float" office:value="0.03">
            <text:p>0,03</text:p>
          </table:table-cell>
          <table:table-cell table:formula="of:=(([.$D$4]^[.H4])-1)/([.$D$4]-1)" office:value-type="float" office:value="0.00254132574779561">
            <text:p>0,0025413257</text:p>
          </table:table-cell>
          <table:table-cell/>
          <table:table-cell table:formula="of:=[.I4]*413+1520" office:value-type="float" office:value="1521.04956753384">
            <text:p>1521,04956753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.92">
            <text:p>81,92</text:p>
          </table:table-cell>
          <table:table-cell table:formula="of:=[.G5]/2048" office:value-type="float" office:value="0.04">
            <text:p>0,04</text:p>
          </table:table-cell>
          <table:table-cell table:formula="of:=(([.$D$4]^[.H5])-1)/([.$D$4]-1)" office:value-type="float" office:value="0.00345690715160124">
            <text:p>0,0034569072</text:p>
          </table:table-cell>
          <table:table-cell/>
          <table:table-cell table:formula="of:=[.I5]*413+1520" office:value-type="float" office:value="1521.42770265361">
            <text:p>1521,4277026536</text:p>
          </table:table-cell>
          <table:table-cell/>
          <table:table-cell>
            <draw:frame table:end-cell-address="'Рабочая формула'.T25" table:end-x="0.174cm" table:end-y="0.41cm" draw:z-index="0" draw:style-name="gr1" draw:text-style-name="P1" svg:width="15.981cm" svg:height="8.994cm" svg:x="0cm" svg:y="0.448cm">
              <draw:object draw:notify-on-update-of-ranges="'Рабочая формула'.K1:'Рабочая формула'.K101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number-columns-repeated="6"/>
          <table:table-cell office:value-type="float" office:value="102.4">
            <text:p>102,4</text:p>
          </table:table-cell>
          <table:table-cell table:formula="of:=[.G6]/2048" office:value-type="float" office:value="0.05">
            <text:p>0,05</text:p>
          </table:table-cell>
          <table:table-cell table:formula="of:=(([.$D$4]^[.H6])-1)/([.$D$4]-1)" office:value-type="float" office:value="0.00440901613589097">
            <text:p>0,0044090161</text:p>
          </table:table-cell>
          <table:table-cell/>
          <table:table-cell table:formula="of:=[.I6]*413+1520" office:value-type="float" office:value="1521.82092366412">
            <text:p>1521,82092366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2.88">
            <text:p>122,88</text:p>
          </table:table-cell>
          <table:table-cell table:formula="of:=[.G7]/2048" office:value-type="float" office:value="0.06">
            <text:p>0,06</text:p>
          </table:table-cell>
          <table:table-cell table:formula="of:=(([.$D$4]^[.H7])-1)/([.$D$4]-1)" office:value-type="float" office:value="0.00539910998685525">
            <text:p>0,00539911</text:p>
          </table:table-cell>
          <table:table-cell/>
          <table:table-cell table:formula="of:=[.I7]*413+1520" office:value-type="float" office:value="1522.22983242457">
            <text:p>1522,229832424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3.36">
            <text:p>143,36</text:p>
          </table:table-cell>
          <table:table-cell table:formula="of:=[.G8]/2048" office:value-type="float" office:value="0.07">
            <text:p>0,07</text:p>
          </table:table-cell>
          <table:table-cell table:formula="of:=(([.$D$4]^[.H8])-1)/([.$D$4]-1)" office:value-type="float" office:value="0.0064287041298499">
            <text:p>0,0064287041</text:p>
          </table:table-cell>
          <table:table-cell/>
          <table:table-cell table:formula="of:=[.I8]*413+1520" office:value-type="float" office:value="1522.65505480563">
            <text:p>1522,65505480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3.84">
            <text:p>163,84</text:p>
          </table:table-cell>
          <table:table-cell table:formula="of:=[.G9]/2048" office:value-type="float" office:value="0.08">
            <text:p>0,08</text:p>
          </table:table-cell>
          <table:table-cell table:formula="of:=(([.$D$4]^[.H9])-1)/([.$D$4]-1)" office:value-type="float" office:value="0.00749937444888729">
            <text:p>0,0074993744</text:p>
          </table:table-cell>
          <table:table-cell/>
          <table:table-cell table:formula="of:=[.I9]*413+1520" office:value-type="float" office:value="1523.09724164739">
            <text:p>1523,097241647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4.32">
            <text:p>184,32</text:p>
          </table:table-cell>
          <table:table-cell table:formula="of:=[.G10]/2048" office:value-type="float" office:value="0.09">
            <text:p>0,09</text:p>
          </table:table-cell>
          <table:table-cell table:formula="of:=(([.$D$4]^[.H10])-1)/([.$D$4]-1)" office:value-type="float" office:value="0.00861275969866486">
            <text:p>0,0086127597</text:p>
          </table:table-cell>
          <table:table-cell/>
          <table:table-cell table:formula="of:=[.I10]*413+1520" office:value-type="float" office:value="1523.55706975555">
            <text:p>1523,55706975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04.8">
            <text:p>204,8</text:p>
          </table:table-cell>
          <table:table-cell table:formula="of:=[.G11]/2048" office:value-type="float" office:value="0.1">
            <text:p>0,1</text:p>
          </table:table-cell>
          <table:table-cell table:formula="of:=(([.$D$4]^[.H11])-1)/([.$D$4]-1)" office:value-type="float" office:value="0.00977056401282273">
            <text:p>0,009770564</text:p>
          </table:table-cell>
          <table:table-cell/>
          <table:table-cell table:formula="of:=[.I11]*413+1520" office:value-type="float" office:value="1524.0352429373">
            <text:p>1524,035242937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25.28">
            <text:p>225,28</text:p>
          </table:table-cell>
          <table:table-cell table:formula="of:=[.G12]/2048" office:value-type="float" office:value="0.11">
            <text:p>0,11</text:p>
          </table:table-cell>
          <table:table-cell table:formula="of:=(([.$D$4]^[.H12])-1)/([.$D$4]-1)" office:value-type="float" office:value="0.0109745595122695">
            <text:p>0,0109745595</text:p>
          </table:table-cell>
          <table:table-cell/>
          <table:table-cell table:formula="of:=[.I12]*413+1520" office:value-type="float" office:value="1524.53249307857">
            <text:p>1524,53249307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45.76">
            <text:p>245,76</text:p>
          </table:table-cell>
          <table:table-cell table:formula="of:=[.G13]/2048" office:value-type="float" office:value="0.12">
            <text:p>0,12</text:p>
          </table:table-cell>
          <table:table-cell table:formula="of:=(([.$D$4]^[.H13])-1)/([.$D$4]-1)" office:value-type="float" office:value="0.0122265890175683">
            <text:p>0,012226589</text:p>
          </table:table-cell>
          <table:table-cell/>
          <table:table-cell table:formula="of:=[.I13]*413+1520" office:value-type="float" office:value="1525.04958126426">
            <text:p>1525,04958126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66.24">
            <text:p>266,24</text:p>
          </table:table-cell>
          <table:table-cell table:formula="of:=[.G14]/2048" office:value-type="float" office:value="0.13">
            <text:p>0,13</text:p>
          </table:table-cell>
          <table:table-cell table:formula="of:=(([.$D$4]^[.H14])-1)/([.$D$4]-1)" office:value-type="float" office:value="0.0135285688695356">
            <text:p>0,0135285689</text:p>
          </table:table-cell>
          <table:table-cell/>
          <table:table-cell table:formula="of:=[.I14]*413+1520" office:value-type="float" office:value="1525.58729894312">
            <text:p>1525,58729894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86.72">
            <text:p>286,72</text:p>
          </table:table-cell>
          <table:table-cell table:formula="of:=[.G15]/2048" office:value-type="float" office:value="0.14">
            <text:p>0,14</text:p>
          </table:table-cell>
          <table:table-cell table:formula="of:=(([.$D$4]^[.H15])-1)/([.$D$4]-1)" office:value-type="float" office:value="0.0148824918623681">
            <text:p>0,0148824919</text:p>
          </table:table-cell>
          <table:table-cell/>
          <table:table-cell table:formula="of:=[.I15]*413+1520" office:value-type="float" office:value="1526.14646913916">
            <text:p>1526,146469139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7.2">
            <text:p>307,2</text:p>
          </table:table-cell>
          <table:table-cell table:formula="of:=[.G16]/2048" office:value-type="float" office:value="0.15">
            <text:p>0,15</text:p>
          </table:table-cell>
          <table:table-cell table:formula="of:=(([.$D$4]^[.H16])-1)/([.$D$4]-1)" office:value-type="float" office:value="0.016290430293789">
            <text:p>0,0162904303</text:p>
          </table:table-cell>
          <table:table-cell/>
          <table:table-cell table:formula="of:=[.I16]*413+1520" office:value-type="float" office:value="1526.72794771133">
            <text:p>1526,727947711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7.68">
            <text:p>327,68</text:p>
          </table:table-cell>
          <table:table-cell table:formula="of:=[.G17]/2048" office:value-type="float" office:value="0.16">
            <text:p>0,16</text:p>
          </table:table-cell>
          <table:table-cell table:formula="of:=(([.$D$4]^[.H17])-1)/([.$D$4]-1)" office:value-type="float" office:value="0.0177545391368811">
            <text:p>0,0177545391</text:p>
          </table:table-cell>
          <table:table-cell/>
          <table:table-cell table:formula="of:=[.I17]*413+1520" office:value-type="float" office:value="1527.33262466353">
            <text:p>1527,332624663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8.16">
            <text:p>348,16</text:p>
          </table:table-cell>
          <table:table-cell table:formula="of:=[.G18]/2048" office:value-type="float" office:value="0.17">
            <text:p>0,17</text:p>
          </table:table-cell>
          <table:table-cell table:formula="of:=(([.$D$4]^[.H18])-1)/([.$D$4]-1)" office:value-type="float" office:value="0.0192770593384622">
            <text:p>0,0192770593</text:p>
          </table:table-cell>
          <table:table-cell/>
          <table:table-cell table:formula="of:=[.I18]*413+1520" office:value-type="float" office:value="1527.96142550679">
            <text:p>1527,96142550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8.64">
            <text:p>368,64</text:p>
          </table:table-cell>
          <table:table-cell table:formula="of:=[.G19]/2048" office:value-type="float" office:value="0.18">
            <text:p>0,18</text:p>
          </table:table-cell>
          <table:table-cell table:formula="of:=(([.$D$4]^[.H19])-1)/([.$D$4]-1)" office:value-type="float" office:value="0.0208603212490501">
            <text:p>0,0208603212</text:p>
          </table:table-cell>
          <table:table-cell/>
          <table:table-cell table:formula="of:=[.I19]*413+1520" office:value-type="float" office:value="1528.61531267586">
            <text:p>1528,615312675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9.12">
            <text:p>389,12</text:p>
          </table:table-cell>
          <table:table-cell table:formula="of:=[.G20]/2048" office:value-type="float" office:value="0.19">
            <text:p>0,19</text:p>
          </table:table-cell>
          <table:table-cell table:formula="of:=(([.$D$4]^[.H20])-1)/([.$D$4]-1)" office:value-type="float" office:value="0.022506748189668">
            <text:p>0,0225067482</text:p>
          </table:table-cell>
          <table:table-cell/>
          <table:table-cell table:formula="of:=[.I20]*413+1520" office:value-type="float" office:value="1529.29528700233">
            <text:p>1529,295287002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9.6">
            <text:p>409,6</text:p>
          </table:table-cell>
          <table:table-cell table:formula="of:=[.G21]/2048" office:value-type="float" office:value="0.2">
            <text:p>0,2</text:p>
          </table:table-cell>
          <table:table-cell table:formula="of:=(([.$D$4]^[.H21])-1)/([.$D$4]-1)" office:value-type="float" office:value="0.0242188601609501">
            <text:p>0,0242188602</text:p>
          </table:table-cell>
          <table:table-cell/>
          <table:table-cell table:formula="of:=[.I21]*413+1520" office:value-type="float" office:value="1530.00238924647">
            <text:p>1530,002389246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0.08">
            <text:p>430,08</text:p>
          </table:table-cell>
          <table:table-cell table:formula="of:=[.G22]/2048" office:value-type="float" office:value="0.21">
            <text:p>0,21</text:p>
          </table:table-cell>
          <table:table-cell table:formula="of:=(([.$D$4]^[.H22])-1)/([.$D$4]-1)" office:value-type="float" office:value="0.0259992777002231">
            <text:p>0,0259992777</text:p>
          </table:table-cell>
          <table:table-cell/>
          <table:table-cell table:formula="of:=[.I22]*413+1520" office:value-type="float" office:value="1530.73770169019">
            <text:p>1530,73770169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0.56">
            <text:p>450,56</text:p>
          </table:table-cell>
          <table:table-cell table:formula="of:=[.G23]/2048" office:value-type="float" office:value="0.22">
            <text:p>0,22</text:p>
          </table:table-cell>
          <table:table-cell table:formula="of:=(([.$D$4]^[.H23])-1)/([.$D$4]-1)" office:value-type="float" office:value="0.0278507258924678">
            <text:p>0,0278507259</text:p>
          </table:table-cell>
          <table:table-cell/>
          <table:table-cell table:formula="of:=[.I23]*413+1520" office:value-type="float" office:value="1531.50234979359">
            <text:p>1531,502349793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1.04">
            <text:p>471,04</text:p>
          </table:table-cell>
          <table:table-cell table:formula="of:=[.G24]/2048" office:value-type="float" office:value="0.23">
            <text:p>0,23</text:p>
          </table:table-cell>
          <table:table-cell table:formula="of:=(([.$D$4]^[.H24])-1)/([.$D$4]-1)" office:value-type="float" office:value="0.0297760385413006">
            <text:p>0,0297760385</text:p>
          </table:table-cell>
          <table:table-cell/>
          <table:table-cell table:formula="of:=[.I24]*413+1520" office:value-type="float" office:value="1532.29750391756">
            <text:p>1532,297503917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1.52">
            <text:p>491,52</text:p>
          </table:table-cell>
          <table:table-cell table:formula="of:=[.G25]/2048" office:value-type="float" office:value="0.24">
            <text:p>0,24</text:p>
          </table:table-cell>
          <table:table-cell table:formula="of:=(([.$D$4]^[.H25])-1)/([.$D$4]-1)" office:value-type="float" office:value="0.0317781625063583">
            <text:p>0,0317781625</text:p>
          </table:table-cell>
          <table:table-cell/>
          <table:table-cell table:formula="of:=[.I25]*413+1520" office:value-type="float" office:value="1533.12438111513">
            <text:p>1533,124381115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2">
            <text:p>512</text:p>
          </table:table-cell>
          <table:table-cell table:formula="of:=[.G26]/2048" office:value-type="float" office:value="0.25">
            <text:p>0,25</text:p>
          </table:table-cell>
          <table:table-cell table:formula="of:=(([.$D$4]^[.H26])-1)/([.$D$4]-1)" office:value-type="float" office:value="0.0338601622137244">
            <text:p>0,0338601622</text:p>
          </table:table-cell>
          <table:table-cell/>
          <table:table-cell table:formula="of:=[.I26]*413+1520" office:value-type="float" office:value="1533.98424699427">
            <text:p>1533,98424699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2.48">
            <text:p>532,48</text:p>
          </table:table-cell>
          <table:table-cell table:formula="of:=[.G27]/2048" office:value-type="float" office:value="0.26">
            <text:p>0,26</text:p>
          </table:table-cell>
          <table:table-cell table:formula="of:=(([.$D$4]^[.H27])-1)/([.$D$4]-1)" office:value-type="float" office:value="0.036025224346302">
            <text:p>0,0360252243</text:p>
          </table:table-cell>
          <table:table-cell/>
          <table:table-cell table:formula="of:=[.I27]*413+1520" office:value-type="float" office:value="1534.87841765502">
            <text:p>1534,87841765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2.96">
            <text:p>552,96</text:p>
          </table:table-cell>
          <table:table-cell table:formula="of:=[.G28]/2048" office:value-type="float" office:value="0.27">
            <text:p>0,27</text:p>
          </table:table-cell>
          <table:table-cell table:formula="of:=(([.$D$4]^[.H28])-1)/([.$D$4]-1)" office:value-type="float" office:value="0.0382766627213109">
            <text:p>0,0382766627</text:p>
          </table:table-cell>
          <table:table-cell/>
          <table:table-cell table:formula="of:=[.I28]*413+1520" office:value-type="float" office:value="1535.8082617039">
            <text:p>1535,808261703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73.44">
            <text:p>573,44</text:p>
          </table:table-cell>
          <table:table-cell table:formula="of:=[.G29]/2048" office:value-type="float" office:value="0.28">
            <text:p>0,28</text:p>
          </table:table-cell>
          <table:table-cell table:formula="of:=(([.$D$4]^[.H29])-1)/([.$D$4]-1)" office:value-type="float" office:value="0.0406179233623754">
            <text:p>0,0406179234</text:p>
          </table:table-cell>
          <table:table-cell/>
          <table:table-cell table:formula="of:=[.I29]*413+1520" office:value-type="float" office:value="1536.77520234866">
            <text:p>1536,77520234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93.92">
            <text:p>593,92</text:p>
          </table:table-cell>
          <table:table-cell table:formula="of:=[.G30]/2048" office:value-type="float" office:value="0.29">
            <text:p>0,29</text:p>
          </table:table-cell>
          <table:table-cell table:formula="of:=(([.$D$4]^[.H30])-1)/([.$D$4]-1)" office:value-type="float" office:value="0.0430525897739647">
            <text:p>0,0430525898</text:p>
          </table:table-cell>
          <table:table-cell/>
          <table:table-cell table:formula="of:=[.I30]*413+1520" office:value-type="float" office:value="1537.78071957665">
            <text:p>1537,780719576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14.4">
            <text:p>614,4</text:p>
          </table:table-cell>
          <table:table-cell table:formula="of:=[.G31]/2048" office:value-type="float" office:value="0.3">
            <text:p>0,3</text:p>
          </table:table-cell>
          <table:table-cell table:formula="of:=(([.$D$4]^[.H31])-1)/([.$D$4]-1)" office:value-type="float" office:value="0.045584388426261">
            <text:p>0,0455843884</text:p>
          </table:table-cell>
          <table:table-cell/>
          <table:table-cell table:formula="of:=[.I31]*413+1520" office:value-type="float" office:value="1538.82635242005">
            <text:p>1538,82635242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34.88">
            <text:p>634,88</text:p>
          </table:table-cell>
          <table:table-cell table:formula="of:=[.G32]/2048" office:value-type="float" office:value="0.31">
            <text:p>0,31</text:p>
          </table:table-cell>
          <table:table-cell table:formula="of:=(([.$D$4]^[.H32])-1)/([.$D$4]-1)" office:value-type="float" office:value="0.0482171944588479">
            <text:p>0,0482171945</text:p>
          </table:table-cell>
          <table:table-cell/>
          <table:table-cell table:formula="of:=[.I32]*413+1520" office:value-type="float" office:value="1539.9137013115">
            <text:p>1539,913701311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5.36">
            <text:p>655,36</text:p>
          </table:table-cell>
          <table:table-cell table:formula="of:=[.G33]/2048" office:value-type="float" office:value="0.32">
            <text:p>0,32</text:p>
          </table:table-cell>
          <table:table-cell table:formula="of:=(([.$D$4]^[.H33])-1)/([.$D$4]-1)" office:value-type="float" office:value="0.0509550376119514">
            <text:p>0,0509550376</text:p>
          </table:table-cell>
          <table:table-cell/>
          <table:table-cell table:formula="of:=[.I33]*413+1520" office:value-type="float" office:value="1541.04443053374">
            <text:p>1541,04443053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75.84">
            <text:p>675,84</text:p>
          </table:table-cell>
          <table:table-cell table:formula="of:=[.G34]/2048" office:value-type="float" office:value="0.33">
            <text:p>0,33</text:p>
          </table:table-cell>
          <table:table-cell table:formula="of:=(([.$D$4]^[.H34])-1)/([.$D$4]-1)" office:value-type="float" office:value="0.05380210839431">
            <text:p>0,0538021084</text:p>
          </table:table-cell>
          <table:table-cell/>
          <table:table-cell table:formula="of:=[.I34]*413+1520" office:value-type="float" office:value="1542.22027076685">
            <text:p>1542,22027076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96.32">
            <text:p>696,32</text:p>
          </table:table-cell>
          <table:table-cell table:formula="of:=[.G35]/2048" office:value-type="float" office:value="0.34">
            <text:p>0,34</text:p>
          </table:table-cell>
          <table:table-cell table:formula="of:=(([.$D$4]^[.H35])-1)/([.$D$4]-1)" office:value-type="float" office:value="0.0567627644971156">
            <text:p>0,0567627645</text:p>
          </table:table-cell>
          <table:table-cell/>
          <table:table-cell table:formula="of:=[.I35]*413+1520" office:value-type="float" office:value="1543.44302173731">
            <text:p>1543,443021737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16.8">
            <text:p>716,8</text:p>
          </table:table-cell>
          <table:table-cell table:formula="of:=[.G36]/2048" office:value-type="float" office:value="0.35">
            <text:p>0,35</text:p>
          </table:table-cell>
          <table:table-cell table:formula="of:=(([.$D$4]^[.H36])-1)/([.$D$4]-1)" office:value-type="float" office:value="0.0598415374638411">
            <text:p>0,0598415375</text:p>
          </table:table-cell>
          <table:table-cell/>
          <table:table-cell table:formula="of:=[.I36]*413+1520" office:value-type="float" office:value="1544.71455497257">
            <text:p>1544,714554972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37.28">
            <text:p>737,28</text:p>
          </table:table-cell>
          <table:table-cell table:formula="of:=[.G37]/2048" office:value-type="float" office:value="0.36">
            <text:p>0,36</text:p>
          </table:table-cell>
          <table:table-cell table:formula="of:=(([.$D$4]^[.H37])-1)/([.$D$4]-1)" office:value-type="float" office:value="0.063043139626165">
            <text:p>0,0630431396</text:p>
          </table:table-cell>
          <table:table-cell/>
          <table:table-cell table:formula="of:=[.I37]*413+1520" office:value-type="float" office:value="1546.03681666561">
            <text:p>1546,03681666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7.76">
            <text:p>757,76</text:p>
          </table:table-cell>
          <table:table-cell table:formula="of:=[.G38]/2048" office:value-type="float" office:value="0.37">
            <text:p>0,37</text:p>
          </table:table-cell>
          <table:table-cell table:formula="of:=(([.$D$4]^[.H38])-1)/([.$D$4]-1)" office:value-type="float" office:value="0.0663724713166076">
            <text:p>0,0663724713</text:p>
          </table:table-cell>
          <table:table-cell/>
          <table:table-cell table:formula="of:=[.I38]*413+1520" office:value-type="float" office:value="1547.41183065376">
            <text:p>1547,41183065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78.24">
            <text:p>778,24</text:p>
          </table:table-cell>
          <table:table-cell table:formula="of:=[.G39]/2048" office:value-type="float" office:value="0.38">
            <text:p>0,38</text:p>
          </table:table-cell>
          <table:table-cell table:formula="of:=(([.$D$4]^[.H39])-1)/([.$D$4]-1)" office:value-type="float" office:value="0.069834628368919">
            <text:p>0,0698346284</text:p>
          </table:table-cell>
          <table:table-cell/>
          <table:table-cell table:formula="of:=[.I39]*413+1520" office:value-type="float" office:value="1548.84170151636">
            <text:p>1548,841701516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98.72">
            <text:p>798,72</text:p>
          </table:table-cell>
          <table:table-cell table:formula="of:=[.G40]/2048" office:value-type="float" office:value="0.39">
            <text:p>0,39</text:p>
          </table:table-cell>
          <table:table-cell table:formula="of:=(([.$D$4]^[.H40])-1)/([.$D$4]-1)" office:value-type="float" office:value="0.0734349099176991">
            <text:p>0,0734349099</text:p>
          </table:table-cell>
          <table:table-cell/>
          <table:table-cell table:formula="of:=[.I40]*413+1520" office:value-type="float" office:value="1550.32861779601">
            <text:p>1550,3286177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9.2">
            <text:p>819,2</text:p>
          </table:table-cell>
          <table:table-cell table:formula="of:=[.G41]/2048" office:value-type="float" office:value="0.4">
            <text:p>0,4</text:p>
          </table:table-cell>
          <table:table-cell table:formula="of:=(([.$D$4]^[.H41])-1)/([.$D$4]-1)" office:value-type="float" office:value="0.0771788265091875">
            <text:p>0,0771788265</text:p>
          </table:table-cell>
          <table:table-cell/>
          <table:table-cell table:formula="of:=[.I41]*413+1520" office:value-type="float" office:value="1551.87485534829">
            <text:p>1551,87485534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9.68">
            <text:p>839,68</text:p>
          </table:table-cell>
          <table:table-cell table:formula="of:=[.G42]/2048" office:value-type="float" office:value="0.41">
            <text:p>0,41</text:p>
          </table:table-cell>
          <table:table-cell table:formula="of:=(([.$D$4]^[.H42])-1)/([.$D$4]-1)" office:value-type="float" office:value="0.0810721085356364">
            <text:p>0,0810721085</text:p>
          </table:table-cell>
          <table:table-cell/>
          <table:table-cell table:formula="of:=[.I42]*413+1520" office:value-type="float" office:value="1553.48278082522">
            <text:p>1553,48278082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60.16">
            <text:p>860,16</text:p>
          </table:table-cell>
          <table:table-cell table:formula="of:=[.G43]/2048" office:value-type="float" office:value="0.42">
            <text:p>0,42</text:p>
          </table:table-cell>
          <table:table-cell table:formula="of:=(([.$D$4]^[.H43])-1)/([.$D$4]-1)" office:value-type="float" office:value="0.0851207150061788">
            <text:p>0,085120715</text:p>
          </table:table-cell>
          <table:table-cell/>
          <table:table-cell table:formula="of:=[.I43]*413+1520" office:value-type="float" office:value="1555.15485529755">
            <text:p>1555,154855297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80.64">
            <text:p>880,64</text:p>
          </table:table-cell>
          <table:table-cell table:formula="of:=[.G44]/2048" office:value-type="float" office:value="0.43">
            <text:p>0,43</text:p>
          </table:table-cell>
          <table:table-cell table:formula="of:=(([.$D$4]^[.H44])-1)/([.$D$4]-1)" office:value-type="float" office:value="0.089330842667613">
            <text:p>0,0893308427</text:p>
          </table:table-cell>
          <table:table-cell/>
          <table:table-cell table:formula="of:=[.I44]*413+1520" office:value-type="float" office:value="1556.89363802172">
            <text:p>1556,893638021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01.12">
            <text:p>901,12</text:p>
          </table:table-cell>
          <table:table-cell table:formula="of:=[.G45]/2048" office:value-type="float" office:value="0.44">
            <text:p>0,44</text:p>
          </table:table-cell>
          <table:table-cell table:formula="of:=(([.$D$4]^[.H45])-1)/([.$D$4]-1)" office:value-type="float" office:value="0.093708935489067">
            <text:p>0,0937089355</text:p>
          </table:table-cell>
          <table:table-cell/>
          <table:table-cell table:formula="of:=[.I45]*413+1520" office:value-type="float" office:value="1558.70179035698">
            <text:p>1558,7017903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21.6">
            <text:p>921,6</text:p>
          </table:table-cell>
          <table:table-cell table:formula="of:=[.G46]/2048" office:value-type="float" office:value="0.45">
            <text:p>0,45</text:p>
          </table:table-cell>
          <table:table-cell table:formula="of:=(([.$D$4]^[.H46])-1)/([.$D$4]-1)" office:value-type="float" office:value="0.0982616945250571">
            <text:p>0,0982616945</text:p>
          </table:table-cell>
          <table:table-cell/>
          <table:table-cell table:formula="of:=[.I46]*413+1520" office:value-type="float" office:value="1560.58207983885">
            <text:p>1560,58207983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42.08">
            <text:p>942,08</text:p>
          </table:table-cell>
          <table:table-cell table:formula="of:=[.G47]/2048" office:value-type="float" office:value="0.46">
            <text:p>0,46</text:p>
          </table:table-cell>
          <table:table-cell table:formula="of:=(([.$D$4]^[.H47])-1)/([.$D$4]-1)" office:value-type="float" office:value="0.102996088172039">
            <text:p>0,1029960882</text:p>
          </table:table-cell>
          <table:table-cell/>
          <table:table-cell table:formula="of:=[.I47]*413+1520" office:value-type="float" office:value="1562.53738441505">
            <text:p>1562,537384415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2.56">
            <text:p>962,56</text:p>
          </table:table-cell>
          <table:table-cell table:formula="of:=[.G48]/2048" office:value-type="float" office:value="0.47">
            <text:p>0,47</text:p>
          </table:table-cell>
          <table:table-cell table:formula="of:=(([.$D$4]^[.H48])-1)/([.$D$4]-1)" office:value-type="float" office:value="0.10791936283415">
            <text:p>0,1079193628</text:p>
          </table:table-cell>
          <table:table-cell/>
          <table:table-cell table:formula="of:=[.I48]*413+1520" office:value-type="float" office:value="1564.5706968505">
            <text:p>1564,57069685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83.04">
            <text:p>983,04</text:p>
          </table:table-cell>
          <table:table-cell table:formula="of:=[.G49]/2048" office:value-type="float" office:value="0.48">
            <text:p>0,48</text:p>
          </table:table-cell>
          <table:table-cell table:formula="of:=(([.$D$4]^[.H49])-1)/([.$D$4]-1)" office:value-type="float" office:value="0.113039054014462">
            <text:p>0,113039054</text:p>
          </table:table-cell>
          <table:table-cell/>
          <table:table-cell table:formula="of:=[.I49]*413+1520" office:value-type="float" office:value="1566.68512930797">
            <text:p>1566,68512930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3.52">
            <text:p>1003,52</text:p>
          </table:table-cell>
          <table:table-cell table:formula="of:=[.G50]/2048" office:value-type="float" office:value="0.49">
            <text:p>0,49</text:p>
          </table:table-cell>
          <table:table-cell table:formula="of:=(([.$D$4]^[.H50])-1)/([.$D$4]-1)" office:value-type="float" office:value="0.118362997848733">
            <text:p>0,1183629978</text:p>
          </table:table-cell>
          <table:table-cell/>
          <table:table-cell table:formula="of:=[.I50]*413+1520" office:value-type="float" office:value="1568.88391811153">
            <text:p>1568,883918111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24">
            <text:p>1024</text:p>
          </table:table-cell>
          <table:table-cell table:formula="of:=[.G51]/2048" office:value-type="float" office:value="0.5">
            <text:p>0,5</text:p>
          </table:table-cell>
          <table:table-cell table:formula="of:=(([.$D$4]^[.H51])-1)/([.$D$4]-1)" office:value-type="float" office:value="0.123899343099295">
            <text:p>0,1238993431</text:p>
          </table:table-cell>
          <table:table-cell/>
          <table:table-cell table:formula="of:=[.I51]*413+1520" office:value-type="float" office:value="1571.17042870001">
            <text:p>1571,17042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44.48">
            <text:p>1044,48</text:p>
          </table:table-cell>
          <table:table-cell table:formula="of:=[.G52]/2048" office:value-type="float" office:value="0.51">
            <text:p>0,51</text:p>
          </table:table-cell>
          <table:table-cell table:formula="of:=(([.$D$4]^[.H52])-1)/([.$D$4]-1)" office:value-type="float" office:value="0.129656563627455">
            <text:p>0,1296565636</text:p>
          </table:table-cell>
          <table:table-cell/>
          <table:table-cell table:formula="of:=[.I52]*413+1520" office:value-type="float" office:value="1573.54816077814">
            <text:p>1573,54816077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64.96">
            <text:p>1064,96</text:p>
          </table:table-cell>
          <table:table-cell table:formula="of:=[.G53]/2048" office:value-type="float" office:value="0.52">
            <text:p>0,52</text:p>
          </table:table-cell>
          <table:table-cell table:formula="of:=(([.$D$4]^[.H53])-1)/([.$D$4]-1)" office:value-type="float" office:value="0.135643471363472">
            <text:p>0,1356434714</text:p>
          </table:table-cell>
          <table:table-cell/>
          <table:table-cell table:formula="of:=[.I53]*413+1520" office:value-type="float" office:value="1576.02075367311">
            <text:p>1576,02075367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85.44">
            <text:p>1085,44</text:p>
          </table:table-cell>
          <table:table-cell table:formula="of:=[.G54]/2048" office:value-type="float" office:value="0.53">
            <text:p>0,53</text:p>
          </table:table-cell>
          <table:table-cell table:formula="of:=(([.$D$4]^[.H54])-1)/([.$D$4]-1)" office:value-type="float" office:value="0.141869229793998">
            <text:p>0,1418692298</text:p>
          </table:table-cell>
          <table:table-cell/>
          <table:table-cell table:formula="of:=[.I54]*413+1520" office:value-type="float" office:value="1578.59199190492">
            <text:p>1578,59199190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05.92">
            <text:p>1105,92</text:p>
          </table:table-cell>
          <table:table-cell table:formula="of:=[.G55]/2048" office:value-type="float" office:value="0.54">
            <text:p>0,54</text:p>
          </table:table-cell>
          <table:table-cell table:formula="of:=(([.$D$4]^[.H55])-1)/([.$D$4]-1)" office:value-type="float" office:value="0.148343367987591">
            <text:p>0,148343368</text:p>
          </table:table-cell>
          <table:table-cell/>
          <table:table-cell table:formula="of:=[.I55]*413+1520" office:value-type="float" office:value="1581.26581097887">
            <text:p>1581,26581097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26.4">
            <text:p>1126,4</text:p>
          </table:table-cell>
          <table:table-cell table:formula="of:=[.G56]/2048" office:value-type="float" office:value="0.55">
            <text:p>0,55</text:p>
          </table:table-cell>
          <table:table-cell table:formula="of:=(([.$D$4]^[.H56])-1)/([.$D$4]-1)" office:value-type="float" office:value="0.15507579517979">
            <text:p>0,1550757952</text:p>
          </table:table-cell>
          <table:table-cell/>
          <table:table-cell table:formula="of:=[.I56]*413+1520" office:value-type="float" office:value="1584.04630340925">
            <text:p>1584,04630340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46.88">
            <text:p>1146,88</text:p>
          </table:table-cell>
          <table:table-cell table:formula="of:=[.G57]/2048" office:value-type="float" office:value="0.56">
            <text:p>0,56</text:p>
          </table:table-cell>
          <table:table-cell table:formula="of:=(([.$D$4]^[.H57])-1)/([.$D$4]-1)" office:value-type="float" office:value="0.162076815940069">
            <text:p>0,1620768159</text:p>
          </table:table-cell>
          <table:table-cell/>
          <table:table-cell table:formula="of:=[.I57]*413+1520" office:value-type="float" office:value="1586.93772498325">
            <text:p>1586,93772498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67.36">
            <text:p>1167,36</text:p>
          </table:table-cell>
          <table:table-cell table:formula="of:=[.G58]/2048" office:value-type="float" office:value="0.57">
            <text:p>0,57</text:p>
          </table:table-cell>
          <table:table-cell table:formula="of:=(([.$D$4]^[.H58])-1)/([.$D$4]-1)" office:value-type="float" office:value="0.169357145943884">
            <text:p>0,1693571459</text:p>
          </table:table-cell>
          <table:table-cell/>
          <table:table-cell table:formula="of:=[.I58]*413+1520" office:value-type="float" office:value="1589.94450127482">
            <text:p>1589,94450127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87.84">
            <text:p>1187,84</text:p>
          </table:table-cell>
          <table:table-cell table:formula="of:=[.G59]/2048" office:value-type="float" office:value="0.58">
            <text:p>0,58</text:p>
          </table:table-cell>
          <table:table-cell table:formula="of:=(([.$D$4]^[.H59])-1)/([.$D$4]-1)" office:value-type="float" office:value="0.176927928373949">
            <text:p>0,1769279284</text:p>
          </table:table-cell>
          <table:table-cell/>
          <table:table-cell table:formula="of:=[.I59]*413+1520" office:value-type="float" office:value="1593.07123441844">
            <text:p>1593,071234418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08.32">
            <text:p>1208,32</text:p>
          </table:table-cell>
          <table:table-cell table:formula="of:=[.G60]/2048" office:value-type="float" office:value="0.59">
            <text:p>0,59</text:p>
          </table:table-cell>
          <table:table-cell table:formula="of:=(([.$D$4]^[.H60])-1)/([.$D$4]-1)" office:value-type="float" office:value="0.184800750975857">
            <text:p>0,184800751</text:p>
          </table:table-cell>
          <table:table-cell/>
          <table:table-cell table:formula="of:=[.I60]*413+1520" office:value-type="float" office:value="1596.32271015303">
            <text:p>1596,32271015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28.8">
            <text:p>1228,8</text:p>
          </table:table-cell>
          <table:table-cell table:formula="of:=[.G61]/2048" office:value-type="float" office:value="0.6">
            <text:p>0,6</text:p>
          </table:table-cell>
          <table:table-cell table:formula="of:=(([.$D$4]^[.H61])-1)/([.$D$4]-1)" office:value-type="float" office:value="0.192987663794137">
            <text:p>0,1929876638</text:p>
          </table:table-cell>
          <table:table-cell/>
          <table:table-cell table:formula="of:=[.I61]*413+1520" office:value-type="float" office:value="1599.70390514698">
            <text:p>1599,70390514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49.28">
            <text:p>1249,28</text:p>
          </table:table-cell>
          <table:table-cell table:formula="of:=[.G62]/2048" office:value-type="float" office:value="0.61">
            <text:p>0,61</text:p>
          </table:table-cell>
          <table:table-cell table:formula="of:=(([.$D$4]^[.H62])-1)/([.$D$4]-1)" office:value-type="float" office:value="0.201501197615906">
            <text:p>0,2015011976</text:p>
          </table:table-cell>
          <table:table-cell/>
          <table:table-cell table:formula="of:=[.I62]*413+1520" office:value-type="float" office:value="1603.21999461537">
            <text:p>1603,219994615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69.76">
            <text:p>1269,76</text:p>
          </table:table-cell>
          <table:table-cell table:formula="of:=[.G63]/2048" office:value-type="float" office:value="0.62">
            <text:p>0,62</text:p>
          </table:table-cell>
          <table:table-cell table:formula="of:=(([.$D$4]^[.H63])-1)/([.$D$4]-1)" office:value-type="float" office:value="0.210354383150331">
            <text:p>0,2103543832</text:p>
          </table:table-cell>
          <table:table-cell/>
          <table:table-cell table:formula="of:=[.I63]*413+1520" office:value-type="float" office:value="1606.87636024109">
            <text:p>1606,876360241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90.24">
            <text:p>1290,24</text:p>
          </table:table-cell>
          <table:table-cell table:formula="of:=[.G64]/2048" office:value-type="float" office:value="0.63">
            <text:p>0,63</text:p>
          </table:table-cell>
          <table:table-cell table:formula="of:=(([.$D$4]^[.H64])-1)/([.$D$4]-1)" office:value-type="float" office:value="0.219560770973274">
            <text:p>0,219560771</text:p>
          </table:table-cell>
          <table:table-cell/>
          <table:table-cell table:formula="of:=[.I64]*413+1520" office:value-type="float" office:value="1610.67859841196">
            <text:p>1610,6785984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10.72">
            <text:p>1310,72</text:p>
          </table:table-cell>
          <table:table-cell table:formula="of:=[.G65]/2048" office:value-type="float" office:value="0.64">
            <text:p>0,64</text:p>
          </table:table-cell>
          <table:table-cell table:formula="of:=(([.$D$4]^[.H65])-1)/([.$D$4]-1)" office:value-type="float" office:value="0.229134452267636">
            <text:p>0,2291344523</text:p>
          </table:table-cell>
          <table:table-cell/>
          <table:table-cell table:formula="of:=[.I65]*413+1520" office:value-type="float" office:value="1614.63252878653">
            <text:p>1614,632528786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31.2">
            <text:p>1331,2</text:p>
          </table:table-cell>
          <table:table-cell table:formula="of:=[.G66]/2048" office:value-type="float" office:value="0.65">
            <text:p>0,65</text:p>
          </table:table-cell>
          <table:table-cell table:formula="of:=(([.$D$4]^[.H66])-1)/([.$D$4]-1)" office:value-type="float" office:value="0.239090080391145">
            <text:p>0,2390900804</text:p>
          </table:table-cell>
          <table:table-cell/>
          <table:table-cell table:formula="of:=[.I66]*413+1520" office:value-type="float" office:value="1618.74420320154">
            <text:p>1618,744203201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51.68">
            <text:p>1351,68</text:p>
          </table:table-cell>
          <table:table-cell table:formula="of:=[.G67]/2048" office:value-type="float" office:value="0.66">
            <text:p>0,66</text:p>
          </table:table-cell>
          <table:table-cell table:formula="of:=(([.$D$4]^[.H67])-1)/([.$D$4]-1)" office:value-type="float" office:value="0.249442893304601">
            <text:p>0,2494428933</text:p>
          </table:table-cell>
          <table:table-cell/>
          <table:table-cell table:formula="of:=[.I67]*413+1520" office:value-type="float" office:value="1623.0199149348">
            <text:p>1623,01991493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72.16">
            <text:p>1372,16</text:p>
          </table:table-cell>
          <table:table-cell table:formula="of:=[.G68]/2048" office:value-type="float" office:value="0.67">
            <text:p>0,67</text:p>
          </table:table-cell>
          <table:table-cell table:formula="of:=(([.$D$4]^[.H68])-1)/([.$D$4]-1)" office:value-type="float" office:value="0.260208736894917">
            <text:p>0,2602087369</text:p>
          </table:table-cell>
          <table:table-cell/>
          <table:table-cell table:formula="of:=[.I68]*413+1520" office:value-type="float" office:value="1627.4662083376">
            <text:p>1627,466208337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92.64">
            <text:p>1392,64</text:p>
          </table:table-cell>
          <table:table-cell table:formula="of:=[.G69]/2048" office:value-type="float" office:value="0.68">
            <text:p>0,68</text:p>
          </table:table-cell>
          <table:table-cell table:formula="of:=(([.$D$4]^[.H69])-1)/([.$D$4]-1)" office:value-type="float" office:value="0.271404089228627">
            <text:p>0,2714040892</text:p>
          </table:table-cell>
          <table:table-cell/>
          <table:table-cell table:formula="of:=[.I69]*413+1520" office:value-type="float" office:value="1632.08988885142">
            <text:p>1632,08988885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13.12">
            <text:p>1413,12</text:p>
          </table:table-cell>
          <table:table-cell table:formula="of:=[.G70]/2048" office:value-type="float" office:value="0.69">
            <text:p>0,69</text:p>
          </table:table-cell>
          <table:table-cell table:formula="of:=(([.$D$4]^[.H70])-1)/([.$D$4]-1)" office:value-type="float" office:value="0.283046085773018">
            <text:p>0,2830460858</text:p>
          </table:table-cell>
          <table:table-cell/>
          <table:table-cell table:formula="of:=[.I70]*413+1520" office:value-type="float" office:value="1636.89803342426">
            <text:p>1636,89803342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33.6">
            <text:p>1433,6</text:p>
          </table:table-cell>
          <table:table-cell table:formula="of:=[.G71]/2048" office:value-type="float" office:value="0.7">
            <text:p>0,7</text:p>
          </table:table-cell>
          <table:table-cell table:formula="of:=(([.$D$4]^[.H71])-1)/([.$D$4]-1)" office:value-type="float" office:value="0.295152545623461">
            <text:p>0,2951525456</text:p>
          </table:table-cell>
          <table:table-cell/>
          <table:table-cell table:formula="of:=[.I71]*413+1520" office:value-type="float" office:value="1641.89800134249">
            <text:p>1641,89800134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54.08">
            <text:p>1454,08</text:p>
          </table:table-cell>
          <table:table-cell table:formula="of:=[.G72]/2048" office:value-type="float" office:value="0.71">
            <text:p>0,71</text:p>
          </table:table-cell>
          <table:table-cell table:formula="of:=(([.$D$4]^[.H72])-1)/([.$D$4]-1)" office:value-type="float" office:value="0.307741998777095">
            <text:p>0,3077419988</text:p>
          </table:table-cell>
          <table:table-cell/>
          <table:table-cell table:formula="of:=[.I72]*413+1520" office:value-type="float" office:value="1647.09744549494">
            <text:p>1647,09744549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74.56">
            <text:p>1474,56</text:p>
          </table:table-cell>
          <table:table-cell table:formula="of:=[.G73]/2048" office:value-type="float" office:value="0.72">
            <text:p>0,72</text:p>
          </table:table-cell>
          <table:table-cell table:formula="of:=(([.$D$4]^[.H73])-1)/([.$D$4]-1)" office:value-type="float" office:value="0.320833714494613">
            <text:p>0,3208337145</text:p>
          </table:table-cell>
          <table:table-cell/>
          <table:table-cell table:formula="of:=[.I73]*413+1520" office:value-type="float" office:value="1652.50432408628">
            <text:p>1652,50432408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95.04">
            <text:p>1495,04</text:p>
          </table:table-cell>
          <table:table-cell table:formula="of:=[.G74]/2048" office:value-type="float" office:value="0.73">
            <text:p>0,73</text:p>
          </table:table-cell>
          <table:table-cell table:formula="of:=(([.$D$4]^[.H74])-1)/([.$D$4]-1)" office:value-type="float" office:value="0.334447730793552">
            <text:p>0,3344477308</text:p>
          </table:table-cell>
          <table:table-cell/>
          <table:table-cell table:formula="of:=[.I74]*413+1520" office:value-type="float" office:value="1658.12691281774">
            <text:p>1658,126912817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515.52">
            <text:p>1515,52</text:p>
          </table:table-cell>
          <table:table-cell table:formula="of:=[.G75]/2048" office:value-type="float" office:value="0.74">
            <text:p>0,74</text:p>
          </table:table-cell>
          <table:table-cell table:formula="of:=(([.$D$4]^[.H75])-1)/([.$D$4]-1)" office:value-type="float" office:value="0.348604885118236">
            <text:p>0,3486048851</text:p>
          </table:table-cell>
          <table:table-cell/>
          <table:table-cell table:formula="of:=[.I75]*413+1520" office:value-type="float" office:value="1663.97381755383">
            <text:p>1663,97381755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536">
            <text:p>1536</text:p>
          </table:table-cell>
          <table:table-cell table:formula="of:=[.G76]/2048" office:value-type="float" office:value="0.75">
            <text:p>0,75</text:p>
          </table:table-cell>
          <table:table-cell table:formula="of:=(([.$D$4]^[.H76])-1)/([.$D$4]-1)" office:value-type="float" office:value="0.363326846233305">
            <text:p>0,3633268462</text:p>
          </table:table-cell>
          <table:table-cell/>
          <table:table-cell table:formula="of:=[.I76]*413+1520" office:value-type="float" office:value="1670.05398749436">
            <text:p>1670,053987494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556.48">
            <text:p>1556,48</text:p>
          </table:table-cell>
          <table:table-cell table:formula="of:=[.G77]/2048" office:value-type="float" office:value="0.76">
            <text:p>0,76</text:p>
          </table:table-cell>
          <table:table-cell table:formula="of:=(([.$D$4]^[.H77])-1)/([.$D$4]-1)" office:value-type="float" office:value="0.378636147389664">
            <text:p>0,3786361474</text:p>
          </table:table-cell>
          <table:table-cell/>
          <table:table-cell table:formula="of:=[.I77]*413+1520" office:value-type="float" office:value="1676.37672887193">
            <text:p>1676,37672887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576.96">
            <text:p>1576,96</text:p>
          </table:table-cell>
          <table:table-cell table:formula="of:=[.G78]/2048" office:value-type="float" office:value="0.77">
            <text:p>0,77</text:p>
          </table:table-cell>
          <table:table-cell table:formula="of:=(([.$D$4]^[.H78])-1)/([.$D$4]-1)" office:value-type="float" office:value="0.394556220813588">
            <text:p>0,3945562208</text:p>
          </table:table-cell>
          <table:table-cell/>
          <table:table-cell table:formula="of:=[.I78]*413+1520" office:value-type="float" office:value="1682.95171919601">
            <text:p>1682,9517191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597.44">
            <text:p>1597,44</text:p>
          </table:table-cell>
          <table:table-cell table:formula="of:=[.G79]/2048" office:value-type="float" office:value="0.78">
            <text:p>0,78</text:p>
          </table:table-cell>
          <table:table-cell table:formula="of:=(([.$D$4]^[.H79])-1)/([.$D$4]-1)" office:value-type="float" office:value="0.411111433571807">
            <text:p>0,4111114336</text:p>
          </table:table-cell>
          <table:table-cell/>
          <table:table-cell table:formula="of:=[.I79]*413+1520" office:value-type="float" office:value="1689.78902206516">
            <text:p>1689,78902206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17.92">
            <text:p>1617,92</text:p>
          </table:table-cell>
          <table:table-cell table:formula="of:=[.G80]/2048" office:value-type="float" office:value="0.79">
            <text:p>0,79</text:p>
          </table:table-cell>
          <table:table-cell table:formula="of:=(([.$D$4]^[.H80])-1)/([.$D$4]-1)" office:value-type="float" office:value="0.428327124867426">
            <text:p>0,4283271249</text:p>
          </table:table-cell>
          <table:table-cell/>
          <table:table-cell table:formula="of:=[.I80]*413+1520" office:value-type="float" office:value="1696.89910257025">
            <text:p>1696,89910257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38.4">
            <text:p>1638,4</text:p>
          </table:table-cell>
          <table:table-cell table:formula="of:=[.G81]/2048" office:value-type="float" office:value="0.8">
            <text:p>0,8</text:p>
          </table:table-cell>
          <table:table-cell table:formula="of:=(([.$D$4]^[.H81])-1)/([.$D$4]-1)" office:value-type="float" office:value="0.446229644823803">
            <text:p>0,4462296448</text:p>
          </table:table-cell>
          <table:table-cell/>
          <table:table-cell table:formula="of:=[.I81]*413+1520" office:value-type="float" office:value="1704.29284331223">
            <text:p>1704,292843312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58.88">
            <text:p>1658,88</text:p>
          </table:table-cell>
          <table:table-cell table:formula="of:=[.G82]/2048" office:value-type="float" office:value="0.81">
            <text:p>0,81</text:p>
          </table:table-cell>
          <table:table-cell table:formula="of:=(([.$D$4]^[.H82])-1)/([.$D$4]-1)" office:value-type="float" office:value="0.464846394815713">
            <text:p>0,4648463948</text:p>
          </table:table-cell>
          <table:table-cell/>
          <table:table-cell table:formula="of:=[.I82]*413+1520" office:value-type="float" office:value="1711.98156105889">
            <text:p>1711,98156105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79.36">
            <text:p>1679,36</text:p>
          </table:table-cell>
          <table:table-cell table:formula="of:=[.G83]/2048" office:value-type="float" office:value="0.82">
            <text:p>0,82</text:p>
          </table:table-cell>
          <table:table-cell table:formula="of:=(([.$D$4]^[.H83])-1)/([.$D$4]-1)" office:value-type="float" office:value="0.484205869409559">
            <text:p>0,4842058694</text:p>
          </table:table-cell>
          <table:table-cell/>
          <table:table-cell table:formula="of:=[.I83]*413+1520" office:value-type="float" office:value="1719.97702406615">
            <text:p>1719,97702406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99.84">
            <text:p>1699,84</text:p>
          </table:table-cell>
          <table:table-cell table:formula="of:=[.G84]/2048" office:value-type="float" office:value="0.83">
            <text:p>0,83</text:p>
          </table:table-cell>
          <table:table-cell table:formula="of:=(([.$D$4]^[.H84])-1)/([.$D$4]-1)" office:value-type="float" office:value="0.504337699976798">
            <text:p>0,5043377</text:p>
          </table:table-cell>
          <table:table-cell/>
          <table:table-cell table:formula="of:=[.I84]*413+1520" office:value-type="float" office:value="1728.29147009042">
            <text:p>1728,291470090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720.32">
            <text:p>1720,32</text:p>
          </table:table-cell>
          <table:table-cell table:formula="of:=[.G85]/2048" office:value-type="float" office:value="0.84">
            <text:p>0,84</text:p>
          </table:table-cell>
          <table:table-cell table:formula="of:=(([.$D$4]^[.H85])-1)/([.$D$4]-1)" office:value-type="float" office:value="0.52527270004735">
            <text:p>0,5252727</text:p>
          </table:table-cell>
          <table:table-cell/>
          <table:table-cell table:formula="of:=[.I85]*413+1520" office:value-type="float" office:value="1736.93762511956">
            <text:p>1736,93762511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740.8">
            <text:p>1740,8</text:p>
          </table:table-cell>
          <table:table-cell table:formula="of:=[.G86]/2048" office:value-type="float" office:value="0.85">
            <text:p>0,85</text:p>
          </table:table-cell>
          <table:table-cell table:formula="of:=(([.$D$4]^[.H86])-1)/([.$D$4]-1)" office:value-type="float" office:value="0.547042912472404">
            <text:p>0,5470429125</text:p>
          </table:table-cell>
          <table:table-cell/>
          <table:table-cell table:formula="of:=[.I86]*413+1520" office:value-type="float" office:value="1745.9287228511">
            <text:p>1745,928722851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761.28">
            <text:p>1761,28</text:p>
          </table:table-cell>
          <table:table-cell table:formula="of:=[.G87]/2048" office:value-type="float" office:value="0.86">
            <text:p>0,86</text:p>
          </table:table-cell>
          <table:table-cell table:formula="of:=(([.$D$4]^[.H87])-1)/([.$D$4]-1)" office:value-type="float" office:value="0.569681658468812">
            <text:p>0,5696816585</text:p>
          </table:table-cell>
          <table:table-cell/>
          <table:table-cell table:formula="of:=[.I87]*413+1520" office:value-type="float" office:value="1755.27852494762">
            <text:p>1755,278524947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781.76">
            <text:p>1781,76</text:p>
          </table:table-cell>
          <table:table-cell table:formula="of:=[.G88]/2048" office:value-type="float" office:value="0.87">
            <text:p>0,87</text:p>
          </table:table-cell>
          <table:table-cell table:formula="of:=(([.$D$4]^[.H88])-1)/([.$D$4]-1)" office:value-type="float" office:value="0.593223588620124">
            <text:p>0,5932235886</text:p>
          </table:table-cell>
          <table:table-cell/>
          <table:table-cell table:formula="of:=[.I88]*413+1520" office:value-type="float" office:value="1765.00134210011">
            <text:p>1765,00134210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02.24">
            <text:p>1802,24</text:p>
          </table:table-cell>
          <table:table-cell table:formula="of:=[.G89]/2048" office:value-type="float" office:value="0.88">
            <text:p>0,88</text:p>
          </table:table-cell>
          <table:table-cell table:formula="of:=(([.$D$4]^[.H89])-1)/([.$D$4]-1)" office:value-type="float" office:value="0.617704735912346">
            <text:p>0,6177047359</text:p>
          </table:table-cell>
          <table:table-cell/>
          <table:table-cell table:formula="of:=[.I89]*413+1520" office:value-type="float" office:value="1775.1120559318">
            <text:p>1775,11205593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22.72">
            <text:p>1822,72</text:p>
          </table:table-cell>
          <table:table-cell table:formula="of:=[.G90]/2048" office:value-type="float" office:value="0.89">
            <text:p>0,89</text:p>
          </table:table-cell>
          <table:table-cell table:formula="of:=(([.$D$4]^[.H90])-1)/([.$D$4]-1)" office:value-type="float" office:value="0.643162570885578">
            <text:p>0,6431625709</text:p>
          </table:table-cell>
          <table:table-cell/>
          <table:table-cell table:formula="of:=[.I90]*413+1520" office:value-type="float" office:value="1785.62614177574">
            <text:p>1785,62614177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43.2">
            <text:p>1843,2</text:p>
          </table:table-cell>
          <table:table-cell table:formula="of:=[.G91]/2048" office:value-type="float" office:value="0.9">
            <text:p>0,9</text:p>
          </table:table-cell>
          <table:table-cell table:formula="of:=(([.$D$4]^[.H91])-1)/([.$D$4]-1)" office:value-type="float" office:value="0.669636058985961">
            <text:p>0,669636059</text:p>
          </table:table-cell>
          <table:table-cell/>
          <table:table-cell table:formula="of:=[.I91]*413+1520" office:value-type="float" office:value="1796.5596923612">
            <text:p>1796,55969236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63.68">
            <text:p>1863,68</text:p>
          </table:table-cell>
          <table:table-cell table:formula="of:=[.G92]/2048" office:value-type="float" office:value="0.91">
            <text:p>0,91</text:p>
          </table:table-cell>
          <table:table-cell table:formula="of:=(([.$D$4]^[.H92])-1)/([.$D$4]-1)" office:value-type="float" office:value="0.697165720205698">
            <text:p>0,6971657202</text:p>
          </table:table-cell>
          <table:table-cell/>
          <table:table-cell table:formula="of:=[.I92]*413+1520" office:value-type="float" office:value="1807.92944244495">
            <text:p>1807,92944244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84.16">
            <text:p>1884,16</text:p>
          </table:table-cell>
          <table:table-cell table:formula="of:=[.G93]/2048" office:value-type="float" office:value="0.92">
            <text:p>0,92</text:p>
          </table:table-cell>
          <table:table-cell table:formula="of:=(([.$D$4]^[.H93])-1)/([.$D$4]-1)" office:value-type="float" office:value="0.725793691102461">
            <text:p>0,7257936911</text:p>
          </table:table-cell>
          <table:table-cell/>
          <table:table-cell table:formula="of:=[.I93]*413+1520" office:value-type="float" office:value="1819.75279442532">
            <text:p>1819,752794425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04.64">
            <text:p>1904,64</text:p>
          </table:table-cell>
          <table:table-cell table:formula="of:=[.G94]/2048" office:value-type="float" office:value="0.93">
            <text:p>0,93</text:p>
          </table:table-cell>
          <table:table-cell table:formula="of:=(([.$D$4]^[.H94])-1)/([.$D$4]-1)" office:value-type="float" office:value="0.755563789293073">
            <text:p>0,7555637893</text:p>
          </table:table-cell>
          <table:table-cell/>
          <table:table-cell table:formula="of:=[.I94]*413+1520" office:value-type="float" office:value="1832.04784497804">
            <text:p>1832,0478449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25.12">
            <text:p>1925,12</text:p>
          </table:table-cell>
          <table:table-cell table:formula="of:=[.G95]/2048" office:value-type="float" office:value="0.94">
            <text:p>0,94</text:p>
          </table:table-cell>
          <table:table-cell table:formula="of:=(([.$D$4]^[.H95])-1)/([.$D$4]-1)" office:value-type="float" office:value="0.786521580520215">
            <text:p>0,7865215805</text:p>
          </table:table-cell>
          <table:table-cell/>
          <table:table-cell table:formula="of:=[.I95]*413+1520" office:value-type="float" office:value="1844.83341275485">
            <text:p>1844,83341275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45.6">
            <text:p>1945,6</text:p>
          </table:table-cell>
          <table:table-cell table:formula="of:=[.G96]/2048" office:value-type="float" office:value="0.95">
            <text:p>0,95</text:p>
          </table:table-cell>
          <table:table-cell table:formula="of:=(([.$D$4]^[.H96])-1)/([.$D$4]-1)" office:value-type="float" office:value="0.818714448394785">
            <text:p>0,8187144484</text:p>
          </table:table-cell>
          <table:table-cell/>
          <table:table-cell table:formula="of:=[.I96]*413+1520" office:value-type="float" office:value="1858.12906718705">
            <text:p>1858,129067187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66.08">
            <text:p>1966,08</text:p>
          </table:table-cell>
          <table:table-cell table:formula="of:=[.G97]/2048" office:value-type="float" office:value="0.96">
            <text:p>0,96</text:p>
          </table:table-cell>
          <table:table-cell table:formula="of:=(([.$D$4]^[.H97])-1)/([.$D$4]-1)" office:value-type="float" office:value="0.852191666920661">
            <text:p>0,8521916669</text:p>
          </table:table-cell>
          <table:table-cell/>
          <table:table-cell table:formula="of:=[.I97]*413+1520" office:value-type="float" office:value="1871.95515843823">
            <text:p>1871,95515843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86.56">
            <text:p>1986,56</text:p>
          </table:table-cell>
          <table:table-cell table:formula="of:=[.G98]/2048" office:value-type="float" office:value="0.97">
            <text:p>0,97</text:p>
          </table:table-cell>
          <table:table-cell table:formula="of:=(([.$D$4]^[.H98])-1)/([.$D$4]-1)" office:value-type="float" office:value="0.887004475912884">
            <text:p>0,8870044759</text:p>
          </table:table-cell>
          <table:table-cell/>
          <table:table-cell table:formula="of:=[.I98]*413+1520" office:value-type="float" office:value="1886.33284855202">
            <text:p>1886,3328485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007.04">
            <text:p>2007,04</text:p>
          </table:table-cell>
          <table:table-cell table:formula="of:=[.G99]/2048" office:value-type="float" office:value="0.98">
            <text:p>0,98</text:p>
          </table:table-cell>
          <table:table-cell table:formula="of:=(([.$D$4]^[.H99])-1)/([.$D$4]-1)" office:value-type="float" office:value="0.92320615942468">
            <text:p>0,9232061594</text:p>
          </table:table-cell>
          <table:table-cell/>
          <table:table-cell table:formula="of:=[.I99]*413+1520" office:value-type="float" office:value="1901.28414384239">
            <text:p>1901,28414384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027.52">
            <text:p>2027,52</text:p>
          </table:table-cell>
          <table:table-cell table:formula="of:=[.G100]/2048" office:value-type="float" office:value="0.99">
            <text:p>0,99</text:p>
          </table:table-cell>
          <table:table-cell table:formula="of:=(([.$D$4]^[.H100])-1)/([.$D$4]-1)" office:value-type="float" office:value="0.960852127303371">
            <text:p>0,9608521273</text:p>
          </table:table-cell>
          <table:table-cell/>
          <table:table-cell table:formula="of:=[.I100]*413+1520" office:value-type="float" office:value="1916.83192857629">
            <text:p>1916,83192857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048">
            <text:p>2048</text:p>
          </table:table-cell>
          <table:table-cell table:formula="of:=[.G101]/2048" office:value-type="float" office:value="1">
            <text:p>1</text:p>
          </table:table-cell>
          <table:table-cell table:formula="of:=(([.$D$4]^[.H101])-1)/([.$D$4]-1)" office:value-type="float" office:value="1">
            <text:p>1</text:p>
          </table:table-cell>
          <table:table-cell/>
          <table:table-cell table:formula="of:=[.I101]*413+1520" office:value-type="float" office:value="1933">
            <text:p>1933</text:p>
          </table:table-cell>
          <table:table-cell table:number-columns-repeated="2"/>
        </table:table-row>
      </table:table>
      <table:table table:name="sin_cos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>
            <draw:frame table:end-cell-address="sin_cos.W49" table:end-x="1.773cm" table:end-y="0.348cm" draw:z-index="0" draw:style-name="gr1" draw:text-style-name="P1" svg:width="21.435cm" svg:height="21.227cm" svg:x="0.661cm" svg:y="0.348cm">
              <draw:object draw:notify-on-update-of-ranges="sin_cos.D4:sin_cos.D10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4]/2048" office:value-type="float" office:value="0">
            <text:p>0</text:p>
          </table:table-cell>
          <table:table-cell table:formula="of:=[.C4]^([.$E$3])*(([.C4]/[.$G$3])^[.$F$3])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.48">
            <text:p>20,48</text:p>
          </table:table-cell>
          <table:table-cell table:formula="of:=[.B5]/2048" office:value-type="float" office:value="0.01">
            <text:p>0,01</text:p>
          </table:table-cell>
          <table:table-cell table:formula="of:=[.C5]^([.$E$3])*(([.C5]/[.$G$3])^[.$F$3])" office:value-type="float" office:value="0.00000001">
            <text:p>0,000000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.96">
            <text:p>40,96</text:p>
          </table:table-cell>
          <table:table-cell table:formula="of:=[.B6]/2048" office:value-type="float" office:value="0.02">
            <text:p>0,02</text:p>
          </table:table-cell>
          <table:table-cell table:formula="of:=[.C6]^([.$E$3])*(([.C6]/[.$G$3])^[.$F$3])" office:value-type="float" office:value="0.00000016">
            <text:p>0,000000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1.44">
            <text:p>61,44</text:p>
          </table:table-cell>
          <table:table-cell table:formula="of:=[.B7]/2048" office:value-type="float" office:value="0.03">
            <text:p>0,03</text:p>
          </table:table-cell>
          <table:table-cell table:formula="of:=[.C7]^([.$E$3])*(([.C7]/[.$G$3])^[.$F$3])" office:value-type="float" office:value="0.00000081">
            <text:p>0,000000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1.92">
            <text:p>81,92</text:p>
          </table:table-cell>
          <table:table-cell table:formula="of:=[.B8]/2048" office:value-type="float" office:value="0.04">
            <text:p>0,04</text:p>
          </table:table-cell>
          <table:table-cell table:formula="of:=[.C8]^([.$E$3])*(([.C8]/[.$G$3])^[.$F$3])" office:value-type="float" office:value="0.00000256">
            <text:p>0,000002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.4">
            <text:p>102,4</text:p>
          </table:table-cell>
          <table:table-cell table:formula="of:=[.B9]/2048" office:value-type="float" office:value="0.05">
            <text:p>0,05</text:p>
          </table:table-cell>
          <table:table-cell table:formula="of:=[.C9]^([.$E$3])*(([.C9]/[.$G$3])^[.$F$3])" office:value-type="float" office:value="0.00000625">
            <text:p>0,0000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2.88">
            <text:p>122,88</text:p>
          </table:table-cell>
          <table:table-cell table:formula="of:=[.B10]/2048" office:value-type="float" office:value="0.06">
            <text:p>0,06</text:p>
          </table:table-cell>
          <table:table-cell table:formula="of:=[.C10]^([.$E$3])*(([.C10]/[.$G$3])^[.$F$3])" office:value-type="float" office:value="0.00001296">
            <text:p>0,000012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3.36">
            <text:p>143,36</text:p>
          </table:table-cell>
          <table:table-cell table:formula="of:=[.B11]/2048" office:value-type="float" office:value="0.07">
            <text:p>0,07</text:p>
          </table:table-cell>
          <table:table-cell table:formula="of:=[.C11]^([.$E$3])*(([.C11]/[.$G$3])^[.$F$3])" office:value-type="float" office:value="0.00002401">
            <text:p>0,000024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3.84">
            <text:p>163,84</text:p>
          </table:table-cell>
          <table:table-cell table:formula="of:=[.B12]/2048" office:value-type="float" office:value="0.08">
            <text:p>0,08</text:p>
          </table:table-cell>
          <table:table-cell table:formula="of:=[.C12]^([.$E$3])*(([.C12]/[.$G$3])^[.$F$3])" office:value-type="float" office:value="0.00004096">
            <text:p>0,000040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4.32">
            <text:p>184,32</text:p>
          </table:table-cell>
          <table:table-cell table:formula="of:=[.B13]/2048" office:value-type="float" office:value="0.09">
            <text:p>0,09</text:p>
          </table:table-cell>
          <table:table-cell table:formula="of:=[.C13]^([.$E$3])*(([.C13]/[.$G$3])^[.$F$3])" office:value-type="float" office:value="0.00006561">
            <text:p>0,000065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.8">
            <text:p>204,8</text:p>
          </table:table-cell>
          <table:table-cell table:formula="of:=[.B14]/2048" office:value-type="float" office:value="0.1">
            <text:p>0,1</text:p>
          </table:table-cell>
          <table:table-cell table:formula="of:=[.C14]^([.$E$3])*(([.C14]/[.$G$3])^[.$F$3])" office:value-type="float" office:value="0.0001">
            <text:p>0,00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5.28">
            <text:p>225,28</text:p>
          </table:table-cell>
          <table:table-cell table:formula="of:=[.B15]/2048" office:value-type="float" office:value="0.11">
            <text:p>0,11</text:p>
          </table:table-cell>
          <table:table-cell table:formula="of:=[.C15]^([.$E$3])*(([.C15]/[.$G$3])^[.$F$3])" office:value-type="float" office:value="0.00014641">
            <text:p>0,000146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5.76">
            <text:p>245,76</text:p>
          </table:table-cell>
          <table:table-cell table:formula="of:=[.B16]/2048" office:value-type="float" office:value="0.12">
            <text:p>0,12</text:p>
          </table:table-cell>
          <table:table-cell table:formula="of:=[.C16]^([.$E$3])*(([.C16]/[.$G$3])^[.$F$3])" office:value-type="float" office:value="0.00020736">
            <text:p>0,000207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6.24">
            <text:p>266,24</text:p>
          </table:table-cell>
          <table:table-cell table:formula="of:=[.B17]/2048" office:value-type="float" office:value="0.13">
            <text:p>0,13</text:p>
          </table:table-cell>
          <table:table-cell table:formula="of:=[.C17]^([.$E$3])*(([.C17]/[.$G$3])^[.$F$3])" office:value-type="float" office:value="0.00028561">
            <text:p>0,000285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6.72">
            <text:p>286,72</text:p>
          </table:table-cell>
          <table:table-cell table:formula="of:=[.B18]/2048" office:value-type="float" office:value="0.14">
            <text:p>0,14</text:p>
          </table:table-cell>
          <table:table-cell table:formula="of:=[.C18]^([.$E$3])*(([.C18]/[.$G$3])^[.$F$3])" office:value-type="float" office:value="0.00038416">
            <text:p>0,000384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7.2">
            <text:p>307,2</text:p>
          </table:table-cell>
          <table:table-cell table:formula="of:=[.B19]/2048" office:value-type="float" office:value="0.15">
            <text:p>0,15</text:p>
          </table:table-cell>
          <table:table-cell table:formula="of:=[.C19]^([.$E$3])*(([.C19]/[.$G$3])^[.$F$3])" office:value-type="float" office:value="0.00050625">
            <text:p>0,0005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.68">
            <text:p>327,68</text:p>
          </table:table-cell>
          <table:table-cell table:formula="of:=[.B20]/2048" office:value-type="float" office:value="0.16">
            <text:p>0,16</text:p>
          </table:table-cell>
          <table:table-cell table:formula="of:=[.C20]^([.$E$3])*(([.C20]/[.$G$3])^[.$F$3])" office:value-type="float" office:value="0.00065536">
            <text:p>0,000655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.16">
            <text:p>348,16</text:p>
          </table:table-cell>
          <table:table-cell table:formula="of:=[.B21]/2048" office:value-type="float" office:value="0.17">
            <text:p>0,17</text:p>
          </table:table-cell>
          <table:table-cell table:formula="of:=[.C21]^([.$E$3])*(([.C21]/[.$G$3])^[.$F$3])" office:value-type="float" office:value="0.00083521">
            <text:p>0,000835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.64">
            <text:p>368,64</text:p>
          </table:table-cell>
          <table:table-cell table:formula="of:=[.B22]/2048" office:value-type="float" office:value="0.18">
            <text:p>0,18</text:p>
          </table:table-cell>
          <table:table-cell table:formula="of:=[.C22]^([.$E$3])*(([.C22]/[.$G$3])^[.$F$3])" office:value-type="float" office:value="0.00104976">
            <text:p>0,001049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.12">
            <text:p>389,12</text:p>
          </table:table-cell>
          <table:table-cell table:formula="of:=[.B23]/2048" office:value-type="float" office:value="0.19">
            <text:p>0,19</text:p>
          </table:table-cell>
          <table:table-cell table:formula="of:=[.C23]^([.$E$3])*(([.C23]/[.$G$3])^[.$F$3])" office:value-type="float" office:value="0.00130321">
            <text:p>0,001303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.6">
            <text:p>409,6</text:p>
          </table:table-cell>
          <table:table-cell table:formula="of:=[.B24]/2048" office:value-type="float" office:value="0.2">
            <text:p>0,2</text:p>
          </table:table-cell>
          <table:table-cell table:formula="of:=[.C24]^([.$E$3])*(([.C24]/[.$G$3])^[.$F$3])" office:value-type="float" office:value="0.0016">
            <text:p>0,00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0.08">
            <text:p>430,08</text:p>
          </table:table-cell>
          <table:table-cell table:formula="of:=[.B25]/2048" office:value-type="float" office:value="0.21">
            <text:p>0,21</text:p>
          </table:table-cell>
          <table:table-cell table:formula="of:=[.C25]^([.$E$3])*(([.C25]/[.$G$3])^[.$F$3])" office:value-type="float" office:value="0.00194481">
            <text:p>0,001944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.56">
            <text:p>450,56</text:p>
          </table:table-cell>
          <table:table-cell table:formula="of:=[.B26]/2048" office:value-type="float" office:value="0.22">
            <text:p>0,22</text:p>
          </table:table-cell>
          <table:table-cell table:formula="of:=[.C26]^([.$E$3])*(([.C26]/[.$G$3])^[.$F$3])" office:value-type="float" office:value="0.00234256">
            <text:p>0,002342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1.04">
            <text:p>471,04</text:p>
          </table:table-cell>
          <table:table-cell table:formula="of:=[.B27]/2048" office:value-type="float" office:value="0.23">
            <text:p>0,23</text:p>
          </table:table-cell>
          <table:table-cell table:formula="of:=[.C27]^([.$E$3])*(([.C27]/[.$G$3])^[.$F$3])" office:value-type="float" office:value="0.00279841">
            <text:p>0,002798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1.52">
            <text:p>491,52</text:p>
          </table:table-cell>
          <table:table-cell table:formula="of:=[.B28]/2048" office:value-type="float" office:value="0.24">
            <text:p>0,24</text:p>
          </table:table-cell>
          <table:table-cell table:formula="of:=[.C28]^([.$E$3])*(([.C28]/[.$G$3])^[.$F$3])" office:value-type="float" office:value="0.00331776">
            <text:p>0,003317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2">
            <text:p>512</text:p>
          </table:table-cell>
          <table:table-cell table:formula="of:=[.B29]/2048" office:value-type="float" office:value="0.25">
            <text:p>0,25</text:p>
          </table:table-cell>
          <table:table-cell table:formula="of:=[.C29]^([.$E$3])*(([.C29]/[.$G$3])^[.$F$3])" office:value-type="float" office:value="0.00390625">
            <text:p>0,0039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2.48">
            <text:p>532,48</text:p>
          </table:table-cell>
          <table:table-cell table:formula="of:=[.B30]/2048" office:value-type="float" office:value="0.26">
            <text:p>0,26</text:p>
          </table:table-cell>
          <table:table-cell table:formula="of:=[.C30]^([.$E$3])*(([.C30]/[.$G$3])^[.$F$3])" office:value-type="float" office:value="0.00456976">
            <text:p>0,004569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2.96">
            <text:p>552,96</text:p>
          </table:table-cell>
          <table:table-cell table:formula="of:=[.B31]/2048" office:value-type="float" office:value="0.27">
            <text:p>0,27</text:p>
          </table:table-cell>
          <table:table-cell table:formula="of:=[.C31]^([.$E$3])*(([.C31]/[.$G$3])^[.$F$3])" office:value-type="float" office:value="0.00531441">
            <text:p>0,00531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3.44">
            <text:p>573,44</text:p>
          </table:table-cell>
          <table:table-cell table:formula="of:=[.B32]/2048" office:value-type="float" office:value="0.28">
            <text:p>0,28</text:p>
          </table:table-cell>
          <table:table-cell table:formula="of:=[.C32]^([.$E$3])*(([.C32]/[.$G$3])^[.$F$3])" office:value-type="float" office:value="0.00614656">
            <text:p>0,006146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3.92">
            <text:p>593,92</text:p>
          </table:table-cell>
          <table:table-cell table:formula="of:=[.B33]/2048" office:value-type="float" office:value="0.29">
            <text:p>0,29</text:p>
          </table:table-cell>
          <table:table-cell table:formula="of:=[.C33]^([.$E$3])*(([.C33]/[.$G$3])^[.$F$3])" office:value-type="float" office:value="0.00707281">
            <text:p>0,007072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14.4">
            <text:p>614,4</text:p>
          </table:table-cell>
          <table:table-cell table:formula="of:=[.B34]/2048" office:value-type="float" office:value="0.3">
            <text:p>0,3</text:p>
          </table:table-cell>
          <table:table-cell table:formula="of:=[.C34]^([.$E$3])*(([.C34]/[.$G$3])^[.$F$3])" office:value-type="float" office:value="0.0081">
            <text:p>0,00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34.88">
            <text:p>634,88</text:p>
          </table:table-cell>
          <table:table-cell table:formula="of:=[.B35]/2048" office:value-type="float" office:value="0.31">
            <text:p>0,31</text:p>
          </table:table-cell>
          <table:table-cell table:formula="of:=[.C35]^([.$E$3])*(([.C35]/[.$G$3])^[.$F$3])" office:value-type="float" office:value="0.00923521">
            <text:p>0,009235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55.36">
            <text:p>655,36</text:p>
          </table:table-cell>
          <table:table-cell table:formula="of:=[.B36]/2048" office:value-type="float" office:value="0.32">
            <text:p>0,32</text:p>
          </table:table-cell>
          <table:table-cell table:formula="of:=[.C36]^([.$E$3])*(([.C36]/[.$G$3])^[.$F$3])" office:value-type="float" office:value="0.01048576">
            <text:p>0,010485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75.84">
            <text:p>675,84</text:p>
          </table:table-cell>
          <table:table-cell table:formula="of:=[.B37]/2048" office:value-type="float" office:value="0.33">
            <text:p>0,33</text:p>
          </table:table-cell>
          <table:table-cell table:formula="of:=[.C37]^([.$E$3])*(([.C37]/[.$G$3])^[.$F$3])" office:value-type="float" office:value="0.01185921">
            <text:p>0,011859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6.32">
            <text:p>696,32</text:p>
          </table:table-cell>
          <table:table-cell table:formula="of:=[.B38]/2048" office:value-type="float" office:value="0.34">
            <text:p>0,34</text:p>
          </table:table-cell>
          <table:table-cell table:formula="of:=[.C38]^([.$E$3])*(([.C38]/[.$G$3])^[.$F$3])" office:value-type="float" office:value="0.01336336">
            <text:p>0,013363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16.8">
            <text:p>716,8</text:p>
          </table:table-cell>
          <table:table-cell table:formula="of:=[.B39]/2048" office:value-type="float" office:value="0.35">
            <text:p>0,35</text:p>
          </table:table-cell>
          <table:table-cell table:formula="of:=[.C39]^([.$E$3])*(([.C39]/[.$G$3])^[.$F$3])" office:value-type="float" office:value="0.01500625">
            <text:p>0,0150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7.28">
            <text:p>737,28</text:p>
          </table:table-cell>
          <table:table-cell table:formula="of:=[.B40]/2048" office:value-type="float" office:value="0.36">
            <text:p>0,36</text:p>
          </table:table-cell>
          <table:table-cell table:formula="of:=[.C40]^([.$E$3])*(([.C40]/[.$G$3])^[.$F$3])" office:value-type="float" office:value="0.01679616">
            <text:p>0,016796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57.76">
            <text:p>757,76</text:p>
          </table:table-cell>
          <table:table-cell table:formula="of:=[.B41]/2048" office:value-type="float" office:value="0.37">
            <text:p>0,37</text:p>
          </table:table-cell>
          <table:table-cell table:formula="of:=[.C41]^([.$E$3])*(([.C41]/[.$G$3])^[.$F$3])" office:value-type="float" office:value="0.01874161">
            <text:p>0,018741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78.24">
            <text:p>778,24</text:p>
          </table:table-cell>
          <table:table-cell table:formula="of:=[.B42]/2048" office:value-type="float" office:value="0.38">
            <text:p>0,38</text:p>
          </table:table-cell>
          <table:table-cell table:formula="of:=[.C42]^([.$E$3])*(([.C42]/[.$G$3])^[.$F$3])" office:value-type="float" office:value="0.02085136">
            <text:p>0,020851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98.72">
            <text:p>798,72</text:p>
          </table:table-cell>
          <table:table-cell table:formula="of:=[.B43]/2048" office:value-type="float" office:value="0.39">
            <text:p>0,39</text:p>
          </table:table-cell>
          <table:table-cell table:formula="of:=[.C43]^([.$E$3])*(([.C43]/[.$G$3])^[.$F$3])" office:value-type="float" office:value="0.02313441">
            <text:p>0,02313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19.2">
            <text:p>819,2</text:p>
          </table:table-cell>
          <table:table-cell table:formula="of:=[.B44]/2048" office:value-type="float" office:value="0.4">
            <text:p>0,4</text:p>
          </table:table-cell>
          <table:table-cell table:formula="of:=[.C44]^([.$E$3])*(([.C44]/[.$G$3])^[.$F$3])" office:value-type="float" office:value="0.0256">
            <text:p>0,02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9.68">
            <text:p>839,68</text:p>
          </table:table-cell>
          <table:table-cell table:formula="of:=[.B45]/2048" office:value-type="float" office:value="0.41">
            <text:p>0,41</text:p>
          </table:table-cell>
          <table:table-cell table:formula="of:=[.C45]^([.$E$3])*(([.C45]/[.$G$3])^[.$F$3])" office:value-type="float" office:value="0.02825761">
            <text:p>0,028257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0.16">
            <text:p>860,16</text:p>
          </table:table-cell>
          <table:table-cell table:formula="of:=[.B46]/2048" office:value-type="float" office:value="0.42">
            <text:p>0,42</text:p>
          </table:table-cell>
          <table:table-cell table:formula="of:=[.C46]^([.$E$3])*(([.C46]/[.$G$3])^[.$F$3])" office:value-type="float" office:value="0.03111696">
            <text:p>0,031116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0.64">
            <text:p>880,64</text:p>
          </table:table-cell>
          <table:table-cell table:formula="of:=[.B47]/2048" office:value-type="float" office:value="0.43">
            <text:p>0,43</text:p>
          </table:table-cell>
          <table:table-cell table:formula="of:=[.C47]^([.$E$3])*(([.C47]/[.$G$3])^[.$F$3])" office:value-type="float" office:value="0.03418801">
            <text:p>0,034188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1.12">
            <text:p>901,12</text:p>
          </table:table-cell>
          <table:table-cell table:formula="of:=[.B48]/2048" office:value-type="float" office:value="0.44">
            <text:p>0,44</text:p>
          </table:table-cell>
          <table:table-cell table:formula="of:=[.C48]^([.$E$3])*(([.C48]/[.$G$3])^[.$F$3])" office:value-type="float" office:value="0.03748096">
            <text:p>0,037480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1.6">
            <text:p>921,6</text:p>
          </table:table-cell>
          <table:table-cell table:formula="of:=[.B49]/2048" office:value-type="float" office:value="0.45">
            <text:p>0,45</text:p>
          </table:table-cell>
          <table:table-cell table:formula="of:=[.C49]^([.$E$3])*(([.C49]/[.$G$3])^[.$F$3])" office:value-type="float" office:value="0.04100625">
            <text:p>0,0410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2.08">
            <text:p>942,08</text:p>
          </table:table-cell>
          <table:table-cell table:formula="of:=[.B50]/2048" office:value-type="float" office:value="0.46">
            <text:p>0,46</text:p>
          </table:table-cell>
          <table:table-cell table:formula="of:=[.C50]^([.$E$3])*(([.C50]/[.$G$3])^[.$F$3])" office:value-type="float" office:value="0.04477456">
            <text:p>0,044774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2.56">
            <text:p>962,56</text:p>
          </table:table-cell>
          <table:table-cell table:formula="of:=[.B51]/2048" office:value-type="float" office:value="0.47">
            <text:p>0,47</text:p>
          </table:table-cell>
          <table:table-cell table:formula="of:=[.C51]^([.$E$3])*(([.C51]/[.$G$3])^[.$F$3])" office:value-type="float" office:value="0.04879681">
            <text:p>0,048796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3.04">
            <text:p>983,04</text:p>
          </table:table-cell>
          <table:table-cell table:formula="of:=[.B52]/2048" office:value-type="float" office:value="0.48">
            <text:p>0,48</text:p>
          </table:table-cell>
          <table:table-cell table:formula="of:=[.C52]^([.$E$3])*(([.C52]/[.$G$3])^[.$F$3])" office:value-type="float" office:value="0.05308416">
            <text:p>0,053084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3.52">
            <text:p>1003,52</text:p>
          </table:table-cell>
          <table:table-cell table:formula="of:=[.B53]/2048" office:value-type="float" office:value="0.49">
            <text:p>0,49</text:p>
          </table:table-cell>
          <table:table-cell table:formula="of:=[.C53]^([.$E$3])*(([.C53]/[.$G$3])^[.$F$3])" office:value-type="float" office:value="0.05764801">
            <text:p>0,057648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4">
            <text:p>1024</text:p>
          </table:table-cell>
          <table:table-cell table:formula="of:=[.B54]/2048" office:value-type="float" office:value="0.5">
            <text:p>0,5</text:p>
          </table:table-cell>
          <table:table-cell table:formula="of:=[.C54]^([.$E$3])*(([.C54]/[.$G$3])^[.$F$3])" office:value-type="float" office:value="0.0625">
            <text:p>0,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4.48">
            <text:p>1044,48</text:p>
          </table:table-cell>
          <table:table-cell table:formula="of:=[.B55]/2048" office:value-type="float" office:value="0.51">
            <text:p>0,51</text:p>
          </table:table-cell>
          <table:table-cell table:formula="of:=[.C55]^([.$E$3])*(([.C55]/[.$G$3])^[.$F$3])" office:value-type="float" office:value="0.06765201">
            <text:p>0,067652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4.96">
            <text:p>1064,96</text:p>
          </table:table-cell>
          <table:table-cell table:formula="of:=[.B56]/2048" office:value-type="float" office:value="0.52">
            <text:p>0,52</text:p>
          </table:table-cell>
          <table:table-cell table:formula="of:=[.C56]^([.$E$3])*(([.C56]/[.$G$3])^[.$F$3])" office:value-type="float" office:value="0.07311616">
            <text:p>0,073116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85.44">
            <text:p>1085,44</text:p>
          </table:table-cell>
          <table:table-cell table:formula="of:=[.B57]/2048" office:value-type="float" office:value="0.53">
            <text:p>0,53</text:p>
          </table:table-cell>
          <table:table-cell table:formula="of:=[.C57]^([.$E$3])*(([.C57]/[.$G$3])^[.$F$3])" office:value-type="float" office:value="0.07890481">
            <text:p>0,078904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05.92">
            <text:p>1105,92</text:p>
          </table:table-cell>
          <table:table-cell table:formula="of:=[.B58]/2048" office:value-type="float" office:value="0.54">
            <text:p>0,54</text:p>
          </table:table-cell>
          <table:table-cell table:formula="of:=[.C58]^([.$E$3])*(([.C58]/[.$G$3])^[.$F$3])" office:value-type="float" office:value="0.08503056">
            <text:p>0,085030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26.4">
            <text:p>1126,4</text:p>
          </table:table-cell>
          <table:table-cell table:formula="of:=[.B59]/2048" office:value-type="float" office:value="0.55">
            <text:p>0,55</text:p>
          </table:table-cell>
          <table:table-cell table:formula="of:=[.C59]^([.$E$3])*(([.C59]/[.$G$3])^[.$F$3])" office:value-type="float" office:value="0.09150625">
            <text:p>0,0915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46.88">
            <text:p>1146,88</text:p>
          </table:table-cell>
          <table:table-cell table:formula="of:=[.B60]/2048" office:value-type="float" office:value="0.56">
            <text:p>0,56</text:p>
          </table:table-cell>
          <table:table-cell table:formula="of:=[.C60]^([.$E$3])*(([.C60]/[.$G$3])^[.$F$3])" office:value-type="float" office:value="0.09834496">
            <text:p>0,098344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67.36">
            <text:p>1167,36</text:p>
          </table:table-cell>
          <table:table-cell table:formula="of:=[.B61]/2048" office:value-type="float" office:value="0.57">
            <text:p>0,57</text:p>
          </table:table-cell>
          <table:table-cell table:formula="of:=[.C61]^([.$E$3])*(([.C61]/[.$G$3])^[.$F$3])" office:value-type="float" office:value="0.10556001">
            <text:p>0,105560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87.84">
            <text:p>1187,84</text:p>
          </table:table-cell>
          <table:table-cell table:formula="of:=[.B62]/2048" office:value-type="float" office:value="0.58">
            <text:p>0,58</text:p>
          </table:table-cell>
          <table:table-cell table:formula="of:=[.C62]^([.$E$3])*(([.C62]/[.$G$3])^[.$F$3])" office:value-type="float" office:value="0.11316496">
            <text:p>0,113164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8.32">
            <text:p>1208,32</text:p>
          </table:table-cell>
          <table:table-cell table:formula="of:=[.B63]/2048" office:value-type="float" office:value="0.59">
            <text:p>0,59</text:p>
          </table:table-cell>
          <table:table-cell table:formula="of:=[.C63]^([.$E$3])*(([.C63]/[.$G$3])^[.$F$3])" office:value-type="float" office:value="0.12117361">
            <text:p>0,121173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28.8">
            <text:p>1228,8</text:p>
          </table:table-cell>
          <table:table-cell table:formula="of:=[.B64]/2048" office:value-type="float" office:value="0.6">
            <text:p>0,6</text:p>
          </table:table-cell>
          <table:table-cell table:formula="of:=[.C64]^([.$E$3])*(([.C64]/[.$G$3])^[.$F$3])" office:value-type="float" office:value="0.1296">
            <text:p>0,12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49.28">
            <text:p>1249,28</text:p>
          </table:table-cell>
          <table:table-cell table:formula="of:=[.B65]/2048" office:value-type="float" office:value="0.61">
            <text:p>0,61</text:p>
          </table:table-cell>
          <table:table-cell table:formula="of:=[.C65]^([.$E$3])*(([.C65]/[.$G$3])^[.$F$3])" office:value-type="float" office:value="0.13845841">
            <text:p>0,138458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69.76">
            <text:p>1269,76</text:p>
          </table:table-cell>
          <table:table-cell table:formula="of:=[.B66]/2048" office:value-type="float" office:value="0.62">
            <text:p>0,62</text:p>
          </table:table-cell>
          <table:table-cell table:formula="of:=[.C66]^([.$E$3])*(([.C66]/[.$G$3])^[.$F$3])" office:value-type="float" office:value="0.14776336">
            <text:p>0,147763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90.24">
            <text:p>1290,24</text:p>
          </table:table-cell>
          <table:table-cell table:formula="of:=[.B67]/2048" office:value-type="float" office:value="0.63">
            <text:p>0,63</text:p>
          </table:table-cell>
          <table:table-cell table:formula="of:=[.C67]^([.$E$3])*(([.C67]/[.$G$3])^[.$F$3])" office:value-type="float" office:value="0.15752961">
            <text:p>0,157529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10.72">
            <text:p>1310,72</text:p>
          </table:table-cell>
          <table:table-cell table:formula="of:=[.B68]/2048" office:value-type="float" office:value="0.64">
            <text:p>0,64</text:p>
          </table:table-cell>
          <table:table-cell table:formula="of:=[.C68]^([.$E$3])*(([.C68]/[.$G$3])^[.$F$3])" office:value-type="float" office:value="0.16777216">
            <text:p>0,167772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31.2">
            <text:p>1331,2</text:p>
          </table:table-cell>
          <table:table-cell table:formula="of:=[.B69]/2048" office:value-type="float" office:value="0.65">
            <text:p>0,65</text:p>
          </table:table-cell>
          <table:table-cell table:formula="of:=[.C69]^([.$E$3])*(([.C69]/[.$G$3])^[.$F$3])" office:value-type="float" office:value="0.17850625">
            <text:p>0,1785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51.68">
            <text:p>1351,68</text:p>
          </table:table-cell>
          <table:table-cell table:formula="of:=[.B70]/2048" office:value-type="float" office:value="0.66">
            <text:p>0,66</text:p>
          </table:table-cell>
          <table:table-cell table:formula="of:=[.C70]^([.$E$3])*(([.C70]/[.$G$3])^[.$F$3])" office:value-type="float" office:value="0.18974736">
            <text:p>0,189747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72.16">
            <text:p>1372,16</text:p>
          </table:table-cell>
          <table:table-cell table:formula="of:=[.B71]/2048" office:value-type="float" office:value="0.67">
            <text:p>0,67</text:p>
          </table:table-cell>
          <table:table-cell table:formula="of:=[.C71]^([.$E$3])*(([.C71]/[.$G$3])^[.$F$3])" office:value-type="float" office:value="0.20151121">
            <text:p>0,201511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92.64">
            <text:p>1392,64</text:p>
          </table:table-cell>
          <table:table-cell table:formula="of:=[.B72]/2048" office:value-type="float" office:value="0.68">
            <text:p>0,68</text:p>
          </table:table-cell>
          <table:table-cell table:formula="of:=[.C72]^([.$E$3])*(([.C72]/[.$G$3])^[.$F$3])" office:value-type="float" office:value="0.21381376">
            <text:p>0,213813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13.12">
            <text:p>1413,12</text:p>
          </table:table-cell>
          <table:table-cell table:formula="of:=[.B73]/2048" office:value-type="float" office:value="0.69">
            <text:p>0,69</text:p>
          </table:table-cell>
          <table:table-cell table:formula="of:=[.C73]^([.$E$3])*(([.C73]/[.$G$3])^[.$F$3])" office:value-type="float" office:value="0.22667121">
            <text:p>0,226671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33.6">
            <text:p>1433,6</text:p>
          </table:table-cell>
          <table:table-cell table:formula="of:=[.B74]/2048" office:value-type="float" office:value="0.7">
            <text:p>0,7</text:p>
          </table:table-cell>
          <table:table-cell table:formula="of:=[.C74]^([.$E$3])*(([.C74]/[.$G$3])^[.$F$3])" office:value-type="float" office:value="0.2401">
            <text:p>0,24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4.08">
            <text:p>1454,08</text:p>
          </table:table-cell>
          <table:table-cell table:formula="of:=[.B75]/2048" office:value-type="float" office:value="0.71">
            <text:p>0,71</text:p>
          </table:table-cell>
          <table:table-cell table:formula="of:=[.C75]^([.$E$3])*(([.C75]/[.$G$3])^[.$F$3])" office:value-type="float" office:value="0.25411681">
            <text:p>0,254116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74.56">
            <text:p>1474,56</text:p>
          </table:table-cell>
          <table:table-cell table:formula="of:=[.B76]/2048" office:value-type="float" office:value="0.72">
            <text:p>0,72</text:p>
          </table:table-cell>
          <table:table-cell table:formula="of:=[.C76]^([.$E$3])*(([.C76]/[.$G$3])^[.$F$3])" office:value-type="float" office:value="0.26873856">
            <text:p>0,268738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95.04">
            <text:p>1495,04</text:p>
          </table:table-cell>
          <table:table-cell table:formula="of:=[.B77]/2048" office:value-type="float" office:value="0.73">
            <text:p>0,73</text:p>
          </table:table-cell>
          <table:table-cell table:formula="of:=[.C77]^([.$E$3])*(([.C77]/[.$G$3])^[.$F$3])" office:value-type="float" office:value="0.28398241">
            <text:p>0,283982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15.52">
            <text:p>1515,52</text:p>
          </table:table-cell>
          <table:table-cell table:formula="of:=[.B78]/2048" office:value-type="float" office:value="0.74">
            <text:p>0,74</text:p>
          </table:table-cell>
          <table:table-cell table:formula="of:=[.C78]^([.$E$3])*(([.C78]/[.$G$3])^[.$F$3])" office:value-type="float" office:value="0.29986576">
            <text:p>0,299865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36">
            <text:p>1536</text:p>
          </table:table-cell>
          <table:table-cell table:formula="of:=[.B79]/2048" office:value-type="float" office:value="0.75">
            <text:p>0,75</text:p>
          </table:table-cell>
          <table:table-cell table:formula="of:=[.C79]^([.$E$3])*(([.C79]/[.$G$3])^[.$F$3])" office:value-type="float" office:value="0.31640625">
            <text:p>0,3164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56.48">
            <text:p>1556,48</text:p>
          </table:table-cell>
          <table:table-cell table:formula="of:=[.B80]/2048" office:value-type="float" office:value="0.76">
            <text:p>0,76</text:p>
          </table:table-cell>
          <table:table-cell table:formula="of:=[.C80]^([.$E$3])*(([.C80]/[.$G$3])^[.$F$3])" office:value-type="float" office:value="0.33362176">
            <text:p>0,333621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76.96">
            <text:p>1576,96</text:p>
          </table:table-cell>
          <table:table-cell table:formula="of:=[.B81]/2048" office:value-type="float" office:value="0.77">
            <text:p>0,77</text:p>
          </table:table-cell>
          <table:table-cell table:formula="of:=[.C81]^([.$E$3])*(([.C81]/[.$G$3])^[.$F$3])" office:value-type="float" office:value="0.35153041">
            <text:p>0,351530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97.44">
            <text:p>1597,44</text:p>
          </table:table-cell>
          <table:table-cell table:formula="of:=[.B82]/2048" office:value-type="float" office:value="0.78">
            <text:p>0,78</text:p>
          </table:table-cell>
          <table:table-cell table:formula="of:=[.C82]^([.$E$3])*(([.C82]/[.$G$3])^[.$F$3])" office:value-type="float" office:value="0.37015056">
            <text:p>0,370150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17.92">
            <text:p>1617,92</text:p>
          </table:table-cell>
          <table:table-cell table:formula="of:=[.B83]/2048" office:value-type="float" office:value="0.79">
            <text:p>0,79</text:p>
          </table:table-cell>
          <table:table-cell table:formula="of:=[.C83]^([.$E$3])*(([.C83]/[.$G$3])^[.$F$3])" office:value-type="float" office:value="0.38950081">
            <text:p>0,389500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38.4">
            <text:p>1638,4</text:p>
          </table:table-cell>
          <table:table-cell table:formula="of:=[.B84]/2048" office:value-type="float" office:value="0.8">
            <text:p>0,8</text:p>
          </table:table-cell>
          <table:table-cell table:formula="of:=[.C84]^([.$E$3])*(([.C84]/[.$G$3])^[.$F$3])" office:value-type="float" office:value="0.4096">
            <text:p>0,40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58.88">
            <text:p>1658,88</text:p>
          </table:table-cell>
          <table:table-cell table:formula="of:=[.B85]/2048" office:value-type="float" office:value="0.81">
            <text:p>0,81</text:p>
          </table:table-cell>
          <table:table-cell table:formula="of:=[.C85]^([.$E$3])*(([.C85]/[.$G$3])^[.$F$3])" office:value-type="float" office:value="0.43046721">
            <text:p>0,430467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79.36">
            <text:p>1679,36</text:p>
          </table:table-cell>
          <table:table-cell table:formula="of:=[.B86]/2048" office:value-type="float" office:value="0.82">
            <text:p>0,82</text:p>
          </table:table-cell>
          <table:table-cell table:formula="of:=[.C86]^([.$E$3])*(([.C86]/[.$G$3])^[.$F$3])" office:value-type="float" office:value="0.45212176">
            <text:p>0,452121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99.84">
            <text:p>1699,84</text:p>
          </table:table-cell>
          <table:table-cell table:formula="of:=[.B87]/2048" office:value-type="float" office:value="0.83">
            <text:p>0,83</text:p>
          </table:table-cell>
          <table:table-cell table:formula="of:=[.C87]^([.$E$3])*(([.C87]/[.$G$3])^[.$F$3])" office:value-type="float" office:value="0.47458321">
            <text:p>0,474583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20.32">
            <text:p>1720,32</text:p>
          </table:table-cell>
          <table:table-cell table:formula="of:=[.B88]/2048" office:value-type="float" office:value="0.84">
            <text:p>0,84</text:p>
          </table:table-cell>
          <table:table-cell table:formula="of:=[.C88]^([.$E$3])*(([.C88]/[.$G$3])^[.$F$3])" office:value-type="float" office:value="0.49787136">
            <text:p>0,497871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40.8">
            <text:p>1740,8</text:p>
          </table:table-cell>
          <table:table-cell table:formula="of:=[.B89]/2048" office:value-type="float" office:value="0.85">
            <text:p>0,85</text:p>
          </table:table-cell>
          <table:table-cell table:formula="of:=[.C89]^([.$E$3])*(([.C89]/[.$G$3])^[.$F$3])" office:value-type="float" office:value="0.52200625">
            <text:p>0,5220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61.28">
            <text:p>1761,28</text:p>
          </table:table-cell>
          <table:table-cell table:formula="of:=[.B90]/2048" office:value-type="float" office:value="0.86">
            <text:p>0,86</text:p>
          </table:table-cell>
          <table:table-cell table:formula="of:=[.C90]^([.$E$3])*(([.C90]/[.$G$3])^[.$F$3])" office:value-type="float" office:value="0.54700816">
            <text:p>0,547008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81.76">
            <text:p>1781,76</text:p>
          </table:table-cell>
          <table:table-cell table:formula="of:=[.B91]/2048" office:value-type="float" office:value="0.87">
            <text:p>0,87</text:p>
          </table:table-cell>
          <table:table-cell table:formula="of:=[.C91]^([.$E$3])*(([.C91]/[.$G$3])^[.$F$3])" office:value-type="float" office:value="0.57289761">
            <text:p>0,572897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2.24">
            <text:p>1802,24</text:p>
          </table:table-cell>
          <table:table-cell table:formula="of:=[.B92]/2048" office:value-type="float" office:value="0.88">
            <text:p>0,88</text:p>
          </table:table-cell>
          <table:table-cell table:formula="of:=[.C92]^([.$E$3])*(([.C92]/[.$G$3])^[.$F$3])" office:value-type="float" office:value="0.59969536">
            <text:p>0,599695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22.72">
            <text:p>1822,72</text:p>
          </table:table-cell>
          <table:table-cell table:formula="of:=[.B93]/2048" office:value-type="float" office:value="0.89">
            <text:p>0,89</text:p>
          </table:table-cell>
          <table:table-cell table:formula="of:=[.C93]^([.$E$3])*(([.C93]/[.$G$3])^[.$F$3])" office:value-type="float" office:value="0.62742241">
            <text:p>0,627422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43.2">
            <text:p>1843,2</text:p>
          </table:table-cell>
          <table:table-cell table:formula="of:=[.B94]/2048" office:value-type="float" office:value="0.9">
            <text:p>0,9</text:p>
          </table:table-cell>
          <table:table-cell table:formula="of:=[.C94]^([.$E$3])*(([.C94]/[.$G$3])^[.$F$3])" office:value-type="float" office:value="0.6561">
            <text:p>0,65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63.68">
            <text:p>1863,68</text:p>
          </table:table-cell>
          <table:table-cell table:formula="of:=[.B95]/2048" office:value-type="float" office:value="0.91">
            <text:p>0,91</text:p>
          </table:table-cell>
          <table:table-cell table:formula="of:=[.C95]^([.$E$3])*(([.C95]/[.$G$3])^[.$F$3])" office:value-type="float" office:value="0.68574961">
            <text:p>0,685749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84.16">
            <text:p>1884,16</text:p>
          </table:table-cell>
          <table:table-cell table:formula="of:=[.B96]/2048" office:value-type="float" office:value="0.92">
            <text:p>0,92</text:p>
          </table:table-cell>
          <table:table-cell table:formula="of:=[.C96]^([.$E$3])*(([.C96]/[.$G$3])^[.$F$3])" office:value-type="float" office:value="0.71639296">
            <text:p>0,716392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04.64">
            <text:p>1904,64</text:p>
          </table:table-cell>
          <table:table-cell table:formula="of:=[.B97]/2048" office:value-type="float" office:value="0.93">
            <text:p>0,93</text:p>
          </table:table-cell>
          <table:table-cell table:formula="of:=[.C97]^([.$E$3])*(([.C97]/[.$G$3])^[.$F$3])" office:value-type="float" office:value="0.74805201">
            <text:p>0,748052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25.12">
            <text:p>1925,12</text:p>
          </table:table-cell>
          <table:table-cell table:formula="of:=[.B98]/2048" office:value-type="float" office:value="0.94">
            <text:p>0,94</text:p>
          </table:table-cell>
          <table:table-cell table:formula="of:=[.C98]^([.$E$3])*(([.C98]/[.$G$3])^[.$F$3])" office:value-type="float" office:value="0.78074896">
            <text:p>0,780748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45.6">
            <text:p>1945,6</text:p>
          </table:table-cell>
          <table:table-cell table:formula="of:=[.B99]/2048" office:value-type="float" office:value="0.95">
            <text:p>0,95</text:p>
          </table:table-cell>
          <table:table-cell table:formula="of:=[.C99]^([.$E$3])*(([.C99]/[.$G$3])^[.$F$3])" office:value-type="float" office:value="0.81450625">
            <text:p>0,8145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66.08">
            <text:p>1966,08</text:p>
          </table:table-cell>
          <table:table-cell table:formula="of:=[.B100]/2048" office:value-type="float" office:value="0.96">
            <text:p>0,96</text:p>
          </table:table-cell>
          <table:table-cell table:formula="of:=[.C100]^([.$E$3])*(([.C100]/[.$G$3])^[.$F$3])" office:value-type="float" office:value="0.84934656">
            <text:p>0,849346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86.56">
            <text:p>1986,56</text:p>
          </table:table-cell>
          <table:table-cell table:formula="of:=[.B101]/2048" office:value-type="float" office:value="0.97">
            <text:p>0,97</text:p>
          </table:table-cell>
          <table:table-cell table:formula="of:=[.C101]^([.$E$3])*(([.C101]/[.$G$3])^[.$F$3])" office:value-type="float" office:value="0.88529281">
            <text:p>0,885292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7.04">
            <text:p>2007,04</text:p>
          </table:table-cell>
          <table:table-cell table:formula="of:=[.B102]/2048" office:value-type="float" office:value="0.98">
            <text:p>0,98</text:p>
          </table:table-cell>
          <table:table-cell table:formula="of:=[.C102]^([.$E$3])*(([.C102]/[.$G$3])^[.$F$3])" office:value-type="float" office:value="0.92236816">
            <text:p>0,922368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7.52">
            <text:p>2027,52</text:p>
          </table:table-cell>
          <table:table-cell table:formula="of:=[.B103]/2048" office:value-type="float" office:value="0.99">
            <text:p>0,99</text:p>
          </table:table-cell>
          <table:table-cell table:formula="of:=[.C103]^([.$E$3])*(([.C103]/[.$G$3])^[.$F$3])" office:value-type="float" office:value="0.96059601">
            <text:p>0,960596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8">
            <text:p>2048</text:p>
          </table:table-cell>
          <table:table-cell table:formula="of:=[.B104]/2048" office:value-type="float" office:value="1">
            <text:p>1</text:p>
          </table:table-cell>
          <table:table-cell table:formula="of:=[.C104]^([.$E$3])*(([.C104]/[.$G$3])^[.$F$3])"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68.48">
            <text:p>2068,48</text:p>
          </table:table-cell>
          <table:table-cell table:formula="of:=[.B105]/2048" office:value-type="float" office:value="1.01">
            <text:p>1,01</text:p>
          </table:table-cell>
          <table:table-cell table:formula="of:=[.C105]^([.$E$3])*(([.C105]/[.$G$3])^[.$F$3])" office:value-type="float" office:value="1.04060401">
            <text:p>1,040604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88.96">
            <text:p>2088,96</text:p>
          </table:table-cell>
          <table:table-cell table:formula="of:=[.B106]/2048" office:value-type="float" office:value="1.02">
            <text:p>1,02</text:p>
          </table:table-cell>
          <table:table-cell table:formula="of:=[.C106]^([.$E$3])*(([.C106]/[.$G$3])^[.$F$3])" office:value-type="float" office:value="1.08243216">
            <text:p>1,082432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09.44">
            <text:p>2109,44</text:p>
          </table:table-cell>
          <table:table-cell table:formula="of:=[.B107]/2048" office:value-type="float" office:value="1.03">
            <text:p>1,03</text:p>
          </table:table-cell>
          <table:table-cell table:formula="of:=[.C107]^([.$E$3])*(([.C107]/[.$G$3])^[.$F$3])" office:value-type="float" office:value="1.12550881">
            <text:p>1,125508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29.92">
            <text:p>2129,92</text:p>
          </table:table-cell>
          <table:table-cell table:formula="of:=[.B108]/2048" office:value-type="float" office:value="1.04">
            <text:p>1,04</text:p>
          </table:table-cell>
          <table:table-cell table:formula="of:=[.C108]^([.$E$3])*(([.C108]/[.$G$3])^[.$F$3])" office:value-type="float" office:value="1.16985856">
            <text:p>1,169858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50.4">
            <text:p>2150,4</text:p>
          </table:table-cell>
          <table:table-cell table:formula="of:=[.B109]/2048" office:value-type="float" office:value="1.05">
            <text:p>1,05</text:p>
          </table:table-cell>
          <table:table-cell table:formula="of:=[.C109]^([.$E$3])*(([.C109]/[.$G$3])^[.$F$3])" office:value-type="float" office:value="1.21550625">
            <text:p>1,2155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70.88">
            <text:p>2170,88</text:p>
          </table:table-cell>
          <table:table-cell table:formula="of:=[.B110]/2048" office:value-type="float" office:value="1.06">
            <text:p>1,06</text:p>
          </table:table-cell>
          <table:table-cell table:formula="of:=[.C110]^([.$E$3])*(([.C110]/[.$G$3])^[.$F$3])" office:value-type="float" office:value="1.26247696">
            <text:p>1,262476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91.36">
            <text:p>2191,36</text:p>
          </table:table-cell>
          <table:table-cell table:formula="of:=[.B111]/2048" office:value-type="float" office:value="1.07">
            <text:p>1,07</text:p>
          </table:table-cell>
          <table:table-cell table:formula="of:=[.C111]^([.$E$3])*(([.C111]/[.$G$3])^[.$F$3])" office:value-type="float" office:value="1.31079601">
            <text:p>1,310796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11.84">
            <text:p>2211,84</text:p>
          </table:table-cell>
          <table:table-cell table:formula="of:=[.B112]/2048" office:value-type="float" office:value="1.08">
            <text:p>1,08</text:p>
          </table:table-cell>
          <table:table-cell table:formula="of:=[.C112]^([.$E$3])*(([.C112]/[.$G$3])^[.$F$3])" office:value-type="float" office:value="1.36048896">
            <text:p>1,360488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32.32">
            <text:p>2232,32</text:p>
          </table:table-cell>
          <table:table-cell table:formula="of:=[.B113]/2048" office:value-type="float" office:value="1.09">
            <text:p>1,09</text:p>
          </table:table-cell>
          <table:table-cell table:formula="of:=[.C113]^([.$E$3])*(([.C113]/[.$G$3])^[.$F$3])" office:value-type="float" office:value="1.41158161">
            <text:p>1,411581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52.8">
            <text:p>2252,8</text:p>
          </table:table-cell>
          <table:table-cell table:formula="of:=[.B114]/2048" office:value-type="float" office:value="1.1">
            <text:p>1,1</text:p>
          </table:table-cell>
          <table:table-cell table:formula="of:=[.C114]^([.$E$3])*(([.C114]/[.$G$3])^[.$F$3])" office:value-type="float" office:value="1.4641">
            <text:p>1,46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73.28">
            <text:p>2273,28</text:p>
          </table:table-cell>
          <table:table-cell table:formula="of:=[.B115]/2048" office:value-type="float" office:value="1.11">
            <text:p>1,11</text:p>
          </table:table-cell>
          <table:table-cell table:formula="of:=[.C115]^([.$E$3])*(([.C115]/[.$G$3])^[.$F$3])" office:value-type="float" office:value="1.51807041">
            <text:p>1,518070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93.76">
            <text:p>2293,76</text:p>
          </table:table-cell>
          <table:table-cell table:formula="of:=[.B116]/2048" office:value-type="float" office:value="1.12">
            <text:p>1,12</text:p>
          </table:table-cell>
          <table:table-cell table:formula="of:=[.C116]^([.$E$3])*(([.C116]/[.$G$3])^[.$F$3])" office:value-type="float" office:value="1.57351936">
            <text:p>1,573519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14.24">
            <text:p>2314,24</text:p>
          </table:table-cell>
          <table:table-cell table:formula="of:=[.B117]/2048" office:value-type="float" office:value="1.13">
            <text:p>1,13</text:p>
          </table:table-cell>
          <table:table-cell table:formula="of:=[.C117]^([.$E$3])*(([.C117]/[.$G$3])^[.$F$3])" office:value-type="float" office:value="1.63047361">
            <text:p>1,630473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34.72">
            <text:p>2334,72</text:p>
          </table:table-cell>
          <table:table-cell table:formula="of:=[.B118]/2048" office:value-type="float" office:value="1.14">
            <text:p>1,14</text:p>
          </table:table-cell>
          <table:table-cell table:formula="of:=[.C118]^([.$E$3])*(([.C118]/[.$G$3])^[.$F$3])" office:value-type="float" office:value="1.68896016">
            <text:p>1,688960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55.2">
            <text:p>2355,2</text:p>
          </table:table-cell>
          <table:table-cell table:formula="of:=[.B119]/2048" office:value-type="float" office:value="1.15">
            <text:p>1,15</text:p>
          </table:table-cell>
          <table:table-cell table:formula="of:=[.C119]^([.$E$3])*(([.C119]/[.$G$3])^[.$F$3])" office:value-type="float" office:value="1.74900625">
            <text:p>1,7490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75.68">
            <text:p>2375,68</text:p>
          </table:table-cell>
          <table:table-cell table:formula="of:=[.B120]/2048" office:value-type="float" office:value="1.16">
            <text:p>1,16</text:p>
          </table:table-cell>
          <table:table-cell table:formula="of:=[.C120]^([.$E$3])*(([.C120]/[.$G$3])^[.$F$3])" office:value-type="float" office:value="1.81063936">
            <text:p>1,810639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96.16">
            <text:p>2396,16</text:p>
          </table:table-cell>
          <table:table-cell table:formula="of:=[.B121]/2048" office:value-type="float" office:value="1.17">
            <text:p>1,17</text:p>
          </table:table-cell>
          <table:table-cell table:formula="of:=[.C121]^([.$E$3])*(([.C121]/[.$G$3])^[.$F$3])" office:value-type="float" office:value="1.87388721">
            <text:p>1,873887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16.64">
            <text:p>2416,64</text:p>
          </table:table-cell>
          <table:table-cell table:formula="of:=[.B122]/2048" office:value-type="float" office:value="1.18">
            <text:p>1,18</text:p>
          </table:table-cell>
          <table:table-cell table:formula="of:=[.C122]^([.$E$3])*(([.C122]/[.$G$3])^[.$F$3])" office:value-type="float" office:value="1.93877776">
            <text:p>1,938777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37.12">
            <text:p>2437,12</text:p>
          </table:table-cell>
          <table:table-cell table:formula="of:=[.B123]/2048" office:value-type="float" office:value="1.19">
            <text:p>1,19</text:p>
          </table:table-cell>
          <table:table-cell table:formula="of:=[.C123]^([.$E$3])*(([.C123]/[.$G$3])^[.$F$3])" office:value-type="float" office:value="2.00533921">
            <text:p>2,005339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57.6">
            <text:p>2457,6</text:p>
          </table:table-cell>
          <table:table-cell table:formula="of:=[.B124]/2048" office:value-type="float" office:value="1.2">
            <text:p>1,2</text:p>
          </table:table-cell>
          <table:table-cell table:formula="of:=[.C124]^([.$E$3])*(([.C124]/[.$G$3])^[.$F$3])" office:value-type="float" office:value="2.0736">
            <text:p>2,07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78.08">
            <text:p>2478,08</text:p>
          </table:table-cell>
          <table:table-cell table:formula="of:=[.B125]/2048" office:value-type="float" office:value="1.21">
            <text:p>1,21</text:p>
          </table:table-cell>
          <table:table-cell table:formula="of:=[.C125]^([.$E$3])*(([.C125]/[.$G$3])^[.$F$3])" office:value-type="float" office:value="2.14358881">
            <text:p>2,143588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98.56">
            <text:p>2498,56</text:p>
          </table:table-cell>
          <table:table-cell table:formula="of:=[.B126]/2048" office:value-type="float" office:value="1.22">
            <text:p>1,22</text:p>
          </table:table-cell>
          <table:table-cell table:formula="of:=[.C126]^([.$E$3])*(([.C126]/[.$G$3])^[.$F$3])" office:value-type="float" office:value="2.21533456">
            <text:p>2,215334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19.04">
            <text:p>2519,04</text:p>
          </table:table-cell>
          <table:table-cell table:formula="of:=[.B127]/2048" office:value-type="float" office:value="1.23">
            <text:p>1,23</text:p>
          </table:table-cell>
          <table:table-cell table:formula="of:=[.C127]^([.$E$3])*(([.C127]/[.$G$3])^[.$F$3])" office:value-type="float" office:value="2.28886641">
            <text:p>2,288866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39.52">
            <text:p>2539,52</text:p>
          </table:table-cell>
          <table:table-cell table:formula="of:=[.B128]/2048" office:value-type="float" office:value="1.24">
            <text:p>1,24</text:p>
          </table:table-cell>
          <table:table-cell table:formula="of:=[.C128]^([.$E$3])*(([.C128]/[.$G$3])^[.$F$3])" office:value-type="float" office:value="2.36421376">
            <text:p>2,364213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60">
            <text:p>2560</text:p>
          </table:table-cell>
          <table:table-cell table:formula="of:=[.B129]/2048" office:value-type="float" office:value="1.25">
            <text:p>1,25</text:p>
          </table:table-cell>
          <table:table-cell table:formula="of:=[.C129]^([.$E$3])*(([.C129]/[.$G$3])^[.$F$3])" office:value-type="float" office:value="2.44140625">
            <text:p>2,4414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80.48">
            <text:p>2580,48</text:p>
          </table:table-cell>
          <table:table-cell table:formula="of:=[.B130]/2048" office:value-type="float" office:value="1.26">
            <text:p>1,26</text:p>
          </table:table-cell>
          <table:table-cell table:formula="of:=[.C130]^([.$E$3])*(([.C130]/[.$G$3])^[.$F$3])" office:value-type="float" office:value="2.52047376">
            <text:p>2,520473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00.96">
            <text:p>2600,96</text:p>
          </table:table-cell>
          <table:table-cell table:formula="of:=[.B131]/2048" office:value-type="float" office:value="1.27">
            <text:p>1,27</text:p>
          </table:table-cell>
          <table:table-cell table:formula="of:=[.C131]^([.$E$3])*(([.C131]/[.$G$3])^[.$F$3])" office:value-type="float" office:value="2.60144641">
            <text:p>2,601446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21.44">
            <text:p>2621,44</text:p>
          </table:table-cell>
          <table:table-cell table:formula="of:=[.B132]/2048" office:value-type="float" office:value="1.28">
            <text:p>1,28</text:p>
          </table:table-cell>
          <table:table-cell table:formula="of:=[.C132]^([.$E$3])*(([.C132]/[.$G$3])^[.$F$3])" office:value-type="float" office:value="2.68435456">
            <text:p>2,684354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41.92">
            <text:p>2641,92</text:p>
          </table:table-cell>
          <table:table-cell table:formula="of:=[.B133]/2048" office:value-type="float" office:value="1.29">
            <text:p>1,29</text:p>
          </table:table-cell>
          <table:table-cell table:formula="of:=[.C133]^([.$E$3])*(([.C133]/[.$G$3])^[.$F$3])" office:value-type="float" office:value="2.76922881">
            <text:p>2,769228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62.4">
            <text:p>2662,4</text:p>
          </table:table-cell>
          <table:table-cell table:formula="of:=[.B134]/2048" office:value-type="float" office:value="1.3">
            <text:p>1,3</text:p>
          </table:table-cell>
          <table:table-cell table:formula="of:=[.C134]^([.$E$3])*(([.C134]/[.$G$3])^[.$F$3])" office:value-type="float" office:value="2.8561">
            <text:p>2,85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82.88">
            <text:p>2682,88</text:p>
          </table:table-cell>
          <table:table-cell table:formula="of:=[.B135]/2048" office:value-type="float" office:value="1.31">
            <text:p>1,31</text:p>
          </table:table-cell>
          <table:table-cell table:formula="of:=[.C135]^([.$E$3])*(([.C135]/[.$G$3])^[.$F$3])" office:value-type="float" office:value="2.94499921">
            <text:p>2,944999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03.36">
            <text:p>2703,36</text:p>
          </table:table-cell>
          <table:table-cell table:formula="of:=[.B136]/2048" office:value-type="float" office:value="1.32">
            <text:p>1,32</text:p>
          </table:table-cell>
          <table:table-cell table:formula="of:=[.C136]^([.$E$3])*(([.C136]/[.$G$3])^[.$F$3])" office:value-type="float" office:value="3.03595776">
            <text:p>3,035957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23.84">
            <text:p>2723,84</text:p>
          </table:table-cell>
          <table:table-cell table:formula="of:=[.B137]/2048" office:value-type="float" office:value="1.33">
            <text:p>1,33</text:p>
          </table:table-cell>
          <table:table-cell table:formula="of:=[.C137]^([.$E$3])*(([.C137]/[.$G$3])^[.$F$3])" office:value-type="float" office:value="3.12900721">
            <text:p>3,129007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44.32">
            <text:p>2744,32</text:p>
          </table:table-cell>
          <table:table-cell table:formula="of:=[.B138]/2048" office:value-type="float" office:value="1.34">
            <text:p>1,34</text:p>
          </table:table-cell>
          <table:table-cell table:formula="of:=[.C138]^([.$E$3])*(([.C138]/[.$G$3])^[.$F$3])" office:value-type="float" office:value="3.22417936">
            <text:p>3,224179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64.8">
            <text:p>2764,8</text:p>
          </table:table-cell>
          <table:table-cell table:formula="of:=[.B139]/2048" office:value-type="float" office:value="1.35">
            <text:p>1,35</text:p>
          </table:table-cell>
          <table:table-cell table:formula="of:=[.C139]^([.$E$3])*(([.C139]/[.$G$3])^[.$F$3])" office:value-type="float" office:value="3.32150625">
            <text:p>3,3215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85.28">
            <text:p>2785,28</text:p>
          </table:table-cell>
          <table:table-cell table:formula="of:=[.B140]/2048" office:value-type="float" office:value="1.36">
            <text:p>1,36</text:p>
          </table:table-cell>
          <table:table-cell table:formula="of:=[.C140]^([.$E$3])*(([.C140]/[.$G$3])^[.$F$3])" office:value-type="float" office:value="3.42102016">
            <text:p>3,421020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05.76">
            <text:p>2805,76</text:p>
          </table:table-cell>
          <table:table-cell table:formula="of:=[.B141]/2048" office:value-type="float" office:value="1.37">
            <text:p>1,37</text:p>
          </table:table-cell>
          <table:table-cell table:formula="of:=[.C141]^([.$E$3])*(([.C141]/[.$G$3])^[.$F$3])" office:value-type="float" office:value="3.52275361">
            <text:p>3,522753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26.24">
            <text:p>2826,24</text:p>
          </table:table-cell>
          <table:table-cell table:formula="of:=[.B142]/2048" office:value-type="float" office:value="1.38">
            <text:p>1,38</text:p>
          </table:table-cell>
          <table:table-cell table:formula="of:=[.C142]^([.$E$3])*(([.C142]/[.$G$3])^[.$F$3])" office:value-type="float" office:value="3.62673936">
            <text:p>3,626739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46.72">
            <text:p>2846,72</text:p>
          </table:table-cell>
          <table:table-cell table:formula="of:=[.B143]/2048" office:value-type="float" office:value="1.39">
            <text:p>1,39</text:p>
          </table:table-cell>
          <table:table-cell table:formula="of:=[.C143]^([.$E$3])*(([.C143]/[.$G$3])^[.$F$3])" office:value-type="float" office:value="3.73301041">
            <text:p>3,733010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67.2">
            <text:p>2867,2</text:p>
          </table:table-cell>
          <table:table-cell table:formula="of:=[.B144]/2048" office:value-type="float" office:value="1.4">
            <text:p>1,4</text:p>
          </table:table-cell>
          <table:table-cell table:formula="of:=[.C144]^([.$E$3])*(([.C144]/[.$G$3])^[.$F$3])" office:value-type="float" office:value="3.8416">
            <text:p>3,84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87.68">
            <text:p>2887,68</text:p>
          </table:table-cell>
          <table:table-cell table:formula="of:=[.B145]/2048" office:value-type="float" office:value="1.41">
            <text:p>1,41</text:p>
          </table:table-cell>
          <table:table-cell table:formula="of:=[.C145]^([.$E$3])*(([.C145]/[.$G$3])^[.$F$3])" office:value-type="float" office:value="3.95254161">
            <text:p>3,952541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08.16">
            <text:p>2908,16</text:p>
          </table:table-cell>
          <table:table-cell table:formula="of:=[.B146]/2048" office:value-type="float" office:value="1.42">
            <text:p>1,42</text:p>
          </table:table-cell>
          <table:table-cell table:formula="of:=[.C146]^([.$E$3])*(([.C146]/[.$G$3])^[.$F$3])" office:value-type="float" office:value="4.06586896">
            <text:p>4,065868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28.64">
            <text:p>2928,64</text:p>
          </table:table-cell>
          <table:table-cell table:formula="of:=[.B147]/2048" office:value-type="float" office:value="1.43">
            <text:p>1,43</text:p>
          </table:table-cell>
          <table:table-cell table:formula="of:=[.C147]^([.$E$3])*(([.C147]/[.$G$3])^[.$F$3])" office:value-type="float" office:value="4.18161601">
            <text:p>4,181616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49.12">
            <text:p>2949,12</text:p>
          </table:table-cell>
          <table:table-cell table:formula="of:=[.B148]/2048" office:value-type="float" office:value="1.44">
            <text:p>1,44</text:p>
          </table:table-cell>
          <table:table-cell table:formula="of:=[.C148]^([.$E$3])*(([.C148]/[.$G$3])^[.$F$3])" office:value-type="float" office:value="4.29981696">
            <text:p>4,299816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69.6">
            <text:p>2969,6</text:p>
          </table:table-cell>
          <table:table-cell table:formula="of:=[.B149]/2048" office:value-type="float" office:value="1.45">
            <text:p>1,45</text:p>
          </table:table-cell>
          <table:table-cell table:formula="of:=[.C149]^([.$E$3])*(([.C149]/[.$G$3])^[.$F$3])" office:value-type="float" office:value="4.42050625">
            <text:p>4,4205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90.08">
            <text:p>2990,08</text:p>
          </table:table-cell>
          <table:table-cell table:formula="of:=[.B150]/2048" office:value-type="float" office:value="1.46">
            <text:p>1,46</text:p>
          </table:table-cell>
          <table:table-cell table:formula="of:=[.C150]^([.$E$3])*(([.C150]/[.$G$3])^[.$F$3])" office:value-type="float" office:value="4.54371856">
            <text:p>4,543718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10.56">
            <text:p>3010,56</text:p>
          </table:table-cell>
          <table:table-cell table:formula="of:=[.B151]/2048" office:value-type="float" office:value="1.47">
            <text:p>1,47</text:p>
          </table:table-cell>
          <table:table-cell table:formula="of:=[.C151]^([.$E$3])*(([.C151]/[.$G$3])^[.$F$3])" office:value-type="float" office:value="4.66948881">
            <text:p>4,669488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31.04">
            <text:p>3031,04</text:p>
          </table:table-cell>
          <table:table-cell table:formula="of:=[.B152]/2048" office:value-type="float" office:value="1.48">
            <text:p>1,48</text:p>
          </table:table-cell>
          <table:table-cell table:formula="of:=[.C152]^([.$E$3])*(([.C152]/[.$G$3])^[.$F$3])" office:value-type="float" office:value="4.79785216">
            <text:p>4,797852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51.52">
            <text:p>3051,52</text:p>
          </table:table-cell>
          <table:table-cell table:formula="of:=[.B153]/2048" office:value-type="float" office:value="1.49">
            <text:p>1,49</text:p>
          </table:table-cell>
          <table:table-cell table:formula="of:=[.C153]^([.$E$3])*(([.C153]/[.$G$3])^[.$F$3])" office:value-type="float" office:value="4.92884401">
            <text:p>4,928844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72">
            <text:p>3072</text:p>
          </table:table-cell>
          <table:table-cell table:formula="of:=[.B154]/2048" office:value-type="float" office:value="1.5">
            <text:p>1,5</text:p>
          </table:table-cell>
          <table:table-cell table:formula="of:=[.C154]^([.$E$3])*(([.C154]/[.$G$3])^[.$F$3])" office:value-type="float" office:value="5.0625">
            <text:p>5,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92.48">
            <text:p>3092,48</text:p>
          </table:table-cell>
          <table:table-cell table:formula="of:=[.B155]/2048" office:value-type="float" office:value="1.51">
            <text:p>1,51</text:p>
          </table:table-cell>
          <table:table-cell table:formula="of:=[.C155]^([.$E$3])*(([.C155]/[.$G$3])^[.$F$3])" office:value-type="float" office:value="5.19885601">
            <text:p>5,198856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12.96">
            <text:p>3112,96</text:p>
          </table:table-cell>
          <table:table-cell table:formula="of:=[.B156]/2048" office:value-type="float" office:value="1.52">
            <text:p>1,52</text:p>
          </table:table-cell>
          <table:table-cell table:formula="of:=[.C156]^([.$E$3])*(([.C156]/[.$G$3])^[.$F$3])" office:value-type="float" office:value="5.33794816">
            <text:p>5,337948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33.44">
            <text:p>3133,44</text:p>
          </table:table-cell>
          <table:table-cell table:formula="of:=[.B157]/2048" office:value-type="float" office:value="1.53">
            <text:p>1,53</text:p>
          </table:table-cell>
          <table:table-cell table:formula="of:=[.C157]^([.$E$3])*(([.C157]/[.$G$3])^[.$F$3])" office:value-type="float" office:value="5.47981281">
            <text:p>5,479812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53.92">
            <text:p>3153,92</text:p>
          </table:table-cell>
          <table:table-cell table:formula="of:=[.B158]/2048" office:value-type="float" office:value="1.54">
            <text:p>1,54</text:p>
          </table:table-cell>
          <table:table-cell table:formula="of:=[.C158]^([.$E$3])*(([.C158]/[.$G$3])^[.$F$3])" office:value-type="float" office:value="5.62448656">
            <text:p>5,624486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74.4">
            <text:p>3174,4</text:p>
          </table:table-cell>
          <table:table-cell table:formula="of:=[.B159]/2048" office:value-type="float" office:value="1.55">
            <text:p>1,55</text:p>
          </table:table-cell>
          <table:table-cell table:formula="of:=[.C159]^([.$E$3])*(([.C159]/[.$G$3])^[.$F$3])" office:value-type="float" office:value="5.77200625">
            <text:p>5,7720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94.88">
            <text:p>3194,88</text:p>
          </table:table-cell>
          <table:table-cell table:formula="of:=[.B160]/2048" office:value-type="float" office:value="1.56">
            <text:p>1,56</text:p>
          </table:table-cell>
          <table:table-cell table:formula="of:=[.C160]^([.$E$3])*(([.C160]/[.$G$3])^[.$F$3])" office:value-type="float" office:value="5.92240896">
            <text:p>5,922408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15.36">
            <text:p>3215,36</text:p>
          </table:table-cell>
          <table:table-cell table:formula="of:=[.B161]/2048" office:value-type="float" office:value="1.57">
            <text:p>1,57</text:p>
          </table:table-cell>
          <table:table-cell table:formula="of:=[.C161]^([.$E$3])*(([.C161]/[.$G$3])^[.$F$3])" office:value-type="float" office:value="6.07573201">
            <text:p>6,075732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35.84">
            <text:p>3235,84</text:p>
          </table:table-cell>
          <table:table-cell table:formula="of:=[.B162]/2048" office:value-type="float" office:value="1.58">
            <text:p>1,58</text:p>
          </table:table-cell>
          <table:table-cell table:formula="of:=[.C162]^([.$E$3])*(([.C162]/[.$G$3])^[.$F$3])" office:value-type="float" office:value="6.23201296">
            <text:p>6,232012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56.32">
            <text:p>3256,32</text:p>
          </table:table-cell>
          <table:table-cell table:formula="of:=[.B163]/2048" office:value-type="float" office:value="1.59">
            <text:p>1,59</text:p>
          </table:table-cell>
          <table:table-cell table:formula="of:=[.C163]^([.$E$3])*(([.C163]/[.$G$3])^[.$F$3])" office:value-type="float" office:value="6.39128961">
            <text:p>6,391289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6.8">
            <text:p>3276,8</text:p>
          </table:table-cell>
          <table:table-cell table:formula="of:=[.B164]/2048" office:value-type="float" office:value="1.6">
            <text:p>1,6</text:p>
          </table:table-cell>
          <table:table-cell table:formula="of:=[.C164]^([.$E$3])*(([.C164]/[.$G$3])^[.$F$3])" office:value-type="float" office:value="6.5536">
            <text:p>6,55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7.28">
            <text:p>3297,28</text:p>
          </table:table-cell>
          <table:table-cell table:formula="of:=[.B165]/2048" office:value-type="float" office:value="1.61">
            <text:p>1,61</text:p>
          </table:table-cell>
          <table:table-cell table:formula="of:=[.C165]^([.$E$3])*(([.C165]/[.$G$3])^[.$F$3])" office:value-type="float" office:value="6.71898241">
            <text:p>6,718982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7.76">
            <text:p>3317,76</text:p>
          </table:table-cell>
          <table:table-cell table:formula="of:=[.B166]/2048" office:value-type="float" office:value="1.62">
            <text:p>1,62</text:p>
          </table:table-cell>
          <table:table-cell table:formula="of:=[.C166]^([.$E$3])*(([.C166]/[.$G$3])^[.$F$3])" office:value-type="float" office:value="6.88747536">
            <text:p>6,887475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8.24">
            <text:p>3338,24</text:p>
          </table:table-cell>
          <table:table-cell table:formula="of:=[.B167]/2048" office:value-type="float" office:value="1.63">
            <text:p>1,63</text:p>
          </table:table-cell>
          <table:table-cell table:formula="of:=[.C167]^([.$E$3])*(([.C167]/[.$G$3])^[.$F$3])" office:value-type="float" office:value="7.05911761">
            <text:p>7,059117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8.72">
            <text:p>3358,72</text:p>
          </table:table-cell>
          <table:table-cell table:formula="of:=[.B168]/2048" office:value-type="float" office:value="1.64">
            <text:p>1,64</text:p>
          </table:table-cell>
          <table:table-cell table:formula="of:=[.C168]^([.$E$3])*(([.C168]/[.$G$3])^[.$F$3])" office:value-type="float" office:value="7.23394816">
            <text:p>7,233948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79.2">
            <text:p>3379,2</text:p>
          </table:table-cell>
          <table:table-cell table:formula="of:=[.B169]/2048" office:value-type="float" office:value="1.65">
            <text:p>1,65</text:p>
          </table:table-cell>
          <table:table-cell table:formula="of:=[.C169]^([.$E$3])*(([.C169]/[.$G$3])^[.$F$3])" office:value-type="float" office:value="7.41200625">
            <text:p>7,4120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9.68">
            <text:p>3399,68</text:p>
          </table:table-cell>
          <table:table-cell table:formula="of:=[.B170]/2048" office:value-type="float" office:value="1.66">
            <text:p>1,66</text:p>
          </table:table-cell>
          <table:table-cell table:formula="of:=[.C170]^([.$E$3])*(([.C170]/[.$G$3])^[.$F$3])" office:value-type="float" office:value="7.59333136">
            <text:p>7,593331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0.16">
            <text:p>3420,16</text:p>
          </table:table-cell>
          <table:table-cell table:formula="of:=[.B171]/2048" office:value-type="float" office:value="1.67">
            <text:p>1,67</text:p>
          </table:table-cell>
          <table:table-cell table:formula="of:=[.C171]^([.$E$3])*(([.C171]/[.$G$3])^[.$F$3])" office:value-type="float" office:value="7.77796321">
            <text:p>7,777963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0.64">
            <text:p>3440,64</text:p>
          </table:table-cell>
          <table:table-cell table:formula="of:=[.B172]/2048" office:value-type="float" office:value="1.68">
            <text:p>1,68</text:p>
          </table:table-cell>
          <table:table-cell table:formula="of:=[.C172]^([.$E$3])*(([.C172]/[.$G$3])^[.$F$3])" office:value-type="float" office:value="7.96594176">
            <text:p>7,965941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1.12">
            <text:p>3461,12</text:p>
          </table:table-cell>
          <table:table-cell table:formula="of:=[.B173]/2048" office:value-type="float" office:value="1.69">
            <text:p>1,69</text:p>
          </table:table-cell>
          <table:table-cell table:formula="of:=[.C173]^([.$E$3])*(([.C173]/[.$G$3])^[.$F$3])" office:value-type="float" office:value="8.15730721">
            <text:p>8,157307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1.6">
            <text:p>3481,6</text:p>
          </table:table-cell>
          <table:table-cell table:formula="of:=[.B174]/2048" office:value-type="float" office:value="1.7">
            <text:p>1,7</text:p>
          </table:table-cell>
          <table:table-cell table:formula="of:=[.C174]^([.$E$3])*(([.C174]/[.$G$3])^[.$F$3])" office:value-type="float" office:value="8.3521">
            <text:p>8,35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2.08">
            <text:p>3502,08</text:p>
          </table:table-cell>
          <table:table-cell table:formula="of:=[.B175]/2048" office:value-type="float" office:value="1.71">
            <text:p>1,71</text:p>
          </table:table-cell>
          <table:table-cell table:formula="of:=[.C175]^([.$E$3])*(([.C175]/[.$G$3])^[.$F$3])" office:value-type="float" office:value="8.55036081">
            <text:p>8,550360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2.56">
            <text:p>3522,56</text:p>
          </table:table-cell>
          <table:table-cell table:formula="of:=[.B176]/2048" office:value-type="float" office:value="1.72">
            <text:p>1,72</text:p>
          </table:table-cell>
          <table:table-cell table:formula="of:=[.C176]^([.$E$3])*(([.C176]/[.$G$3])^[.$F$3])" office:value-type="float" office:value="8.75213056">
            <text:p>8,752130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3.04">
            <text:p>3543,04</text:p>
          </table:table-cell>
          <table:table-cell table:formula="of:=[.B177]/2048" office:value-type="float" office:value="1.73">
            <text:p>1,73</text:p>
          </table:table-cell>
          <table:table-cell table:formula="of:=[.C177]^([.$E$3])*(([.C177]/[.$G$3])^[.$F$3])" office:value-type="float" office:value="8.95745041">
            <text:p>8,957450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3.52">
            <text:p>3563,52</text:p>
          </table:table-cell>
          <table:table-cell table:formula="of:=[.B178]/2048" office:value-type="float" office:value="1.74">
            <text:p>1,74</text:p>
          </table:table-cell>
          <table:table-cell table:formula="of:=[.C178]^([.$E$3])*(([.C178]/[.$G$3])^[.$F$3])" office:value-type="float" office:value="9.16636176">
            <text:p>9,166361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4">
            <text:p>3584</text:p>
          </table:table-cell>
          <table:table-cell table:formula="of:=[.B179]/2048" office:value-type="float" office:value="1.75">
            <text:p>1,75</text:p>
          </table:table-cell>
          <table:table-cell table:formula="of:=[.C179]^([.$E$3])*(([.C179]/[.$G$3])^[.$F$3])" office:value-type="float" office:value="9.37890625">
            <text:p>9,3789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4.48">
            <text:p>3604,48</text:p>
          </table:table-cell>
          <table:table-cell table:formula="of:=[.B180]/2048" office:value-type="float" office:value="1.76">
            <text:p>1,76</text:p>
          </table:table-cell>
          <table:table-cell table:formula="of:=[.C180]^([.$E$3])*(([.C180]/[.$G$3])^[.$F$3])" office:value-type="float" office:value="9.59512576">
            <text:p>9,595125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4.96">
            <text:p>3624,96</text:p>
          </table:table-cell>
          <table:table-cell table:formula="of:=[.B181]/2048" office:value-type="float" office:value="1.77">
            <text:p>1,77</text:p>
          </table:table-cell>
          <table:table-cell table:formula="of:=[.C181]^([.$E$3])*(([.C181]/[.$G$3])^[.$F$3])" office:value-type="float" office:value="9.81506241">
            <text:p>9,815062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5.44">
            <text:p>3645,44</text:p>
          </table:table-cell>
          <table:table-cell table:formula="of:=[.B182]/2048" office:value-type="float" office:value="1.78">
            <text:p>1,78</text:p>
          </table:table-cell>
          <table:table-cell table:formula="of:=[.C182]^([.$E$3])*(([.C182]/[.$G$3])^[.$F$3])" office:value-type="float" office:value="10.03875856">
            <text:p>10,038758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5.92">
            <text:p>3665,92</text:p>
          </table:table-cell>
          <table:table-cell table:formula="of:=[.B183]/2048" office:value-type="float" office:value="1.79">
            <text:p>1,79</text:p>
          </table:table-cell>
          <table:table-cell table:formula="of:=[.C183]^([.$E$3])*(([.C183]/[.$G$3])^[.$F$3])" office:value-type="float" office:value="10.26625681">
            <text:p>10,266256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6.4">
            <text:p>3686,4</text:p>
          </table:table-cell>
          <table:table-cell table:formula="of:=[.B184]/2048" office:value-type="float" office:value="1.8">
            <text:p>1,8</text:p>
          </table:table-cell>
          <table:table-cell table:formula="of:=[.C184]^([.$E$3])*(([.C184]/[.$G$3])^[.$F$3])" office:value-type="float" office:value="10.4976">
            <text:p>10,49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6.88">
            <text:p>3706,88</text:p>
          </table:table-cell>
          <table:table-cell table:formula="of:=[.B185]/2048" office:value-type="float" office:value="1.81">
            <text:p>1,81</text:p>
          </table:table-cell>
          <table:table-cell table:formula="of:=[.C185]^([.$E$3])*(([.C185]/[.$G$3])^[.$F$3])" office:value-type="float" office:value="10.73283121">
            <text:p>10,732831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7.36">
            <text:p>3727,36</text:p>
          </table:table-cell>
          <table:table-cell table:formula="of:=[.B186]/2048" office:value-type="float" office:value="1.82">
            <text:p>1,82</text:p>
          </table:table-cell>
          <table:table-cell table:formula="of:=[.C186]^([.$E$3])*(([.C186]/[.$G$3])^[.$F$3])" office:value-type="float" office:value="10.97199376">
            <text:p>10,971993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7.84">
            <text:p>3747,84</text:p>
          </table:table-cell>
          <table:table-cell table:formula="of:=[.B187]/2048" office:value-type="float" office:value="1.83">
            <text:p>1,83</text:p>
          </table:table-cell>
          <table:table-cell table:formula="of:=[.C187]^([.$E$3])*(([.C187]/[.$G$3])^[.$F$3])" office:value-type="float" office:value="11.21513121">
            <text:p>11,215131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8.32">
            <text:p>3768,32</text:p>
          </table:table-cell>
          <table:table-cell table:formula="of:=[.B188]/2048" office:value-type="float" office:value="1.84">
            <text:p>1,84</text:p>
          </table:table-cell>
          <table:table-cell table:formula="of:=[.C188]^([.$E$3])*(([.C188]/[.$G$3])^[.$F$3])" office:value-type="float" office:value="11.46228736">
            <text:p>11,462287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8.8">
            <text:p>3788,8</text:p>
          </table:table-cell>
          <table:table-cell table:formula="of:=[.B189]/2048" office:value-type="float" office:value="1.85">
            <text:p>1,85</text:p>
          </table:table-cell>
          <table:table-cell table:formula="of:=[.C189]^([.$E$3])*(([.C189]/[.$G$3])^[.$F$3])" office:value-type="float" office:value="11.71350625">
            <text:p>11,7135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9.28">
            <text:p>3809,28</text:p>
          </table:table-cell>
          <table:table-cell table:formula="of:=[.B190]/2048" office:value-type="float" office:value="1.86">
            <text:p>1,86</text:p>
          </table:table-cell>
          <table:table-cell table:formula="of:=[.C190]^([.$E$3])*(([.C190]/[.$G$3])^[.$F$3])" office:value-type="float" office:value="11.96883216">
            <text:p>11,968832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9.76">
            <text:p>3829,76</text:p>
          </table:table-cell>
          <table:table-cell table:formula="of:=[.B191]/2048" office:value-type="float" office:value="1.87">
            <text:p>1,87</text:p>
          </table:table-cell>
          <table:table-cell table:formula="of:=[.C191]^([.$E$3])*(([.C191]/[.$G$3])^[.$F$3])" office:value-type="float" office:value="12.22830961">
            <text:p>12,228309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0.24">
            <text:p>3850,24</text:p>
          </table:table-cell>
          <table:table-cell table:formula="of:=[.B192]/2048" office:value-type="float" office:value="1.88">
            <text:p>1,88</text:p>
          </table:table-cell>
          <table:table-cell table:formula="of:=[.C192]^([.$E$3])*(([.C192]/[.$G$3])^[.$F$3])" office:value-type="float" office:value="12.49198336">
            <text:p>12,491983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0.72">
            <text:p>3870,72</text:p>
          </table:table-cell>
          <table:table-cell table:formula="of:=[.B193]/2048" office:value-type="float" office:value="1.89">
            <text:p>1,89</text:p>
          </table:table-cell>
          <table:table-cell table:formula="of:=[.C193]^([.$E$3])*(([.C193]/[.$G$3])^[.$F$3])" office:value-type="float" office:value="12.75989841">
            <text:p>12,759898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1.2">
            <text:p>3891,2</text:p>
          </table:table-cell>
          <table:table-cell table:formula="of:=[.B194]/2048" office:value-type="float" office:value="1.9">
            <text:p>1,9</text:p>
          </table:table-cell>
          <table:table-cell table:formula="of:=[.C194]^([.$E$3])*(([.C194]/[.$G$3])^[.$F$3])" office:value-type="float" office:value="13.0321">
            <text:p>13,03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1.68">
            <text:p>3911,68</text:p>
          </table:table-cell>
          <table:table-cell table:formula="of:=[.B195]/2048" office:value-type="float" office:value="1.91">
            <text:p>1,91</text:p>
          </table:table-cell>
          <table:table-cell table:formula="of:=[.C195]^([.$E$3])*(([.C195]/[.$G$3])^[.$F$3])" office:value-type="float" office:value="13.30863361">
            <text:p>13,308633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2.16">
            <text:p>3932,16</text:p>
          </table:table-cell>
          <table:table-cell table:formula="of:=[.B196]/2048" office:value-type="float" office:value="1.92">
            <text:p>1,92</text:p>
          </table:table-cell>
          <table:table-cell table:formula="of:=[.C196]^([.$E$3])*(([.C196]/[.$G$3])^[.$F$3])" office:value-type="float" office:value="13.58954496">
            <text:p>13,589544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2.64">
            <text:p>3952,64</text:p>
          </table:table-cell>
          <table:table-cell table:formula="of:=[.B197]/2048" office:value-type="float" office:value="1.93">
            <text:p>1,93</text:p>
          </table:table-cell>
          <table:table-cell table:formula="of:=[.C197]^([.$E$3])*(([.C197]/[.$G$3])^[.$F$3])" office:value-type="float" office:value="13.87488001">
            <text:p>13,874880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3.12">
            <text:p>3973,12</text:p>
          </table:table-cell>
          <table:table-cell table:formula="of:=[.B198]/2048" office:value-type="float" office:value="1.94">
            <text:p>1,94</text:p>
          </table:table-cell>
          <table:table-cell table:formula="of:=[.C198]^([.$E$3])*(([.C198]/[.$G$3])^[.$F$3])" office:value-type="float" office:value="14.16468496">
            <text:p>14,164684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3.6">
            <text:p>3993,6</text:p>
          </table:table-cell>
          <table:table-cell table:formula="of:=[.B199]/2048" office:value-type="float" office:value="1.95">
            <text:p>1,95</text:p>
          </table:table-cell>
          <table:table-cell table:formula="of:=[.C199]^([.$E$3])*(([.C199]/[.$G$3])^[.$F$3])" office:value-type="float" office:value="14.45900625">
            <text:p>14,459006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4.08">
            <text:p>4014,08</text:p>
          </table:table-cell>
          <table:table-cell table:formula="of:=[.B200]/2048" office:value-type="float" office:value="1.96">
            <text:p>1,96</text:p>
          </table:table-cell>
          <table:table-cell table:formula="of:=[.C200]^([.$E$3])*(([.C200]/[.$G$3])^[.$F$3])" office:value-type="float" office:value="14.75789056">
            <text:p>14,757890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4.56">
            <text:p>4034,56</text:p>
          </table:table-cell>
          <table:table-cell table:formula="of:=[.B201]/2048" office:value-type="float" office:value="1.97">
            <text:p>1,97</text:p>
          </table:table-cell>
          <table:table-cell table:formula="of:=[.C201]^([.$E$3])*(([.C201]/[.$G$3])^[.$F$3])" office:value-type="float" office:value="15.06138481">
            <text:p>15,061384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5.04">
            <text:p>4055,04</text:p>
          </table:table-cell>
          <table:table-cell table:formula="of:=[.B202]/2048" office:value-type="float" office:value="1.98">
            <text:p>1,98</text:p>
          </table:table-cell>
          <table:table-cell table:formula="of:=[.C202]^([.$E$3])*(([.C202]/[.$G$3])^[.$F$3])" office:value-type="float" office:value="15.36953616">
            <text:p>15,369536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5.52">
            <text:p>4075,52</text:p>
          </table:table-cell>
          <table:table-cell table:formula="of:=[.B203]/2048" office:value-type="float" office:value="1.99">
            <text:p>1,99</text:p>
          </table:table-cell>
          <table:table-cell table:formula="of:=[.C203]^([.$E$3])*(([.C203]/[.$G$3])^[.$F$3])" office:value-type="float" office:value="15.68239201">
            <text:p>15,682392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6">
            <text:p>4096</text:p>
          </table:table-cell>
          <table:table-cell table:number-columns-repeated="12"/>
        </table:table-row>
      </table:table>
      <table:table table:name="В процентах" table:style-name="ta1" table:print="false">
        <table:table-column table:style-name="co1" table:number-columns-repeated="2" table:default-cell-style-name="Default"/>
        <table:table-column table:style-name="co1" table:default-cell-style-name="ce24"/>
        <table:table-column table:style-name="co1" table:number-columns-repeated="11" table:default-cell-style-name="Default"/>
        <table:table-column table:style-name="co1" table:default-cell-style-name="ce12"/>
        <table:table-column table:style-name="co1" table:default-cell-style-name="ce20"/>
        <table:table-column table:style-name="co1" table:number-columns-repeated="3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Входные</text:p>
          </table:table-cell>
          <table:table-cell/>
          <table:table-cell table:style-name="Default" office:value-type="string">
            <text:p>Выходные</text:p>
          </table:table-cell>
          <table:table-cell/>
          <table:table-cell office:value-type="string">
            <text:p>Экспонента</text:p>
          </table:table-cell>
          <table:table-cell office:value-type="string">
            <text:p>Расходы</text:p>
          </table:table-cell>
          <table:table-cell table:number-columns-repeated="7"/>
          <table:table-cell table:style-name="ce5" office:value-type="string">
            <text:p>Входные</text:p>
          </table:table-cell>
          <table:table-cell table:style-name="Default"/>
          <table:table-cell table:style-name="ce16" office:value-type="string">
            <text:p>Выходные</text:p>
          </table:table-cell>
          <table:table-cell table:style-name="ce13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40">
            <text:p>40</text:p>
          </table:table-cell>
          <table:table-cell office:value-type="float" office:value="100">
            <text:p>100</text:p>
            <draw:frame table:end-cell-address="'В процентах'.L23" table:end-x="0.249cm" table:end-y="0.181cm" draw:z-index="0" draw:style-name="gr1" draw:text-style-name="P1" svg:width="11.631cm" svg:height="9.002cm" svg:x="2.167cm" svg:y="0.211cm">
              <draw:object draw:notify-on-update-of-ranges="'В процентах'.D4:'В процентах'.D10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 table:style-name="ce6"/>
          <table:table-cell table:style-name="Default"/>
          <table:table-cell table:style-name="ce17"/>
          <table:table-cell table:style-name="ce2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(EXP([.E$3]/10*[.$A4]/[.$F$3])-1)/(EXP([.E$3]/10)-1)*[.F$3]" office:value-type="float" office:value="0">
            <text:p>0</text:p>
          </table:table-cell>
          <table:table-cell table:formula="of:=ROUND([.C4];4)" office:value-type="float" office:value="0">
            <text:p>0</text:p>
          </table:table-cell>
          <table:table-cell table:number-columns-repeated="9"/>
          <table:table-cell table:style-name="ce6" office:value-type="float" office:value="0">
            <text:p>0</text:p>
          </table:table-cell>
          <table:table-cell table:style-name="Default"/>
          <table:table-cell table:style-name="ce17" office:value-type="string">
            <text:p>от</text:p>
          </table:table-cell>
          <table:table-cell table:style-name="ce21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(EXP([.E$3]/10*[.$A5]/[.$F$3])-1)/(EXP([.E$3]/10)-1)*[.F$3]" office:value-type="float" office:value="0.0761421320831997">
            <text:p>0,0761421321</text:p>
          </table:table-cell>
          <table:table-cell table:formula="of:=ROUND([.C5];4)" office:value-type="float" office:value="0.0761">
            <text:p>0,0761</text:p>
          </table:table-cell>
          <table:table-cell table:number-columns-repeated="9"/>
          <table:table-cell table:style-name="ce6" office:value-type="float" office:value="2048">
            <text:p>2048</text:p>
          </table:table-cell>
          <table:table-cell table:style-name="Default"/>
          <table:table-cell table:style-name="ce17" office:value-type="string">
            <text:p>центр</text:p>
          </table:table-cell>
          <table:table-cell table:style-name="ce21" office:value-type="float" office:value="1520.5">
            <text:p>1520,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(EXP([.E$3]/10*[.$A6]/[.$F$3])-1)/(EXP([.E$3]/10)-1)*[.F$3]" office:value-type="float" office:value="0.155391683525374">
            <text:p>0,1553916835</text:p>
          </table:table-cell>
          <table:table-cell table:formula="of:=ROUND([.C6];4)" office:value-type="float" office:value="0.1554">
            <text:p>0,1554</text:p>
          </table:table-cell>
          <table:table-cell table:number-columns-repeated="9"/>
          <table:table-cell table:style-name="ce7" office:value-type="float" office:value="4096">
            <text:p>4096</text:p>
          </table:table-cell>
          <table:table-cell table:style-name="Default"/>
          <table:table-cell table:style-name="ce10" office:value-type="string">
            <text:p>до</text:p>
          </table:table-cell>
          <table:table-cell table:style-name="ce15" office:value-type="float" office:value="1933">
            <text:p>193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(EXP([.E$3]/10*[.$A7]/[.$F$3])-1)/(EXP([.E$3]/10)-1)*[.F$3]" office:value-type="float" office:value="0.237875470516303">
            <text:p>0,2378754705</text:p>
          </table:table-cell>
          <table:table-cell table:formula="of:=ROUND([.C7];4)" office:value-type="float" office:value="0.2379">
            <text:p>0,2379</text:p>
          </table:table-cell>
          <table:table-cell table:number-columns-repeated="10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(EXP([.E$3]/10*[.$A8]/[.$F$3])-1)/(EXP([.E$3]/10)-1)*[.F$3]" office:value-type="float" office:value="0.323725484712651">
            <text:p>0,3237254847</text:p>
          </table:table-cell>
          <table:table-cell table:formula="of:=ROUND([.C8];4)" office:value-type="float" office:value="0.3237">
            <text:p>0,3237</text:p>
          </table:table-cell>
          <table:table-cell table:number-columns-repeated="10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(EXP([.E$3]/10*[.$A9]/[.$F$3])-1)/(EXP([.E$3]/10)-1)*[.F$3]" office:value-type="float" office:value="0.41307910445278">
            <text:p>0,4130791045</text:p>
          </table:table-cell>
          <table:table-cell table:formula="of:=ROUND([.C9];4)" office:value-type="float" office:value="0.4131">
            <text:p>0,4131</text:p>
          </table:table-cell>
          <table:table-cell table:number-columns-repeated="9"/>
          <table:table-cell table:style-name="ce8" office:value-type="string" table:number-columns-spanned="2" table:number-rows-spanned="1">
            <text:p>Коэффициенты</text:p>
          </table:table-cell>
          <table:covered-table-cell table:style-name="ce13"/>
          <table:table-cell table:style-name="Default"/>
          <table:table-cell office:value-type="string">
            <text:p>Экспонента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(EXP([.E$3]/10*[.$A10]/[.$F$3])-1)/(EXP([.E$3]/10)-1)*[.F$3]" office:value-type="float" office:value="0.506079314591397">
            <text:p>0,5060793146</text:p>
          </table:table-cell>
          <table:table-cell table:formula="of:=ROUND([.C10];4)" office:value-type="float" office:value="0.5061">
            <text:p>0,5061</text:p>
          </table:table-cell>
          <table:table-cell table:number-columns-repeated="9"/>
          <table:table-cell table:style-name="ce9" office:value-type="string">
            <text:p>Вверх</text:p>
          </table:table-cell>
          <table:table-cell table:style-name="ce14" office:value-type="string">
            <text:p>Вниз</text:p>
          </table:table-cell>
          <table:table-cell table:style-name="Default"/>
          <table:table-cell table:style-name="ce22" office:value-type="float" office:value="2.718281828">
            <text:p>2,71828182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(EXP([.E$3]/10*[.$A11]/[.$F$3])-1)/(EXP([.E$3]/10)-1)*[.F$3]" office:value-type="float" office:value="0.602874935305824">
            <text:p>0,6028749353</text:p>
          </table:table-cell>
          <table:table-cell table:formula="of:=ROUND([.C11];4)" office:value-type="float" office:value="0.6029">
            <text:p>0,6029</text:p>
          </table:table-cell>
          <table:table-cell table:number-columns-repeated="9"/>
          <table:table-cell table:style-name="ce10" table:formula="of:=([.Q6]-[.Q5])/([.N6]-[.N5])" office:value-type="float" office:value="0.201416015625">
            <text:p>0,2014160156</text:p>
          </table:table-cell>
          <table:table-cell table:style-name="ce15" table:formula="of:=([.$Q$5]-[.$Q$4])/([.$N$5]-[.$N$4])" office:value-type="float" office:value="0.742431640625">
            <text:p>0,7424316406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(EXP([.E$3]/10*[.$A12]/[.$F$3])-1)/(EXP([.E$3]/10)-1)*[.F$3]" office:value-type="float" office:value="0.703620860240041">
            <text:p>0,7036208602</text:p>
          </table:table-cell>
          <table:table-cell table:formula="of:=ROUND([.C12];4)" office:value-type="float" office:value="0.7036">
            <text:p>0,7036</text:p>
          </table:table-cell>
          <table:table-cell table:number-columns-repeated="10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(EXP([.E$3]/10*[.$A13]/[.$F$3])-1)/(EXP([.E$3]/10)-1)*[.F$3]" office:value-type="float" office:value="0.80847830436755">
            <text:p>0,8084783044</text:p>
          </table:table-cell>
          <table:table-cell table:formula="of:=ROUND([.C13];4)" office:value-type="float" office:value="0.8085">
            <text:p>0,8085</text:p>
          </table:table-cell>
          <table:table-cell table:number-columns-repeated="10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(EXP([.E$3]/10*[.$A14]/[.$F$3])-1)/(EXP([.E$3]/10)-1)*[.F$3]" office:value-type="float" office:value="0.917615061969739">
            <text:p>0,917615062</text:p>
          </table:table-cell>
          <table:table-cell table:formula="of:=ROUND([.C14];4)" office:value-type="float" office:value="0.9176">
            <text:p>0,9176</text:p>
          </table:table-cell>
          <table:table-cell table:number-columns-repeated="9"/>
          <table:table-cell table:style-name="ce2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(EXP([.E$3]/10*[.$A15]/[.$F$3])-1)/(EXP([.E$3]/10)-1)*[.F$3]" office:value-type="float" office:value="1.03120577514252">
            <text:p>1,0312057751</text:p>
          </table:table-cell>
          <table:table-cell table:formula="of:=ROUND([.C15];4)" office:value-type="float" office:value="1.0312">
            <text:p>1,0312</text:p>
          </table:table-cell>
          <table:table-cell table:number-columns-repeated="10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(EXP([.E$3]/10*[.$A16]/[.$F$3])-1)/(EXP([.E$3]/10)-1)*[.F$3]" office:value-type="float" office:value="1.14943221326095">
            <text:p>1,1494322133</text:p>
          </table:table-cell>
          <table:table-cell table:formula="of:=ROUND([.C16];4)" office:value-type="float" office:value="1.1494">
            <text:p>1,1494</text:p>
          </table:table-cell>
          <table:table-cell table:number-columns-repeated="9"/>
          <table:table-cell table:style-name="ce11" office:value-type="string" table:number-columns-spanned="5" table:number-rows-spanned="1">
            <text:p>Проверка</text:p>
          </table:table-cell>
          <table:covered-table-cell/>
          <table:covered-table-cell table:number-columns-repeated="3" table:style-name="ce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(EXP([.E$3]/10*[.$A17]/[.$F$3])-1)/(EXP([.E$3]/10)-1)*[.F$3]" office:value-type="float" office:value="1.272483563849">
            <text:p>1,2724835638</text:p>
          </table:table-cell>
          <table:table-cell table:formula="of:=ROUND([.C17];4)" office:value-type="float" office:value="1.2725">
            <text:p>1,2725</text:p>
          </table:table-cell>
          <table:table-cell table:number-columns-repeated="9"/>
          <table:table-cell table:style-name="ce11" office:value-type="string" table:number-columns-spanned="2" table:number-rows-spanned="1">
            <text:p>Вверх</text:p>
          </table:table-cell>
          <table:covered-table-cell table:style-name="ce11"/>
          <table:table-cell table:style-name="ce18"/>
          <table:table-cell table:number-columns-repeated="2"/>
          <table:table-cell table:style-name="ce11" office:value-type="string" table:number-columns-spanned="2" table:number-rows-spanned="1">
            <text:p>Вниз</text:p>
          </table:table-cell>
          <table:covered-table-cell table:style-name="ce11"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(EXP([.E$3]/10*[.$A18]/[.$F$3])-1)/(EXP([.E$3]/10)-1)*[.F$3]" office:value-type="float" office:value="1.40055673531996">
            <text:p>1,4005567353</text:p>
          </table:table-cell>
          <table:table-cell table:formula="of:=ROUND([.C18];4)" office:value-type="float" office:value="1.4006">
            <text:p>1,4006</text:p>
          </table:table-cell>
          <table:table-cell table:number-columns-repeated="9"/>
          <table:table-cell table:style-name="ce11" office:value-type="string">
            <text:p>Вход</text:p>
          </table:table-cell>
          <table:table-cell table:style-name="ce11" office:value-type="string">
            <text:p>Выход</text:p>
          </table:table-cell>
          <table:table-cell table:style-name="ce19" office:value-type="string">
            <text:p>Экспонента</text:p>
          </table:table-cell>
          <table:table-cell table:number-columns-repeated="2"/>
          <table:table-cell table:style-name="ce11" office:value-type="string">
            <text:p>Вход</text:p>
          </table:table-cell>
          <table:table-cell table:style-name="ce11" office:value-type="string">
            <text:p>Выход</text:p>
          </table:table-cell>
          <table:table-cell office:value-type="string">
            <text:p>Экспонента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(EXP([.E$3]/10*[.$A19]/[.$F$3])-1)/(EXP([.E$3]/10)-1)*[.F$3]" office:value-type="float" office:value="1.53385667207194">
            <text:p>1,5338566721</text:p>
          </table:table-cell>
          <table:table-cell table:formula="of:=ROUND([.C19];4)" office:value-type="float" office:value="1.5339">
            <text:p>1,5339</text:p>
          </table:table-cell>
          <table:table-cell table:number-columns-repeated="9"/>
          <table:table-cell table:style-name="ce12" office:value-type="float" office:value="2048">
            <text:p>2048</text:p>
          </table:table-cell>
          <table:table-cell table:formula="of:=[.$N$11]*([.N19]-[.$N$5])+[.$Q$5]" office:value-type="float" office:value="1520.5">
            <text:p>1520,5</text:p>
          </table:table-cell>
          <table:table-cell table:formula="of:=[.O19] * ([.C4]/[.A4])" office:value-type="float" office:value="0">
            <text:p>#ДЕЛ/0!</text:p>
          </table:table-cell>
          <table:table-cell table:number-columns-repeated="2"/>
          <table:table-cell table:style-name="ce12" office:value-type="float" office:value="2048">
            <text:p>2048</text:p>
          </table:table-cell>
          <table:table-cell table:formula="of:=[.$O$11]*([.S19]-[.$N$4])+[.$Q$4]" office:value-type="float" office:value="1520.5">
            <text:p>1520,5</text:p>
          </table:table-cell>
          <table:table-cell table:formula="of:=((([.$Q$5]-[.$Q$4])/100*[.D4])*([.D4]/100)+[.$Q$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(EXP([.E$3]/10*[.$A20]/[.$F$3])-1)/(EXP([.E$3]/10)-1)*[.F$3]" office:value-type="float" office:value="1.67259668244255">
            <text:p>1,6725966824</text:p>
          </table:table-cell>
          <table:table-cell table:formula="of:=ROUND([.C20];4)" office:value-type="float" office:value="1.6726">
            <text:p>1,6726</text:p>
          </table:table-cell>
          <table:table-cell table:number-columns-repeated="9"/>
          <table:table-cell office:value-type="float" office:value="2068.48">
            <text:p>2068,48</text:p>
          </table:table-cell>
          <table:table-cell table:formula="of:=[.$N$11]*([.N20]-[.$N$5])+[.$Q$5]" office:value-type="float" office:value="1524.625">
            <text:p>1524,625</text:p>
          </table:table-cell>
          <table:table-cell table:formula="of:=[.O20] * ([.C5]/[.A5])" office:value-type="float" office:value="116.088198127348">
            <text:p>116,0881981273</text:p>
          </table:table-cell>
          <table:table-cell table:number-columns-repeated="2"/>
          <table:table-cell office:value-type="float" office:value="2027.52">
            <text:p>2027,52</text:p>
          </table:table-cell>
          <table:table-cell table:formula="of:=[.$O$11]*([.S20]-[.$N$4])+[.$Q$4]" office:value-type="float" office:value="1505.295">
            <text:p>1505,295</text:p>
          </table:table-cell>
          <table:table-cell table:formula="of:=((([.$Q$5]-[.$Q$4])/100*[.D5])*([.D5]/100)+[.$Q$4])" office:value-type="float" office:value="0.0008805534805">
            <text:p>0,000880553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(EXP([.E$3]/10*[.$A21]/[.$F$3])-1)/(EXP([.E$3]/10)-1)*[.F$3]" office:value-type="float" office:value="1.81699878004785">
            <text:p>1,81699878</text:p>
          </table:table-cell>
          <table:table-cell table:formula="of:=ROUND([.C21];4)" office:value-type="float" office:value="1.817">
            <text:p>1,817</text:p>
          </table:table-cell>
          <table:table-cell table:number-columns-repeated="9"/>
          <table:table-cell table:style-name="ce12" office:value-type="float" office:value="2088.96">
            <text:p>2088,96</text:p>
          </table:table-cell>
          <table:table-cell table:formula="of:=[.$N$11]*([.N21]-[.$N$5])+[.$Q$5]" office:value-type="float" office:value="1528.75">
            <text:p>1528,75</text:p>
          </table:table-cell>
          <table:table-cell table:formula="of:=[.O21] * ([.C6]/[.A6])" office:value-type="float" office:value="118.777518094708">
            <text:p>118,7775180947</text:p>
          </table:table-cell>
          <table:table-cell table:number-columns-repeated="2"/>
          <table:table-cell table:style-name="ce12" office:value-type="float" office:value="2007.04">
            <text:p>2007,04</text:p>
          </table:table-cell>
          <table:table-cell table:formula="of:=[.$O$11]*([.S21]-[.$N$4])+[.$Q$4]" office:value-type="float" office:value="1490.09">
            <text:p>1490,09</text:p>
          </table:table-cell>
          <table:table-cell table:formula="of:=((([.$Q$5]-[.$Q$4])/100*[.D6])*([.D6]/100)+[.$Q$4])" office:value-type="float" office:value="0.003671879778">
            <text:p>0,003671879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(EXP([.E$3]/10*[.$A22]/[.$F$3])-1)/(EXP([.E$3]/10)-1)*[.F$3]" office:value-type="float" office:value="1.96729403905143">
            <text:p>1,9672940391</text:p>
          </table:table-cell>
          <table:table-cell table:formula="of:=ROUND([.C22];4)" office:value-type="float" office:value="1.9673">
            <text:p>1,9673</text:p>
          </table:table-cell>
          <table:table-cell table:number-columns-repeated="9"/>
          <table:table-cell office:value-type="float" office:value="2109.44">
            <text:p>2109,44</text:p>
          </table:table-cell>
          <table:table-cell table:formula="of:=[.$N$11]*([.N22]-[.$N$5])+[.$Q$5]" office:value-type="float" office:value="1532.875">
            <text:p>1532,875</text:p>
          </table:table-cell>
          <table:table-cell table:formula="of:=[.O22] * ([.C7]/[.A7])" office:value-type="float" office:value="121.544453955893">
            <text:p>121,5444539559</text:p>
          </table:table-cell>
          <table:table-cell table:number-columns-repeated="2"/>
          <table:table-cell office:value-type="float" office:value="1986.56">
            <text:p>1986,56</text:p>
          </table:table-cell>
          <table:table-cell table:formula="of:=[.$O$11]*([.S22]-[.$N$4])+[.$Q$4]" office:value-type="float" office:value="1474.885">
            <text:p>1474,885</text:p>
          </table:table-cell>
          <table:table-cell table:formula="of:=((([.$Q$5]-[.$Q$4])/100*[.D7])*([.D7]/100)+[.$Q$4])" office:value-type="float" office:value="0.0086054841405">
            <text:p>0,008605484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table:formula="of:=(EXP([.E$3]/10*[.$A23]/[.$F$3])-1)/(EXP([.E$3]/10)-1)*[.F$3]" office:value-type="float" office:value="2.12372296393239">
            <text:p>2,1237229639</text:p>
          </table:table-cell>
          <table:table-cell table:formula="of:=ROUND([.C23];4)" office:value-type="float" office:value="2.1237">
            <text:p>2,1237</text:p>
          </table:table-cell>
          <table:table-cell table:number-columns-repeated="9"/>
          <table:table-cell table:style-name="ce12" office:value-type="float" office:value="2129.92">
            <text:p>2129,92</text:p>
          </table:table-cell>
          <table:table-cell table:formula="of:=[.$N$11]*([.N23]-[.$N$5])+[.$Q$5]" office:value-type="float" office:value="1537">
            <text:p>1537</text:p>
          </table:table-cell>
          <table:table-cell table:formula="of:=[.O23] * ([.C8]/[.A8])" office:value-type="float" office:value="124.391517500836">
            <text:p>124,3915175008</text:p>
          </table:table-cell>
          <table:table-cell table:number-columns-repeated="2"/>
          <table:table-cell table:style-name="ce12" office:value-type="float" office:value="1966.08">
            <text:p>1966,08</text:p>
          </table:table-cell>
          <table:table-cell table:formula="of:=[.$O$11]*([.S23]-[.$N$4])+[.$Q$4]" office:value-type="float" office:value="1459.68">
            <text:p>1459,68</text:p>
          </table:table-cell>
          <table:table-cell table:formula="of:=((([.$Q$5]-[.$Q$4])/100*[.D8])*([.D8]/100)+[.$Q$4])" office:value-type="float" office:value="0.0159320559645">
            <text:p>0,01593205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table:formula="of:=(EXP([.E$3]/10*[.$A24]/[.$F$3])-1)/(EXP([.E$3]/10)-1)*[.F$3]" office:value-type="float" office:value="2.28653587434382">
            <text:p>2,2865358743</text:p>
          </table:table-cell>
          <table:table-cell table:formula="of:=ROUND([.C24];4)" office:value-type="float" office:value="2.2865">
            <text:p>2,2865</text:p>
          </table:table-cell>
          <table:table-cell/>
          <table:table-cell>
            <draw:frame table:end-cell-address="'В процентах'.K44" table:end-x="2.135cm" table:end-y="0.091cm" draw:z-index="1" draw:style-name="gr1" draw:text-style-name="P1" svg:width="11.547cm" svg:height="8.833cm" svg:x="1.879cm" svg:y="0.29cm">
              <draw:object draw:notify-on-update-of-ranges="'В процентах'.P19:'В процентах'.P11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 office:value-type="float" office:value="2150.4">
            <text:p>2150,4</text:p>
          </table:table-cell>
          <table:table-cell table:formula="of:=[.$N$11]*([.N24]-[.$N$5])+[.$Q$5]" office:value-type="float" office:value="1541.125">
            <text:p>1541,125</text:p>
          </table:table-cell>
          <table:table-cell table:formula="of:=[.O24] * ([.C9]/[.A9])" office:value-type="float" office:value="127.321306969958">
            <text:p>127,32130697</text:p>
          </table:table-cell>
          <table:table-cell table:number-columns-repeated="2"/>
          <table:table-cell office:value-type="float" office:value="1945.6">
            <text:p>1945,6</text:p>
          </table:table-cell>
          <table:table-cell table:formula="of:=[.$O$11]*([.S24]-[.$N$4])+[.$Q$4]" office:value-type="float" office:value="1444.475">
            <text:p>1444,475</text:p>
          </table:table-cell>
          <table:table-cell table:formula="of:=((([.$Q$5]-[.$Q$4])/100*[.D9])*([.D9]/100)+[.$Q$4])" office:value-type="float" office:value="0.0259475773005">
            <text:p>0,025947577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(EXP([.E$3]/10*[.$A25]/[.$F$3])-1)/(EXP([.E$3]/10)-1)*[.F$3]" office:value-type="float" office:value="2.45599330567766">
            <text:p>2,4559933057</text:p>
          </table:table-cell>
          <table:table-cell table:formula="of:=ROUND([.C25];4)" office:value-type="float" office:value="2.456">
            <text:p>2,456</text:p>
          </table:table-cell>
          <table:table-cell table:number-columns-repeated="9"/>
          <table:table-cell table:style-name="ce12" office:value-type="float" office:value="2170.88">
            <text:p>2170,88</text:p>
          </table:table-cell>
          <table:table-cell table:formula="of:=[.$N$11]*([.N25]-[.$N$5])+[.$Q$5]" office:value-type="float" office:value="1545.25">
            <text:p>1545,25</text:p>
          </table:table-cell>
          <table:table-cell table:formula="of:=[.O25] * ([.C10]/[.A10])" office:value-type="float" office:value="130.336510145393">
            <text:p>130,3365101454</text:p>
          </table:table-cell>
          <table:table-cell table:number-columns-repeated="2"/>
          <table:table-cell table:style-name="ce12" office:value-type="float" office:value="1925.12">
            <text:p>1925,12</text:p>
          </table:table-cell>
          <table:table-cell table:formula="of:=[.$O$11]*([.S25]-[.$N$4])+[.$Q$4]" office:value-type="float" office:value="1429.27">
            <text:p>1429,27</text:p>
          </table:table-cell>
          <table:table-cell table:formula="of:=((([.$Q$5]-[.$Q$4])/100*[.D10])*([.D10]/100)+[.$Q$4])" office:value-type="float" office:value="0.0389456627805">
            <text:p>0,038945662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(EXP([.E$3]/10*[.$A26]/[.$F$3])-1)/(EXP([.E$3]/10)-1)*[.F$3]" office:value-type="float" office:value="2.63236642597689">
            <text:p>2,632366426</text:p>
          </table:table-cell>
          <table:table-cell table:formula="of:=ROUND([.C26];4)" office:value-type="float" office:value="2.6324">
            <text:p>2,6324</text:p>
          </table:table-cell>
          <table:table-cell table:number-columns-repeated="9"/>
          <table:table-cell office:value-type="float" office:value="2191.36">
            <text:p>2191,36</text:p>
          </table:table-cell>
          <table:table-cell table:formula="of:=[.$N$11]*([.N26]-[.$N$5])+[.$Q$5]" office:value-type="float" office:value="1549.375">
            <text:p>1549,375</text:p>
          </table:table-cell>
          <table:table-cell table:formula="of:=[.O26] * ([.C11]/[.A11])" office:value-type="float" office:value="133.439907555637">
            <text:p>133,4399075556</text:p>
          </table:table-cell>
          <table:table-cell table:number-columns-repeated="2"/>
          <table:table-cell office:value-type="float" office:value="1904.64">
            <text:p>1904,64</text:p>
          </table:table-cell>
          <table:table-cell table:formula="of:=[.$O$11]*([.S26]-[.$N$4])+[.$Q$4]" office:value-type="float" office:value="1414.065">
            <text:p>1414,065</text:p>
          </table:table-cell>
          <table:table-cell table:formula="of:=((([.$Q$5]-[.$Q$4])/100*[.D11])*([.D11]/100)+[.$Q$4])" office:value-type="float" office:value="0.0552684127405">
            <text:p>0,055268412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(EXP([.E$3]/10*[.$A27]/[.$F$3])-1)/(EXP([.E$3]/10)-1)*[.F$3]" office:value-type="float" office:value="2.81593746986226">
            <text:p>2,8159374699</text:p>
          </table:table-cell>
          <table:table-cell table:formula="of:=ROUND([.C27];4)" office:value-type="float" office:value="2.8159">
            <text:p>2,8159</text:p>
          </table:table-cell>
          <table:table-cell table:number-columns-repeated="9"/>
          <table:table-cell table:style-name="ce12" office:value-type="float" office:value="2211.84">
            <text:p>2211,84</text:p>
          </table:table-cell>
          <table:table-cell table:formula="of:=[.$N$11]*([.N27]-[.$N$5])+[.$Q$5]" office:value-type="float" office:value="1553.5">
            <text:p>1553,5</text:p>
          </table:table-cell>
          <table:table-cell table:formula="of:=[.O27] * ([.C12]/[.A12])" office:value-type="float" office:value="136.634375797863">
            <text:p>136,6343757979</text:p>
          </table:table-cell>
          <table:table-cell table:number-columns-repeated="2"/>
          <table:table-cell table:style-name="ce12" office:value-type="float" office:value="1884.16">
            <text:p>1884,16</text:p>
          </table:table-cell>
          <table:table-cell table:formula="of:=[.$O$11]*([.S27]-[.$N$4])+[.$Q$4]" office:value-type="float" office:value="1398.86">
            <text:p>1398,86</text:p>
          </table:table-cell>
          <table:table-cell table:formula="of:=((([.$Q$5]-[.$Q$4])/100*[.D12])*([.D12]/100)+[.$Q$4])" office:value-type="float" office:value="0.075272802568">
            <text:p>0,0752728026</text:p>
          </table:table-cell>
          <table:table-cell>
            <draw:frame table:end-cell-address="'В процентах'.AA50" table:end-x="0.558cm" table:end-y="0.033cm" draw:z-index="2" draw:style-name="gr1" draw:text-style-name="P1" svg:width="11.43cm" svg:height="10.182cm" svg:x="0.419cm" svg:y="0.238cm">
              <draw:object draw:notify-on-update-of-ranges="'В процентах'.U19:'В процентах'.U11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table:formula="of:=(EXP([.E$3]/10*[.$A28]/[.$F$3])-1)/(EXP([.E$3]/10)-1)*[.F$3]" office:value-type="float" office:value="3.00700019016789">
            <text:p>3,0070001902</text:p>
          </table:table-cell>
          <table:table-cell table:formula="of:=ROUND([.C28];4)" office:value-type="float" office:value="3.007">
            <text:p>3,007</text:p>
          </table:table-cell>
          <table:table-cell table:number-columns-repeated="9"/>
          <table:table-cell office:value-type="float" office:value="2232.32">
            <text:p>2232,32</text:p>
          </table:table-cell>
          <table:table-cell table:formula="of:=[.$N$11]*([.N28]-[.$N$5])+[.$Q$5]" office:value-type="float" office:value="1557.625">
            <text:p>1557,625</text:p>
          </table:table-cell>
          <table:table-cell table:formula="of:=[.O28] * ([.C13]/[.A13])" office:value-type="float" office:value="139.922890982278">
            <text:p>139,9228909823</text:p>
          </table:table-cell>
          <table:table-cell table:number-columns-repeated="2"/>
          <table:table-cell office:value-type="float" office:value="1863.68">
            <text:p>1863,68</text:p>
          </table:table-cell>
          <table:table-cell table:formula="of:=[.$O$11]*([.S28]-[.$N$4])+[.$Q$4]" office:value-type="float" office:value="1383.655">
            <text:p>1383,655</text:p>
          </table:table-cell>
          <table:table-cell table:formula="of:=((([.$Q$5]-[.$Q$4])/100*[.D13])*([.D13]/100)+[.$Q$4])" office:value-type="float" office:value="0.0993908656125">
            <text:p>0,099390865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table:formula="of:=(EXP([.E$3]/10*[.$A29]/[.$F$3])-1)/(EXP([.E$3]/10)-1)*[.F$3]" office:value-type="float" office:value="3.2058603280085">
            <text:p>3,205860328</text:p>
          </table:table-cell>
          <table:table-cell table:formula="of:=ROUND([.C29];4)" office:value-type="float" office:value="3.2059">
            <text:p>3,2059</text:p>
          </table:table-cell>
          <table:table-cell table:number-columns-repeated="9"/>
          <table:table-cell table:style-name="ce12" office:value-type="float" office:value="2252.8">
            <text:p>2252,8</text:p>
          </table:table-cell>
          <table:table-cell table:formula="of:=[.$N$11]*([.N29]-[.$N$5])+[.$Q$5]" office:value-type="float" office:value="1561.75">
            <text:p>1561,75</text:p>
          </table:table-cell>
          <table:table-cell table:formula="of:=[.O29] * ([.C14]/[.A14])" office:value-type="float" office:value="143.308532303124">
            <text:p>143,3085323031</text:p>
          </table:table-cell>
          <table:table-cell table:number-columns-repeated="2"/>
          <table:table-cell table:style-name="ce12" office:value-type="float" office:value="1843.2">
            <text:p>1843,2</text:p>
          </table:table-cell>
          <table:table-cell table:formula="of:=[.$O$11]*([.S29]-[.$N$4])+[.$Q$4]" office:value-type="float" office:value="1368.45">
            <text:p>1368,45</text:p>
          </table:table-cell>
          <table:table-cell table:formula="of:=((([.$Q$5]-[.$Q$4])/100*[.D14])*([.D14]/100)+[.$Q$4])" office:value-type="float" office:value="0.128024543008">
            <text:p>0,12802454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(EXP([.E$3]/10*[.$A30]/[.$F$3])-1)/(EXP([.E$3]/10)-1)*[.F$3]" office:value-type="float" office:value="3.41283610203039">
            <text:p>3,412836102</text:p>
          </table:table-cell>
          <table:table-cell table:formula="of:=ROUND([.C30];4)" office:value-type="float" office:value="3.4128">
            <text:p>3,4128</text:p>
          </table:table-cell>
          <table:table-cell table:number-columns-repeated="9"/>
          <table:table-cell office:value-type="float" office:value="2273.28">
            <text:p>2273,28</text:p>
          </table:table-cell>
          <table:table-cell table:formula="of:=[.$N$11]*([.N30]-[.$N$5])+[.$Q$5]" office:value-type="float" office:value="1565.875">
            <text:p>1565,875</text:p>
          </table:table-cell>
          <table:table-cell table:formula="of:=[.O30] * ([.C15]/[.A15])" office:value-type="float" office:value="146.794485741027">
            <text:p>146,794485741</text:p>
          </table:table-cell>
          <table:table-cell table:number-columns-repeated="2"/>
          <table:table-cell office:value-type="float" office:value="1822.72">
            <text:p>1822,72</text:p>
          </table:table-cell>
          <table:table-cell table:formula="of:=[.$O$11]*([.S30]-[.$N$4])+[.$Q$4]" office:value-type="float" office:value="1353.245">
            <text:p>1353,245</text:p>
          </table:table-cell>
          <table:table-cell table:formula="of:=((([.$Q$5]-[.$Q$4])/100*[.D15])*([.D15]/100)+[.$Q$4])" office:value-type="float" office:value="0.161685931552">
            <text:p>0,161685931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(EXP([.E$3]/10*[.$A31]/[.$F$3])-1)/(EXP([.E$3]/10)-1)*[.F$3]" office:value-type="float" office:value="3.62825871762918">
            <text:p>3,6282587176</text:p>
          </table:table-cell>
          <table:table-cell table:formula="of:=ROUND([.C31];4)" office:value-type="float" office:value="3.6283">
            <text:p>3,6283</text:p>
          </table:table-cell>
          <table:table-cell table:number-columns-repeated="9"/>
          <table:table-cell table:style-name="ce12" office:value-type="float" office:value="2293.76">
            <text:p>2293,76</text:p>
          </table:table-cell>
          <table:table-cell table:formula="of:=[.$N$11]*([.N31]-[.$N$5])+[.$Q$5]" office:value-type="float" office:value="1570">
            <text:p>1570</text:p>
          </table:table-cell>
          <table:table-cell table:formula="of:=[.O31] * ([.C16]/[.A16])" office:value-type="float" office:value="150.384047901641">
            <text:p>150,3840479016</text:p>
          </table:table-cell>
          <table:table-cell table:number-columns-repeated="2"/>
          <table:table-cell table:style-name="ce12" office:value-type="float" office:value="1802.24">
            <text:p>1802,24</text:p>
          </table:table-cell>
          <table:table-cell table:formula="of:=[.$O$11]*([.S31]-[.$N$4])+[.$Q$4]" office:value-type="float" office:value="1338.04">
            <text:p>1338,04</text:p>
          </table:table-cell>
          <table:table-cell table:formula="of:=((([.$Q$5]-[.$Q$4])/100*[.D16])*([.D16]/100)+[.$Q$4])" office:value-type="float" office:value="0.200876350738">
            <text:p>0,200876350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(EXP([.E$3]/10*[.$A32]/[.$F$3])-1)/(EXP([.E$3]/10)-1)*[.F$3]" office:value-type="float" office:value="3.85247289694911">
            <text:p>3,8524728969</text:p>
          </table:table-cell>
          <table:table-cell table:formula="of:=ROUND([.C32];4)" office:value-type="float" office:value="3.8525">
            <text:p>3,8525</text:p>
          </table:table-cell>
          <table:table-cell table:number-columns-repeated="9"/>
          <table:table-cell office:value-type="float" office:value="2314.24">
            <text:p>2314,24</text:p>
          </table:table-cell>
          <table:table-cell table:formula="of:=[.$N$11]*([.N32]-[.$N$5])+[.$Q$5]" office:value-type="float" office:value="1574.125">
            <text:p>1574,125</text:p>
          </table:table-cell>
          <table:table-cell table:formula="of:=[.O32] * ([.C17]/[.A17])" office:value-type="float" office:value="154.080629995677">
            <text:p>154,0806299957</text:p>
          </table:table-cell>
          <table:table-cell table:number-columns-repeated="2"/>
          <table:table-cell office:value-type="float" office:value="1781.76">
            <text:p>1781,76</text:p>
          </table:table-cell>
          <table:table-cell table:formula="of:=[.$O$11]*([.S32]-[.$N$4])+[.$Q$4]" office:value-type="float" office:value="1322.835">
            <text:p>1322,835</text:p>
          </table:table-cell>
          <table:table-cell table:formula="of:=((([.$Q$5]-[.$Q$4])/100*[.D17])*([.D17]/100)+[.$Q$4])" office:value-type="float" office:value="0.2462079128125">
            <text:p>0,24620791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table:formula="of:=(EXP([.E$3]/10*[.$A33]/[.$F$3])-1)/(EXP([.E$3]/10)-1)*[.F$3]" office:value-type="float" office:value="4.085837430512">
            <text:p>4,0858374305</text:p>
          </table:table-cell>
          <table:table-cell table:formula="of:=ROUND([.C33];4)" office:value-type="float" office:value="4.0858">
            <text:p>4,0858</text:p>
          </table:table-cell>
          <table:table-cell table:number-columns-repeated="9"/>
          <table:table-cell table:style-name="ce12" office:value-type="float" office:value="2334.72">
            <text:p>2334,72</text:p>
          </table:table-cell>
          <table:table-cell table:formula="of:=[.$N$11]*([.N33]-[.$N$5])+[.$Q$5]" office:value-type="float" office:value="1578.25">
            <text:p>1578,25</text:p>
          </table:table-cell>
          <table:table-cell table:formula="of:=[.O33] * ([.C18]/[.A18])" office:value-type="float" office:value="157.887761965624">
            <text:p>157,8877619656</text:p>
          </table:table-cell>
          <table:table-cell table:number-columns-repeated="2"/>
          <table:table-cell table:style-name="ce12" office:value-type="float" office:value="1761.28">
            <text:p>1761,28</text:p>
          </table:table-cell>
          <table:table-cell table:formula="of:=[.$O$11]*([.S33]-[.$N$4])+[.$Q$4]" office:value-type="float" office:value="1307.63">
            <text:p>1307,63</text:p>
          </table:table-cell>
          <table:table-cell table:formula="of:=((([.$Q$5]-[.$Q$4])/100*[.D18])*([.D18]/100)+[.$Q$4])" office:value-type="float" office:value="0.298273498738">
            <text:p>0,298273498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(EXP([.E$3]/10*[.$A34]/[.$F$3])-1)/(EXP([.E$3]/10)-1)*[.F$3]" office:value-type="float" office:value="4.32872575135863">
            <text:p>4,3287257514</text:p>
          </table:table-cell>
          <table:table-cell table:formula="of:=ROUND([.C34];4)" office:value-type="float" office:value="4.3287">
            <text:p>4,3287</text:p>
          </table:table-cell>
          <table:table-cell table:number-columns-repeated="9"/>
          <table:table-cell office:value-type="float" office:value="2355.2">
            <text:p>2355,2</text:p>
          </table:table-cell>
          <table:table-cell table:formula="of:=[.$N$11]*([.N34]-[.$N$5])+[.$Q$5]" office:value-type="float" office:value="1582.375">
            <text:p>1582,375</text:p>
          </table:table-cell>
          <table:table-cell table:formula="of:=[.O34] * ([.C19]/[.A19])" office:value-type="float" office:value="161.809096764655">
            <text:p>161,8090967647</text:p>
          </table:table-cell>
          <table:table-cell table:number-columns-repeated="2"/>
          <table:table-cell office:value-type="float" office:value="1740.8">
            <text:p>1740,8</text:p>
          </table:table-cell>
          <table:table-cell table:formula="of:=[.$O$11]*([.S34]-[.$N$4])+[.$Q$4]" office:value-type="float" office:value="1292.425">
            <text:p>1292,425</text:p>
          </table:table-cell>
          <table:table-cell table:formula="of:=((([.$Q$5]-[.$Q$4])/100*[.D19])*([.D19]/100)+[.$Q$4])" office:value-type="float" office:value="0.3577507223805">
            <text:p>0,357750722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(EXP([.E$3]/10*[.$A35]/[.$F$3])-1)/(EXP([.E$3]/10)-1)*[.F$3]" office:value-type="float" office:value="4.5815265326213">
            <text:p>4,5815265326</text:p>
          </table:table-cell>
          <table:table-cell table:formula="of:=ROUND([.C35];4)" office:value-type="float" office:value="4.5815">
            <text:p>4,5815</text:p>
          </table:table-cell>
          <table:table-cell table:number-columns-repeated="9"/>
          <table:table-cell table:style-name="ce12" office:value-type="float" office:value="2375.68">
            <text:p>2375,68</text:p>
          </table:table-cell>
          <table:table-cell table:formula="of:=[.$N$11]*([.N35]-[.$N$5])+[.$Q$5]" office:value-type="float" office:value="1586.5">
            <text:p>1586,5</text:p>
          </table:table-cell>
          <table:table-cell table:formula="of:=[.O35] * ([.C20]/[.A20])" office:value-type="float" office:value="165.848414793444">
            <text:p>165,8484147934</text:p>
          </table:table-cell>
          <table:table-cell table:number-columns-repeated="2"/>
          <table:table-cell table:style-name="ce12" office:value-type="float" office:value="1720.32">
            <text:p>1720,32</text:p>
          </table:table-cell>
          <table:table-cell table:formula="of:=[.$O$11]*([.S35]-[.$N$4])+[.$Q$4]" office:value-type="float" office:value="1277.22">
            <text:p>1277,22</text:p>
          </table:table-cell>
          <table:table-cell table:formula="of:=((([.$Q$5]-[.$Q$4])/100*[.D20])*([.D20]/100)+[.$Q$4])" office:value-type="float" office:value="0.425373675058">
            <text:p>0,425373675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(EXP([.E$3]/10*[.$A36]/[.$F$3])-1)/(EXP([.E$3]/10)-1)*[.F$3]" office:value-type="float" office:value="4.84464430948374">
            <text:p>4,8446443095</text:p>
          </table:table-cell>
          <table:table-cell table:formula="of:=ROUND([.C36];4)" office:value-type="float" office:value="4.8446">
            <text:p>4,8446</text:p>
          </table:table-cell>
          <table:table-cell table:number-columns-repeated="9"/>
          <table:table-cell office:value-type="float" office:value="2396.16">
            <text:p>2396,16</text:p>
          </table:table-cell>
          <table:table-cell table:formula="of:=[.$N$11]*([.N36]-[.$N$5])+[.$Q$5]" office:value-type="float" office:value="1590.625">
            <text:p>1590,625</text:p>
          </table:table-cell>
          <table:table-cell table:formula="of:=[.O36] * ([.C21]/[.A21])" office:value-type="float" office:value="170.009628500801">
            <text:p>170,0096285008</text:p>
          </table:table-cell>
          <table:table-cell table:number-columns-repeated="2"/>
          <table:table-cell office:value-type="float" office:value="1699.84">
            <text:p>1699,84</text:p>
          </table:table-cell>
          <table:table-cell table:formula="of:=[.$O$11]*([.S36]-[.$N$4])+[.$Q$4]" office:value-type="float" office:value="1262.015">
            <text:p>1262,015</text:p>
          </table:table-cell>
          <table:table-cell table:formula="of:=((([.$Q$5]-[.$Q$4])/100*[.D21])*([.D21]/100)+[.$Q$4])" office:value-type="float" office:value="0.50199140245">
            <text:p>0,50199140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(EXP([.E$3]/10*[.$A37]/[.$F$3])-1)/(EXP([.E$3]/10)-1)*[.F$3]" office:value-type="float" office:value="5.11850012652372">
            <text:p>5,1185001265</text:p>
          </table:table-cell>
          <table:table-cell table:formula="of:=ROUND([.C37];4)" office:value-type="float" office:value="5.1185">
            <text:p>5,1185</text:p>
          </table:table-cell>
          <table:table-cell table:number-columns-repeated="9"/>
          <table:table-cell table:style-name="ce12" office:value-type="float" office:value="2416.64">
            <text:p>2416,64</text:p>
          </table:table-cell>
          <table:table-cell table:formula="of:=[.$N$11]*([.N37]-[.$N$5])+[.$Q$5]" office:value-type="float" office:value="1594.75">
            <text:p>1594,75</text:p>
          </table:table-cell>
          <table:table-cell table:formula="of:=[.O37] * ([.C22]/[.A22])" office:value-type="float" office:value="174.296787154293">
            <text:p>174,2967871543</text:p>
          </table:table-cell>
          <table:table-cell table:number-columns-repeated="2"/>
          <table:table-cell table:style-name="ce12" office:value-type="float" office:value="1679.36">
            <text:p>1679,36</text:p>
          </table:table-cell>
          <table:table-cell table:formula="of:=[.$O$11]*([.S37]-[.$N$4])+[.$Q$4]" office:value-type="float" office:value="1246.81">
            <text:p>1246,81</text:p>
          </table:table-cell>
          <table:table-cell table:formula="of:=((([.$Q$5]-[.$Q$4])/100*[.D22])*([.D22]/100)+[.$Q$4])" office:value-type="float" office:value="0.5884744455445">
            <text:p>0,5884744455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(EXP([.E$3]/10*[.$A38]/[.$F$3])-1)/(EXP([.E$3]/10)-1)*[.F$3]" office:value-type="float" office:value="5.40353221147419">
            <text:p>5,4035322115</text:p>
          </table:table-cell>
          <table:table-cell table:formula="of:=ROUND([.C38];4)" office:value-type="float" office:value="5.4035">
            <text:p>5,4035</text:p>
          </table:table-cell>
          <table:table-cell table:number-columns-repeated="9"/>
          <table:table-cell office:value-type="float" office:value="2437.12">
            <text:p>2437,12</text:p>
          </table:table-cell>
          <table:table-cell table:formula="of:=[.$N$11]*([.N38]-[.$N$5])+[.$Q$5]" office:value-type="float" office:value="1598.875">
            <text:p>1598,875</text:p>
          </table:table-cell>
          <table:table-cell table:formula="of:=[.O38] * ([.C23]/[.A23])" office:value-type="float" office:value="178.714081787231">
            <text:p>178,7140817872</text:p>
          </table:table-cell>
          <table:table-cell table:number-columns-repeated="2"/>
          <table:table-cell office:value-type="float" office:value="1658.88">
            <text:p>1658,88</text:p>
          </table:table-cell>
          <table:table-cell table:formula="of:=[.$O$11]*([.S38]-[.$N$4])+[.$Q$4]" office:value-type="float" office:value="1231.605">
            <text:p>1231,605</text:p>
          </table:table-cell>
          <table:table-cell table:formula="of:=((([.$Q$5]-[.$Q$4])/100*[.D23])*([.D23]/100)+[.$Q$4])" office:value-type="float" office:value="0.6857609619645">
            <text:p>0,68576096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  <table:table-cell table:formula="of:=(EXP([.E$3]/10*[.$A39]/[.$F$3])-1)/(EXP([.E$3]/10)-1)*[.F$3]" office:value-type="float" office:value="5.70019667648116">
            <text:p>5,7001966765</text:p>
          </table:table-cell>
          <table:table-cell table:formula="of:=ROUND([.C39];4)" office:value-type="float" office:value="5.7002">
            <text:p>5,7002</text:p>
          </table:table-cell>
          <table:table-cell table:number-columns-repeated="9"/>
          <table:table-cell table:style-name="ce12" office:value-type="float" office:value="2457.6">
            <text:p>2457,6</text:p>
          </table:table-cell>
          <table:table-cell table:formula="of:=[.$N$11]*([.N39]-[.$N$5])+[.$Q$5]" office:value-type="float" office:value="1603">
            <text:p>1603</text:p>
          </table:table-cell>
          <table:table-cell table:formula="of:=[.O39] * ([.C24]/[.A24])" office:value-type="float" office:value="183.265850328657">
            <text:p>183,2658503287</text:p>
          </table:table-cell>
          <table:table-cell table:number-columns-repeated="2"/>
          <table:table-cell table:style-name="ce12" office:value-type="float" office:value="1638.4">
            <text:p>1638,4</text:p>
          </table:table-cell>
          <table:table-cell table:formula="of:=[.$O$11]*([.S39]-[.$N$4])+[.$Q$4]" office:value-type="float" office:value="1216.4">
            <text:p>1216,4</text:p>
          </table:table-cell>
          <table:table-cell table:formula="of:=((([.$Q$5]-[.$Q$4])/100*[.D24])*([.D24]/100)+[.$Q$4])" office:value-type="float" office:value="0.7949299061125">
            <text:p>0,794929906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  <table:table-cell table:formula="of:=(EXP([.E$3]/10*[.$A40]/[.$F$3])-1)/(EXP([.E$3]/10)-1)*[.F$3]" office:value-type="float" office:value="6.00896824798044">
            <text:p>6,008968248</text:p>
          </table:table-cell>
          <table:table-cell table:formula="of:=ROUND([.C40];4)" office:value-type="float" office:value="6.009">
            <text:p>6,009</text:p>
          </table:table-cell>
          <table:table-cell table:number-columns-repeated="9"/>
          <table:table-cell office:value-type="float" office:value="2478.08">
            <text:p>2478,08</text:p>
          </table:table-cell>
          <table:table-cell table:formula="of:=[.$N$11]*([.N40]-[.$N$5])+[.$Q$5]" office:value-type="float" office:value="1607.125">
            <text:p>1607,125</text:p>
          </table:table-cell>
          <table:table-cell table:formula="of:=[.O40] * ([.C25]/[.A25])" office:value-type="float" office:value="187.956582923201">
            <text:p>187,9565829232</text:p>
          </table:table-cell>
          <table:table-cell table:number-columns-repeated="2"/>
          <table:table-cell office:value-type="float" office:value="1617.92">
            <text:p>1617,92</text:p>
          </table:table-cell>
          <table:table-cell table:formula="of:=[.$O$11]*([.S40]-[.$N$4])+[.$Q$4]" office:value-type="float" office:value="1201.195">
            <text:p>1201,195</text:p>
          </table:table-cell>
          <table:table-cell table:formula="of:=((([.$Q$5]-[.$Q$4])/100*[.D25])*([.D25]/100)+[.$Q$4])" office:value-type="float" office:value="0.9171558688">
            <text:p>0,917155868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(EXP([.E$3]/10*[.$A41]/[.$F$3])-1)/(EXP([.E$3]/10)-1)*[.F$3]" office:value-type="float" office:value="6.3303410263612">
            <text:p>6,3303410264</text:p>
          </table:table-cell>
          <table:table-cell table:formula="of:=ROUND([.C41];4)" office:value-type="float" office:value="6.3303">
            <text:p>6,3303</text:p>
          </table:table-cell>
          <table:table-cell table:number-columns-repeated="9"/>
          <table:table-cell table:style-name="ce12" office:value-type="float" office:value="2498.56">
            <text:p>2498,56</text:p>
          </table:table-cell>
          <table:table-cell table:formula="of:=[.$N$11]*([.N41]-[.$N$5])+[.$Q$5]" office:value-type="float" office:value="1611.25">
            <text:p>1611,25</text:p>
          </table:table-cell>
          <table:table-cell table:formula="of:=[.O41] * ([.C26]/[.A26])" office:value-type="float" office:value="192.790927447966">
            <text:p>192,790927448</text:p>
          </table:table-cell>
          <table:table-cell table:number-columns-repeated="2"/>
          <table:table-cell table:style-name="ce12" office:value-type="float" office:value="1597.44">
            <text:p>1597,44</text:p>
          </table:table-cell>
          <table:table-cell table:formula="of:=[.$O$11]*([.S41]-[.$N$4])+[.$Q$4]" office:value-type="float" office:value="1185.99">
            <text:p>1185,99</text:p>
          </table:table-cell>
          <table:table-cell table:formula="of:=((([.$Q$5]-[.$Q$4])/100*[.D26])*([.D26]/100)+[.$Q$4])" office:value-type="float" office:value="1.053635000008">
            <text:p>1,05363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(EXP([.E$3]/10*[.$A42]/[.$F$3])-1)/(EXP([.E$3]/10)-1)*[.F$3]" office:value-type="float" office:value="6.66482927663203">
            <text:p>6,6648292766</text:p>
          </table:table-cell>
          <table:table-cell table:formula="of:=ROUND([.C42];4)" office:value-type="float" office:value="6.6648">
            <text:p>6,6648</text:p>
          </table:table-cell>
          <table:table-cell table:number-columns-repeated="9"/>
          <table:table-cell office:value-type="float" office:value="2519.04">
            <text:p>2519,04</text:p>
          </table:table-cell>
          <table:table-cell table:formula="of:=[.$N$11]*([.N42]-[.$N$5])+[.$Q$5]" office:value-type="float" office:value="1615.375">
            <text:p>1615,375</text:p>
          </table:table-cell>
          <table:table-cell table:formula="of:=[.O42] * ([.C27]/[.A27])" office:value-type="float" office:value="197.773695233858">
            <text:p>197,7736952339</text:p>
          </table:table-cell>
          <table:table-cell table:number-columns-repeated="2"/>
          <table:table-cell office:value-type="float" office:value="1576.96">
            <text:p>1576,96</text:p>
          </table:table-cell>
          <table:table-cell table:formula="of:=[.$O$11]*([.S42]-[.$N$4])+[.$Q$4]" office:value-type="float" office:value="1170.785">
            <text:p>1170,785</text:p>
          </table:table-cell>
          <table:table-cell table:formula="of:=((([.$Q$5]-[.$Q$4])/100*[.D27])*([.D27]/100)+[.$Q$4])" office:value-type="float" office:value="1.2056489717605">
            <text:p>1,205648971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  <table:table-cell table:formula="of:=(EXP([.E$3]/10*[.$A43]/[.$F$3])-1)/(EXP([.E$3]/10)-1)*[.F$3]" office:value-type="float" office:value="7.01296825135468">
            <text:p>7,0129682514</text:p>
          </table:table-cell>
          <table:table-cell table:formula="of:=ROUND([.C43];4)" office:value-type="float" office:value="7.013">
            <text:p>7,013</text:p>
          </table:table-cell>
          <table:table-cell table:number-columns-repeated="9"/>
          <table:table-cell table:style-name="ce12" office:value-type="float" office:value="2539.52">
            <text:p>2539,52</text:p>
          </table:table-cell>
          <table:table-cell table:formula="of:=[.$N$11]*([.N43]-[.$N$5])+[.$Q$5]" office:value-type="float" office:value="1619.5">
            <text:p>1619,5</text:p>
          </table:table-cell>
          <table:table-cell table:formula="of:=[.O43] * ([.C28]/[.A28])" office:value-type="float" office:value="202.909866999037">
            <text:p>202,909866999</text:p>
          </table:table-cell>
          <table:table-cell table:number-columns-repeated="2"/>
          <table:table-cell table:style-name="ce12" office:value-type="float" office:value="1556.48">
            <text:p>1556,48</text:p>
          </table:table-cell>
          <table:table-cell table:formula="of:=[.$O$11]*([.S43]-[.$N$4])+[.$Q$4]" office:value-type="float" office:value="1155.58">
            <text:p>1155,58</text:p>
          </table:table-cell>
          <table:table-cell table:formula="of:=((([.$Q$5]-[.$Q$4])/100*[.D28])*([.D28]/100)+[.$Q$4])" office:value-type="float" office:value="1.37484355045">
            <text:p>1,374843550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  <table:table-cell table:formula="of:=(EXP([.E$3]/10*[.$A44]/[.$F$3])-1)/(EXP([.E$3]/10)-1)*[.F$3]" office:value-type="float" office:value="7.37531504716231">
            <text:p>7,3753150472</text:p>
          </table:table-cell>
          <table:table-cell table:formula="of:=ROUND([.C44];4)" office:value-type="float" office:value="7.3753">
            <text:p>7,3753</text:p>
          </table:table-cell>
          <table:table-cell table:number-columns-repeated="9"/>
          <table:table-cell office:value-type="float" office:value="2560">
            <text:p>2560</text:p>
          </table:table-cell>
          <table:table-cell table:formula="of:=[.$N$11]*([.N44]-[.$N$5])+[.$Q$5]" office:value-type="float" office:value="1623.625">
            <text:p>1623,625</text:p>
          </table:table-cell>
          <table:table-cell table:formula="of:=[.O44] * ([.C29]/[.A29])" office:value-type="float" office:value="208.204599002512">
            <text:p>208,2045990025</text:p>
          </table:table-cell>
          <table:table-cell table:number-columns-repeated="2"/>
          <table:table-cell office:value-type="float" office:value="1536">
            <text:p>1536</text:p>
          </table:table-cell>
          <table:table-cell table:formula="of:=[.$O$11]*([.S44]-[.$N$4])+[.$Q$4]" office:value-type="float" office:value="1140.375">
            <text:p>1140,375</text:p>
          </table:table-cell>
          <table:table-cell table:formula="of:=((([.$Q$5]-[.$Q$4])/100*[.D29])*([.D29]/100)+[.$Q$4])" office:value-type="float" office:value="1.5627387008605">
            <text:p>1,562738700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  <table:table-cell table:formula="of:=(EXP([.E$3]/10*[.$A45]/[.$F$3])-1)/(EXP([.E$3]/10)-1)*[.F$3]" office:value-type="float" office:value="7.75244949623297">
            <text:p>7,7524494962</text:p>
          </table:table-cell>
          <table:table-cell table:formula="of:=ROUND([.C45];4)" office:value-type="float" office:value="7.7524">
            <text:p>7,7524</text:p>
          </table:table-cell>
          <table:table-cell table:number-columns-repeated="9"/>
          <table:table-cell table:style-name="ce12" office:value-type="float" office:value="2580.48">
            <text:p>2580,48</text:p>
          </table:table-cell>
          <table:table-cell table:formula="of:=[.$N$11]*([.N45]-[.$N$5])+[.$Q$5]" office:value-type="float" office:value="1627.75">
            <text:p>1627,75</text:p>
          </table:table-cell>
          <table:table-cell table:formula="of:=[.O45] * ([.C30]/[.A30])" office:value-type="float" office:value="213.663229426153">
            <text:p>213,6632294262</text:p>
          </table:table-cell>
          <table:table-cell table:number-columns-repeated="2"/>
          <table:table-cell table:style-name="ce12" office:value-type="float" office:value="1515.52">
            <text:p>1515,52</text:p>
          </table:table-cell>
          <table:table-cell table:formula="of:=[.$O$11]*([.S45]-[.$N$4])+[.$Q$4]" office:value-type="float" office:value="1125.17">
            <text:p>1125,17</text:p>
          </table:table-cell>
          <table:table-cell table:formula="of:=((([.$Q$5]-[.$Q$4])/100*[.D30])*([.D30]/100)+[.$Q$4])" office:value-type="float" office:value="1.770957343872">
            <text:p>1,770957343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  <table:table-cell table:formula="of:=(EXP([.E$3]/10*[.$A46]/[.$F$3])-1)/(EXP([.E$3]/10)-1)*[.F$3]" office:value-type="float" office:value="8.14497509414483">
            <text:p>8,1449750941</text:p>
          </table:table-cell>
          <table:table-cell table:formula="of:=ROUND([.C46];4)" office:value-type="float" office:value="8.145">
            <text:p>8,145</text:p>
          </table:table-cell>
          <table:table-cell table:number-columns-repeated="9"/>
          <table:table-cell office:value-type="float" office:value="2600.96">
            <text:p>2600,96</text:p>
          </table:table-cell>
          <table:table-cell table:formula="of:=[.$N$11]*([.N46]-[.$N$5])+[.$Q$5]" office:value-type="float" office:value="1631.875">
            <text:p>1631,875</text:p>
          </table:table-cell>
          <table:table-cell table:formula="of:=[.O46] * ([.C31]/[.A31])" office:value-type="float" office:value="219.291284993745">
            <text:p>219,2912849937</text:p>
          </table:table-cell>
          <table:table-cell table:number-columns-repeated="2"/>
          <table:table-cell office:value-type="float" office:value="1495.04">
            <text:p>1495,04</text:p>
          </table:table-cell>
          <table:table-cell table:formula="of:=[.$O$11]*([.S46]-[.$N$4])+[.$Q$4]" office:value-type="float" office:value="1109.965">
            <text:p>1109,965</text:p>
          </table:table-cell>
          <table:table-cell table:formula="of:=((([.$Q$5]-[.$Q$4])/100*[.D31])*([.D31]/100)+[.$Q$4])" office:value-type="float" office:value="2.0016714833245">
            <text:p>2,001671483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  <table:table-cell table:formula="of:=(EXP([.E$3]/10*[.$A47]/[.$F$3])-1)/(EXP([.E$3]/10)-1)*[.F$3]" office:value-type="float" office:value="8.5535199655978">
            <text:p>8,5535199656</text:p>
          </table:table-cell>
          <table:table-cell table:formula="of:=ROUND([.C47];4)" office:value-type="float" office:value="8.5535">
            <text:p>8,5535</text:p>
          </table:table-cell>
          <table:table-cell table:number-columns-repeated="2"/>
          <table:table-cell table:style-name="ce25" table:formula="of:=[.E$3]/10*[.$A47]/[.$F$3]" office:value-type="float" office:value="1.72">
            <text:p>1,72</text:p>
          </table:table-cell>
          <table:table-cell table:number-columns-repeated="6"/>
          <table:table-cell table:style-name="ce12" office:value-type="float" office:value="2621.44">
            <text:p>2621,44</text:p>
          </table:table-cell>
          <table:table-cell table:formula="of:=[.$N$11]*([.N47]-[.$N$5])+[.$Q$5]" office:value-type="float" office:value="1636">
            <text:p>1636</text:p>
          </table:table-cell>
          <table:table-cell table:formula="of:=[.O47] * ([.C32]/[.A32])" office:value-type="float" office:value="225.094487836027">
            <text:p>225,094487836</text:p>
          </table:table-cell>
          <table:table-cell table:number-columns-repeated="2"/>
          <table:table-cell table:style-name="ce12" office:value-type="float" office:value="1474.56">
            <text:p>1474,56</text:p>
          </table:table-cell>
          <table:table-cell table:formula="of:=[.$O$11]*([.S47]-[.$N$4])+[.$Q$4]" office:value-type="float" office:value="1094.76">
            <text:p>1094,76</text:p>
          </table:table-cell>
          <table:table-cell table:formula="of:=((([.$Q$5]-[.$Q$4])/100*[.D32])*([.D32]/100)+[.$Q$4])" office:value-type="float" office:value="2.2566890378125">
            <text:p>2,256689037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  <table:table-cell table:formula="of:=(EXP([.E$3]/10*[.$A48]/[.$F$3])-1)/(EXP([.E$3]/10)-1)*[.F$3]" office:value-type="float" office:value="8.97873786954709">
            <text:p>8,9787378695</text:p>
          </table:table-cell>
          <table:table-cell table:formula="of:=ROUND([.C48];4)" office:value-type="float" office:value="8.9787">
            <text:p>8,9787</text:p>
          </table:table-cell>
          <table:table-cell table:number-columns-repeated="4"/>
          <table:table-cell office:value-type="string">
            <text:p>0-412,5</text:p>
          </table:table-cell>
          <table:table-cell table:number-columns-repeated="4"/>
          <table:table-cell office:value-type="float" office:value="2641.92">
            <text:p>2641,92</text:p>
          </table:table-cell>
          <table:table-cell table:formula="of:=[.$N$11]*([.N48]-[.$N$5])+[.$Q$5]" office:value-type="float" office:value="1640.125">
            <text:p>1640,125</text:p>
          </table:table-cell>
          <table:table-cell table:formula="of:=[.O48] * ([.C33]/[.A33])" office:value-type="float" office:value="231.078762610982">
            <text:p>231,078762611</text:p>
          </table:table-cell>
          <table:table-cell table:number-columns-repeated="2"/>
          <table:table-cell office:value-type="float" office:value="1454.08">
            <text:p>1454,08</text:p>
          </table:table-cell>
          <table:table-cell table:formula="of:=[.$O$11]*([.S48]-[.$N$4])+[.$Q$4]" office:value-type="float" office:value="1079.555">
            <text:p>1079,555</text:p>
          </table:table-cell>
          <table:table-cell table:formula="of:=((([.$Q$5]-[.$Q$4])/100*[.D33])*([.D33]/100)+[.$Q$4])" office:value-type="float" office:value="2.538286457362">
            <text:p>2,538286457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  <table:table-cell table:formula="of:=(EXP([.E$3]/10*[.$A49]/[.$F$3])-1)/(EXP([.E$3]/10)-1)*[.F$3]" office:value-type="float" office:value="9.42130924535702">
            <text:p>9,4213092454</text:p>
          </table:table-cell>
          <table:table-cell table:formula="of:=ROUND([.C49];4)" office:value-type="float" office:value="9.4213">
            <text:p>9,4213</text:p>
          </table:table-cell>
          <table:table-cell table:number-columns-repeated="5"/>
          <table:table-cell table:formula="of:=(100/412.5)*205" office:value-type="float" office:value="49.6969696969697">
            <text:p>49,696969697</text:p>
          </table:table-cell>
          <table:table-cell table:number-columns-repeated="3"/>
          <table:table-cell table:style-name="ce12" office:value-type="float" office:value="2662.4">
            <text:p>2662,4</text:p>
          </table:table-cell>
          <table:table-cell table:formula="of:=[.$N$11]*([.N49]-[.$N$5])+[.$Q$5]" office:value-type="float" office:value="1644.25">
            <text:p>1644,25</text:p>
          </table:table-cell>
          <table:table-cell table:formula="of:=[.O49] * ([.C34]/[.A34])" office:value-type="float" office:value="237.250243889047">
            <text:p>237,250243889</text:p>
          </table:table-cell>
          <table:table-cell table:number-columns-repeated="2"/>
          <table:table-cell table:style-name="ce12" office:value-type="float" office:value="1433.6">
            <text:p>1433,6</text:p>
          </table:table-cell>
          <table:table-cell table:formula="of:=[.$O$11]*([.S49]-[.$N$4])+[.$Q$4]" office:value-type="float" office:value="1064.35">
            <text:p>1064,35</text:p>
          </table:table-cell>
          <table:table-cell table:formula="of:=((([.$Q$5]-[.$Q$4])/100*[.D34])*([.D34]/100)+[.$Q$4])" office:value-type="float" office:value="2.8490587230645">
            <text:p>2,849058723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  <table:table-cell table:formula="of:=(EXP([.E$3]/10*[.$A50]/[.$F$3])-1)/(EXP([.E$3]/10)-1)*[.F$3]" office:value-type="float" office:value="9.88194230164915">
            <text:p>9,8819423016</text:p>
          </table:table-cell>
          <table:table-cell table:formula="of:=ROUND([.C50];4)" office:value-type="float" office:value="9.8819">
            <text:p>9,8819</text:p>
          </table:table-cell>
          <table:table-cell table:number-columns-repeated="9"/>
          <table:table-cell office:value-type="float" office:value="2682.88">
            <text:p>2682,88</text:p>
          </table:table-cell>
          <table:table-cell table:formula="of:=[.$N$11]*([.N50]-[.$N$5])+[.$Q$5]" office:value-type="float" office:value="1648.375">
            <text:p>1648,375</text:p>
          </table:table-cell>
          <table:table-cell table:formula="of:=[.O50] * ([.C35]/[.A35])" office:value-type="float" office:value="243.615283813214">
            <text:p>243,6152838132</text:p>
          </table:table-cell>
          <table:table-cell table:number-columns-repeated="2"/>
          <table:table-cell office:value-type="float" office:value="1413.12">
            <text:p>1413,12</text:p>
          </table:table-cell>
          <table:table-cell table:formula="of:=[.$O$11]*([.S50]-[.$N$4])+[.$Q$4]" office:value-type="float" office:value="1049.145">
            <text:p>1049,145</text:p>
          </table:table-cell>
          <table:table-cell table:formula="of:=((([.$Q$5]-[.$Q$4])/100*[.D35])*([.D35]/100)+[.$Q$4])" office:value-type="float" office:value="3.1915511291125">
            <text:p>3,191551129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  <table:table-cell table:formula="of:=(EXP([.E$3]/10*[.$A51]/[.$F$3])-1)/(EXP([.E$3]/10)-1)*[.F$3]" office:value-type="float" office:value="10.3613741495872">
            <text:p>10,3613741496</text:p>
          </table:table-cell>
          <table:table-cell table:formula="of:=ROUND([.C51];4)" office:value-type="float" office:value="10.3614">
            <text:p>10,3614</text:p>
          </table:table-cell>
          <table:table-cell table:number-columns-repeated="4"/>
          <table:table-cell table:formula="of:=1726.5-1520.5" office:value-type="float" office:value="206">
            <text:p>206</text:p>
          </table:table-cell>
          <table:table-cell table:number-columns-repeated="4"/>
          <table:table-cell table:style-name="ce12" office:value-type="float" office:value="2703.36">
            <text:p>2703,36</text:p>
          </table:table-cell>
          <table:table-cell table:formula="of:=[.$N$11]*([.N51]-[.$N$5])+[.$Q$5]" office:value-type="float" office:value="1652.5">
            <text:p>1652,5</text:p>
          </table:table-cell>
          <table:table-cell table:formula="of:=[.O51] * ([.C36]/[.A36])" office:value-type="float" office:value="250.180460044434">
            <text:p>250,1804600444</text:p>
          </table:table-cell>
          <table:table-cell table:number-columns-repeated="2"/>
          <table:table-cell table:style-name="ce12" office:value-type="float" office:value="1392.64">
            <text:p>1392,64</text:p>
          </table:table-cell>
          <table:table-cell table:formula="of:=[.$O$11]*([.S51]-[.$N$4])+[.$Q$4]" office:value-type="float" office:value="1033.94">
            <text:p>1033,94</text:p>
          </table:table-cell>
          <table:table-cell table:formula="of:=((([.$Q$5]-[.$Q$4])/100*[.D36])*([.D36]/100)+[.$Q$4])" office:value-type="float" office:value="3.568636179778">
            <text:p>3,568636179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  <table:table-cell table:formula="of:=(EXP([.E$3]/10*[.$A52]/[.$F$3])-1)/(EXP([.E$3]/10)-1)*[.F$3]" office:value-type="float" office:value="10.860371982412">
            <text:p>10,8603719824</text:p>
          </table:table-cell>
          <table:table-cell table:formula="of:=ROUND([.C52];4)" office:value-type="float" office:value="10.8604">
            <text:p>10,8604</text:p>
          </table:table-cell>
          <table:table-cell table:number-columns-repeated="9"/>
          <table:table-cell office:value-type="float" office:value="2723.84">
            <text:p>2723,84</text:p>
          </table:table-cell>
          <table:table-cell table:formula="of:=[.$N$11]*([.N52]-[.$N$5])+[.$Q$5]" office:value-type="float" office:value="1656.625">
            <text:p>1656,625</text:p>
          </table:table-cell>
          <table:table-cell table:formula="of:=[.O52] * ([.C37]/[.A37])" office:value-type="float" office:value="256.952584003102">
            <text:p>256,9525840031</text:p>
          </table:table-cell>
          <table:table-cell table:number-columns-repeated="2"/>
          <table:table-cell office:value-type="float" office:value="1372.16">
            <text:p>1372,16</text:p>
          </table:table-cell>
          <table:table-cell table:formula="of:=[.$O$11]*([.S52]-[.$N$4])+[.$Q$4]" office:value-type="float" office:value="1018.735">
            <text:p>1018,735</text:p>
          </table:table-cell>
          <table:table-cell table:formula="of:=((([.$Q$5]-[.$Q$4])/100*[.D37])*([.D37]/100)+[.$Q$4])" office:value-type="float" office:value="3.9835643741125">
            <text:p>3,983564374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  <table:table-cell table:formula="of:=(EXP([.E$3]/10*[.$A53]/[.$F$3])-1)/(EXP([.E$3]/10)-1)*[.F$3]" office:value-type="float" office:value="11.3797343031148">
            <text:p>11,3797343031</text:p>
          </table:table-cell>
          <table:table-cell table:formula="of:=ROUND([.C53];4)" office:value-type="float" office:value="11.3797">
            <text:p>11,3797</text:p>
          </table:table-cell>
          <table:table-cell table:number-columns-repeated="9"/>
          <table:table-cell table:style-name="ce12" office:value-type="float" office:value="2744.32">
            <text:p>2744,32</text:p>
          </table:table-cell>
          <table:table-cell table:formula="of:=[.$N$11]*([.N53]-[.$N$5])+[.$Q$5]" office:value-type="float" office:value="1660.75">
            <text:p>1660,75</text:p>
          </table:table-cell>
          <table:table-cell table:formula="of:=[.O53] * ([.C38]/[.A38])" office:value-type="float" office:value="263.938709417817">
            <text:p>263,9387094178</text:p>
          </table:table-cell>
          <table:table-cell table:number-columns-repeated="2"/>
          <table:table-cell table:style-name="ce12" office:value-type="float" office:value="1351.68">
            <text:p>1351,68</text:p>
          </table:table-cell>
          <table:table-cell table:formula="of:=[.$O$11]*([.S53]-[.$N$4])+[.$Q$4]" office:value-type="float" office:value="1003.53">
            <text:p>1003,53</text:p>
          </table:table-cell>
          <table:table-cell table:formula="of:=((([.$Q$5]-[.$Q$4])/100*[.D38])*([.D38]/100)+[.$Q$4])" office:value-type="float" office:value="4.4395273526125">
            <text:p>4,439527352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table:formula="of:=(EXP([.E$3]/10*[.$A54]/[.$F$3])-1)/(EXP([.E$3]/10)-1)*[.F$3]" office:value-type="float" office:value="11.9202922022118">
            <text:p>11,9202922022</text:p>
          </table:table-cell>
          <table:table-cell table:formula="of:=ROUND([.C54];4)" office:value-type="float" office:value="11.9203">
            <text:p>11,9203</text:p>
          </table:table-cell>
          <table:table-cell table:number-columns-repeated="2"/>
          <table:table-cell table:formula="of:=(412.5 / 100) * 11 + 1520.5" office:value-type="float" office:value="1565.875">
            <text:p>1565,875</text:p>
          </table:table-cell>
          <table:table-cell table:number-columns-repeated="6"/>
          <table:table-cell office:value-type="float" office:value="2764.8">
            <text:p>2764,8</text:p>
          </table:table-cell>
          <table:table-cell table:formula="of:=[.$N$11]*([.N54]-[.$N$5])+[.$Q$5]" office:value-type="float" office:value="1664.875">
            <text:p>1664,875</text:p>
          </table:table-cell>
          <table:table-cell table:formula="of:=[.O54] * ([.C39]/[.A39])" office:value-type="float" office:value="271.146141193045">
            <text:p>271,146141193</text:p>
          </table:table-cell>
          <table:table-cell table:number-columns-repeated="2"/>
          <table:table-cell office:value-type="float" office:value="1331.2">
            <text:p>1331,2</text:p>
          </table:table-cell>
          <table:table-cell table:formula="of:=[.$O$11]*([.S54]-[.$N$4])+[.$Q$4]" office:value-type="float" office:value="988.325">
            <text:p>988,325</text:p>
          </table:table-cell>
          <table:table-cell table:formula="of:=((([.$Q$5]-[.$Q$4])/100*[.D39])*([.D39]/100)+[.$Q$4])" office:value-type="float" office:value="4.940451180082">
            <text:p>4,94045118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/>
          <table:table-cell table:formula="of:=(EXP([.E$3]/10*[.$A55]/[.$F$3])-1)/(EXP([.E$3]/10)-1)*[.F$3]" office:value-type="float" office:value="12.4829106876667">
            <text:p>12,4829106877</text:p>
          </table:table-cell>
          <table:table-cell table:formula="of:=ROUND([.C55];4)" office:value-type="float" office:value="12.4829">
            <text:p>12,4829</text:p>
          </table:table-cell>
          <table:table-cell table:number-columns-repeated="9"/>
          <table:table-cell table:style-name="ce12" office:value-type="float" office:value="2785.28">
            <text:p>2785,28</text:p>
          </table:table-cell>
          <table:table-cell table:formula="of:=[.$N$11]*([.N55]-[.$N$5])+[.$Q$5]" office:value-type="float" office:value="1669">
            <text:p>1669</text:p>
          </table:table-cell>
          <table:table-cell table:formula="of:=[.O55] * ([.C40]/[.A40])" office:value-type="float" office:value="278.58244460776">
            <text:p>278,5824446078</text:p>
          </table:table-cell>
          <table:table-cell table:number-columns-repeated="2"/>
          <table:table-cell table:style-name="ce12" office:value-type="float" office:value="1310.72">
            <text:p>1310,72</text:p>
          </table:table-cell>
          <table:table-cell table:formula="of:=[.$O$11]*([.S55]-[.$N$4])+[.$Q$4]" office:value-type="float" office:value="973.12">
            <text:p>973,12</text:p>
          </table:table-cell>
          <table:table-cell table:formula="of:=((([.$Q$5]-[.$Q$4])/100*[.D40])*([.D40]/100)+[.$Q$4])" office:value-type="float" office:value="5.49023371605">
            <text:p>5,490233716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  <table:table-cell table:formula="of:=(EXP([.E$3]/10*[.$A56]/[.$F$3])-1)/(EXP([.E$3]/10)-1)*[.F$3]" office:value-type="float" office:value="13.068490069088">
            <text:p>13,0684900691</text:p>
          </table:table-cell>
          <table:table-cell table:formula="of:=ROUND([.C56];4)" office:value-type="float" office:value="13.0685">
            <text:p>13,0685</text:p>
          </table:table-cell>
          <table:table-cell table:number-columns-repeated="2"/>
          <table:table-cell table:formula="of:=50 - ((100 / 100) * 12)" office:value-type="float" office:value="38">
            <text:p>38</text:p>
          </table:table-cell>
          <table:table-cell table:number-columns-repeated="6"/>
          <table:table-cell office:value-type="float" office:value="2805.76">
            <text:p>2805,76</text:p>
          </table:table-cell>
          <table:table-cell table:formula="of:=[.$N$11]*([.N56]-[.$N$5])+[.$Q$5]" office:value-type="float" office:value="1673.125">
            <text:p>1673,125</text:p>
          </table:table-cell>
          <table:table-cell table:formula="of:=[.O56] * ([.C41]/[.A41])" office:value-type="float" office:value="286.255454857583">
            <text:p>286,2554548576</text:p>
          </table:table-cell>
          <table:table-cell table:number-columns-repeated="2"/>
          <table:table-cell office:value-type="float" office:value="1290.24">
            <text:p>1290,24</text:p>
          </table:table-cell>
          <table:table-cell table:formula="of:=[.$O$11]*([.S56]-[.$N$4])+[.$Q$4]" office:value-type="float" office:value="957.915">
            <text:p>957,915</text:p>
          </table:table-cell>
          <table:table-cell table:formula="of:=((([.$Q$5]-[.$Q$4])/100*[.D41])*([.D41]/100)+[.$Q$4])" office:value-type="float" office:value="6.0930537445845">
            <text:p>6,093053744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  <table:table-cell table:formula="of:=(EXP([.E$3]/10*[.$A57]/[.$F$3])-1)/(EXP([.E$3]/10)-1)*[.F$3]" office:value-type="float" office:value="13.6779673984162">
            <text:p>13,6779673984</text:p>
          </table:table-cell>
          <table:table-cell table:formula="of:=ROUND([.C57];4)" office:value-type="float" office:value="13.678">
            <text:p>13,678</text:p>
          </table:table-cell>
          <table:table-cell table:number-columns-repeated="9"/>
          <table:table-cell table:style-name="ce12" office:value-type="float" office:value="2826.24">
            <text:p>2826,24</text:p>
          </table:table-cell>
          <table:table-cell table:formula="of:=[.$N$11]*([.N57]-[.$N$5])+[.$Q$5]" office:value-type="float" office:value="1677.25">
            <text:p>1677,25</text:p>
          </table:table-cell>
          <table:table-cell table:formula="of:=[.O57] * ([.C42]/[.A42])" office:value-type="float" office:value="294.173286953449">
            <text:p>294,1732869535</text:p>
          </table:table-cell>
          <table:table-cell table:number-columns-repeated="2"/>
          <table:table-cell table:style-name="ce12" office:value-type="float" office:value="1269.76">
            <text:p>1269,76</text:p>
          </table:table-cell>
          <table:table-cell table:formula="of:=[.$O$11]*([.S57]-[.$N$4])+[.$Q$4]" office:value-type="float" office:value="942.71">
            <text:p>942,71</text:p>
          </table:table-cell>
          <table:table-cell table:formula="of:=((([.$Q$5]-[.$Q$4])/100*[.D42])*([.D42]/100)+[.$Q$4])" office:value-type="float" office:value="6.753993952032">
            <text:p>6,75399395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/>
          <table:table-cell table:formula="of:=(EXP([.E$3]/10*[.$A58]/[.$F$3])-1)/(EXP([.E$3]/10)-1)*[.F$3]" office:value-type="float" office:value="14.3123179694071">
            <text:p>14,3123179694</text:p>
          </table:table-cell>
          <table:table-cell table:formula="of:=ROUND([.C58];4)" office:value-type="float" office:value="14.3123">
            <text:p>14,3123</text:p>
          </table:table-cell>
          <table:table-cell table:number-columns-repeated="9"/>
          <table:table-cell office:value-type="float" office:value="2846.72">
            <text:p>2846,72</text:p>
          </table:table-cell>
          <table:table-cell table:formula="of:=[.$N$11]*([.N58]-[.$N$5])+[.$Q$5]" office:value-type="float" office:value="1681.375">
            <text:p>1681,375</text:p>
          </table:table-cell>
          <table:table-cell table:formula="of:=[.O58] * ([.C43]/[.A43])" office:value-type="float" office:value="302.344345990294">
            <text:p>302,3443459903</text:p>
          </table:table-cell>
          <table:table-cell table:number-columns-repeated="2"/>
          <table:table-cell office:value-type="float" office:value="1249.28">
            <text:p>1249,28</text:p>
          </table:table-cell>
          <table:table-cell table:formula="of:=[.$O$11]*([.S58]-[.$N$4])+[.$Q$4]" office:value-type="float" office:value="927.505">
            <text:p>927,505</text:p>
          </table:table-cell>
          <table:table-cell table:formula="of:=((([.$Q$5]-[.$Q$4])/100*[.D43])*([.D43]/100)+[.$Q$4])" office:value-type="float" office:value="7.47814879645">
            <text:p>7,478148796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/>
          <table:table-cell table:formula="of:=(EXP([.E$3]/10*[.$A59]/[.$F$3])-1)/(EXP([.E$3]/10)-1)*[.F$3]" office:value-type="float" office:value="14.9725568783094">
            <text:p>14,9725568783</text:p>
          </table:table-cell>
          <table:table-cell table:formula="of:=ROUND([.C59];4)" office:value-type="float" office:value="14.9726">
            <text:p>14,9726</text:p>
          </table:table-cell>
          <table:table-cell table:number-columns-repeated="9"/>
          <table:table-cell table:style-name="ce12" office:value-type="float" office:value="2867.2">
            <text:p>2867,2</text:p>
          </table:table-cell>
          <table:table-cell table:formula="of:=[.$N$11]*([.N59]-[.$N$5])+[.$Q$5]" office:value-type="float" office:value="1685.5">
            <text:p>1685,5</text:p>
          </table:table-cell>
          <table:table-cell table:formula="of:=[.O59] * ([.C44]/[.A44])" office:value-type="float" office:value="310.777337799802">
            <text:p>310,7773377998</text:p>
          </table:table-cell>
          <table:table-cell table:number-columns-repeated="2"/>
          <table:table-cell table:style-name="ce12" office:value-type="float" office:value="1228.8">
            <text:p>1228,8</text:p>
          </table:table-cell>
          <table:table-cell table:formula="of:=[.$O$11]*([.S59]-[.$N$4])+[.$Q$4]" office:value-type="float" office:value="912.3">
            <text:p>912,3</text:p>
          </table:table-cell>
          <table:table-cell table:formula="of:=((([.$Q$5]-[.$Q$4])/100*[.D44])*([.D44]/100)+[.$Q$4])" office:value-type="float" office:value="8.2707673661845">
            <text:p>8,270767366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  <table:table-cell table:formula="of:=(EXP([.E$3]/10*[.$A60]/[.$F$3])-1)/(EXP([.E$3]/10)-1)*[.F$3]" office:value-type="float" office:value="15.659740648236">
            <text:p>15,6597406482</text:p>
          </table:table-cell>
          <table:table-cell table:formula="of:=ROUND([.C60];4)" office:value-type="float" office:value="15.6597">
            <text:p>15,6597</text:p>
          </table:table-cell>
          <table:table-cell table:number-columns-repeated="9"/>
          <table:table-cell office:value-type="float" office:value="2887.68">
            <text:p>2887,68</text:p>
          </table:table-cell>
          <table:table-cell table:formula="of:=[.$N$11]*([.N60]-[.$N$5])+[.$Q$5]" office:value-type="float" office:value="1689.625">
            <text:p>1689,625</text:p>
          </table:table-cell>
          <table:table-cell table:formula="of:=[.O60] * ([.C45]/[.A45])" office:value-type="float" office:value="319.481280001771">
            <text:p>319,4812800018</text:p>
          </table:table-cell>
          <table:table-cell table:number-columns-repeated="2"/>
          <table:table-cell office:value-type="float" office:value="1208.32">
            <text:p>1208,32</text:p>
          </table:table-cell>
          <table:table-cell table:formula="of:=[.$O$11]*([.S60]-[.$N$4])+[.$Q$4]" office:value-type="float" office:value="897.095">
            <text:p>897,095</text:p>
          </table:table-cell>
          <table:table-cell table:formula="of:=((([.$Q$5]-[.$Q$4])/100*[.D45])*([.D45]/100)+[.$Q$4])" office:value-type="float" office:value="9.138160260808">
            <text:p>9,138160260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  <table:table-cell table:formula="of:=(EXP([.E$3]/10*[.$A61]/[.$F$3])-1)/(EXP([.E$3]/10)-1)*[.F$3]" office:value-type="float" office:value="16.3749689198257">
            <text:p>16,3749689198</text:p>
          </table:table-cell>
          <table:table-cell table:formula="of:=ROUND([.C61];4)" office:value-type="float" office:value="16.375">
            <text:p>16,375</text:p>
          </table:table-cell>
          <table:table-cell table:number-columns-repeated="9"/>
          <table:table-cell table:style-name="ce12" office:value-type="float" office:value="2908.16">
            <text:p>2908,16</text:p>
          </table:table-cell>
          <table:table-cell table:formula="of:=[.$N$11]*([.N61]-[.$N$5])+[.$Q$5]" office:value-type="float" office:value="1693.75">
            <text:p>1693,75</text:p>
          </table:table-cell>
          <table:table-cell table:formula="of:=[.O61] * ([.C46]/[.A46])" office:value-type="float" office:value="328.465513469233">
            <text:p>328,4655134692</text:p>
          </table:table-cell>
          <table:table-cell table:number-columns-repeated="2"/>
          <table:table-cell table:style-name="ce12" office:value-type="float" office:value="1187.84">
            <text:p>1187,84</text:p>
          </table:table-cell>
          <table:table-cell table:formula="of:=[.$O$11]*([.S61]-[.$N$4])+[.$Q$4]" office:value-type="float" office:value="881.89">
            <text:p>881,89</text:p>
          </table:table-cell>
          <table:table-cell table:formula="of:=((([.$Q$5]-[.$Q$4])/100*[.D46])*([.D46]/100)+[.$Q$4])" office:value-type="float" office:value="10.08715285125">
            <text:p>10,0871528513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  <table:table-cell table:formula="of:=(EXP([.E$3]/10*[.$A62]/[.$F$3])-1)/(EXP([.E$3]/10)-1)*[.F$3]" office:value-type="float" office:value="17.1193862109033">
            <text:p>17,1193862109</text:p>
          </table:table-cell>
          <table:table-cell table:formula="of:=ROUND([.C62];4)" office:value-type="float" office:value="17.1194">
            <text:p>17,1194</text:p>
          </table:table-cell>
          <table:table-cell table:number-columns-repeated="9"/>
          <table:table-cell office:value-type="float" office:value="2928.64">
            <text:p>2928,64</text:p>
          </table:table-cell>
          <table:table-cell table:formula="of:=[.$N$11]*([.N62]-[.$N$5])+[.$Q$5]" office:value-type="float" office:value="1697.875">
            <text:p>1697,875</text:p>
          </table:table-cell>
          <table:table-cell table:formula="of:=[.O62] * ([.C47]/[.A47])" office:value-type="float" office:value="337.739714223008">
            <text:p>337,739714223</text:p>
          </table:table-cell>
          <table:table-cell table:number-columns-repeated="2"/>
          <table:table-cell office:value-type="float" office:value="1167.36">
            <text:p>1167,36</text:p>
          </table:table-cell>
          <table:table-cell table:formula="of:=[.$O$11]*([.S62]-[.$N$4])+[.$Q$4]" office:value-type="float" office:value="866.685">
            <text:p>866,685</text:p>
          </table:table-cell>
          <table:table-cell table:formula="of:=((([.$Q$5]-[.$Q$4])/100*[.D47])*([.D47]/100)+[.$Q$4])" office:value-type="float" office:value="11.1243371801125">
            <text:p>11,124337180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  <table:table-cell table:formula="of:=(EXP([.E$3]/10*[.$A63]/[.$F$3])-1)/(EXP([.E$3]/10)-1)*[.F$3]" office:value-type="float" office:value="17.8941837479519">
            <text:p>17,894183748</text:p>
          </table:table-cell>
          <table:table-cell table:formula="of:=ROUND([.C63];4)" office:value-type="float" office:value="17.8942">
            <text:p>17,8942</text:p>
          </table:table-cell>
          <table:table-cell table:number-columns-repeated="9"/>
          <table:table-cell table:style-name="ce12" office:value-type="float" office:value="2949.12">
            <text:p>2949,12</text:p>
          </table:table-cell>
          <table:table-cell table:formula="of:=[.$N$11]*([.N63]-[.$N$5])+[.$Q$5]" office:value-type="float" office:value="1702">
            <text:p>1702</text:p>
          </table:table-cell>
          <table:table-cell table:formula="of:=[.O63] * ([.C48]/[.A48])" office:value-type="float" office:value="347.313905772026">
            <text:p>347,313905772</text:p>
          </table:table-cell>
          <table:table-cell table:number-columns-repeated="2"/>
          <table:table-cell table:style-name="ce12" office:value-type="float" office:value="1146.88">
            <text:p>1146,88</text:p>
          </table:table-cell>
          <table:table-cell table:formula="of:=[.$O$11]*([.S63]-[.$N$4])+[.$Q$4]" office:value-type="float" office:value="851.48">
            <text:p>851,48</text:p>
          </table:table-cell>
          <table:table-cell table:formula="of:=((([.$Q$5]-[.$Q$4])/100*[.D48])*([.D48]/100)+[.$Q$4])" office:value-type="float" office:value="12.2578230135645">
            <text:p>12,257823013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table:formula="of:=(EXP([.E$3]/10*[.$A64]/[.$F$3])-1)/(EXP([.E$3]/10)-1)*[.F$3]" office:value-type="float" office:value="18.7006013723299">
            <text:p>18,7006013723</text:p>
          </table:table-cell>
          <table:table-cell table:formula="of:=ROUND([.C64];4)" office:value-type="float" office:value="18.7006">
            <text:p>18,7006</text:p>
          </table:table-cell>
          <table:table-cell table:number-columns-repeated="9"/>
          <table:table-cell office:value-type="float" office:value="2969.6">
            <text:p>2969,6</text:p>
          </table:table-cell>
          <table:table-cell table:formula="of:=[.$N$11]*([.N64]-[.$N$5])+[.$Q$5]" office:value-type="float" office:value="1706.125">
            <text:p>1706,125</text:p>
          </table:table-cell>
          <table:table-cell table:formula="of:=[.O64] * ([.C49]/[.A49])" office:value-type="float" office:value="357.198471916328">
            <text:p>357,1984719163</text:p>
          </table:table-cell>
          <table:table-cell table:number-columns-repeated="2"/>
          <table:table-cell office:value-type="float" office:value="1126.4">
            <text:p>1126,4</text:p>
          </table:table-cell>
          <table:table-cell table:formula="of:=[.$O$11]*([.S64]-[.$N$4])+[.$Q$4]" office:value-type="float" office:value="836.275">
            <text:p>836,275</text:p>
          </table:table-cell>
          <table:table-cell table:formula="of:=((([.$Q$5]-[.$Q$4])/100*[.D49])*([.D49]/100)+[.$Q$4])" office:value-type="float" office:value="13.4960938855645">
            <text:p>13,4960938856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  <table:table-cell table:formula="of:=(EXP([.E$3]/10*[.$A65]/[.$F$3])-1)/(EXP([.E$3]/10)-1)*[.F$3]" office:value-type="float" office:value="19.5399295242811">
            <text:p>19,5399295243</text:p>
          </table:table-cell>
          <table:table-cell table:formula="of:=ROUND([.C65];4)" office:value-type="float" office:value="19.5399">
            <text:p>19,5399</text:p>
          </table:table-cell>
          <table:table-cell table:number-columns-repeated="9"/>
          <table:table-cell table:style-name="ce12" office:value-type="float" office:value="2990.08">
            <text:p>2990,08</text:p>
          </table:table-cell>
          <table:table-cell table:formula="of:=[.$N$11]*([.N65]-[.$N$5])+[.$Q$5]" office:value-type="float" office:value="1710.25">
            <text:p>1710,25</text:p>
          </table:table-cell>
          <table:table-cell table:formula="of:=[.O65] * ([.C50]/[.A50])" office:value-type="float" office:value="367.404170030336">
            <text:p>367,4041700303</text:p>
          </table:table-cell>
          <table:table-cell table:number-columns-repeated="2"/>
          <table:table-cell table:style-name="ce12" office:value-type="float" office:value="1105.92">
            <text:p>1105,92</text:p>
          </table:table-cell>
          <table:table-cell table:formula="of:=[.$O$11]*([.S65]-[.$N$4])+[.$Q$4]" office:value-type="float" office:value="821.07">
            <text:p>821,07</text:p>
          </table:table-cell>
          <table:table-cell table:formula="of:=((([.$Q$5]-[.$Q$4])/100*[.D50])*([.D50]/100)+[.$Q$4])" office:value-type="float" office:value="14.8479786341005">
            <text:p>14,847978634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  <table:table-cell table:formula="of:=(EXP([.E$3]/10*[.$A66]/[.$F$3])-1)/(EXP([.E$3]/10)-1)*[.F$3]" office:value-type="float" office:value="20.4135113079149">
            <text:p>20,4135113079</text:p>
          </table:table-cell>
          <table:table-cell table:formula="of:=ROUND([.C66];4)" office:value-type="float" office:value="20.4135">
            <text:p>20,4135</text:p>
          </table:table-cell>
          <table:table-cell table:number-columns-repeated="9"/>
          <table:table-cell office:value-type="float" office:value="3010.56">
            <text:p>3010,56</text:p>
          </table:table-cell>
          <table:table-cell table:formula="of:=[.$N$11]*([.N66]-[.$N$5])+[.$Q$5]" office:value-type="float" office:value="1714.375">
            <text:p>1714,375</text:p>
          </table:table-cell>
          <table:table-cell table:formula="of:=[.O66] * ([.C51]/[.A51])" office:value-type="float" office:value="377.942144844649">
            <text:p>377,9421448446</text:p>
          </table:table-cell>
          <table:table-cell table:number-columns-repeated="2"/>
          <table:table-cell office:value-type="float" office:value="1085.44">
            <text:p>1085,44</text:p>
          </table:table-cell>
          <table:table-cell table:formula="of:=[.$O$11]*([.S66]-[.$N$4])+[.$Q$4]" office:value-type="float" office:value="805.865">
            <text:p>805,865</text:p>
          </table:table-cell>
          <table:table-cell table:formula="of:=((([.$Q$5]-[.$Q$4])/100*[.D51])*([.D51]/100)+[.$Q$4])" office:value-type="float" office:value="16.323876644418">
            <text:p>16,323876644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  <table:table-cell table:formula="of:=(EXP([.E$3]/10*[.$A67]/[.$F$3])-1)/(EXP([.E$3]/10)-1)*[.F$3]" office:value-type="float" office:value="21.3227446404592">
            <text:p>21,3227446405</text:p>
          </table:table-cell>
          <table:table-cell table:formula="of:=ROUND([.C67];4)" office:value-type="float" office:value="21.3227">
            <text:p>21,3227</text:p>
          </table:table-cell>
          <table:table-cell table:number-columns-repeated="9"/>
          <table:table-cell table:style-name="ce12" office:value-type="float" office:value="3031.04">
            <text:p>3031,04</text:p>
          </table:table-cell>
          <table:table-cell table:formula="of:=[.$N$11]*([.N67]-[.$N$5])+[.$Q$5]" office:value-type="float" office:value="1718.5">
            <text:p>1718,5</text:p>
          </table:table-cell>
          <table:table-cell table:formula="of:=[.O67] * ([.C52]/[.A52])" office:value-type="float" office:value="388.823942745313">
            <text:p>388,8239427453</text:p>
          </table:table-cell>
          <table:table-cell table:number-columns-repeated="2"/>
          <table:table-cell table:style-name="ce12" office:value-type="float" office:value="1064.96">
            <text:p>1064,96</text:p>
          </table:table-cell>
          <table:table-cell table:formula="of:=[.$O$11]*([.S67]-[.$N$4])+[.$Q$4]" office:value-type="float" office:value="790.66">
            <text:p>790,66</text:p>
          </table:table-cell>
          <table:table-cell table:formula="of:=((([.$Q$5]-[.$Q$4])/100*[.D52])*([.D52]/100)+[.$Q$4])" office:value-type="float" office:value="17.934037214728">
            <text:p>17,934037214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(EXP([.E$3]/10*[.$A68]/[.$F$3])-1)/(EXP([.E$3]/10)-1)*[.F$3]" office:value-type="float" office:value="22.2690844892261">
            <text:p>22,2690844892</text:p>
          </table:table-cell>
          <table:table-cell table:formula="of:=ROUND([.C68];4)" office:value-type="float" office:value="22.2691">
            <text:p>22,2691</text:p>
          </table:table-cell>
          <table:table-cell table:number-columns-repeated="9"/>
          <table:table-cell office:value-type="float" office:value="3051.52">
            <text:p>3051,52</text:p>
          </table:table-cell>
          <table:table-cell table:formula="of:=[.$N$11]*([.N68]-[.$N$5])+[.$Q$5]" office:value-type="float" office:value="1722.625">
            <text:p>1722,625</text:p>
          </table:table-cell>
          <table:table-cell table:formula="of:=[.O68] * ([.C53]/[.A53])" office:value-type="float" office:value="400.061526610267">
            <text:p>400,0615266103</text:p>
          </table:table-cell>
          <table:table-cell table:number-columns-repeated="2"/>
          <table:table-cell office:value-type="float" office:value="1044.48">
            <text:p>1044,48</text:p>
          </table:table-cell>
          <table:table-cell table:formula="of:=[.$O$11]*([.S68]-[.$N$4])+[.$Q$4]" office:value-type="float" office:value="775.455">
            <text:p>775,455</text:p>
          </table:table-cell>
          <table:table-cell table:formula="of:=((([.$Q$5]-[.$Q$4])/100*[.D53])*([.D53]/100)+[.$Q$4])" office:value-type="float" office:value="19.6901058362845">
            <text:p>19,690105836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  <table:table-cell table:formula="of:=(EXP([.E$3]/10*[.$A69]/[.$F$3])-1)/(EXP([.E$3]/10)-1)*[.F$3]" office:value-type="float" office:value="23.2540451998704">
            <text:p>23,2540451999</text:p>
          </table:table-cell>
          <table:table-cell table:formula="of:=ROUND([.C69];4)" office:value-type="float" office:value="23.254">
            <text:p>23,254</text:p>
          </table:table-cell>
          <table:table-cell table:number-columns-repeated="9"/>
          <table:table-cell table:style-name="ce12" office:value-type="float" office:value="3072">
            <text:p>3072</text:p>
          </table:table-cell>
          <table:table-cell table:formula="of:=[.$N$11]*([.N69]-[.$N$5])+[.$Q$5]" office:value-type="float" office:value="1726.75">
            <text:p>1726,75</text:p>
          </table:table-cell>
          <table:table-cell table:formula="of:=[.O69] * ([.C54]/[.A54])" office:value-type="float" office:value="411.667291203383">
            <text:p>411,6672912034</text:p>
          </table:table-cell>
          <table:table-cell table:number-columns-repeated="2"/>
          <table:table-cell table:style-name="ce12" office:value-type="float" office:value="1024">
            <text:p>1024</text:p>
          </table:table-cell>
          <table:table-cell table:formula="of:=[.$O$11]*([.S69]-[.$N$4])+[.$Q$4]" office:value-type="float" office:value="760.25">
            <text:p>760,25</text:p>
          </table:table-cell>
          <table:table-cell table:formula="of:=((([.$Q$5]-[.$Q$4])/100*[.D54])*([.D54]/100)+[.$Q$4])" office:value-type="float" office:value="21.6053245952845">
            <text:p>21,605324595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  <table:table-cell table:formula="of:=(EXP([.E$3]/10*[.$A70]/[.$F$3])-1)/(EXP([.E$3]/10)-1)*[.F$3]" office:value-type="float" office:value="24.2792029196651">
            <text:p>24,2792029197</text:p>
          </table:table-cell>
          <table:table-cell table:formula="of:=ROUND([.C70];4)" office:value-type="float" office:value="24.2792">
            <text:p>24,2792</text:p>
          </table:table-cell>
          <table:table-cell table:number-columns-repeated="9"/>
          <table:table-cell office:value-type="float" office:value="3092.48">
            <text:p>3092,48</text:p>
          </table:table-cell>
          <table:table-cell table:formula="of:=[.$N$11]*([.N70]-[.$N$5])+[.$Q$5]" office:value-type="float" office:value="1730.875">
            <text:p>1730,875</text:p>
          </table:table-cell>
          <table:table-cell table:formula="of:=[.O70] * ([.C55]/[.A55])" office:value-type="float" office:value="423.654079147355">
            <text:p>423,6540791474</text:p>
          </table:table-cell>
          <table:table-cell table:number-columns-repeated="2"/>
          <table:table-cell office:value-type="float" office:value="1003.52">
            <text:p>1003,52</text:p>
          </table:table-cell>
          <table:table-cell table:formula="of:=[.$O$11]*([.S70]-[.$N$4])+[.$Q$4]" office:value-type="float" office:value="745.045">
            <text:p>745,045</text:p>
          </table:table-cell>
          <table:table-cell table:formula="of:=((([.$Q$5]-[.$Q$4])/100*[.D55])*([.D55]/100)+[.$Q$4])" office:value-type="float" office:value="23.6928555859405">
            <text:p>23,692855585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  <table:table-cell table:formula="of:=(EXP([.E$3]/10*[.$A71]/[.$F$3])-1)/(EXP([.E$3]/10)-1)*[.F$3]" office:value-type="float" office:value="25.3461981196739">
            <text:p>25,3461981197</text:p>
          </table:table-cell>
          <table:table-cell table:formula="of:=ROUND([.C71];4)" office:value-type="float" office:value="25.3462">
            <text:p>25,3462</text:p>
          </table:table-cell>
          <table:table-cell table:number-columns-repeated="9"/>
          <table:table-cell table:style-name="ce12" office:value-type="float" office:value="3112.96">
            <text:p>3112,96</text:p>
          </table:table-cell>
          <table:table-cell table:formula="of:=[.$N$11]*([.N71]-[.$N$5])+[.$Q$5]" office:value-type="float" office:value="1735">
            <text:p>1735</text:p>
          </table:table-cell>
          <table:table-cell table:formula="of:=[.O71] * ([.C56]/[.A56])" office:value-type="float" office:value="436.035197497456">
            <text:p>436,0351974975</text:p>
          </table:table-cell>
          <table:table-cell table:number-columns-repeated="2"/>
          <table:table-cell table:style-name="ce12" office:value-type="float" office:value="983.039999999999">
            <text:p>983,04</text:p>
          </table:table-cell>
          <table:table-cell table:formula="of:=[.$O$11]*([.S71]-[.$N$4])+[.$Q$4]" office:value-type="float" office:value="729.839999999999">
            <text:p>729,84</text:p>
          </table:table-cell>
          <table:table-cell table:formula="of:=((([.$Q$5]-[.$Q$4])/100*[.D56])*([.D56]/100)+[.$Q$4])" office:value-type="float" office:value="25.9679645066125">
            <text:p>25,967964506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  <table:table-cell table:formula="of:=(EXP([.E$3]/10*[.$A72]/[.$F$3])-1)/(EXP([.E$3]/10)-1)*[.F$3]" office:value-type="float" office:value="26.4567382198546">
            <text:p>26,4567382199</text:p>
          </table:table-cell>
          <table:table-cell table:formula="of:=ROUND([.C72];4)" office:value-type="float" office:value="26.4567">
            <text:p>26,4567</text:p>
          </table:table-cell>
          <table:table-cell table:number-columns-repeated="9"/>
          <table:table-cell office:value-type="float" office:value="3133.44">
            <text:p>3133,44</text:p>
          </table:table-cell>
          <table:table-cell table:formula="of:=[.$N$11]*([.N72]-[.$N$5])+[.$Q$5]" office:value-type="float" office:value="1739.125">
            <text:p>1739,125</text:p>
          </table:table-cell>
          <table:table-cell table:formula="of:=[.O72] * ([.C57]/[.A57])" office:value-type="float" office:value="448.824434939069">
            <text:p>448,8244349391</text:p>
          </table:table-cell>
          <table:table-cell table:number-columns-repeated="2"/>
          <table:table-cell office:value-type="float" office:value="962.559999999999">
            <text:p>962,56</text:p>
          </table:table-cell>
          <table:table-cell table:formula="of:=[.$O$11]*([.S72]-[.$N$4])+[.$Q$4]" office:value-type="float" office:value="714.634999999999">
            <text:p>714,635</text:p>
          </table:table-cell>
          <table:table-cell table:formula="of:=((([.$Q$5]-[.$Q$4])/100*[.D57])*([.D57]/100)+[.$Q$4])" office:value-type="float" office:value="28.4466823522">
            <text:p>28,446682352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  <table:table-cell table:formula="of:=(EXP([.E$3]/10*[.$A73]/[.$F$3])-1)/(EXP([.E$3]/10)-1)*[.F$3]" office:value-type="float" office:value="27.6126003212954">
            <text:p>27,6126003213</text:p>
          </table:table-cell>
          <table:table-cell table:formula="of:=ROUND([.C73];4)" office:value-type="float" office:value="27.6126">
            <text:p>27,6126</text:p>
          </table:table-cell>
          <table:table-cell table:number-columns-repeated="9"/>
          <table:table-cell table:style-name="ce12" office:value-type="float" office:value="3153.92">
            <text:p>3153,92</text:p>
          </table:table-cell>
          <table:table-cell table:formula="of:=[.$N$11]*([.N73]-[.$N$5])+[.$Q$5]" office:value-type="float" office:value="1743.25">
            <text:p>1743,25</text:p>
          </table:table-cell>
          <table:table-cell table:formula="of:=[.O73] * ([.C58]/[.A58])" office:value-type="float" office:value="462.036079632756">
            <text:p>462,0360796328</text:p>
          </table:table-cell>
          <table:table-cell table:number-columns-repeated="2"/>
          <table:table-cell table:style-name="ce12" office:value-type="float" office:value="942.079999999999">
            <text:p>942,08</text:p>
          </table:table-cell>
          <table:table-cell table:formula="of:=[.$O$11]*([.S73]-[.$N$4])+[.$Q$4]" office:value-type="float" office:value="699.429999999999">
            <text:p>699,43</text:p>
          </table:table-cell>
          <table:table-cell table:formula="of:=((([.$Q$5]-[.$Q$4])/100*[.D58])*([.D58]/100)+[.$Q$4])" office:value-type="float" office:value="31.1462156526445">
            <text:p>31,146215652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  <table:table-cell table:formula="of:=(EXP([.E$3]/10*[.$A74]/[.$F$3])-1)/(EXP([.E$3]/10)-1)*[.F$3]" office:value-type="float" office:value="28.8156340499557">
            <text:p>28,81563405</text:p>
          </table:table-cell>
          <table:table-cell table:formula="of:=ROUND([.C74];4)" office:value-type="float" office:value="28.8156">
            <text:p>28,8156</text:p>
          </table:table-cell>
          <table:table-cell table:number-columns-repeated="9"/>
          <table:table-cell office:value-type="float" office:value="3174.4">
            <text:p>3174,4</text:p>
          </table:table-cell>
          <table:table-cell table:formula="of:=[.$N$11]*([.N74]-[.$N$5])+[.$Q$5]" office:value-type="float" office:value="1747.375">
            <text:p>1747,375</text:p>
          </table:table-cell>
          <table:table-cell table:formula="of:=[.O74] * ([.C59]/[.A59])" office:value-type="float" office:value="475.684937731561">
            <text:p>475,6849377316</text:p>
          </table:table-cell>
          <table:table-cell table:number-columns-repeated="2"/>
          <table:table-cell office:value-type="float" office:value="921.599999999999">
            <text:p>921,6</text:p>
          </table:table-cell>
          <table:table-cell table:formula="of:=[.$O$11]*([.S74]-[.$N$4])+[.$Q$4]" office:value-type="float" office:value="684.224999999999">
            <text:p>684,225</text:p>
          </table:table-cell>
          <table:table-cell table:formula="of:=((([.$Q$5]-[.$Q$4])/100*[.D59])*([.D59]/100)+[.$Q$4])" office:value-type="float" office:value="34.086379053058">
            <text:p>34,086379053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  <table:table-cell table:formula="of:=(EXP([.E$3]/10*[.$A75]/[.$F$3])-1)/(EXP([.E$3]/10)-1)*[.F$3]" office:value-type="float" office:value="30.0677645164621">
            <text:p>30,0677645165</text:p>
          </table:table-cell>
          <table:table-cell table:formula="of:=ROUND([.C75];4)" office:value-type="float" office:value="30.0678">
            <text:p>30,0678</text:p>
          </table:table-cell>
          <table:table-cell table:number-columns-repeated="9"/>
          <table:table-cell table:style-name="ce12" office:value-type="float" office:value="3194.88">
            <text:p>3194,88</text:p>
          </table:table-cell>
          <table:table-cell table:formula="of:=[.$N$11]*([.N75]-[.$N$5])+[.$Q$5]" office:value-type="float" office:value="1751.5">
            <text:p>1751,5</text:p>
          </table:table-cell>
          <table:table-cell table:formula="of:=[.O75] * ([.C60]/[.A60])" office:value-type="float" office:value="489.786352596166">
            <text:p>489,7863525962</text:p>
          </table:table-cell>
          <table:table-cell table:number-columns-repeated="2"/>
          <table:table-cell table:style-name="ce12" office:value-type="float" office:value="901.119999999999">
            <text:p>901,12</text:p>
          </table:table-cell>
          <table:table-cell table:formula="of:=[.$O$11]*([.S75]-[.$N$4])+[.$Q$4]" office:value-type="float" office:value="669.019999999999">
            <text:p>669,02</text:p>
          </table:table-cell>
          <table:table-cell table:formula="of:=((([.$Q$5]-[.$Q$4])/100*[.D60])*([.D60]/100)+[.$Q$4])" office:value-type="float" office:value="37.2866443318845">
            <text:p>37,286644331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  <table:table-cell table:formula="of:=(EXP([.E$3]/10*[.$A76]/[.$F$3])-1)/(EXP([.E$3]/10)-1)*[.F$3]" office:value-type="float" office:value="31.3709953966966">
            <text:p>31,3709953967</text:p>
          </table:table-cell>
          <table:table-cell table:formula="of:=ROUND([.C76];4)" office:value-type="float" office:value="31.371">
            <text:p>31,371</text:p>
          </table:table-cell>
          <table:table-cell table:number-columns-repeated="9"/>
          <table:table-cell office:value-type="float" office:value="3215.36">
            <text:p>3215,36</text:p>
          </table:table-cell>
          <table:table-cell table:formula="of:=[.$N$11]*([.N76]-[.$N$5])+[.$Q$5]" office:value-type="float" office:value="1755.625">
            <text:p>1755,625</text:p>
          </table:table-cell>
          <table:table-cell table:formula="of:=[.O76] * ([.C61]/[.A61])" office:value-type="float" office:value="504.356224734543">
            <text:p>504,3562247345</text:p>
          </table:table-cell>
          <table:table-cell table:number-columns-repeated="2"/>
          <table:table-cell office:value-type="float" office:value="880.639999999999">
            <text:p>880,64</text:p>
          </table:table-cell>
          <table:table-cell table:formula="of:=[.$O$11]*([.S76]-[.$N$4])+[.$Q$4]" office:value-type="float" office:value="653.814999999999">
            <text:p>653,815</text:p>
          </table:table-cell>
          <table:table-cell table:formula="of:=((([.$Q$5]-[.$Q$4])/100*[.D61])*([.D61]/100)+[.$Q$4])" office:value-type="float" office:value="40.77078203125">
            <text:p>40,7707820313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(EXP([.E$3]/10*[.$A77]/[.$F$3])-1)/(EXP([.E$3]/10)-1)*[.F$3]" office:value-type="float" office:value="32.7274121381048">
            <text:p>32,7274121381</text:p>
          </table:table-cell>
          <table:table-cell table:formula="of:=ROUND([.C77];4)" office:value-type="float" office:value="32.7274">
            <text:p>32,7274</text:p>
          </table:table-cell>
          <table:table-cell table:number-columns-repeated="9"/>
          <table:table-cell table:style-name="ce12" office:value-type="float" office:value="3235.84">
            <text:p>3235,84</text:p>
          </table:table-cell>
          <table:table-cell table:formula="of:=[.$N$11]*([.N77]-[.$N$5])+[.$Q$5]" office:value-type="float" office:value="1759.75">
            <text:p>1759,75</text:p>
          </table:table-cell>
          <table:table-cell table:formula="of:=[.O77] * ([.C62]/[.A62])" office:value-type="float" office:value="519.411032493742">
            <text:p>519,4110324937</text:p>
          </table:table-cell>
          <table:table-cell table:number-columns-repeated="2"/>
          <table:table-cell table:style-name="ce12" office:value-type="float" office:value="860.159999999999">
            <text:p>860,16</text:p>
          </table:table-cell>
          <table:table-cell table:formula="of:=[.$O$11]*([.S77]-[.$N$4])+[.$Q$4]" office:value-type="float" office:value="638.609999999999">
            <text:p>638,61</text:p>
          </table:table-cell>
          <table:table-cell table:formula="of:=((([.$Q$5]-[.$Q$4])/100*[.D62])*([.D62]/100)+[.$Q$4])" office:value-type="float" office:value="44.561879859538">
            <text:p>44,5618798595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(EXP([.E$3]/10*[.$A78]/[.$F$3])-1)/(EXP([.E$3]/10)-1)*[.F$3]" office:value-type="float" office:value="34.1391852968574">
            <text:p>34,1391852969</text:p>
          </table:table-cell>
          <table:table-cell table:formula="of:=ROUND([.C78];4)" office:value-type="float" office:value="34.1392">
            <text:p>34,1392</text:p>
          </table:table-cell>
          <table:table-cell table:number-columns-repeated="9"/>
          <table:table-cell office:value-type="float" office:value="3256.32">
            <text:p>3256,32</text:p>
          </table:table-cell>
          <table:table-cell table:formula="of:=[.$N$11]*([.N78]-[.$N$5])+[.$Q$5]" office:value-type="float" office:value="1763.875">
            <text:p>1763,875</text:p>
          </table:table-cell>
          <table:table-cell table:formula="of:=[.O78] * ([.C63]/[.A63])" office:value-type="float" office:value="534.96785353252">
            <text:p>534,9678535325</text:p>
          </table:table-cell>
          <table:table-cell table:number-columns-repeated="2"/>
          <table:table-cell office:value-type="float" office:value="839.679999999999">
            <text:p>839,68</text:p>
          </table:table-cell>
          <table:table-cell table:formula="of:=[.$O$11]*([.S78]-[.$N$4])+[.$Q$4]" office:value-type="float" office:value="623.404999999999">
            <text:p>623,405</text:p>
          </table:table-cell>
          <table:table-cell table:formula="of:=((([.$Q$5]-[.$Q$4])/100*[.D63])*([.D63]/100)+[.$Q$4])" office:value-type="float" office:value="48.686773952962">
            <text:p>48,68677395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  <table:table-cell table:formula="of:=(EXP([.E$3]/10*[.$A79]/[.$F$3])-1)/(EXP([.E$3]/10)-1)*[.F$3]" office:value-type="float" office:value="35.6085740112028">
            <text:p>35,6085740112</text:p>
          </table:table-cell>
          <table:table-cell table:formula="of:=ROUND([.C79];4)" office:value-type="float" office:value="35.6086">
            <text:p>35,6086</text:p>
          </table:table-cell>
          <table:table-cell table:number-columns-repeated="9"/>
          <table:table-cell table:style-name="ce12" office:value-type="float" office:value="3276.8">
            <text:p>3276,8</text:p>
          </table:table-cell>
          <table:table-cell table:formula="of:=[.$N$11]*([.N79]-[.$N$5])+[.$Q$5]" office:value-type="float" office:value="1768">
            <text:p>1768</text:p>
          </table:table-cell>
          <table:table-cell table:formula="of:=[.O79] * ([.C64]/[.A64])" office:value-type="float" office:value="551.044387104654">
            <text:p>551,0443871047</text:p>
          </table:table-cell>
          <table:table-cell table:number-columns-repeated="2"/>
          <table:table-cell table:style-name="ce12" office:value-type="float" office:value="819.199999999999">
            <text:p>819,2</text:p>
          </table:table-cell>
          <table:table-cell table:formula="of:=[.$O$11]*([.S79]-[.$N$4])+[.$Q$4]" office:value-type="float" office:value="608.199999999999">
            <text:p>608,2</text:p>
          </table:table-cell>
          <table:table-cell table:formula="of:=((([.$Q$5]-[.$Q$4])/100*[.D64])*([.D64]/100)+[.$Q$4])" office:value-type="float" office:value="53.173776556738">
            <text:p>53,173776556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  <table:table-cell table:formula="of:=(EXP([.E$3]/10*[.$A80]/[.$F$3])-1)/(EXP([.E$3]/10)-1)*[.F$3]" office:value-type="float" office:value="37.1379296165701">
            <text:p>37,1379296166</text:p>
          </table:table-cell>
          <table:table-cell table:formula="of:=ROUND([.C80];4)" office:value-type="float" office:value="37.1379">
            <text:p>37,1379</text:p>
          </table:table-cell>
          <table:table-cell table:number-columns-repeated="9"/>
          <table:table-cell office:value-type="float" office:value="3297.28">
            <text:p>3297,28</text:p>
          </table:table-cell>
          <table:table-cell table:formula="of:=[.$N$11]*([.N80]-[.$N$5])+[.$Q$5]" office:value-type="float" office:value="1772.125">
            <text:p>1772,125</text:p>
          </table:table-cell>
          <table:table-cell table:formula="of:=[.O80] * ([.C65]/[.A65])" office:value-type="float" office:value="567.65897718388">
            <text:p>567,6589771839</text:p>
          </table:table-cell>
          <table:table-cell table:number-columns-repeated="2"/>
          <table:table-cell office:value-type="float" office:value="798.719999999999">
            <text:p>798,72</text:p>
          </table:table-cell>
          <table:table-cell table:formula="of:=[.$O$11]*([.S80]-[.$N$4])+[.$Q$4]" office:value-type="float" office:value="592.994999999999">
            <text:p>592,995</text:p>
          </table:table-cell>
          <table:table-cell table:formula="of:=((([.$Q$5]-[.$Q$4])/100*[.D65])*([.D65]/100)+[.$Q$4])" office:value-type="float" office:value="58.0538595701205">
            <text:p>58,053859570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  <table:table-cell table:formula="of:=(EXP([.E$3]/10*[.$A81]/[.$F$3])-1)/(EXP([.E$3]/10)-1)*[.F$3]" office:value-type="float" office:value="38.729699408208">
            <text:p>38,7296994082</text:p>
          </table:table-cell>
          <table:table-cell table:formula="of:=ROUND([.C81];4)" office:value-type="float" office:value="38.7297">
            <text:p>38,7297</text:p>
          </table:table-cell>
          <table:table-cell table:number-columns-repeated="9"/>
          <table:table-cell table:style-name="ce12" office:value-type="float" office:value="3317.76">
            <text:p>3317,76</text:p>
          </table:table-cell>
          <table:table-cell table:formula="of:=[.$N$11]*([.N81]-[.$N$5])+[.$Q$5]" office:value-type="float" office:value="1776.25">
            <text:p>1776,25</text:p>
          </table:table-cell>
          <table:table-cell table:formula="of:=[.O81] * ([.C66]/[.A66])" office:value-type="float" office:value="584.830636462643">
            <text:p>584,8306364626</text:p>
          </table:table-cell>
          <table:table-cell table:number-columns-repeated="2"/>
          <table:table-cell table:style-name="ce12" office:value-type="float" office:value="778.239999999999">
            <text:p>778,24</text:p>
          </table:table-cell>
          <table:table-cell table:formula="of:=[.$O$11]*([.S81]-[.$N$4])+[.$Q$4]" office:value-type="float" office:value="577.789999999999">
            <text:p>577,79</text:p>
          </table:table-cell>
          <table:table-cell table:formula="of:=((([.$Q$5]-[.$Q$4])/100*[.D66])*([.D66]/100)+[.$Q$4])" office:value-type="float" office:value="63.3609048511125">
            <text:p>63,360904851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  <table:table-cell table:formula="of:=(EXP([.E$3]/10*[.$A82]/[.$F$3])-1)/(EXP([.E$3]/10)-1)*[.F$3]" office:value-type="float" office:value="40.3864305573786">
            <text:p>40,3864305574</text:p>
          </table:table-cell>
          <table:table-cell table:formula="of:=ROUND([.C82];4)" office:value-type="float" office:value="40.3864">
            <text:p>40,3864</text:p>
          </table:table-cell>
          <table:table-cell table:number-columns-repeated="9"/>
          <table:table-cell office:value-type="float" office:value="3338.24">
            <text:p>3338,24</text:p>
          </table:table-cell>
          <table:table-cell table:formula="of:=[.$N$11]*([.N82]-[.$N$5])+[.$Q$5]" office:value-type="float" office:value="1780.375">
            <text:p>1780,375</text:p>
          </table:table-cell>
          <table:table-cell table:formula="of:=[.O82] * ([.C67]/[.A67])" office:value-type="float" office:value="602.579071258056">
            <text:p>602,5790712581</text:p>
          </table:table-cell>
          <table:table-cell table:number-columns-repeated="2"/>
          <table:table-cell office:value-type="float" office:value="757.759999999999">
            <text:p>757,76</text:p>
          </table:table-cell>
          <table:table-cell table:formula="of:=[.$O$11]*([.S82]-[.$N$4])+[.$Q$4]" office:value-type="float" office:value="562.584999999999">
            <text:p>562,585</text:p>
          </table:table-cell>
          <table:table-cell table:formula="of:=((([.$Q$5]-[.$Q$4])/100*[.D67])*([.D67]/100)+[.$Q$4])" office:value-type="float" office:value="69.1306782408445">
            <text:p>69,130678240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  <table:table-cell table:formula="of:=(EXP([.E$3]/10*[.$A83]/[.$F$3])-1)/(EXP([.E$3]/10)-1)*[.F$3]" office:value-type="float" office:value="42.1107741873756">
            <text:p>42,1107741874</text:p>
          </table:table-cell>
          <table:table-cell table:formula="of:=ROUND([.C83];4)" office:value-type="float" office:value="42.1108">
            <text:p>42,1108</text:p>
          </table:table-cell>
          <table:table-cell table:number-columns-repeated="9"/>
          <table:table-cell table:style-name="ce12" office:value-type="float" office:value="3358.72">
            <text:p>3358,72</text:p>
          </table:table-cell>
          <table:table-cell table:formula="of:=[.$N$11]*([.N83]-[.$N$5])+[.$Q$5]" office:value-type="float" office:value="1784.5">
            <text:p>1784,5</text:p>
          </table:table-cell>
          <table:table-cell table:formula="of:=[.O83] * ([.C68]/[.A68])" office:value-type="float" office:value="620.924707359751">
            <text:p>620,9247073598</text:p>
          </table:table-cell>
          <table:table-cell table:number-columns-repeated="2"/>
          <table:table-cell table:style-name="ce12" office:value-type="float" office:value="737.279999999999">
            <text:p>737,28</text:p>
          </table:table-cell>
          <table:table-cell table:formula="of:=[.$O$11]*([.S83]-[.$N$4])+[.$Q$4]" office:value-type="float" office:value="547.379999999999">
            <text:p>547,38</text:p>
          </table:table-cell>
          <table:table-cell table:formula="of:=((([.$Q$5]-[.$Q$4])/100*[.D68])*([.D68]/100)+[.$Q$4])" office:value-type="float" office:value="75.4035434918605">
            <text:p>75,403543491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  <table:table-cell table:formula="of:=(EXP([.E$3]/10*[.$A84]/[.$F$3])-1)/(EXP([.E$3]/10)-1)*[.F$3]" office:value-type="float" office:value="43.9054896158864">
            <text:p>43,9054896159</text:p>
          </table:table-cell>
          <table:table-cell table:formula="of:=ROUND([.C84];4)" office:value-type="float" office:value="43.9055">
            <text:p>43,9055</text:p>
          </table:table-cell>
          <table:table-cell table:number-columns-repeated="9"/>
          <table:table-cell office:value-type="float" office:value="3379.2">
            <text:p>3379,2</text:p>
          </table:table-cell>
          <table:table-cell table:formula="of:=[.$N$11]*([.N84]-[.$N$5])+[.$Q$5]" office:value-type="float" office:value="1788.625">
            <text:p>1788,625</text:p>
          </table:table-cell>
          <table:table-cell table:formula="of:=[.O84] * ([.C69]/[.A69])" office:value-type="float" office:value="639.888716855664">
            <text:p>639,8887168557</text:p>
          </table:table-cell>
          <table:table-cell table:number-columns-repeated="2"/>
          <table:table-cell office:value-type="float" office:value="716.799999999999">
            <text:p>716,8</text:p>
          </table:table-cell>
          <table:table-cell table:formula="of:=[.$O$11]*([.S84]-[.$N$4])+[.$Q$4]" office:value-type="float" office:value="532.174999999999">
            <text:p>532,175</text:p>
          </table:table-cell>
          <table:table-cell table:formula="of:=((([.$Q$5]-[.$Q$4])/100*[.D69])*([.D69]/100)+[.$Q$4])" office:value-type="float" office:value="82.2208118578">
            <text:p>82,2208118578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  <table:table-cell table:formula="of:=(EXP([.E$3]/10*[.$A85]/[.$F$3])-1)/(EXP([.E$3]/10)-1)*[.F$3]" office:value-type="float" office:value="45.7734487704898">
            <text:p>45,7734487705</text:p>
          </table:table-cell>
          <table:table-cell table:formula="of:=ROUND([.C85];4)" office:value-type="float" office:value="45.7734">
            <text:p>45,7734</text:p>
          </table:table-cell>
          <table:table-cell table:number-columns-repeated="9"/>
          <table:table-cell table:style-name="ce12" office:value-type="float" office:value="3399.68">
            <text:p>3399,68</text:p>
          </table:table-cell>
          <table:table-cell table:formula="of:=[.$N$11]*([.N85]-[.$N$5])+[.$Q$5]" office:value-type="float" office:value="1792.75">
            <text:p>1792,75</text:p>
          </table:table-cell>
          <table:table-cell table:formula="of:=[.O85] * ([.C70]/[.A70])" office:value-type="float" office:value="659.493045973175">
            <text:p>659,4930459732</text:p>
          </table:table-cell>
          <table:table-cell table:number-columns-repeated="2"/>
          <table:table-cell table:style-name="ce12" office:value-type="float" office:value="696.319999999999">
            <text:p>696,32</text:p>
          </table:table-cell>
          <table:table-cell table:formula="of:=[.$O$11]*([.S85]-[.$N$4])+[.$Q$4]" office:value-type="float" office:value="516.969999999999">
            <text:p>516,97</text:p>
          </table:table-cell>
          <table:table-cell table:formula="of:=((([.$Q$5]-[.$Q$4])/100*[.D70])*([.D70]/100)+[.$Q$4])" office:value-type="float" office:value="89.630365978912">
            <text:p>89,6303659789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  <table:table-cell table:formula="of:=(EXP([.E$3]/10*[.$A86]/[.$F$3])-1)/(EXP([.E$3]/10)-1)*[.F$3]" office:value-type="float" office:value="47.7176407843523">
            <text:p>47,7176407844</text:p>
          </table:table-cell>
          <table:table-cell table:formula="of:=ROUND([.C86];4)" office:value-type="float" office:value="47.7176">
            <text:p>47,7176</text:p>
          </table:table-cell>
          <table:table-cell table:number-columns-repeated="9"/>
          <table:table-cell office:value-type="float" office:value="3420.16">
            <text:p>3420,16</text:p>
          </table:table-cell>
          <table:table-cell table:formula="of:=[.$N$11]*([.N86]-[.$N$5])+[.$Q$5]" office:value-type="float" office:value="1796.875">
            <text:p>1796,875</text:p>
          </table:table-cell>
          <table:table-cell table:formula="of:=[.O86] * ([.C71]/[.A71])" office:value-type="float" office:value="679.760443974463">
            <text:p>679,7604439745</text:p>
          </table:table-cell>
          <table:table-cell table:number-columns-repeated="2"/>
          <table:table-cell office:value-type="float" office:value="675.839999999999">
            <text:p>675,84</text:p>
          </table:table-cell>
          <table:table-cell table:formula="of:=[.$O$11]*([.S86]-[.$N$4])+[.$Q$4]" office:value-type="float" office:value="501.764999999999">
            <text:p>501,765</text:p>
          </table:table-cell>
          <table:table-cell table:formula="of:=((([.$Q$5]-[.$Q$4])/100*[.D71])*([.D71]/100)+[.$Q$4])" office:value-type="float" office:value="97.681459367602">
            <text:p>97,681459367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  <table:table-cell table:formula="of:=(EXP([.E$3]/10*[.$A87]/[.$F$3])-1)/(EXP([.E$3]/10)-1)*[.F$3]" office:value-type="float" office:value="49.7411767794792">
            <text:p>49,7411767795</text:p>
          </table:table-cell>
          <table:table-cell table:formula="of:=ROUND([.C87];4)" office:value-type="float" office:value="49.7412">
            <text:p>49,7412</text:p>
          </table:table-cell>
          <table:table-cell table:number-columns-repeated="9"/>
          <table:table-cell table:style-name="ce12" office:value-type="float" office:value="3440.64">
            <text:p>3440,64</text:p>
          </table:table-cell>
          <table:table-cell table:formula="of:=[.$N$11]*([.N87]-[.$N$5])+[.$Q$5]" office:value-type="float" office:value="1801">
            <text:p>1801</text:p>
          </table:table-cell>
          <table:table-cell table:formula="of:=[.O87] * ([.C72]/[.A72])" office:value-type="float" office:value="700.714493146444">
            <text:p>700,7144931464</text:p>
          </table:table-cell>
          <table:table-cell table:number-columns-repeated="2"/>
          <table:table-cell table:style-name="ce12" office:value-type="float" office:value="655.359999999999">
            <text:p>655,36</text:p>
          </table:table-cell>
          <table:table-cell table:formula="of:=[.$O$11]*([.S87]-[.$N$4])+[.$Q$4]" office:value-type="float" office:value="486.559999999999">
            <text:p>486,56</text:p>
          </table:table-cell>
          <table:table-cell table:formula="of:=((([.$Q$5]-[.$Q$4])/100*[.D72])*([.D72]/100)+[.$Q$4])" office:value-type="float" office:value="106.428458032025">
            <text:p>106,428458032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  <table:table-cell table:formula="of:=(EXP([.E$3]/10*[.$A88]/[.$F$3])-1)/(EXP([.E$3]/10)-1)*[.F$3]" office:value-type="float" office:value="51.8472948451734">
            <text:p>51,8472948452</text:p>
          </table:table-cell>
          <table:table-cell table:formula="of:=ROUND([.C88];4)" office:value-type="float" office:value="51.8473">
            <text:p>51,8473</text:p>
          </table:table-cell>
          <table:table-cell table:number-columns-repeated="9"/>
          <table:table-cell office:value-type="float" office:value="3461.12">
            <text:p>3461,12</text:p>
          </table:table-cell>
          <table:table-cell table:formula="of:=[.$N$11]*([.N88]-[.$N$5])+[.$Q$5]" office:value-type="float" office:value="1805.125">
            <text:p>1805,125</text:p>
          </table:table-cell>
          <table:table-cell table:formula="of:=[.O88] * ([.C73]/[.A73])" office:value-type="float" office:value="722.379639927223">
            <text:p>722,3796399272</text:p>
          </table:table-cell>
          <table:table-cell table:number-columns-repeated="2"/>
          <table:table-cell office:value-type="float" office:value="634.879999999999">
            <text:p>634,88</text:p>
          </table:table-cell>
          <table:table-cell table:formula="of:=[.$O$11]*([.S88]-[.$N$4])+[.$Q$4]" office:value-type="float" office:value="471.354999999999">
            <text:p>471,355</text:p>
          </table:table-cell>
          <table:table-cell table:formula="of:=((([.$Q$5]-[.$Q$4])/100*[.D73])*([.D73]/100)+[.$Q$4])" office:value-type="float" office:value="115.931385955458">
            <text:p>115,931385955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  <table:table-cell table:formula="of:=(EXP([.E$3]/10*[.$A89]/[.$F$3])-1)/(EXP([.E$3]/10)-1)*[.F$3]" office:value-type="float" office:value="54.0393652196691">
            <text:p>54,0393652197</text:p>
          </table:table-cell>
          <table:table-cell table:formula="of:=ROUND([.C89];4)" office:value-type="float" office:value="54.0394">
            <text:p>54,0394</text:p>
          </table:table-cell>
          <table:table-cell table:number-columns-repeated="9"/>
          <table:table-cell table:style-name="ce12" office:value-type="float" office:value="3481.6">
            <text:p>3481,6</text:p>
          </table:table-cell>
          <table:table-cell table:formula="of:=[.$N$11]*([.N89]-[.$N$5])+[.$Q$5]" office:value-type="float" office:value="1809.25">
            <text:p>1809,25</text:p>
          </table:table-cell>
          <table:table-cell table:formula="of:=[.O89] * ([.C74]/[.A74])" office:value-type="float" office:value="744.781227212605">
            <text:p>744,7812272126</text:p>
          </table:table-cell>
          <table:table-cell table:number-columns-repeated="2"/>
          <table:table-cell table:style-name="ce12" office:value-type="float" office:value="614.399999999999">
            <text:p>614,4</text:p>
          </table:table-cell>
          <table:table-cell table:formula="of:=[.$O$11]*([.S89]-[.$N$4])+[.$Q$4]" office:value-type="float" office:value="456.149999999999">
            <text:p>456,15</text:p>
          </table:table-cell>
          <table:table-cell table:formula="of:=((([.$Q$5]-[.$Q$4])/100*[.D74])*([.D74]/100)+[.$Q$4])" office:value-type="float" office:value="126.253015050888">
            <text:p>126,253015050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  <table:table-cell table:formula="of:=(EXP([.E$3]/10*[.$A90]/[.$F$3])-1)/(EXP([.E$3]/10)-1)*[.F$3]" office:value-type="float" office:value="56.3208956832322">
            <text:p>56,3208956832</text:p>
          </table:table-cell>
          <table:table-cell table:formula="of:=ROUND([.C90];4)" office:value-type="float" office:value="56.3209">
            <text:p>56,3209</text:p>
          </table:table-cell>
          <table:table-cell table:number-columns-repeated="9"/>
          <table:table-cell office:value-type="float" office:value="3502.08">
            <text:p>3502,08</text:p>
          </table:table-cell>
          <table:table-cell table:formula="of:=[.$N$11]*([.N90]-[.$N$5])+[.$Q$5]" office:value-type="float" office:value="1813.375">
            <text:p>1813,375</text:p>
          </table:table-cell>
          <table:table-cell table:formula="of:=[.O90] * ([.C75]/[.A75])" office:value-type="float" office:value="767.94552788788">
            <text:p>767,9455278879</text:p>
          </table:table-cell>
          <table:table-cell table:number-columns-repeated="2"/>
          <table:table-cell office:value-type="float" office:value="593.919999999999">
            <text:p>593,92</text:p>
          </table:table-cell>
          <table:table-cell table:formula="of:=[.$O$11]*([.S90]-[.$N$4])+[.$Q$4]" office:value-type="float" office:value="440.944999999999">
            <text:p>440,945</text:p>
          </table:table-cell>
          <table:table-cell table:formula="of:=((([.$Q$5]-[.$Q$4])/100*[.D75])*([.D75]/100)+[.$Q$4])" office:value-type="float" office:value="137.464238349522">
            <text:p>137,464238349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  <table:table-cell table:formula="of:=(EXP([.E$3]/10*[.$A91]/[.$F$3])-1)/(EXP([.E$3]/10)-1)*[.F$3]" office:value-type="float" office:value="58.6955371713569">
            <text:p>58,6955371714</text:p>
          </table:table-cell>
          <table:table-cell table:formula="of:=ROUND([.C91];4)" office:value-type="float" office:value="58.6955">
            <text:p>58,6955</text:p>
          </table:table-cell>
          <table:table-cell table:number-columns-repeated="9"/>
          <table:table-cell table:style-name="ce12" office:value-type="float" office:value="3522.56">
            <text:p>3522,56</text:p>
          </table:table-cell>
          <table:table-cell table:formula="of:=[.$N$11]*([.N91]-[.$N$5])+[.$Q$5]" office:value-type="float" office:value="1817.5">
            <text:p>1817,5</text:p>
          </table:table-cell>
          <table:table-cell table:formula="of:=[.O91] * ([.C76]/[.A76])" office:value-type="float" office:value="791.899779631889">
            <text:p>791,8997796319</text:p>
          </table:table-cell>
          <table:table-cell table:number-columns-repeated="2"/>
          <table:table-cell table:style-name="ce12" office:value-type="float" office:value="573.439999999999">
            <text:p>573,44</text:p>
          </table:table-cell>
          <table:table-cell table:formula="of:=[.$O$11]*([.S91]-[.$N$4])+[.$Q$4]" office:value-type="float" office:value="425.739999999999">
            <text:p>425,74</text:p>
          </table:table-cell>
          <table:table-cell table:formula="of:=((([.$Q$5]-[.$Q$4])/100*[.D76])*([.D76]/100)+[.$Q$4])" office:value-type="float" office:value="149.63843241405">
            <text:p>149,638432414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  <table:table-cell table:formula="of:=(EXP([.E$3]/10*[.$A92]/[.$F$3])-1)/(EXP([.E$3]/10)-1)*[.F$3]" office:value-type="float" office:value="61.1670896170413">
            <text:p>61,167089617</text:p>
          </table:table-cell>
          <table:table-cell table:formula="of:=ROUND([.C92];4)" office:value-type="float" office:value="61.1671">
            <text:p>61,1671</text:p>
          </table:table-cell>
          <table:table-cell table:number-columns-repeated="9"/>
          <table:table-cell office:value-type="float" office:value="3543.04">
            <text:p>3543,04</text:p>
          </table:table-cell>
          <table:table-cell table:formula="of:=[.$N$11]*([.N92]-[.$N$5])+[.$Q$5]" office:value-type="float" office:value="1821.625">
            <text:p>1821,625</text:p>
          </table:table-cell>
          <table:table-cell table:formula="of:=[.O92] * ([.C77]/[.A77])" office:value-type="float" office:value="816.672221042126">
            <text:p>816,6722210421</text:p>
          </table:table-cell>
          <table:table-cell table:number-columns-repeated="2"/>
          <table:table-cell office:value-type="float" office:value="552.959999999999">
            <text:p>552,96</text:p>
          </table:table-cell>
          <table:table-cell table:formula="of:=[.$O$11]*([.S92]-[.$N$4])+[.$Q$4]" office:value-type="float" office:value="410.534999999999">
            <text:p>410,535</text:p>
          </table:table-cell>
          <table:table-cell table:formula="of:=((([.$Q$5]-[.$Q$4])/100*[.D77])*([.D77]/100)+[.$Q$4])" office:value-type="float" office:value="162.858126171058">
            <text:p>162,858126171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  <table:table-cell table:formula="of:=(EXP([.E$3]/10*[.$A93]/[.$F$3])-1)/(EXP([.E$3]/10)-1)*[.F$3]" office:value-type="float" office:value="63.7395080314911">
            <text:p>63,7395080315</text:p>
          </table:table-cell>
          <table:table-cell table:formula="of:=ROUND([.C93];4)" office:value-type="float" office:value="63.7395">
            <text:p>63,7395</text:p>
          </table:table-cell>
          <table:table-cell table:number-columns-repeated="9"/>
          <table:table-cell table:style-name="ce12" office:value-type="float" office:value="3563.52">
            <text:p>3563,52</text:p>
          </table:table-cell>
          <table:table-cell table:formula="of:=[.$N$11]*([.N93]-[.$N$5])+[.$Q$5]" office:value-type="float" office:value="1825.75">
            <text:p>1825,75</text:p>
          </table:table-cell>
          <table:table-cell table:formula="of:=[.O93] * ([.C78]/[.A78])" office:value-type="float" office:value="842.292129131587">
            <text:p>842,2921291316</text:p>
          </table:table-cell>
          <table:table-cell table:number-columns-repeated="2"/>
          <table:table-cell table:style-name="ce12" office:value-type="float" office:value="532.479999999999">
            <text:p>532,48</text:p>
          </table:table-cell>
          <table:table-cell table:formula="of:=[.$O$11]*([.S93]-[.$N$4])+[.$Q$4]" office:value-type="float" office:value="395.329999999999">
            <text:p>395,33</text:p>
          </table:table-cell>
          <table:table-cell table:formula="of:=((([.$Q$5]-[.$Q$4])/100*[.D78])*([.D78]/100)+[.$Q$4])" office:value-type="float" office:value="177.211990698112">
            <text:p>177,211990698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  <table:table-cell table:formula="of:=(EXP([.E$3]/10*[.$A94]/[.$F$3])-1)/(EXP([.E$3]/10)-1)*[.F$3]" office:value-type="float" office:value="66.4169088329814">
            <text:p>66,416908833</text:p>
          </table:table-cell>
          <table:table-cell table:formula="of:=ROUND([.C94];4)" office:value-type="float" office:value="66.4169">
            <text:p>66,4169</text:p>
          </table:table-cell>
          <table:table-cell table:number-columns-repeated="9"/>
          <table:table-cell office:value-type="float" office:value="3584">
            <text:p>3584</text:p>
          </table:table-cell>
          <table:table-cell table:formula="of:=[.$N$11]*([.N94]-[.$N$5])+[.$Q$5]" office:value-type="float" office:value="1829.875">
            <text:p>1829,875</text:p>
          </table:table-cell>
          <table:table-cell table:formula="of:=[.O94] * ([.C79]/[.A79])" office:value-type="float" office:value="868.789858249995">
            <text:p>868,78985825</text:p>
          </table:table-cell>
          <table:table-cell table:number-columns-repeated="2"/>
          <table:table-cell office:value-type="float" office:value="511.999999999999">
            <text:p>512</text:p>
          </table:table-cell>
          <table:table-cell table:formula="of:=[.$O$11]*([.S94]-[.$N$4])+[.$Q$4]" office:value-type="float" office:value="380.124999999999">
            <text:p>380,125</text:p>
          </table:table-cell>
          <table:table-cell table:formula="of:=((([.$Q$5]-[.$Q$4])/100*[.D79])*([.D79]/100)+[.$Q$4])" office:value-type="float" office:value="192.795202501618">
            <text:p>192,795202501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/>
          <table:table-cell table:formula="of:=(EXP([.E$3]/10*[.$A95]/[.$F$3])-1)/(EXP([.E$3]/10)-1)*[.F$3]" office:value-type="float" office:value="69.2035764340038">
            <text:p>69,203576434</text:p>
          </table:table-cell>
          <table:table-cell table:formula="of:=ROUND([.C95];4)" office:value-type="float" office:value="69.2036">
            <text:p>69,2036</text:p>
          </table:table-cell>
          <table:table-cell table:number-columns-repeated="9"/>
          <table:table-cell table:style-name="ce12" office:value-type="float" office:value="3604.48">
            <text:p>3604,48</text:p>
          </table:table-cell>
          <table:table-cell table:formula="of:=[.$N$11]*([.N95]-[.$N$5])+[.$Q$5]" office:value-type="float" office:value="1834">
            <text:p>1834</text:p>
          </table:table-cell>
          <table:table-cell table:formula="of:=[.O95] * ([.C80]/[.A80])" office:value-type="float" office:value="896.196880484074">
            <text:p>896,1968804841</text:p>
          </table:table-cell>
          <table:table-cell table:number-columns-repeated="2"/>
          <table:table-cell table:style-name="ce12" office:value-type="float" office:value="491.519999999999">
            <text:p>491,52</text:p>
          </table:table-cell>
          <table:table-cell table:formula="of:=[.$O$11]*([.S95]-[.$N$4])+[.$Q$4]" office:value-type="float" office:value="364.919999999999">
            <text:p>364,92</text:p>
          </table:table-cell>
          <table:table-cell table:formula="of:=((([.$Q$5]-[.$Q$4])/100*[.D80])*([.D80]/100)+[.$Q$4])" office:value-type="float" office:value="209.710950875141">
            <text:p>209,710950875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/>
          <table:table-cell table:formula="of:=(EXP([.E$3]/10*[.$A96]/[.$F$3])-1)/(EXP([.E$3]/10)-1)*[.F$3]" office:value-type="float" office:value="72.1039700972409">
            <text:p>72,1039700972</text:p>
          </table:table-cell>
          <table:table-cell table:formula="of:=ROUND([.C96];4)" office:value-type="float" office:value="72.104">
            <text:p>72,104</text:p>
          </table:table-cell>
          <table:table-cell table:number-columns-repeated="9"/>
          <table:table-cell office:value-type="float" office:value="3624.96">
            <text:p>3624,96</text:p>
          </table:table-cell>
          <table:table-cell table:formula="of:=[.$N$11]*([.N96]-[.$N$5])+[.$Q$5]" office:value-type="float" office:value="1838.125">
            <text:p>1838,125</text:p>
          </table:table-cell>
          <table:table-cell table:formula="of:=[.O96] * ([.C81]/[.A81])" office:value-type="float" office:value="924.545827593666">
            <text:p>924,5458275937</text:p>
          </table:table-cell>
          <table:table-cell table:number-columns-repeated="2"/>
          <table:table-cell office:value-type="float" office:value="471.039999999999">
            <text:p>471,04</text:p>
          </table:table-cell>
          <table:table-cell table:formula="of:=[.$O$11]*([.S96]-[.$N$4])+[.$Q$4]" office:value-type="float" office:value="349.714999999999">
            <text:p>349,715</text:p>
          </table:table-cell>
          <table:table-cell table:formula="of:=((([.$Q$5]-[.$Q$4])/100*[.D81])*([.D81]/100)+[.$Q$4])" office:value-type="float" office:value="228.073428120785">
            <text:p>228,0734281208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  <table:table-cell table:formula="of:=(EXP([.E$3]/10*[.$A97]/[.$F$3])-1)/(EXP([.E$3]/10)-1)*[.F$3]" office:value-type="float" office:value="75.1227310713372">
            <text:p>75,1227310713</text:p>
          </table:table-cell>
          <table:table-cell table:formula="of:=ROUND([.C97];4)" office:value-type="float" office:value="75.1227">
            <text:p>75,1227</text:p>
          </table:table-cell>
          <table:table-cell table:number-columns-repeated="9"/>
          <table:table-cell table:style-name="ce12" office:value-type="float" office:value="3645.44">
            <text:p>3645,44</text:p>
          </table:table-cell>
          <table:table-cell table:formula="of:=[.$N$11]*([.N97]-[.$N$5])+[.$Q$5]" office:value-type="float" office:value="1842.25">
            <text:p>1842,25</text:p>
          </table:table-cell>
          <table:table-cell table:formula="of:=[.O97] * ([.C82]/[.A82])" office:value-type="float" office:value="953.870534542702">
            <text:p>953,8705345427</text:p>
          </table:table-cell>
          <table:table-cell table:number-columns-repeated="2"/>
          <table:table-cell table:style-name="ce12" office:value-type="float" office:value="450.559999999999">
            <text:p>450,56</text:p>
          </table:table-cell>
          <table:table-cell table:formula="of:=[.$O$11]*([.S97]-[.$N$4])+[.$Q$4]" office:value-type="float" office:value="334.509999999999">
            <text:p>334,51</text:p>
          </table:table-cell>
          <table:table-cell table:formula="of:=((([.$Q$5]-[.$Q$4])/100*[.D82])*([.D82]/100)+[.$Q$4])" office:value-type="float" office:value="248.002871419168">
            <text:p>248,0028714192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  <table:table-cell table:formula="of:=(EXP([.E$3]/10*[.$A98]/[.$F$3])-1)/(EXP([.E$3]/10)-1)*[.F$3]" office:value-type="float" office:value="78.2646900178883">
            <text:p>78,2646900179</text:p>
          </table:table-cell>
          <table:table-cell table:formula="of:=ROUND([.C98];4)" office:value-type="float" office:value="78.2647">
            <text:p>78,2647</text:p>
          </table:table-cell>
          <table:table-cell table:number-columns-repeated="9"/>
          <table:table-cell office:value-type="float" office:value="3665.92">
            <text:p>3665,92</text:p>
          </table:table-cell>
          <table:table-cell table:formula="of:=[.$N$11]*([.N98]-[.$N$5])+[.$Q$5]" office:value-type="float" office:value="1846.375">
            <text:p>1846,375</text:p>
          </table:table-cell>
          <table:table-cell table:formula="of:=[.O98] * ([.C83]/[.A83])" office:value-type="float" office:value="984.206084686273">
            <text:p>984,2060846863</text:p>
          </table:table-cell>
          <table:table-cell table:number-columns-repeated="2"/>
          <table:table-cell office:value-type="float" office:value="430.079999999999">
            <text:p>430,08</text:p>
          </table:table-cell>
          <table:table-cell table:formula="of:=[.$O$11]*([.S98]-[.$N$4])+[.$Q$4]" office:value-type="float" office:value="319.304999999999">
            <text:p>319,305</text:p>
          </table:table-cell>
          <table:table-cell table:formula="of:=((([.$Q$5]-[.$Q$4])/100*[.D83])*([.D83]/100)+[.$Q$4])" office:value-type="float" office:value="269.633226423112">
            <text:p>269,633226423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  <table:table-cell table:formula="of:=(EXP([.E$3]/10*[.$A99]/[.$F$3])-1)/(EXP([.E$3]/10)-1)*[.F$3]" office:value-type="float" office:value="81.5348747415288">
            <text:p>81,5348747415</text:p>
          </table:table-cell>
          <table:table-cell table:formula="of:=ROUND([.C99];4)" office:value-type="float" office:value="81.5349">
            <text:p>81,5349</text:p>
          </table:table-cell>
          <table:table-cell table:number-columns-repeated="9"/>
          <table:table-cell table:style-name="ce12" office:value-type="float" office:value="3686.4">
            <text:p>3686,4</text:p>
          </table:table-cell>
          <table:table-cell table:formula="of:=[.$N$11]*([.N99]-[.$N$5])+[.$Q$5]" office:value-type="float" office:value="1850.5">
            <text:p>1850,5</text:p>
          </table:table-cell>
          <table:table-cell table:formula="of:=[.O99] * ([.C84]/[.A84])" office:value-type="float" office:value="1015.58885667747">
            <text:p>1015,5888566775</text:p>
          </table:table-cell>
          <table:table-cell table:number-columns-repeated="2"/>
          <table:table-cell table:style-name="ce12" office:value-type="float" office:value="409.599999999999">
            <text:p>409,6</text:p>
          </table:table-cell>
          <table:table-cell table:formula="of:=[.$O$11]*([.S99]-[.$N$4])+[.$Q$4]" office:value-type="float" office:value="304.099999999999">
            <text:p>304,1</text:p>
          </table:table-cell>
          <table:table-cell table:formula="of:=((([.$Q$5]-[.$Q$4])/100*[.D84])*([.D84]/100)+[.$Q$4])" office:value-type="float" office:value="293.105710044513">
            <text:p>293,105710044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/>
          <table:table-cell table:formula="of:=(EXP([.E$3]/10*[.$A100]/[.$F$3])-1)/(EXP([.E$3]/10)-1)*[.F$3]" office:value-type="float" office:value="84.9385182354932">
            <text:p>84,9385182355</text:p>
          </table:table-cell>
          <table:table-cell table:formula="of:=ROUND([.C100];4)" office:value-type="float" office:value="84.9385">
            <text:p>84,9385</text:p>
          </table:table-cell>
          <table:table-cell table:number-columns-repeated="9"/>
          <table:table-cell office:value-type="float" office:value="3706.88">
            <text:p>3706,88</text:p>
          </table:table-cell>
          <table:table-cell table:formula="of:=[.$N$11]*([.N100]-[.$N$5])+[.$Q$5]" office:value-type="float" office:value="1854.625">
            <text:p>1854,625</text:p>
          </table:table-cell>
          <table:table-cell table:formula="of:=[.O100] * ([.C85]/[.A85])" office:value-type="float" office:value="1048.05657316012">
            <text:p>1048,0565731601</text:p>
          </table:table-cell>
          <table:table-cell table:number-columns-repeated="2"/>
          <table:table-cell office:value-type="float" office:value="389.119999999999">
            <text:p>389,12</text:p>
          </table:table-cell>
          <table:table-cell table:formula="of:=[.$O$11]*([.S100]-[.$N$4])+[.$Q$4]" office:value-type="float" office:value="288.894999999999">
            <text:p>288,895</text:p>
          </table:table-cell>
          <table:table-cell table:formula="of:=((([.$Q$5]-[.$Q$4])/100*[.D85])*([.D85]/100)+[.$Q$4])" office:value-type="float" office:value="318.575790636498">
            <text:p>318,575790636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/>
          <table:table-cell table:formula="of:=(EXP([.E$3]/10*[.$A101]/[.$F$3])-1)/(EXP([.E$3]/10)-1)*[.F$3]" office:value-type="float" office:value="88.4810670555211">
            <text:p>88,4810670555</text:p>
          </table:table-cell>
          <table:table-cell table:formula="of:=ROUND([.C101];4)" office:value-type="float" office:value="88.4811">
            <text:p>88,4811</text:p>
          </table:table-cell>
          <table:table-cell table:number-columns-repeated="9"/>
          <table:table-cell table:style-name="ce12" office:value-type="float" office:value="3727.36">
            <text:p>3727,36</text:p>
          </table:table-cell>
          <table:table-cell table:formula="of:=[.$N$11]*([.N101]-[.$N$5])+[.$Q$5]" office:value-type="float" office:value="1858.75">
            <text:p>1858,75</text:p>
          </table:table-cell>
          <table:table-cell table:formula="of:=[.O101] * ([.C86]/[.A86])" office:value-type="float" office:value="1081.64835131603">
            <text:p>1081,648351316</text:p>
          </table:table-cell>
          <table:table-cell table:number-columns-repeated="2"/>
          <table:table-cell table:style-name="ce12" office:value-type="float" office:value="368.639999999999">
            <text:p>368,64</text:p>
          </table:table-cell>
          <table:table-cell table:formula="of:=[.$O$11]*([.S101]-[.$N$4])+[.$Q$4]" office:value-type="float" office:value="273.689999999999">
            <text:p>273,69</text:p>
          </table:table-cell>
          <table:table-cell table:formula="of:=((([.$Q$5]-[.$Q$4])/100*[.D86])*([.D86]/100)+[.$Q$4])" office:value-type="float" office:value="346.213189631008">
            <text:p>346,21318963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/>
          <table:table-cell table:formula="of:=(EXP([.E$3]/10*[.$A102]/[.$F$3])-1)/(EXP([.E$3]/10)-1)*[.F$3]" office:value-type="float" office:value="92.1681900355088">
            <text:p>92,1681900355</text:p>
          </table:table-cell>
          <table:table-cell table:formula="of:=ROUND([.C102];4)" office:value-type="float" office:value="92.1682">
            <text:p>92,1682</text:p>
          </table:table-cell>
          <table:table-cell table:number-columns-repeated="9"/>
          <table:table-cell office:value-type="float" office:value="3747.84">
            <text:p>3747,84</text:p>
          </table:table-cell>
          <table:table-cell table:formula="of:=[.$N$11]*([.N102]-[.$N$5])+[.$Q$5]" office:value-type="float" office:value="1862.875">
            <text:p>1862,875</text:p>
          </table:table-cell>
          <table:table-cell table:formula="of:=[.O102] * ([.C87]/[.A87])" office:value-type="float" office:value="1116.40475533822">
            <text:p>1116,4047553382</text:p>
          </table:table-cell>
          <table:table-cell table:number-columns-repeated="2"/>
          <table:table-cell office:value-type="float" office:value="348.159999999998">
            <text:p>348,16</text:p>
          </table:table-cell>
          <table:table-cell table:formula="of:=[.$O$11]*([.S102]-[.$N$4])+[.$Q$4]" office:value-type="float" office:value="258.484999999998">
            <text:p>258,485</text:p>
          </table:table-cell>
          <table:table-cell table:formula="of:=((([.$Q$5]-[.$Q$4])/100*[.D87])*([.D87]/100)+[.$Q$4])" office:value-type="float" office:value="376.200129919752">
            <text:p>376,200129919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  <table:table-cell table:formula="of:=(EXP([.E$3]/10*[.$A103]/[.$F$3])-1)/(EXP([.E$3]/10)-1)*[.F$3]" office:value-type="float" office:value="96.0057873588523">
            <text:p>96,0057873589</text:p>
          </table:table-cell>
          <table:table-cell table:formula="of:=ROUND([.C103];4)" office:value-type="float" office:value="96.0058">
            <text:p>96,0058</text:p>
          </table:table-cell>
          <table:table-cell table:number-columns-repeated="9"/>
          <table:table-cell table:style-name="ce12" office:value-type="float" office:value="3768.32">
            <text:p>3768,32</text:p>
          </table:table-cell>
          <table:table-cell table:formula="of:=[.$N$11]*([.N103]-[.$N$5])+[.$Q$5]" office:value-type="float" office:value="1867">
            <text:p>1867</text:p>
          </table:table-cell>
          <table:table-cell table:formula="of:=[.O103] * ([.C88]/[.A88])" office:value-type="float" office:value="1152.36785090403">
            <text:p>1152,367850904</text:p>
          </table:table-cell>
          <table:table-cell table:number-columns-repeated="2"/>
          <table:table-cell table:style-name="ce12" office:value-type="float" office:value="327.679999999998">
            <text:p>327,68</text:p>
          </table:table-cell>
          <table:table-cell table:formula="of:=[.$O$11]*([.S103]-[.$N$4])+[.$Q$4]" office:value-type="float" office:value="243.279999999999">
            <text:p>243,28</text:p>
          </table:table-cell>
          <table:table-cell table:formula="of:=((([.$Q$5]-[.$Q$4])/100*[.D88])*([.D88]/100)+[.$Q$4])" office:value-type="float" office:value="408.732069753945">
            <text:p>408,732069753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f:=(EXP([.E$3]/10*[.$A104]/[.$F$3])-1)/(EXP([.E$3]/10)-1)*[.F$3]" office:value-type="float" office:value="100">
            <text:p>100</text:p>
          </table:table-cell>
          <table:table-cell table:formula="of:=ROUND([.C104];4)" office:value-type="float" office:value="100">
            <text:p>100</text:p>
          </table:table-cell>
          <table:table-cell table:number-columns-repeated="9"/>
          <table:table-cell office:value-type="float" office:value="3788.8">
            <text:p>3788,8</text:p>
          </table:table-cell>
          <table:table-cell table:formula="of:=[.$N$11]*([.N104]-[.$N$5])+[.$Q$5]" office:value-type="float" office:value="1871.125">
            <text:p>1871,125</text:p>
          </table:table-cell>
          <table:table-cell table:formula="of:=[.O104] * ([.C89]/[.A89])" office:value-type="float" office:value="1189.58126172533">
            <text:p>1189,5812617253</text:p>
          </table:table-cell>
          <table:table-cell table:number-columns-repeated="2"/>
          <table:table-cell office:value-type="float" office:value="307.199999999998">
            <text:p>307,2</text:p>
          </table:table-cell>
          <table:table-cell table:formula="of:=[.$O$11]*([.S104]-[.$N$4])+[.$Q$4]" office:value-type="float" office:value="228.074999999999">
            <text:p>228,075</text:p>
          </table:table-cell>
          <table:table-cell table:formula="of:=((([.$Q$5]-[.$Q$4])/100*[.D89])*([.D89]/100)+[.$Q$4])" office:value-type="float" office:value="444.025039196338">
            <text:p>444,025039196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3809.28">
            <text:p>3809,28</text:p>
          </table:table-cell>
          <table:table-cell table:formula="of:=[.$N$11]*([.N105]-[.$N$5])+[.$Q$5]" office:value-type="float" office:value="1875.25">
            <text:p>1875,25</text:p>
          </table:table-cell>
          <table:table-cell table:formula="of:=[.O105] * ([.C90]/[.A90])" office:value-type="float" office:value="1228.0902282556">
            <text:p>1228,0902282556</text:p>
          </table:table-cell>
          <table:table-cell table:number-columns-repeated="2"/>
          <table:table-cell table:style-name="ce12" office:value-type="float" office:value="286.719999999998">
            <text:p>286,72</text:p>
          </table:table-cell>
          <table:table-cell table:formula="of:=[.$O$11]*([.S105]-[.$N$4])+[.$Q$4]" office:value-type="float" office:value="212.869999999999">
            <text:p>212,87</text:p>
          </table:table-cell>
          <table:table-cell table:formula="of:=((([.$Q$5]-[.$Q$4])/100*[.D90])*([.D90]/100)+[.$Q$4])" office:value-type="float" office:value="482.309256263961">
            <text:p>482,30925626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829.76">
            <text:p>3829,76</text:p>
          </table:table-cell>
          <table:table-cell table:formula="of:=[.$N$11]*([.N106]-[.$N$5])+[.$Q$5]" office:value-type="float" office:value="1879.375">
            <text:p>1879,375</text:p>
          </table:table-cell>
          <table:table-cell table:formula="of:=[.O106] * ([.C91]/[.A91])" office:value-type="float" office:value="1267.941668637">
            <text:p>1267,941668637</text:p>
          </table:table-cell>
          <table:table-cell table:number-columns-repeated="2"/>
          <table:table-cell office:value-type="float" office:value="266.239999999998">
            <text:p>266,24</text:p>
          </table:table-cell>
          <table:table-cell table:formula="of:=[.$O$11]*([.S106]-[.$N$4])+[.$Q$4]" office:value-type="float" office:value="197.664999999999">
            <text:p>197,665</text:p>
          </table:table-cell>
          <table:table-cell table:formula="of:=((([.$Q$5]-[.$Q$4])/100*[.D91])*([.D91]/100)+[.$Q$4])" office:value-type="float" office:value="523.836839564013">
            <text:p>523,83683956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3850.24">
            <text:p>3850,24</text:p>
          </table:table-cell>
          <table:table-cell table:formula="of:=[.$N$11]*([.N107]-[.$N$5])+[.$Q$5]" office:value-type="float" office:value="1883.5">
            <text:p>1883,5</text:p>
          </table:table-cell>
          <table:table-cell table:formula="of:=[.O107] * ([.C92]/[.A92])" office:value-type="float" office:value="1309.18424197383">
            <text:p>1309,1842419738</text:p>
          </table:table-cell>
          <table:table-cell table:number-columns-repeated="2"/>
          <table:table-cell table:style-name="ce12" office:value-type="float" office:value="245.759999999998">
            <text:p>245,76</text:p>
          </table:table-cell>
          <table:table-cell table:formula="of:=[.$O$11]*([.S107]-[.$N$4])+[.$Q$4]" office:value-type="float" office:value="182.459999999999">
            <text:p>182,46</text:p>
          </table:table-cell>
          <table:table-cell table:formula="of:=((([.$Q$5]-[.$Q$4])/100*[.D92])*([.D92]/100)+[.$Q$4])" office:value-type="float" office:value="568.88201731244">
            <text:p>568,882017312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870.72">
            <text:p>3870,72</text:p>
          </table:table-cell>
          <table:table-cell table:formula="of:=[.$N$11]*([.N108]-[.$N$5])+[.$Q$5]" office:value-type="float" office:value="1887.625">
            <text:p>1887,625</text:p>
          </table:table-cell>
          <table:table-cell table:formula="of:=[.O108] * ([.C93]/[.A93])" office:value-type="float" office:value="1351.86841402184">
            <text:p>1351,8684140218</text:p>
          </table:table-cell>
          <table:table-cell table:number-columns-repeated="2"/>
          <table:table-cell office:value-type="float" office:value="225.279999999998">
            <text:p>225,28</text:p>
          </table:table-cell>
          <table:table-cell table:formula="of:=[.$O$11]*([.S108]-[.$N$4])+[.$Q$4]" office:value-type="float" office:value="167.254999999999">
            <text:p>167,255</text:p>
          </table:table-cell>
          <table:table-cell table:formula="of:=((([.$Q$5]-[.$Q$4])/100*[.D93])*([.D93]/100)+[.$Q$4])" office:value-type="float" office:value="617.737162951013">
            <text:p>617,73716295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3891.2">
            <text:p>3891,2</text:p>
          </table:table-cell>
          <table:table-cell table:formula="of:=[.$N$11]*([.N109]-[.$N$5])+[.$Q$5]" office:value-type="float" office:value="1891.75">
            <text:p>1891,75</text:p>
          </table:table-cell>
          <table:table-cell table:formula="of:=[.O109] * ([.C94]/[.A94])" office:value-type="float" office:value="1396.04652538658">
            <text:p>1396,0465253866</text:p>
          </table:table-cell>
          <table:table-cell table:number-columns-repeated="2"/>
          <table:table-cell table:style-name="ce12" office:value-type="float" office:value="204.799999999998">
            <text:p>204,8</text:p>
          </table:table-cell>
          <table:table-cell table:formula="of:=[.$O$11]*([.S109]-[.$N$4])+[.$Q$4]" office:value-type="float" office:value="152.049999999999">
            <text:p>152,05</text:p>
          </table:table-cell>
          <table:table-cell table:formula="of:=((([.$Q$5]-[.$Q$4])/100*[.D94])*([.D94]/100)+[.$Q$4])" office:value-type="float" office:value="670.723660283001">
            <text:p>670,72366028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911.68">
            <text:p>3911,68</text:p>
          </table:table-cell>
          <table:table-cell table:formula="of:=[.$N$11]*([.N110]-[.$N$5])+[.$Q$5]" office:value-type="float" office:value="1895.875">
            <text:p>1895,875</text:p>
          </table:table-cell>
          <table:table-cell table:formula="of:=[.O110] * ([.C95]/[.A95])" office:value-type="float" office:value="1441.77286232766">
            <text:p>1441,7728623277</text:p>
          </table:table-cell>
          <table:table-cell table:number-columns-repeated="2"/>
          <table:table-cell office:value-type="float" office:value="184.319999999998">
            <text:p>184,32</text:p>
          </table:table-cell>
          <table:table-cell table:formula="of:=[.$O$11]*([.S110]-[.$N$4])+[.$Q$4]" office:value-type="float" office:value="136.844999999999">
            <text:p>136,845</text:p>
          </table:table-cell>
          <table:table-cell table:formula="of:=((([.$Q$5]-[.$Q$4])/100*[.D95])*([.D95]/100)+[.$Q$4])" office:value-type="float" office:value="728.188471362568">
            <text:p>728,188471362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3932.16">
            <text:p>3932,16</text:p>
          </table:table-cell>
          <table:table-cell table:formula="of:=[.$N$11]*([.N111]-[.$N$5])+[.$Q$5]" office:value-type="float" office:value="1900">
            <text:p>1900</text:p>
          </table:table-cell>
          <table:table-cell table:formula="of:=[.O111] * ([.C96]/[.A96])" office:value-type="float" office:value="1489.1037302691">
            <text:p>1489,1037302691</text:p>
          </table:table-cell>
          <table:table-cell table:number-columns-repeated="2"/>
          <table:table-cell table:style-name="ce12" office:value-type="float" office:value="163.839999999998">
            <text:p>163,84</text:p>
          </table:table-cell>
          <table:table-cell table:formula="of:=[.$O$11]*([.S111]-[.$N$4])+[.$Q$4]" office:value-type="float" office:value="121.639999999999">
            <text:p>121,64</text:p>
          </table:table-cell>
          <table:table-cell table:formula="of:=((([.$Q$5]-[.$Q$4])/100*[.D96])*([.D96]/100)+[.$Q$4])" office:value-type="float" office:value="790.5059453728">
            <text:p>790,505945372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952.64">
            <text:p>3952,64</text:p>
          </table:table-cell>
          <table:table-cell table:formula="of:=[.$N$11]*([.N112]-[.$N$5])+[.$Q$5]" office:value-type="float" office:value="1904.125">
            <text:p>1904,125</text:p>
          </table:table-cell>
          <table:table-cell table:formula="of:=[.O112] * ([.C97]/[.A97])" office:value-type="float" office:value="1538.09753012054">
            <text:p>1538,0975301205</text:p>
          </table:table-cell>
          <table:table-cell table:number-columns-repeated="2"/>
          <table:table-cell office:value-type="float" office:value="143.359999999998">
            <text:p>143,36</text:p>
          </table:table-cell>
          <table:table-cell table:formula="of:=[.$O$11]*([.S112]-[.$N$4])+[.$Q$4]" office:value-type="float" office:value="106.434999999999">
            <text:p>106,435</text:p>
          </table:table-cell>
          <table:table-cell table:formula="of:=((([.$Q$5]-[.$Q$4])/100*[.D97])*([.D97]/100)+[.$Q$4])" office:value-type="float" office:value="858.082019406844">
            <text:p>858,082019406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3973.12">
            <text:p>3973,12</text:p>
          </table:table-cell>
          <table:table-cell table:formula="of:=[.$N$11]*([.N113]-[.$N$5])+[.$Q$5]" office:value-type="float" office:value="1908.25">
            <text:p>1908,25</text:p>
          </table:table-cell>
          <table:table-cell table:formula="of:=[.O113] * ([.C98]/[.A98])" office:value-type="float" office:value="1588.8148375174">
            <text:p>1588,8148375174</text:p>
          </table:table-cell>
          <table:table-cell table:number-columns-repeated="2"/>
          <table:table-cell table:style-name="ce12" office:value-type="float" office:value="122.879999999998">
            <text:p>122,88</text:p>
          </table:table-cell>
          <table:table-cell table:formula="of:=[.$O$11]*([.S113]-[.$N$4])+[.$Q$4]" office:value-type="float" office:value="91.2299999999985">
            <text:p>91,23</text:p>
          </table:table-cell>
          <table:table-cell table:formula="of:=((([.$Q$5]-[.$Q$4])/100*[.D98])*([.D98]/100)+[.$Q$4])" office:value-type="float" office:value="931.361484608985">
            <text:p>931,36148460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993.6">
            <text:p>3993,6</text:p>
          </table:table-cell>
          <table:table-cell table:formula="of:=[.$N$11]*([.N114]-[.$N$5])+[.$Q$5]" office:value-type="float" office:value="1912.375">
            <text:p>1912,375</text:p>
          </table:table-cell>
          <table:table-cell table:formula="of:=[.O114] * ([.C99]/[.A99])" office:value-type="float" office:value="1641.31848509296">
            <text:p>1641,318485093</text:p>
          </table:table-cell>
          <table:table-cell table:number-columns-repeated="2"/>
          <table:table-cell office:value-type="float" office:value="102.399999999998">
            <text:p>102,4</text:p>
          </table:table-cell>
          <table:table-cell table:formula="of:=[.$O$11]*([.S114]-[.$N$4])+[.$Q$4]" office:value-type="float" office:value="76.0249999999985">
            <text:p>76,025</text:p>
          </table:table-cell>
          <table:table-cell table:formula="of:=((([.$Q$5]-[.$Q$4])/100*[.D99])*([.D99]/100)+[.$Q$4])" office:value-type="float" office:value="1010.81926453342">
            <text:p>1010,819264533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4014.08">
            <text:p>4014,08</text:p>
          </table:table-cell>
          <table:table-cell table:formula="of:=[.$N$11]*([.N115]-[.$N$5])+[.$Q$5]" office:value-type="float" office:value="1916.5">
            <text:p>1916,5</text:p>
          </table:table-cell>
          <table:table-cell table:formula="of:=[.O115] * ([.C100]/[.A100])" office:value-type="float" office:value="1695.67364789919">
            <text:p>1695,6736478992</text:p>
          </table:table-cell>
          <table:table-cell table:number-columns-repeated="2"/>
          <table:table-cell table:style-name="ce12" office:value-type="float" office:value="81.9199999999983">
            <text:p>81,92</text:p>
          </table:table-cell>
          <table:table-cell table:formula="of:=[.$O$11]*([.S115]-[.$N$4])+[.$Q$4]" office:value-type="float" office:value="60.8199999999987">
            <text:p>60,82</text:p>
          </table:table-cell>
          <table:table-cell table:formula="of:=((([.$Q$5]-[.$Q$4])/100*[.D100])*([.D100]/100)+[.$Q$4])" office:value-type="float" office:value="1096.97214234111">
            <text:p>1096,972142341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034.56">
            <text:p>4034,56</text:p>
          </table:table-cell>
          <table:table-cell table:formula="of:=[.$N$11]*([.N116]-[.$N$5])+[.$Q$5]" office:value-type="float" office:value="1920.625">
            <text:p>1920,625</text:p>
          </table:table-cell>
          <table:table-cell table:formula="of:=[.O116] * ([.C101]/[.A101])" office:value-type="float" office:value="1751.94793209804">
            <text:p>1751,9479320981</text:p>
          </table:table-cell>
          <table:table-cell table:number-columns-repeated="2"/>
          <table:table-cell office:value-type="float" office:value="61.4399999999982">
            <text:p>61,44</text:p>
          </table:table-cell>
          <table:table-cell table:formula="of:=[.$O$11]*([.S116]-[.$N$4])+[.$Q$4]" office:value-type="float" office:value="45.6149999999987">
            <text:p>45,615</text:p>
          </table:table-cell>
          <table:table-cell table:formula="of:=((([.$Q$5]-[.$Q$4])/100*[.D101])*([.D101]/100)+[.$Q$4])" office:value-type="float" office:value="1190.38501394878">
            <text:p>1190,385013948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4055.04">
            <text:p>4055,04</text:p>
          </table:table-cell>
          <table:table-cell table:formula="of:=[.$N$11]*([.N117]-[.$N$5])+[.$Q$5]" office:value-type="float" office:value="1924.75">
            <text:p>1924,75</text:p>
          </table:table-cell>
          <table:table-cell table:formula="of:=[.O117] * ([.C102]/[.A102])" office:value-type="float" office:value="1810.21146704944">
            <text:p>1810,2114670495</text:p>
          </table:table-cell>
          <table:table-cell table:number-columns-repeated="2"/>
          <table:table-cell table:style-name="ce12" office:value-type="float" office:value="40.9599999999982">
            <text:p>40,96</text:p>
          </table:table-cell>
          <table:table-cell table:formula="of:=[.$O$11]*([.S117]-[.$N$4])+[.$Q$4]" office:value-type="float" office:value="30.4099999999987">
            <text:p>30,41</text:p>
          </table:table-cell>
          <table:table-cell table:formula="of:=((([.$Q$5]-[.$Q$4])/100*[.D102])*([.D102]/100)+[.$Q$4])" office:value-type="float" office:value="1291.66126672304">
            <text:p>1291,661266723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075.52">
            <text:p>4075,52</text:p>
          </table:table-cell>
          <table:table-cell table:formula="of:=[.$N$11]*([.N118]-[.$N$5])+[.$Q$5]" office:value-type="float" office:value="1928.875">
            <text:p>1928,875</text:p>
          </table:table-cell>
          <table:table-cell table:formula="of:=[.O118] * ([.C103]/[.A103])" office:value-type="float" office:value="1870.53700092733">
            <text:p>1870,5370009273</text:p>
          </table:table-cell>
          <table:table-cell table:number-columns-repeated="2"/>
          <table:table-cell office:value-type="float" office:value="20.4799999999982">
            <text:p>20,48</text:p>
          </table:table-cell>
          <table:table-cell table:formula="of:=[.$O$11]*([.S118]-[.$N$4])+[.$Q$4]" office:value-type="float" office:value="15.2049999999987">
            <text:p>15,205</text:p>
          </table:table-cell>
          <table:table-cell table:formula="of:=((([.$Q$5]-[.$Q$4])/100*[.D103])*([.D103]/100)+[.$Q$4])" office:value-type="float" office:value="1401.46212799496">
            <text:p>1401,46212799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2" office:value-type="float" office:value="4096">
            <text:p>4096</text:p>
          </table:table-cell>
          <table:table-cell table:formula="of:=[.$N$11]*([.N119]-[.$N$5])+[.$Q$5]" office:value-type="float" office:value="1933">
            <text:p>1933</text:p>
          </table:table-cell>
          <table:table-cell table:formula="of:=[.O119] * ([.C104]/[.A104])" office:value-type="float" office:value="1933">
            <text:p>1933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formula="of:=[.$O$11]*([.S119]-[.$N$4])+[.$Q$4]" office:value-type="float" office:value="0">
            <text:p>0</text:p>
          </table:table-cell>
          <table:table-cell table:formula="of:=((([.$Q$5]-[.$Q$4])/100*[.D4])*([.D4]/100)+[.$Q$4])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13.07.2019</text:date>, <text:time>00:31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iy Shapiro</meta:initial-creator>
    <meta:creation-date>2019-07-09T18:00:17.98</meta:creation-date>
    <dc:date>2019-07-13T00:31:44.84</dc:date>
    <dc:creator>Dmitriy Shapiro</dc:creator>
    <meta:editing-duration>PT15H59M44S</meta:editing-duration>
    <meta:editing-cycles>29</meta:editing-cycles>
    <meta:generator>OpenOffice/4.1.6$Win32 OpenOffice.org_project/416m1$Build-9790</meta:generator>
    <meta:document-statistic meta:table-count="6" meta:cell-count="334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188cm" style:legend-expansion="high" chart:style-name="ch2"/>
        <chart:plot-area chart:style-name="ch3" table:cell-range-address="Лист1.E1:Лист1.E128" svg:x="0.77cm" svg:y="0.855cm" svg:width="11.606cm" svg:height="7.545cm">
          <chartooo:coordinate-region svg:x="2.423cm" svg:y="1.068cm" svg:width="9.902cm" svg:height="6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E1:Лист1.E128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E1:Лист1.E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00003825982">
                <text:p>1.00000003825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00007651965">
                <text:p>1.00000007651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00011477948">
                <text:p>1.00000011477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00015303931">
                <text:p>1.00000015303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00019129914">
                <text:p>1.000000191299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000022955897">
                <text:p>1.00000022955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00002678188">
                <text:p>1.0000002678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00030607863">
                <text:p>1.00000030607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000034433847">
                <text:p>1.00000034433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00038259831">
                <text:p>1.000000382598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00042085815">
                <text:p>1.00000042085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000045911799">
                <text:p>1.000000459117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000049737783">
                <text:p>1.00000049737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000053563767">
                <text:p>1.00000053563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000057389752">
                <text:p>1.00000057389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000061215736">
                <text:p>1.00000061215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000065041721">
                <text:p>1.00000065041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000068867706">
                <text:p>1.00000068867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000072693691">
                <text:p>1.000000726936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000076519676">
                <text:p>1.000000765196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000080345661">
                <text:p>1.000000803456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000084171647">
                <text:p>1.00000084171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000087997633">
                <text:p>1.00000087997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000091823618">
                <text:p>1.000000918236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000095649604">
                <text:p>1.000000956496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00009947559">
                <text:p>1.00000099475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000103301577">
                <text:p>1.00000103301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000107127563">
                <text:p>1.00000107127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000110953549">
                <text:p>1.000001109535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000114779536">
                <text:p>1.00000114779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000118605523">
                <text:p>1.000001186055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00012243151">
                <text:p>1.00000122431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000126257497">
                <text:p>1.00000126257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0000130083484">
                <text:p>1.000001300834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000133909472">
                <text:p>1.000001339094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000137735459">
                <text:p>1.00000137735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000141561447">
                <text:p>1.00000141561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000145387435">
                <text:p>1.000001453874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000149213423">
                <text:p>1.000001492134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153039411">
                <text:p>1.000001530394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000156865399">
                <text:p>1.00000156865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000160691387">
                <text:p>1.000001606913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000164517376">
                <text:p>1.00000164517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000168343365">
                <text:p>1.000001683433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0000172169353">
                <text:p>1.00000172169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000175995342">
                <text:p>1.000001759953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000179821332">
                <text:p>1.00000179821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000183647321">
                <text:p>1.000001836473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00018747331">
                <text:p>1.0000018747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0001912993">
                <text:p>1.0000019129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00019512529">
                <text:p>1.00000195125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00019895128">
                <text:p>1.0000019895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00020277727">
                <text:p>1.0000020277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00020660326">
                <text:p>1.00000206603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00021042925">
                <text:p>1.00000210429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000021425524">
                <text:p>1.0000021425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000218081231">
                <text:p>1.000002180812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0000221907222">
                <text:p>1.00000221907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000225733213">
                <text:p>1.000002257332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0000229559204">
                <text:p>1.00000229559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0000233385195">
                <text:p>1.000002333851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000237211186">
                <text:p>1.000002372111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000241037178">
                <text:p>1.000002410371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000244863169">
                <text:p>1.000002448631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000248689161">
                <text:p>1.000002486891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000252515153">
                <text:p>1.00000252515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000256341145">
                <text:p>1.000002563411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000260167137">
                <text:p>1.00000260167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00026399313">
                <text:p>1.00000263993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000267819122">
                <text:p>1.000002678191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000271645115">
                <text:p>1.000002716451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000275471108">
                <text:p>1.00000275471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000279297101">
                <text:p>1.000002792971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000283123094">
                <text:p>1.000002831230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000286949087">
                <text:p>1.000002869490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00029077508">
                <text:p>1.000002907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000294601074">
                <text:p>1.000002946010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000298427068">
                <text:p>1.000002984270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000302253062">
                <text:p>1.00000302253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000306079056">
                <text:p>1.00000306079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00030990505">
                <text:p>1.00000309905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000313731044">
                <text:p>1.00000313731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000317557038">
                <text:p>1.000003175570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000321383033">
                <text:p>1.000003213830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000325209028">
                <text:p>1.00000325209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000329035022">
                <text:p>1.000003290350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000332861017">
                <text:p>1.00000332861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000336687013">
                <text:p>1.000003366870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000340513008">
                <text:p>1.000003405130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000344339003">
                <text:p>1.00000344339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000348164999">
                <text:p>1.00000348164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0000351990995">
                <text:p>1.00000351990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0000355816991">
                <text:p>1.00000355816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0000359642987">
                <text:p>1.000003596429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000363468983">
                <text:p>1.000003634689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0000367294979">
                <text:p>1.000003672949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0000371120976">
                <text:p>1.000003711209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000374946972">
                <text:p>1.000003749469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000378772969">
                <text:p>1.000003787729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0000382598966">
                <text:p>1.00000382598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0000386424963">
                <text:p>1.000003864249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000039025096">
                <text:p>1.00000390250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0000394076957">
                <text:p>1.000003940769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0000397902955">
                <text:p>1.000003979029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0000401728952">
                <text:p>1.00000401728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000040555495">
                <text:p>1.0000040555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0000409380948">
                <text:p>1.000004093809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0000413206946">
                <text:p>1.000004132069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0000417032944">
                <text:p>1.000004170329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0000420858943">
                <text:p>1.00000420858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0000424684941">
                <text:p>1.00000424684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000042851094">
                <text:p>1.00000428510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0000432336939">
                <text:p>1.000004323369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0000436162938">
                <text:p>1.000004361629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0000439988937">
                <text:p>1.000004399889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0000443814936">
                <text:p>1.000004438149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0000447640936">
                <text:p>1.000004476409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0000451466935">
                <text:p>1.000004514669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0000455292935">
                <text:p>1.000004552929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0000459118935">
                <text:p>1.000004591189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0000462944935">
                <text:p>1.000004629449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0000466770935">
                <text:p>1.000004667709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0000470596935">
                <text:p>1.000004705969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0000474422935">
                <text:p>1.000004744229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0000478248936">
                <text:p>1.000004782489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0000482074937">
                <text:p>1.000004820749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0000485900938">
                <text:p>1.00000485900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215cm" svg:height="13.354cm" xlink:href=".." xlink:type="simple" chart:class="chart:line" chart:style-name="ch1">
        <chart:legend chart:legend-position="end" svg:x="13.231cm" svg:y="6.365cm" style:legend-expansion="high" chart:style-name="ch2"/>
        <chart:plot-area chart:style-name="ch3" table:cell-range-address="Лист2.E4:Лист2.E104" svg:x="0.774cm" svg:y="1.203cm" svg:width="11.809cm" svg:height="11.464cm">
          <chartooo:coordinate-region svg:x="1.766cm" svg:y="1.415cm" svg:width="10.643cm" svg:height="10.1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E4:Лист2.E104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2.E4:Лист2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4866815035286">
                <text:p>1.54866815035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606842617787">
                <text:p>3.1606842617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3863956996039">
                <text:p>4.83863956996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8523130455833">
                <text:p>6.58523130455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0326702487297">
                <text:p>8.40326702487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2956691328566">
                <text:p>10.29566913285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2654795707292">
                <text:p>12.2654795707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3158647107489">
                <text:p>14.3158647107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4501204449983">
                <text:p>16.45012044499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6716774833664">
                <text:p>18.6716774833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9841068682446">
                <text:p>20.9841068682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3911257147992">
                <text:p>23.3911257147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8966031860493">
                <text:p>25.8966031860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5045667123538">
                <text:p>28.5045667123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2192084653051">
                <text:p>31.2192084653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0448920964366">
                <text:p>34.0448920964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9861597515753">
                <text:p>36.9861597515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047739372115">
                <text:p>40.047739372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.2345522949472">
                <text:p>43.2345522949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5517211632647">
                <text:p>46.5517211632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.0045781609564">
                <text:p>50.0045781609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.5986735838269">
                <text:p>53.5986735838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339784761421">
                <text:p>57.339784761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2339253437937">
                <text:p>61.23392534379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.2873549681529">
                <text:p>65.2873549681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.5065893209153">
                <text:p>69.5065893209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8984106113479">
                <text:p>73.8984106113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4698784736314">
                <text:p>78.4698784736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.2283413148718">
                <text:p>83.2283413148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.1814481272983">
                <text:p>88.18144812729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.3371607836382">
                <text:p>93.3371607836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.7037668354306">
                <text:p>98.7037668354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.289892834854">
                <text:p>104.289892834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.104518201478">
                <text:p>110.104518201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.156989656237">
                <text:p>116.1569896562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.457036245813">
                <text:p>122.457036245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.0147849816">
                <text:p>129.0147849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5.840777118367">
                <text:p>135.8407771183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2.945985098804">
                <text:p>142.9459850988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.341830191173">
                <text:p>150.3418301911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8.040200848432">
                <text:p>158.0402008484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.053471818331">
                <text:p>166.0534718183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.394524035203">
                <text:p>174.3945240352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3.076765325422">
                <text:p>183.076765325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2.114151959821">
                <text:p>192.1141519598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.521211087703">
                <text:p>201.5212110877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.313064088507">
                <text:p>211.3130640885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1.505450878674">
                <text:p>221.5054508786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2.114755212781">
                <text:p>232.114755212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3.158031019612">
                <text:p>243.158031019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4.653029815497">
                <text:p>254.6530298154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6.618229238991">
                <text:p>266.618229238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9.072862752763">
                <text:p>279.0728627527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2.036950560426">
                <text:p>292.0369505604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5.531331788018">
                <text:p>305.531331788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9.577697981864">
                <text:p>319.5776979818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4.198627976651">
                <text:p>334.1986279766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417624189788">
                <text:p>349.417624189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5.259150400368">
                <text:p>365.2591504003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1.748671073478">
                <text:p>381.7486710734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8.912692293057">
                <text:p>398.9126922930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6.778804369109">
                <text:p>416.778804369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5.375726187753">
                <text:p>435.375726187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4.733351375402">
                <text:p>454.7333513754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4.882796351282">
                <text:p>474.8827963512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5.856450345526">
                <text:p>495.8564503455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7.688027463251">
                <text:p>517.688027463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0.412620878302">
                <text:p>540.4126208783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4.066759243786">
                <text:p>564.0667592437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8.68846541006">
                <text:p>588.688465410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4.317317544576">
                <text:p>614.3173175445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0.994512751811">
                <text:p>640.9945127518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8.762933295563">
                <text:p>668.7629332955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7.667215530062">
                <text:p>697.6672155300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7.753821650679">
                <text:p>727.7538216506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9.071114379601">
                <text:p>759.0711143796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1.669434706496">
                <text:p>791.6694347064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5.601182809148">
                <text:p>825.601182809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0.920902284141">
                <text:p>860.920902284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7.68536782297">
                <text:p>897.68536782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5.953676474536">
                <text:p>935.9536764745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5.787342640709">
                <text:p>975.7873426407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7.25039695767">
                <text:p>1017.25039695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60.40948922197">
                <text:p>1060.409489221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5.33399552678">
                <text:p>1105.33399552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2.09612978045">
                <text:p>1152.096129780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00.77105978686">
                <text:p>1200.771059786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1.43702807386">
                <text:p>1251.437028073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04.17547766425">
                <text:p>1304.175477664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9.07118299141">
                <text:p>1359.07118299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6.21238616996">
                <text:p>1416.21238616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5.69093884059">
                <text:p>1475.69093884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37.60244981697">
                <text:p>1537.602449816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02.0464387722">
                <text:p>1602.04643877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69.12649621168">
                <text:p>1669.12649621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38.95044998976">
                <text:p>1738.95044998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11.63053863758">
                <text:p>1811.630538637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87.283591781">
                <text:p>1887.2835917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66.03121793832">
                <text:p>1966.03121793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48">
                <text:p>2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188cm" style:legend-expansion="high" chart:style-name="ch2"/>
        <chart:plot-area chart:style-name="ch3" table:cell-range-address="Лист3.C4:Лист3.C68" svg:x="0.77cm" svg:y="0.855cm" svg:width="11.606cm" svg:height="7.545cm">
          <chartooo:coordinate-region svg:x="1.762cm" svg:y="1.067cm" svg:width="10.427cm" svg:height="6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3.C4:Лист3.C68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3.C4:Лист3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6435094834611">
                <text:p>2.46435094834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08763887768952">
                <text:p>5.08763887768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88011434262168">
                <text:p>7.88011434262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52689001706">
                <text:p>10.852689001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016978255021">
                <text:p>14.016978255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3853466315881">
                <text:p>17.3853466315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9709561040379">
                <text:p>20.9709561040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7878175193041">
                <text:p>24.7878175193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8508453463124">
                <text:p>28.8508453463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1759159545917">
                <text:p>33.1759159545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7799296515336">
                <text:p>37.7799296515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808767207102">
                <text:p>42.6808767207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8979077192984">
                <text:p>47.8979077192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.4514083092982">
                <text:p>53.45140830929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3630789149501">
                <text:p>59.3630789149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6560195176141">
                <text:p>65.6560195176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.3548199194491">
                <text:p>72.35481991944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4856558285992">
                <text:p>79.4856558285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.0763911413421">
                <text:p>87.0763911413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.1566868208689">
                <text:p>95.15668682086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.758116798143">
                <text:p>103.758116798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.914291347722">
                <text:p>112.9142913477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.660988420633">
                <text:p>122.660988420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036293447497">
                <text:p>133.036293447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.080748158177">
                <text:p>144.080748158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.837508999465">
                <text:p>155.837508999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8.352515769839">
                <text:p>168.3525157698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1.674671130221">
                <text:p>181.674671130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.856031692191">
                <text:p>195.8560316921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0.952011430324">
                <text:p>210.952011430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7.021598213503">
                <text:p>227.021598213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4.127584301297">
                <text:p>244.127584301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2.336811706079">
                <text:p>262.336811706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1.720433379645">
                <text:p>281.7204333796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2.354191244916">
                <text:p>302.354191244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.31871215915">
                <text:p>324.31871215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7.699822965138">
                <text:p>347.699822965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2.588885861456">
                <text:p>372.5888858614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.083155402245">
                <text:p>399.083155402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7.286158521491">
                <text:p>427.286158521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7.308099066771">
                <text:p>457.3080990667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9.266288423184">
                <text:p>489.266288423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3.285603910132">
                <text:p>523.2856039101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9.498976742168">
                <text:p>559.4989767421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8.047911460596">
                <text:p>598.0479114605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9.083038865549">
                <text:p>639.0830388655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2.76470460911">
                <text:p>682.764704609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9.263595749433">
                <text:p>729.263595749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8.761407714131">
                <text:p>778.7614077141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31.451554279111">
                <text:p>831.451554279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7.539923337101">
                <text:p>887.539923337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7.245681409072">
                <text:p>947.2456814090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0.80213004218">
                <text:p>1010.802130042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8.45761744061">
                <text:p>1078.457617440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0.47650889163">
                <text:p>1150.476508891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27.14021977865">
                <text:p>1227.14021977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8.74831521797">
                <text:p>1308.748315217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95.61968061596">
                <text:p>1395.619680615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8.09376772074">
                <text:p>1488.09376772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86.53192103728">
                <text:p>1586.531921037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1.31878978884">
                <text:p>1691.318789788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02.86383094222">
                <text:p>1802.863830942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1.60290916977">
                <text:p>1921.60290916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8">
                <text:p>20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6cm" svg:height="8.981cm" xlink:href=".." xlink:type="simple" chart:class="chart:line" chart:style-name="ch1">
        <chart:legend chart:legend-position="end" svg:x="7.476cm" svg:y="4.178cm" style:legend-expansion="high" chart:style-name="ch2"/>
        <chart:plot-area chart:style-name="ch3" table:cell-range-address="Лист3.D4:Лист3.D68" svg:x="0.659cm" svg:y="0.851cm" svg:width="6.399cm" svg:height="7.531cm">
          <chartooo:coordinate-region svg:x="1.651cm" svg:y="1.063cm" svg:width="5.302cm" svg:height="6.2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3.D4:Лист3.D68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8">
                <text:p>1108</text:p>
                <draw:g>
                  <svg:desc>Лист3.D4:Лист3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8.49635974912">
                <text:p>1108.49635974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9.02473195168">
                <text:p>1109.02473195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9.58718123356">
                <text:p>1109.58718123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0.18590537754">
                <text:p>1110.18590537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0.82324391123">
                <text:p>1110.82324391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1.50168724879">
                <text:p>1111.50168724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2.22388642232">
                <text:p>1112.22388642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2.99266344078">
                <text:p>1112.99266344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3.81102231707">
                <text:p>1113.81102231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4.68216080628">
                <text:p>1114.682160806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5.609482901">
                <text:p>1115.609482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6.59661213247">
                <text:p>1116.59661213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7.6474057296">
                <text:p>1117.6474057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8.7659696912">
                <text:p>1118.7659696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9.95667483028">
                <text:p>1119.95667483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1.22417385304">
                <text:p>1121.22417385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2.57341953944">
                <text:p>1122.57341953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4.00968409634">
                <text:p>1124.00968409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5.53857975869">
                <text:p>1125.53857975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7.16608071954">
                <text:p>1127.16608071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8.89854647424">
                <text:p>1128.89854647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0.74274667038">
                <text:p>1130.742746670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2.70588756031">
                <text:p>1132.705887560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4.79564015971">
                <text:p>1134.79564015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37.02017022229">
                <text:p>1137.02017022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9.3881701476">
                <text:p>1139.3881701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1.90889294681">
                <text:p>1141.908892946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4.59218839903">
                <text:p>1144.592188399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47.44854153956">
                <text:p>1147.44854153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50.48911363038">
                <text:p>1150.48911363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3.72578577298">
                <text:p>1153.725785772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7.17120533412">
                <text:p>1157.171205334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0.8388353656">
                <text:p>1160.8388353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4.74300721148">
                <text:p>1164.74300721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8.89897650807">
                <text:p>1168.898976508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73.32298279573">
                <text:p>1173.32298279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8.03231297516">
                <text:p>1178.03231297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3.04536885637">
                <text:p>1183.04536885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8.38173906417">
                <text:p>1188.381739064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94.06227558111">
                <text:p>1194.06227558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0.10917522707">
                <text:p>1200.10917522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6.54606639383">
                <text:p>1206.546066393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13.3981013735">
                <text:p>1213.3981013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20.69205464167">
                <text:p>1220.69205464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28.45642747925">
                <text:p>1228.45642747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6.72155934182">
                <text:p>1236.72155934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5.51974641175">
                <text:p>1245.51974641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4.88536779621">
                <text:p>1254.88536779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64.8550198643">
                <text:p>1264.8550198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5.46765924811">
                <text:p>1275.467659248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86.76475506668">
                <text:p>1286.764755066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98.7904509674">
                <text:p>1298.7904509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11.59173761836">
                <text:p>1311.591737618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25.21863632532">
                <text:p>1325.21863632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39.72439449111">
                <text:p>1339.72439449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55.165693681">
                <text:p>1355.1656936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71.60287110713">
                <text:p>1371.602871107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89.1001553975">
                <text:p>1389.1001553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7.72591757071">
                <text:p>1407.725917570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27.55293819721">
                <text:p>1427.552938197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48.65869179096">
                <text:p>1448.65869179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1.12564954281">
                <text:p>1471.12564954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95.04160157838">
                <text:p>1495.041601578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20.5">
                <text:p>152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6cm" svg:height="21.228cm" xlink:href=".." xlink:type="simple" chart:class="chart:line" chart:style-name="ch1">
        <chart:legend chart:legend-position="end" svg:x="18.452cm" svg:y="10.302cm" style:legend-expansion="high" chart:style-name="ch2"/>
        <chart:plot-area chart:style-name="ch3" table:cell-range-address="sin_cos.D4:sin_cos.D104" svg:x="1.044cm" svg:y="2.144cm" svg:width="15.551cm" svg:height="16.012cm">
          <chartooo:coordinate-region svg:x="1.771cm" svg:y="2.356cm" svg:width="14.545cm" svg:height="14.7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n_cos.D4:sin_cos.D104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_cos.D4:sin_cos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16">
                <text:p>0.0000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81">
                <text:p>0.0000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56">
                <text:p>0.00000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625">
                <text:p>0.0000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296">
                <text:p>0.00001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401">
                <text:p>0.00002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4096">
                <text:p>0.00004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6561">
                <text:p>0.00006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4641">
                <text:p>0.00014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0736">
                <text:p>0.00020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8561">
                <text:p>0.000285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8416">
                <text:p>0.00038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0625">
                <text:p>0.0005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65536">
                <text:p>0.00065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83521">
                <text:p>0.00083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4976">
                <text:p>0.001049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30321">
                <text:p>0.00130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94481">
                <text:p>0.00194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34256">
                <text:p>0.00234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79841">
                <text:p>0.00279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31776">
                <text:p>0.00331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56976">
                <text:p>0.00456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31441">
                <text:p>0.00531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614656">
                <text:p>0.00614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707281">
                <text:p>0.007072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23521">
                <text:p>0.009235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48576">
                <text:p>0.01048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185921">
                <text:p>0.01185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36336">
                <text:p>0.013363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00625">
                <text:p>0.0150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79616">
                <text:p>0.01679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874161">
                <text:p>0.01874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085136">
                <text:p>0.02085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313441">
                <text:p>0.02313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25761">
                <text:p>0.028257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111696">
                <text:p>0.03111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418801">
                <text:p>0.034188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748096">
                <text:p>0.03748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100625">
                <text:p>0.0410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477456">
                <text:p>0.04477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879681">
                <text:p>0.048796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308416">
                <text:p>0.053084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764801">
                <text:p>0.057648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765201">
                <text:p>0.06765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311616">
                <text:p>0.073116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890481">
                <text:p>0.07890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503056">
                <text:p>0.08503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150625">
                <text:p>0.0915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834496">
                <text:p>0.09834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556001">
                <text:p>0.10556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316496">
                <text:p>0.11316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117361">
                <text:p>0.121173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845841">
                <text:p>0.138458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76336">
                <text:p>0.147763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752961">
                <text:p>0.157529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777216">
                <text:p>0.167772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850625">
                <text:p>0.1785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974736">
                <text:p>0.189747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0151121">
                <text:p>0.201511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381376">
                <text:p>0.21381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667121">
                <text:p>0.226671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401">
                <text:p>0.24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411681">
                <text:p>0.254116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873856">
                <text:p>0.268738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8398241">
                <text:p>0.28398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986576">
                <text:p>0.29986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40625">
                <text:p>0.31640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3362176">
                <text:p>0.333621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153041">
                <text:p>0.35153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7015056">
                <text:p>0.37015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950081">
                <text:p>0.389500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096">
                <text:p>0.40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3046721">
                <text:p>0.430467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5212176">
                <text:p>0.45212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7458321">
                <text:p>0.474583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9787136">
                <text:p>0.497871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200625">
                <text:p>0.5220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4700816">
                <text:p>0.54700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7289761">
                <text:p>0.572897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969536">
                <text:p>0.599695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742241">
                <text:p>0.627422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561">
                <text:p>0.65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8574961">
                <text:p>0.685749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639296">
                <text:p>0.71639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4805201">
                <text:p>0.74805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8074896">
                <text:p>0.780748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1450625">
                <text:p>0.81450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934656">
                <text:p>0.84934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8529281">
                <text:p>0.885292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2236816">
                <text:p>0.922368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6059601">
                <text:p>0.960596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32cm" svg:height="9.003cm" xlink:href=".." xlink:type="simple" chart:class="chart:line" chart:style-name="ch1">
        <chart:legend chart:legend-position="end" svg:x="8.648cm" svg:y="4.189cm" style:legend-expansion="high" chart:style-name="ch2"/>
        <chart:plot-area chart:style-name="ch3" table:cell-range-address="'В процентах'.D4:'В процентах'.D104" svg:x="0.682cm" svg:y="0.855cm" svg:width="7.502cm" svg:height="7.548cm">
          <chartooo:coordinate-region svg:x="1.489cm" svg:y="1.067cm" svg:width="6.416cm" svg:height="6.2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В процентах'.D4:'В процентах'.D104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В процентах'.D4:'В процентах'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54">
                <text:p>0.1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9">
                <text:p>0.2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37">
                <text:p>0.3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31">
                <text:p>0.4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61">
                <text:p>0.5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29">
                <text:p>0.6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36">
                <text:p>0.7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85">
                <text:p>0.8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76">
                <text:p>0.9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12">
                <text:p>1.0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94">
                <text:p>1.1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725">
                <text:p>1.2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06">
                <text:p>1.4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339">
                <text:p>1.5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726">
                <text:p>1.6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17">
                <text:p>1.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673">
                <text:p>1.9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237">
                <text:p>2.1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865">
                <text:p>2.2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56">
                <text:p>2.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324">
                <text:p>2.6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159">
                <text:p>2.8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07">
                <text:p>3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059">
                <text:p>3.2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128">
                <text:p>3.4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283">
                <text:p>3.62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525">
                <text:p>3.8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858">
                <text:p>4.0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3287">
                <text:p>4.3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5815">
                <text:p>4.5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446">
                <text:p>4.8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1185">
                <text:p>5.1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035">
                <text:p>5.4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002">
                <text:p>5.7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009">
                <text:p>6.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3303">
                <text:p>6.3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6648">
                <text:p>6.66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013">
                <text:p>7.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753">
                <text:p>7.3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7524">
                <text:p>7.7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145">
                <text:p>8.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5535">
                <text:p>8.5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9787">
                <text:p>8.97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4213">
                <text:p>9.4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8819">
                <text:p>9.8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3614">
                <text:p>10.3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8604">
                <text:p>10.8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3797">
                <text:p>11.3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9203">
                <text:p>11.92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4829">
                <text:p>12.48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0685">
                <text:p>13.06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678">
                <text:p>13.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3123">
                <text:p>14.31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9726">
                <text:p>14.9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6597">
                <text:p>15.6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194">
                <text:p>17.11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8942">
                <text:p>17.89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7006">
                <text:p>18.7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5399">
                <text:p>19.5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4135">
                <text:p>20.4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.3227">
                <text:p>21.3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.2691">
                <text:p>22.2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.254">
                <text:p>23.2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.2792">
                <text:p>24.2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3462">
                <text:p>25.3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.4567">
                <text:p>26.45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.6126">
                <text:p>27.61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.8156">
                <text:p>28.8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.0678">
                <text:p>30.06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371">
                <text:p>31.3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7274">
                <text:p>32.72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1392">
                <text:p>34.13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.6086">
                <text:p>35.60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.1379">
                <text:p>37.13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7297">
                <text:p>38.7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3864">
                <text:p>40.38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.1108">
                <text:p>42.11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.9055">
                <text:p>43.90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7734">
                <text:p>45.77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7176">
                <text:p>47.7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.7412">
                <text:p>49.74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.8473">
                <text:p>51.84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0394">
                <text:p>54.03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.3209">
                <text:p>56.32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.6955">
                <text:p>58.69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.1671">
                <text:p>61.16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.7395">
                <text:p>63.73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.4169">
                <text:p>66.41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.2036">
                <text:p>69.20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.104">
                <text:p>72.1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.1227">
                <text:p>75.12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2647">
                <text:p>78.26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1.5349">
                <text:p>81.53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.9385">
                <text:p>84.93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.4811">
                <text:p>88.48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2.1682">
                <text:p>92.16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.0058">
                <text:p>96.00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20.5" chart:maximum="193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48cm" svg:height="8.834cm" xlink:href=".." xlink:type="simple" chart:class="chart:line" chart:style-name="ch1">
        <chart:legend chart:legend-position="end" svg:x="8.564cm" svg:y="4.105cm" style:legend-expansion="high" chart:style-name="ch2"/>
        <chart:plot-area chart:style-name="ch3" table:cell-range-address="'В процентах'.P19:'В процентах'.P119" svg:x="0.68cm" svg:y="0.839cm" svg:width="7.424cm" svg:height="7.399cm">
          <chartooo:coordinate-region svg:x="1.963cm" svg:y="0.865cm" svg:width="5.861cm" svg:height="6.2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В процентах'.P19:'В процентах'.P119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В процентах'.P19:'В процентах'.P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.088198127348">
                <text:p>116.088198127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.777518094708">
                <text:p>118.777518094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.544453955893">
                <text:p>121.544453955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.391517500836">
                <text:p>124.391517500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.321306969958">
                <text:p>127.321306969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.336510145393">
                <text:p>130.336510145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.439907555637">
                <text:p>133.439907555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.634375797863">
                <text:p>136.634375797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.922890982278">
                <text:p>139.922890982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.308532303124">
                <text:p>143.308532303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.794485741027">
                <text:p>146.794485741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.384047901641">
                <text:p>150.384047901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.080629995677">
                <text:p>154.080629995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.887761965624">
                <text:p>157.887761965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1.809096764655">
                <text:p>161.8090967646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.848414793444">
                <text:p>165.848414793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009628500801">
                <text:p>170.0096285008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.296787154293">
                <text:p>174.296787154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8.714081787231">
                <text:p>178.714081787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.265850328657">
                <text:p>183.2658503286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7.956582923201">
                <text:p>187.956582923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.790927447966">
                <text:p>192.7909274479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.773695233858">
                <text:p>197.7736952338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2.909866999037">
                <text:p>202.909866999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.204599002512">
                <text:p>208.204599002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3.663229426153">
                <text:p>213.663229426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9.291284993745">
                <text:p>219.291284993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.094487836027">
                <text:p>225.094487836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1.078762610982">
                <text:p>231.078762610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7.250243889047">
                <text:p>237.2502438890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.615283813214">
                <text:p>243.6152838132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0.180460044434">
                <text:p>250.1804600444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6.952584003102">
                <text:p>256.952584003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3.938709417817">
                <text:p>263.938709417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1.146141193045">
                <text:p>271.14614119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8.58244460776">
                <text:p>278.582444607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6.255454857583">
                <text:p>286.2554548575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4.173286953449">
                <text:p>294.1732869534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2.344345990294">
                <text:p>302.344345990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0.777337799802">
                <text:p>310.7773377998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9.481280001771">
                <text:p>319.4812800017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8.465513469233">
                <text:p>328.4655134692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7.739714223008">
                <text:p>337.739714223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7.313905772026">
                <text:p>347.313905772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7.198471916328">
                <text:p>357.1984719163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7.404170030336">
                <text:p>367.404170030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7.942144844649">
                <text:p>377.9421448446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8.823942745313">
                <text:p>388.8239427453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.061526610267">
                <text:p>400.061526610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1.667291203383">
                <text:p>411.6672912033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3.654079147355">
                <text:p>423.654079147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6.035197497456">
                <text:p>436.035197497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.824434939069">
                <text:p>448.8244349390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2.036079632756">
                <text:p>462.0360796327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5.684937731561">
                <text:p>475.6849377315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9.786352596166">
                <text:p>489.786352596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4.356224734543">
                <text:p>504.3562247345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9.411032493742">
                <text:p>519.4110324937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4.96785353252">
                <text:p>534.967853532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1.044387104654">
                <text:p>551.0443871046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7.65897718388">
                <text:p>567.658977183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4.830636462643">
                <text:p>584.8306364626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2.579071258056">
                <text:p>602.579071258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0.924707359751">
                <text:p>620.9247073597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9.888716855664">
                <text:p>639.8887168556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9.493045973175">
                <text:p>659.4930459731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9.760443974463">
                <text:p>679.7604439744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.714493146444">
                <text:p>700.714493146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2.379639927223">
                <text:p>722.379639927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4.781227212605">
                <text:p>744.7812272126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7.94552788788">
                <text:p>767.945527887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1.899779631889">
                <text:p>791.8997796318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6.672221042126">
                <text:p>816.6722210421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2.292129131587">
                <text:p>842.2921291315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8.789858249995">
                <text:p>868.7898582499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6.196880484074">
                <text:p>896.1968804840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4.545827593666">
                <text:p>924.545827593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53.870534542702">
                <text:p>953.8705345427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4.206084686273">
                <text:p>984.2060846862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15.58885667747">
                <text:p>1015.588856677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48.05657316012">
                <text:p>1048.056573160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1.64835131603">
                <text:p>1081.648351316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16.40475533822">
                <text:p>1116.404755338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52.36785090403">
                <text:p>1152.36785090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89.58126172533">
                <text:p>1189.581261725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28.0902282556">
                <text:p>1228.09022825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67.941668637">
                <text:p>1267.9416686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09.18424197383">
                <text:p>1309.18424197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51.86841402184">
                <text:p>1351.86841402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6.04652538658">
                <text:p>1396.046525386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1.77286232766">
                <text:p>1441.772862327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9.1037302691">
                <text:p>1489.10373026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38.09753012054">
                <text:p>1538.097530120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8.8148375174">
                <text:p>1588.8148375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41.31848509296">
                <text:p>1641.318485092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95.67364789919">
                <text:p>1695.673647899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51.94793209804">
                <text:p>1751.947932098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10.21146704944">
                <text:p>1810.21146704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70.53700092733">
                <text:p>1870.537000927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33">
                <text:p>19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31cm" svg:height="10.183cm" xlink:href=".." xlink:type="simple" chart:class="chart:line" chart:style-name="ch1">
        <chart:legend chart:legend-position="end" svg:x="8.447cm" svg:y="4.779cm" style:legend-expansion="high" chart:style-name="ch2"/>
        <chart:plot-area chart:style-name="ch3" table:cell-range-address="'В процентах'.U19:'В процентах'.U119" svg:x="0.678cm" svg:y="0.947cm" svg:width="7.313cm" svg:height="8.613cm">
          <chartooo:coordinate-region svg:x="1.67cm" svg:y="1.16cm" svg:width="6.041cm" svg:height="7.3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В процентах'.U19:'В процентах'.U119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В процентах'.U19:'В процентах'.U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8805534805">
                <text:p>0.0008805534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671879778">
                <text:p>0.003671879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6054841405">
                <text:p>0.0086054841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9320559645">
                <text:p>0.0159320559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9475773005">
                <text:p>0.0259475773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89456627805">
                <text:p>0.0389456627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52684127405">
                <text:p>0.0552684127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5272802568">
                <text:p>0.075272802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93908656125">
                <text:p>0.0993908656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8024543008">
                <text:p>0.128024543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1685931552">
                <text:p>0.161685931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0876350738">
                <text:p>0.200876350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62079128125">
                <text:p>0.246207912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8273498738">
                <text:p>0.298273498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77507223805">
                <text:p>0.3577507223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5373675058">
                <text:p>0.425373675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199140245">
                <text:p>0.50199140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84744455445">
                <text:p>0.5884744455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57609619645">
                <text:p>0.6857609619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49299061125">
                <text:p>0.7949299061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71558688">
                <text:p>0.91715586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3635000008">
                <text:p>1.053635000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056489717605">
                <text:p>1.20564897176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7484355045">
                <text:p>1.37484355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27387008605">
                <text:p>1.5627387008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70957343872">
                <text:p>1.770957343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016714833245">
                <text:p>2.00167148332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566890378125">
                <text:p>2.256689037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38286457362">
                <text:p>2.538286457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490587230645">
                <text:p>2.8490587230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915511291125">
                <text:p>3.1915511291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68636179778">
                <text:p>3.568636179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835643741125">
                <text:p>3.9835643741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395273526125">
                <text:p>4.4395273526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940451180082">
                <text:p>4.9404511800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49023371605">
                <text:p>5.490233716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930537445845">
                <text:p>6.0930537445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753993952032">
                <text:p>6.753993952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7814879645">
                <text:p>7.47814879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707673661845">
                <text:p>8.27076736618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138160260808">
                <text:p>9.138160260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08715285125">
                <text:p>10.08715285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1243371801125">
                <text:p>11.1243371801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2578230135645">
                <text:p>12.25782301356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4960938855645">
                <text:p>13.4960938855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8479786341005">
                <text:p>14.8479786341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323876644418">
                <text:p>16.323876644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934037214728">
                <text:p>17.9340372147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6901058362845">
                <text:p>19.69010583628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6053245952845">
                <text:p>21.60532459528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.6928555859405">
                <text:p>23.69285558594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9679645066125">
                <text:p>25.9679645066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4466823522">
                <text:p>28.44668235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.1462156526445">
                <text:p>31.1462156526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086379053058">
                <text:p>34.0863790530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2866443318845">
                <text:p>37.28664433188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.77078203125">
                <text:p>40.7707820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.561879859538">
                <text:p>44.5618798595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.686773952962">
                <text:p>48.686773952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.173776556738">
                <text:p>53.173776556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.0538595701205">
                <text:p>58.0538595701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.3609048511125">
                <text:p>63.3609048511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.1306782408445">
                <text:p>69.13067824084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.4035434918605">
                <text:p>75.40354349186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.2208118578">
                <text:p>82.22081185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.630365978912">
                <text:p>89.6303659789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7.681459367602">
                <text:p>97.681459367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428458032025">
                <text:p>106.4284580320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.931385955458">
                <text:p>115.9313859554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6.253015050888">
                <text:p>126.2530150508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7.464238349522">
                <text:p>137.4642383495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9.63843241405">
                <text:p>149.638432414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.858126171058">
                <text:p>162.8581261710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7.211990698112">
                <text:p>177.211990698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2.795202501618">
                <text:p>192.7952025016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9.710950875141">
                <text:p>209.7109508751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8.073428120785">
                <text:p>228.0734281207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8.002871419168">
                <text:p>248.0028714191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9.633226423112">
                <text:p>269.633226423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3.105710044513">
                <text:p>293.1057100445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8.575790636498">
                <text:p>318.575790636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6.213189631008">
                <text:p>346.213189631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6.200129919752">
                <text:p>376.200129919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8.732069753945">
                <text:p>408.7320697539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4.025039196338">
                <text:p>444.025039196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2.309256263961">
                <text:p>482.3092562639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3.836839564013">
                <text:p>523.836839564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8.88201731244">
                <text:p>568.882017312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7.737162951013">
                <text:p>617.7371629510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0.723660283001">
                <text:p>670.723660283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8.188471362568">
                <text:p>728.1884713625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0.5059453728">
                <text:p>790.5059453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58.082019406844">
                <text:p>858.0820194068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1.361484608985">
                <text:p>931.3614846089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0.81926453342">
                <text:p>1010.819264533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6.97214234111">
                <text:p>1096.97214234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90.38501394878">
                <text:p>1190.385013948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1.66126672304">
                <text:p>1291.661266723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01.46212799496">
                <text:p>1401.462127994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20" chart:maximum="193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95cm" xlink:href=".." xlink:type="simple" chart:class="chart:line" chart:style-name="ch1">
        <chart:legend chart:legend-position="end" svg:x="12.998cm" svg:y="4.185cm" style:legend-expansion="high" chart:style-name="ch2"/>
        <chart:plot-area chart:style-name="ch3" table:cell-range-address="'Рабочая формула'.K1:'Рабочая формула'.K101" svg:x="0.769cm" svg:y="0.851cm" svg:width="11.591cm" svg:height="7.545cm">
          <chartooo:coordinate-region svg:x="1.761cm" svg:y="0.865cm" svg:width="10.423cm" svg:height="6.4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Рабочая формула'.K1:'Рабочая формула'.K10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20">
                <text:p>1520</text:p>
                <draw:g>
                  <svg:desc>'Рабочая формула'.K1:'Рабочая формула'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0.33626209526">
                <text:p>1520.33626209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20.68593953589">
                <text:p>1520.68593953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21.04956753384">
                <text:p>1521.04956753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1.42770265361">
                <text:p>1521.42770265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1.82092366412">
                <text:p>1521.82092366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2.22983242457">
                <text:p>1522.22983242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22.65505480563">
                <text:p>1522.65505480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3.09724164739">
                <text:p>1523.09724164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3.55706975555">
                <text:p>1523.55706975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4.0352429373">
                <text:p>1524.0352429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4.53249307857">
                <text:p>1524.53249307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5.04958126426">
                <text:p>1525.04958126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5.58729894312">
                <text:p>1525.58729894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6.14646913916">
                <text:p>1526.14646913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6.72794771133">
                <text:p>1526.72794771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27.33262466353">
                <text:p>1527.33262466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27.96142550679">
                <text:p>1527.96142550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8.61531267586">
                <text:p>1528.61531267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9.29528700233">
                <text:p>1529.295287002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0.00238924647">
                <text:p>1530.00238924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30.73770169019">
                <text:p>1530.73770169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1.50234979359">
                <text:p>1531.50234979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32.29750391756">
                <text:p>1532.29750391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3.12438111513">
                <text:p>1533.12438111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3.98424699427">
                <text:p>1533.984246994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4.87841765502">
                <text:p>1534.878417655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5.8082617039">
                <text:p>1535.8082617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6.77520234866">
                <text:p>1536.775202348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37.78071957665">
                <text:p>1537.78071957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38.82635242005">
                <text:p>1538.82635242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39.9137013115">
                <text:p>1539.9137013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1.04443053374">
                <text:p>1541.044430533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2.22027076685">
                <text:p>1542.220270766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3.44302173731">
                <text:p>1543.44302173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4.71455497257">
                <text:p>1544.714554972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6.03681666561">
                <text:p>1546.03681666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7.41183065376">
                <text:p>1547.411830653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8.84170151636">
                <text:p>1548.84170151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0.32861779601">
                <text:p>1550.328617796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51.87485534829">
                <text:p>1551.87485534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53.48278082522">
                <text:p>1553.48278082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55.15485529755">
                <text:p>1555.15485529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6.89363802172">
                <text:p>1556.89363802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8.70179035698">
                <text:p>1558.701790356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60.58207983885">
                <text:p>1560.582079838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62.53738441505">
                <text:p>1562.537384415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64.5706968505">
                <text:p>1564.5706968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6.68512930797">
                <text:p>1566.68512930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8.88391811153">
                <text:p>1568.883918111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71.17042870001">
                <text:p>1571.1704287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3.54816077814">
                <text:p>1573.548160778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6.02075367311">
                <text:p>1576.02075367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8.59199190492">
                <text:p>1578.59199190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81.26581097887">
                <text:p>1581.265810978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84.04630340925">
                <text:p>1584.046303409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86.93772498325">
                <text:p>1586.937724983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9.94450127482">
                <text:p>1589.944501274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93.07123441844">
                <text:p>1593.07123441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96.32271015303">
                <text:p>1596.32271015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9.70390514698">
                <text:p>1599.70390514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03.21999461537">
                <text:p>1603.219994615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06.87636024109">
                <text:p>1606.87636024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10.67859841196">
                <text:p>1610.678598411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14.63252878653">
                <text:p>1614.632528786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18.74420320154">
                <text:p>1618.74420320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23.0199149348">
                <text:p>1623.01991493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27.4662083376">
                <text:p>1627.4662083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32.08988885142">
                <text:p>1632.089888851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36.89803342426">
                <text:p>1636.898033424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41.89800134249">
                <text:p>1641.89800134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47.09744549494">
                <text:p>1647.09744549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2.50432408628">
                <text:p>1652.504324086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8.12691281774">
                <text:p>1658.126912817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3.97381755383">
                <text:p>1663.973817553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70.05398749436">
                <text:p>1670.053987494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76.37672887193">
                <text:p>1676.37672887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82.95171919601">
                <text:p>1682.951719196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89.78902206516">
                <text:p>1689.789022065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6.89910257025">
                <text:p>1696.899102570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04.29284331223">
                <text:p>1704.292843312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11.98156105889">
                <text:p>1711.98156105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19.97702406615">
                <text:p>1719.977024066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8.29147009042">
                <text:p>1728.29147009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36.93762511956">
                <text:p>1736.937625119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45.9287228511">
                <text:p>1745.92872285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55.27852494762">
                <text:p>1755.278524947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5.00134210011">
                <text:p>1765.00134210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5.1120559318">
                <text:p>1775.11205593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5.62614177574">
                <text:p>1785.626141775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96.5596923612">
                <text:p>1796.55969236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07.92944244495">
                <text:p>1807.929442444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19.75279442532">
                <text:p>1819.752794425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32.04784497804">
                <text:p>1832.047844978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44.83341275485">
                <text:p>1844.833412754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58.12906718705">
                <text:p>1858.129067187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71.95515843823">
                <text:p>1871.955158438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86.33284855202">
                <text:p>1886.332848552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01.28414384239">
                <text:p>1901.284143842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16.83192857629">
                <text:p>1916.831928576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33">
                <text:p>19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